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1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highly anticipated Dresden's "Green Dome" treasure theft was sentenced</text:span>
</text:h>
      <text:p text:style-name="P4">
Author: None (Language: zh)</text:p>
      <text:p text:style-name="P4">
Publisher: None</text:p>
      <text:p text:style-name="P4">
Time: 2023-05-17T13:35:00Z</text:p>
      <text:p text:style-name="P4">
Description: One of the most striking cultural relics theft in German history was sentenced on Tuesday (May 16), and the court made several imprisonment judgments to five members of the Berlin gangsters Remmo family who organized criminal gangs.</text:p>
      <text:p text:style-name="P4">
Videos: []</text:p>
      <text:p text:style-name="P4">
Images: ["<text:a xlink:type="simple" xlink:href="https://static.dw.com/image/65635841_303.jpg" text:style-name="Internet_20_link" text:visited-style-name="Visited_20_Internet_20_Link">
65635841_303.jpg</text:a>
", "<text:a xlink:type="simple" xlink:href="https://static.dw.com/image/51397785_303.jpg" text:style-name="Internet_20_link" text:visited-style-name="Visited_20_Internet_20_Link">
51397785_303.jpg</text:a>
", "<text:a xlink:type="simple" xlink:href="https://static.dw.com/image/38138502_303.jpg" text:style-name="Internet_20_link" text:visited-style-name="Visited_20_Internet_20_Link">
38138502_303.jpg</text:a>
", "<text:a xlink:type="simple" xlink:href="https://static.dw.com/image/38156076_303.jpg" text:style-name="Internet_20_link" text:visited-style-name="Visited_20_Internet_20_Link">
38156076_303.jpg</text:a>
", "<text:a xlink:type="simple" xlink:href="https://static.dw.com/image/38156155_303.jpg" text:style-name="Internet_20_link" text:visited-style-name="Visited_20_Internet_20_Link">
38156155_303.jpg</text:a>
", "<text:a xlink:type="simple" xlink:href="https://static.dw.com/image/38155823_303.jpg" text:style-name="Internet_20_link" text:visited-style-name="Visited_20_Internet_20_Link">
38155823_303.jpg</text:a>
", "<text:a xlink:type="simple" xlink:href="https://static.dw.com/image/38155852_303.jpg" text:style-name="Internet_20_link" text:visited-style-name="Visited_20_Internet_20_Link">
38155852_303.jpg</text:a>
", "<text:a xlink:type="simple" xlink:href="https://static.dw.com/image/38158715_303.jpg" text:style-name="Internet_20_link" text:visited-style-name="Visited_20_Internet_20_Link">
38158715_303.jpg</text:a>
", "<text:a xlink:type="simple" xlink:href="https://static.dw.com/image/38156346_303.jpg" text:style-name="Internet_20_link" text:visited-style-name="Visited_20_Internet_20_Link">
38156346_303.jpg</text:a>
", "<text:a xlink:type="simple" xlink:href="https://static.dw.com/image/18590803_303.jpg" text:style-name="Internet_20_link" text:visited-style-name="Visited_20_Internet_20_Link">
18590803_303.jpg</text:a>
"]</text:p>
      <text:p text:style-name="P4">
Subject: 文化经纬</text:p>
      <text:p text:style-name="P4">
Subjects: ['欧债危机', '欧盟', '德国', '留学德国', '留学德国', '德国联邦大选', '德中关系', '默克尔']</text:p>
      <text:p text:style-name="P4">
Keywords: ['德国', '黑帮', '家族黑帮', '绿穹珍宝馆', '文物盗窃案']</text:p>
      <text:p text:style-name="P4">
Id: 65660444</text:p>
      <!--METADATA-->
      <text:p text:style-name="P4">
<text:a xlink:type="simple" xlink:href="https://www.dw.com/zh/overlay/image/article/65660444/65635841" text:style-name="Internet_20_link" text:visited-style-name="Visited_20_Internet_20_Link">
 <draw:frame draw:style-name="fr1" draw:name="Image2" text:anchor-type="as-char" svg:width="6.9236in" svg:height="3.896998in" draw:z-index="0">
<draw:image xlink:href="../Images/dwzh/2023-05-17T13-35-00Z/65635841_303.jpg" xlink:type="simple" xlink:show="embed" xlink:actuate="onLoad" draw:mime-type="image/jpeg"/>
</draw:frame>
</text:a>
Court of theft of Dresden Green Dome Museum</text:p>
      <text:p text:style-name="P4">
(Voice of Germany Chinese website) The regional court in the Eastern German city of Dresden on Tuesday (May 16) was sentenced to a member of a criminal group. Price exhibit.</text:p>
      <text:p text:style-name="P4">
This is one of the most striking cultural relic theft in German history.</text:p>
      <text:p text:style-name="P4">
The court made several imprisonment judgments to five members of the Berlin gang Rommo family who organized criminal gangs-ranging from four years and four months to six years and three months. They were convicted of serious arson and dangerous personal injury, the crime of using weapons, the crime of damaging property, and intentional arson.</text:p>
      <text:p text:style-name="P4">
The highest sentence was Wisham-R (26) and Rabbi-R (29 years old). They were sentenced to six years, three months, and six years and two months, respectively.</text:p>
      <text:p text:style-name="P4">
As part of the defense transaction, four of the six defendants admitted to participating in criminal activities, and the other person acknowledged help for raid purchases.</text:p>
      <text:p text:style-name="P4">
*<draw:frame draw:style-name="fr1" draw:name="Image3" text:anchor-type="as-char" svg:width="6.9236in" svg:height="3.896998in" draw:z-index="0">
<draw:image xlink:href="../Images/dwzh/2023-05-17T13-35-00Z/51397785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2019: The Dresden Green Dome Treasure Museum was stolen</text:span>
</text:h>
      <text:p text:style-name="P4">
The thief stole three jewelry jewelry from the Green Domine Treasure Museum. The preliminary investigation results showed that those who broke the door entered the room via the window. Under normal circumstances, visitors can only enter the treasure hall displaying about 3,000 exhibits through a modern security channel.</text:p>
      <text:p text:style-name="P4">
*<draw:frame draw:style-name="fr1" draw:name="Image4" text:anchor-type="as-char" svg:width="6.9236in" svg:height="3.896998in" draw:z-index="0">
<draw:image xlink:href="../Images/dwzh/2023-05-17T13-35-00Z/38138502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2017: In Berlin, the gold coin weighing 100 kg is missing</text:span>
</text:h>
      <text:p text:style-name="P4">
In 2017, a gold coin weighing 100 kilograms of Bodemuseum was stolen. The material used alone is nearly 4 million euros. The thief is likely to enter the building through a window. The gold coin named "Big Maplele" comes from Canada, with a diameter of 53 cm and a thickness of 3 cm thick.</text:p>
      <text:p text:style-name="P4">
*<draw:frame draw:style-name="fr1" draw:name="Image5" text:anchor-type="as-char" svg:width="6.9236in" svg:height="3.896998in" draw:z-index="0">
<draw:image xlink:href="../Images/dwzh/2023-05-17T13-35-00Z/38156076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2008: Europe's largest artft so far</text:span>
</text:h>
      <text:p text:style-name="P4">
In 2008, a masked person stole a total of 4 oil paintings worth 180 million Swiss francs from Sammlung Bührle: "Red Jacket Boys" (1888) of Paulcézanne (1888). (Edgar Degas )'s "Accountant and Daughter" (1871), Claudemon's Poppy Flower near Vetney (1879), and "The Laugsthals" in Vincent Vangogh in this picture, (1890). Fortunately, after these masterpieces, they saw the sun again.</text:p>
      <text:p text:style-name="P4">
*<draw:frame draw:style-name="fr1" draw:name="Image6" text:anchor-type="as-char" svg:width="6.9236in" svg:height="3.896998in" draw:z-index="0">
<draw:image xlink:href="../Images/dwzh/2023-05-17T13-35-00Z/38156155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2004: Monks Museum of Art was armed</text:span>
</text:h>
      <text:p text:style-name="P4">
Edvardmunch's work "Scream" and "Virgin Maria" were stolen in Oslo in 2004. In front of the public, the two armed thieves rushed into the Monks Museum and pulled the paintings from the wall. In a search operation, the police found these two famous paintings. Unfortunately, the painting of "Scream" is too damaged and can no longer repair it.</text:p>
      <text:p text:style-name="P4">
*<draw:frame draw:style-name="fr1" draw:name="Image7" text:anchor-type="as-char" svg:width="6.9236in" svg:height="3.896998in" draw:z-index="0">
<draw:image xlink:href="../Images/dwzh/2023-05-17T13-35-00Z/38155823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2003: "Maria next to the textile machine" was stolen</text:span>
</text:h>
      <text:p text:style-name="P4">
Da Vinci's oil painting with a value of about 70 million euros was stolen from a palace of Scotland in 2003. Two thieves who dressed as tourists entering the exhibition hall subdued a guard of the Delamland Lig Castle and took this painting. For 4 years, the painting was not trace. Until 2007, in a search operation in Glasgow, the famous painter lost and recovered.</text:p>
      <text:p text:style-name="P4">
*<draw:frame draw:style-name="fr1" draw:name="Image8" text:anchor-type="as-char" svg:width="6.9236in" svg:height="3.896998in" draw:z-index="0">
<draw:image xlink:href="../Images/dwzh/2023-05-17T13-35-00Z/38155852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1991: Van Gogh Nuci paintings were stolen</text:span>
</text:h>
      <text:p text:style-name="P4">
In 1991, a man quietly locked himself into a toilet in the Van GOGH-MUSEUM Museum (Van Gogh-Museum), and with the help of a guard, he stole 20 paintings in one breath. Among them "Self -Portrait" shown in the figure. However, after 1 hour of theft, the police seized these paintings in the car used by the thief to escape. Two thieves were also captured within a few months.</text:p>
      <text:p text:style-name="P4">
*<draw:frame draw:style-name="fr1" draw:name="Image9" text:anchor-type="as-char" svg:width="6.9236in" svg:height="3.896998in" draw:z-index="0">
<draw:image xlink:href="../Images/dwzh/2023-05-17T13-35-00Z/38158715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1990: So far, the Boston Art Theft of Mystery</text:span>
</text:h>
      <text:p text:style-name="P4">
In 1990, 13 oil paintings of the Isabella Steward Gardnermuseum of Boston Isabella Steward Gardner were stolen internationally internationally. Two men who dressed as police rushed into the museum and stole famous paintings, including "Chez Tortoni" of édouard Manets and Jan Vermeer shown in this picture. concert". The frame left by the thief is still empty today.</text:p>
      <text:p text:style-name="P4">
*<draw:frame draw:style-name="fr1" draw:name="Image10" text:anchor-type="as-char" svg:width="6.9236in" svg:height="3.896998in" draw:z-index="0">
<draw:image xlink:href="../Images/dwzh/2023-05-17T13-35-00Z/38156346_303.jpg" xlink:type="simple" xlink:show="embed" xlink:actuate="onLoad" draw:mime-type="image/jpeg"/>
</draw:frame>
#</text:p>
      <text:h text:style-name="P13" text:outline-level="4">
<text:span text:style-name="T4">
The most sensational art stolen case in history</text:span>
</text:h>
      <text:h text:style-name="P12" text:outline-level="3">
<text:span text:style-name="T4">
1966, 1973, 1981, 1986: The most stolen oil paintings in history</text:span>
</text:h>
      <text:p text:style-name="P4">
Rembrandt's oil painting "Jacques Deghrn" was stolen from the Dulwich Piction Gallery 4 times: 1966, 1973, 1981, 1986. Therefore, the painting is also known as "Rembrandt taken away with you". It is gratifying that after the last theft, the work was still returned to Zhao.#</text:p>
      <text:h text:style-name="P13" text:outline-level="4">
<text:span text:style-name="T4">
The most sensational art stolen case in history</text:span>
</text:h>
      <text:h text:style-name="P12" text:outline-level="3">
<text:span text:style-name="T4">
1911: When Mona Lisa's smile disappears</text:span>
</text:h>
      <text:p text:style-name="P4">
In 1911, perhaps the most famous female portrait in the world was stolen: Da Vinci's "Mona Lisa". The Italian youth Vincenzoperuggia took the painting from the Louvre. At that time, he was dressed as a museum staff and hid this relatively small painting in his work clothes. In 1913, the painting saw the day again, -before, a art trader "betrayed" Peruja to the polic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The shocking case that happened in dawn </text:span>
</text:p>
      <text:p text:style-name="P4">
<text:a xlink:type="simple" xlink:href="https://www.dw.com/zh/zh/德国德累斯顿绿穹珍宝馆遭窃-丢了10亿欧元珠宝/a-51416524" text:style-name="Internet_20_link" text:visited-style-name="Visited_20_Internet_20_Link">
</text:a>
The two members of the criminal gang broke into the Treasure Museum from a window of the Dresden Royal Palace. They smashed a display cabinet and escaped with treasures that can be traced back to the 17th and 18th centuries.</text:p>
      <text:p text:style-name="P4">
The prosecutor said that the gang had repeatedly conducted reconnaissance at the location and disassembled a section of cast iron drainage ditch in advance, so that it was easier to break in. Before entering, these people set fire and cut off the power of the street lights outside the museum.</text:p>
      <text:p text:style-name="P4">
They stole about 4,300 diamonds and other gems from 21 jewelry. Although the value of these gems was estimated to be about 113 million euros ($ 122 million), many people think they are priceless.</text:p>
      <text:p text:style-name="P4">
It is estimated that the loss caused by breaking the door is more than 1 million euros. Before they fled to Berlin, they burned a car in a nearby garage. A few months later, <text:a xlink:type="simple" xlink:href="https://www.dw.com/zh/zh/绿穹珍宝盗窃大案-双胞胎弟兄之一归案/a-55949486" text:style-name="Internet_20_link" text:visited-style-name="Visited_20_Internet_20_Link">
</text:a>
After the preliminary negotiations of the debate transaction, most of the stolen treasures were returned to the National Museum Collection, part of which was damaged.</text:p>
      <text:p text:style-name="P4">
The prosecutor had long suspected that the members of the Leimo family were behind the scenes of the stagnant crowd. Romo is a infamous Arabic organized criminal gang. It is called [] in the German media <text:a xlink:type="simple" xlink:href="https://www.dw.com/zh/zh/家族犯罪-梳理德国最出名家族黑帮/a-57599206" text:style-name="Internet_20_link" text:visited-style-name="Visited_20_Internet_20_Link">
</text:a>
Essence The court also determined that the family was responsible for stealing a 100 kg of giant gold coins from Berlin Bud Museum in 2017.</text:p>
      <text:h text:style-name="P12" text:outline-level="3">
<text:span text:style-name="T4">
Do you remember the Dreson Jewelry Studge in the world? The suspect was arrested!</text:span>
</text:h>
      <text:h text:style-name="P12" text:outline-level="3">
<text:span text:style-name="T4">
<text:span text:style-name="T4">
 The history and status quo of the Green Dome Treasure Museum </text:span>
</text:span>
</text:h>
      <text:p text:style-name="P4">
The Dresden Green Dome Museum is one of the most famous museums in Germany. The buildings used in the Green Domine Treasure Museum were built in the 17th century. In 1723, Saxon elected Emperor "Power King" Augustus(August the Strong)The royal treasure house is set up. Today, the museum is divided into two parts. The first floor is the eight room layout of the original history of history to display the collection. The second floor of the Green Dome Museum exhibits special treasures.</text:p>
      <text:p text:style-name="P4">
The museum's name comes from the green pillars and green velvet walls of many rooms.</text:p>
      <text:p text:style-name="P4">
February 1945, <text:a xlink:type="simple" xlink:href="https://www.dw.com/zh/zh/德累斯顿纪念二战大轰炸77周年/a-60769549" text:style-name="Internet_20_link" text:visited-style-name="Visited_20_Internet_20_Link">
</text:a>
During the period, 3 of the eight decorative exhibition halls in the Green Dome Treasure Hall were destroyed. Fortunately, some collections have been removed in advance and stored in a fortress near the Mount Embandistan nearby to be properly kept. These treasures were confiscated by the Soviet Red Army Warriel Commission and shipped to the Soviet Union after the war until Moscow passed a resolution to send them back to Dresden.</text:p>
      <text:p text:style-name="P4">
Due to the damage to the Green Domine Treasure Museum in the war, some collections can only temporarily live in Albertinum, the city. It was not until half a century after the war that these treasures were able to return to the Green Dome Pavilion in 2004. 1,080 precious collections were exhibited that year.</text:p>
      <text:p text:style-name="P4">
Two years later, after a major renovation of millions of euros, the Green Dome Treasure Museum was officially reopened, and then German Chancellor Merkel attended the opening ceremony.</text:p>
      <text:p text:style-name="P4">
The treasures displayed in the Green Domine Treasure Hall include small statues inlaid inlaid, rings of Martin Luther, which belong to the new education reformers, and the ostrich eggs inlaid and the rhino horn high cup.</text:p>
      <text:p text:style-name="P4">
(Agence France -Presse, Germany)</text:p>
      <text:p text:style-name="P4">
News Source: <text:a xlink:type="simple" xlink:href="https://www.dw.com/zh/备受瞩目的德累斯顿-绿穹-珍宝盗窃大案宣判/a-65660444" text:style-name="Internet_20_link" text:visited-style-name="Visited_20_Internet_20_Link">
https://www.dw.com/zh/备受瞩目的德累斯顿-绿穹-珍宝盗窃大案宣判/a-65660444?maca=chi-rss-chi-all-1127-rdf</text:a>
</text:p>
      <!--NEWS-->
      <text:h text:style-name="P10" text:outline-level="1">
<text:span text:style-name="T4">
German media: the new era of the mountains and the countryside movement</text:span>
</text:h>
      <text:p text:style-name="P4">
Author: None (Language: zh)</text:p>
      <text:p text:style-name="P4">
Publisher: None</text:p>
      <text:p text:style-name="P4">
Time: 2023-05-17T14:15:00Z</text:p>
      <text:p text:style-name="P4">
Description: In the context of the unemployment rate, the younger generation generally feels confused about the prospects. Xi Jinping, the leader of Chinese party and state leaders, has the call on "young people in the new era should enter the country", which makes people think of the Mao Zedong era. sports.</text:p>
      <text:p text:style-name="P4">
Videos: []</text:p>
      <text:p text:style-name="P4">
Images: ["<text:a xlink:type="simple" xlink:href="https://static.dw.com/image/64828142_303.jpg" text:style-name="Internet_20_link" text:visited-style-name="Visited_20_Internet_20_Link">
64828142_303.jpg</text:a>
", "<text:a xlink:type="simple" xlink:href="https://static.dw.com/image/63908386_401.jpg" text:style-name="Internet_20_link" text:visited-style-name="Visited_20_Internet_20_Link">
63908386_401.jpg</text:a>
"]</text:p>
      <text:p text:style-name="P4">
Subject: 评论分析</text:p>
      <text:p text:style-name="P4">
Subjects: ['薄熙来', '专题报道：习近平访美', '中国共产党', '岛屿主权争端', '专题报道：全景观看“习马会”', '中国反腐风暴', '20国集团', '中国', '中共十九大', '毛泽东']</text:p>
      <text:p text:style-name="P4">
Keywords: ['青年失业', '失业率', '中国', '清零政策', '抗议运动', '上山下乡', '社会稳定', '习近平']</text:p>
      <text:p text:style-name="P4">
Id: 65661636</text:p>
      <!--METADATA-->
      <text:p text:style-name="P4">
<text:a xlink:type="simple" xlink:href="https://www.dw.com/zh/overlay/image/article/65661636/64828142" text:style-name="Internet_20_link" text:visited-style-name="Visited_20_Internet_20_Link">
 <draw:frame draw:style-name="fr1" draw:name="Image11" text:anchor-type="as-char" svg:width="6.9236in" svg:height="3.896998in" draw:z-index="0">
<draw:image xlink:href="../Images/dwzh/2023-05-17T14-15-00Z/64828142_303.jpg" xlink:type="simple" xlink:show="embed" xlink:actuate="onLoad" draw:mime-type="image/jpeg"/>
</draw:frame>
</text:a>
(Voice of Germany Chinese website) "New Zurich" commented that May 4th is the Youth Day of China, but this year's "May 4th" does not seem to have made young people happy to have a holiday. It has exceeded 20%, which is the highest record since relevant statistics. This article entitled "Xi Jinping's call to the countryside to wake up the pain of pain in the countryside" and wrote:</text:p>
      <text:p text:style-name="P4">
"Chinese young people use‘ we are the last generation ’on social media, which is reminiscent of the hopeless atmosphere of Western young people in the early 1980s. Protestion. There is no doubt, <text:a xlink:type="simple" xlink:href="https://www.dw.com/zh/zh/青年失业率创记录-中国后新冠复苏难/a-65637338" text:style-name="Internet_20_link" text:visited-style-name="Visited_20_Internet_20_Link">
</text:a>
Essence This situation is likely to evolve into social explosives that threaten the CCP's rule. The younger generation has shown the courage to express dissatisfaction with the system: <text:a xlink:type="simple" xlink:href="https://www.dw.com/zh/zh/11月27日亲历北京亮马桥/a-63950713" text:style-name="Internet_20_link" text:visited-style-name="Visited_20_Internet_20_Link">
</text:a>
Essence This time, it is publicly criticized by college students. In China, about 80 college students participated in the protests. Their actions did put pressure on the authorities. Two months later, Xi Jinping announced the cancellation of epidemic prevention measures.</text:p>
      <text:p text:style-name="P4">
<draw:frame draw:style-name="fr1" draw:name="Image12" text:anchor-type="as-char" svg:width="6.9236in" svg:height="3.896998in" draw:z-index="0">
<draw:image xlink:href="../Images/dwzh/2023-05-17T14-15-00Z/63908386_401.jpg" xlink:type="simple" xlink:show="embed" xlink:actuate="onLoad" draw:mime-type="image/jpeg"/>
</draw:frame>
In November last year, young Chinese people walked on the streets of the mountains to protest the "clearing policy" of the authorities.</text:p>
      <text:p text:style-name="P4">
If the crisis faced by the younger generation further intensifies, normalized, or a emergencies set off a larger -scale protests among young people, what will happen? The Beijing authorities are very clear that the younger generation hides special risks that affect social stability. In view of this, school education does not allow free thinking and questioning, but to cultivate a younger generation who obeyed command and death. Now, in order to better control the younger generation, Xi Jinping obviously wants to take further measures: he wants to send young people to the countryside.</text:p>
      <text:p text:style-name="P4">
Xi Jinping has previously emphasized the suggestions for young people to go to the countryside. However, this proposal appeared on May 4 this year's "People's Daily" on the top version of the important position, which has never been before. Xi Jinping issued a warning that young people should take responsibility and prepare for a hard life. Young people should go to the countryside to find a job to revitalize the local economy. Those young people who leave the city and help poverty alleviation in remote and backward areas are worthy of praise. Xi Jinping left Beijing at the age of 16 and began his life in the mountains. Xi Jinping said: 'Seven -year rural life is a good exercise for me. '"</text:p>
      <text:p text:style-name="P4">
The comments pointed out that at the end of 2019, the China Youth League organization had proposed a plan to allow 10 million college students to go to the countryside to find employment, and Guangdong and Shandong also made relevant suggestions.</text:p>
      <text:p text:style-name="P4">
"In China, the rural life is not much related to the rural poetry, which means that the prospects are dim. But in order to ensure social stability, the Communist Party still wants to exile the younger generation of the future and educated younger generation of the country to the countryside.</text:p>
      <text:p text:style-name="P4">
This measure worked in the Mao Zedong era, and it also worked in the Xi Jinping era: dispersing young students to remote mountain villages across the country, and they will not be able to protest. Although they have been used to a large degree of personal freedom in the past three decades, such as freedom of travel. However, the long -term clearance policy shows that when facing crisis, the government can completely force the number of people to give up personal freedom. However, the Communist Party will also pay heavy economic and social costs for its continuous overweight suppression policies. The younger generation's sense of distrust of the government will also be increasing day by day. "</text:p>
      <text:p text:style-name="P4">
While the government calls on young people to enter the countryside, there are indeed many unbearable urban young people who take the initiative to go to remote areas. "Editorial Network" wrote here:</text:p>
      <text:p text:style-name="P4">
"The new sacred place for the countryside is the northernmost tip of China's remote mining city: Hegang. This small town near Russia is known as the lowest cost of living in China '. In the past few months, hundreds of each day Young people come to this city. Because even if there is not much savings, they can realize the real estate dream here: less than 80,000 yuan can buy a small apartment, and the heating fee is borne by the municipal government.</text:p>
      <text:p text:style-name="P4">
However, the cost of low living costs actually requires a high price: the temperature in the winter of Hegang can be as low as minus 40 degrees Celsius, and the recent hospital also takes a few hours of drive. "</text:p>
      <text:p text:style-name="P4">
<text:span text:style-name="T5">
Inding the content of other media, does not represent the position or view of the Voice of Germany. _ </text:span>
 _ 吧 _</text:p>
      <text:p text:style-name="P4">
News Source: <text:a xlink:type="simple" xlink:href="https://www.dw.com/zh/德语媒体：新时代的上山下乡运动/a-65661636" text:style-name="Internet_20_link" text:visited-style-name="Visited_20_Internet_20_Link">
https://www.dw.com/zh/德语媒体：新时代的上山下乡运动/a-65661636?maca=chi-rss-chi-all-1127-rdf</text:a>
</text:p>
      <!--NEWS-->
      <text:h text:style-name="P10" text:outline-level="1">
<text:span text:style-name="T4">
Fucha went to China to be arrested and helped a team: Everyone is worried about the next one</text:span>
</text:h>
      <text:p text:style-name="P4">
Author: None</text:p>
      <text:p text:style-name="P4">
Publisher: Radio Free Asia (Organization)</text:p>
      <text:p text:style-name="P4">
Published Time: 2023-05-17T23:27:00-04:00</text:p>
      <text:p text:style-name="P4">
Modified Time: 2023-05-17T23:30: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 text:anchor-type="as-char" svg:width="6.9236in" svg:height="6.186572in" draw:z-index="0">
<draw:image xlink:href="../Images/rfamandarin/2023-05-17T23-27-00-04-00/000000.png" xlink:type="simple" xlink:show="embed" xlink:actuate="onLoad" draw:mime-type="image/png"/>
</draw:frame>
Take from Fucha Facebook Photo: RFA</text:p>
      <text:p text:style-name="P4">
On the 17th, the China State Council refers to the Eight Banners editor -in -chief Fucha (Li Yanhe). The working group of Fa Chalian Department said on the 18th that everyone was worried about whether they would be charged with the same crimes, and the negative impact had been arisen.</text:p>
      <text:p text:style-name="P4">
Acting for Fuchalian's work group has two responses to the China State Council Office. First, the working group is pleased that the Chinese side arranges Fucha's wife to "call and communicate" with him in Shanghai. But from the speech of the Taiwan Affairs Office of the State Council, it seems that Fucha's wife has no way to see him. Fucha was not able to hire a lawyer and get a consultation for himself. The working group is very worried about the current health and psychological conditions of Facha, and hopes that the Beijing authorities can ensure the complete legal guarantee he should enjoy.</text:p>
      <text:p text:style-name="P4">
Second, although the Taiwan Affairs Office emphasized that Fucha is a case, the working team emphasized that most of the time, Fucha work and live in Taiwan. The arrest of the sin of the country will indeed worry that many Taiwanese people are worried that even if it is a normal behavior in Taiwan, is it likely to be arrested and detained in Shanghai? From the perspective of supporting as many as three or four hundred people, the Fucha case has made Taiwan's knowledge and cultural circles highly. I dare not go to mainland China. Negative impacts have been arisen, and they are definitely not as "cases" called by the State Council spokesman. It is hoped that the Shanghai National Security Bureau will be having a truth as soon as possible, and it will be fair.</text:p>
      <text:p text:style-name="P4">
The working group called on all walks of life to let the Beijing government know that the freedom, security and rights of Taiwanese should be absolutely respected and guaranteed.</text:p>
      <text:p text:style-name="P4">
Editor Chen Meihua</text:p>
      <text:p text:style-name="P4">
News Source: <text:a xlink:type="simple" xlink:href="https://www.rfa.org/mandarin/Xinwen/cmh1-05172023232716.html" text:style-name="Internet_20_link" text:visited-style-name="Visited_20_Internet_20_Link">
https://www.rfa.org/mandarin/Xinwen/cmh1-05172023232716.html</text:a>
</text:p>
      <!--NEWS-->
      <text:h text:style-name="P10" text:outline-level="1">
<text:span text:style-name="T4">
Kabuki actor Shikawa Kawa Kawaka was found to be found to have died</text:span>
</text:h>
      <text:p text:style-name="P4">
Publisher: 法新社</text:p>
      <text:p text:style-name="P4">
Published Time: 2023-05-18T-10:32:09+00:00</text:p>
      <text:p text:style-name="P4">
Modified Time: 2023-05-18T11:05:02+00:00</text:p>
      <text:p text:style-name="P4">
Description: (Agence France -Presse, Tokyo, 18th) Japanese media reported that the well -known Kabuki actor Shikawa Sichuan was found to be fell to Tokyo's house with his parents today. The parents of Shikawa Kawaka were confirmed to die one after another, while Shichuan had consciousness when he was sent to the hospital. He is currently confirmed that there is no danger of lif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 text:anchor-type="as-char" svg:width="6.9236in" svg:height="3.617581in" draw:z-index="0">
<draw:image xlink:href="../Images/rficn/2023-05-18T-10-32-09-00-00/000000.png" xlink:type="simple" xlink:show="embed" xlink:actuate="onLoad" draw:mime-type="image/png"/>
</draw:frame>
According to the current affairs communication agency and local media reports, according to police sources, when the agent found the 47 -year -old Shikawa Kawaka help, he sat in a closet in his house and was conscious.</text:p>
      <text:p text:style-name="P4">
The emergency staff also found that he was the 76 -year -old father, Shiko Shiro, and 75 -year -old mother, who was the same as Kabuki actor. Both were confirmed to die later.</text:p>
      <text:p text:style-name="P4">
The report said that the police were investigating the incident, but it was said that it was found on the scene that it seemed that it was a suicide note left by the Sichuan Ape.</text:p>
      <text:p text:style-name="P4">
News Source: <text:a xlink:type="simple" xlink:href="https://www.rfi.fr/cn/%E5%9B%BD%E9%99%85%E6%8A%A5%E9%81%93/20230518-%E6%97%A5%E6%9C%AC%E6%AD%8C%E8%88%9E%E4%BC%8E%E6%BC%94%E5%91%98%E5%B8%82%E5%B7%9D%E7%8C%BF%E4%B9%8B%E5%8A%A9%E8%A2%AB%E5%8F%91%E7%8E%B0%E5%80%92%E5%8D%A7%E5%AE%B6%E4%B8%AD-%E5%8F%8C%E4%BA%B2%E7%A1%AE%E8%AE%A4%E6%AD%BB%E4%BA%A1" text:style-name="Internet_20_link" text:visited-style-name="Visited_20_Internet_20_Link">
https://www.rfi.fr/cn/%E5%9B%BD%E9%99%85%E6%8A%A5%E9%81%93/20230518-%E6%97%A5%E6%9C%AC%E6%AD%8C%E8%88%9E%E4%BC%8E%E6%BC%94%E5%91%98%E5%B8%82%E5%B7%9D%E7%8C%BF%E4%B9%8B%E5%8A%A9%E8%A2%AB%E5%8F%91%E7%8E%B0%E5%80%92%E5%8D%A7%E5%AE%B6%E4%B8%AD-%E5%8F%8C%E4%BA%B2%E7%A1%AE%E8%AE%A4%E6%AD%BB%E4%BA%A1</text:a>
</text:p>
      <!--NEWS-->
      <text:h text:style-name="P10" text:outline-level="1">
<text:span text:style-name="T4">
Australia 95 -year -old grandmother's grandma nursing home was shocked by a policeman with a knife</text:span>
</text:h>
      <text:p text:style-name="P4">
Publisher: 法新社</text:p>
      <text:p text:style-name="P4">
Published Time: 2023-05-18T-13:32:08+00:00</text:p>
      <text:p text:style-name="P4">
Modified Time: 2023-05-18T11:20:02+00:00</text:p>
      <text:p text:style-name="P4">
Description: (Agence France -Presse, Sydney, 18th) Australian media reported today that the Australian police shocking a grandma who was 95 years old and suffered from dementia in the nursing ho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 text:anchor-type="as-char" svg:width="6.9236in" svg:height="3.617581in" draw:z-index="0">
<draw:image xlink:href="../Images/rficn/2023-05-18T-13-32-08-00-00/000000.png" xlink:type="simple" xlink:show="embed" xlink:actuate="onLoad" draw:mime-type="image/png"/>
</draw:frame>
Local media reported that the grandma was called Clare Nowland. The employees of the New South Wales nursing home "Yallambeelodge" reported to the police because of the short knife.</text:p>
      <text:p text:style-name="P4">
New South Wales Police pointed out through a statement that Norland "was injured in the process of police in a nursing home." The statement did not mention that the police used electric shock guns.</text:p>
      <text:p text:style-name="P4">
Police said that after the incident, Norland was observed at the hospital at the cooma districthospital. The statement also mentioned that the police's major incident response team will investigate the incident, but it has not explained further details.</text:p>
      <text:p text:style-name="P4">
Sydney's Daily Telegraph reported that Norlander had eight children. When the police arrived at the nursing home, she was holding a helper and holding a short knife in her hand, so she was shocked.</text:p>
      <text:p text:style-name="P4">
The Snowy Monaro RegionalCouncil of the Nutrition Ventures confirmed that a "incident" occurred in the courtyard and emphasized that "this difficult time", the committee will "support our employees, residents in the hospital, and their families."</text:p>
      <text:p text:style-name="P4">
Australian Broadcasting Corporation (ABC) reported that when Norlander was 80 years old, he had a "skydiving celebration" in the capital Canberra.</text:p>
      <text:p text:style-name="P4">
She has been reportedly lived in a nursing home for 5 years, and her family is currently accompanied by her in the hospital. Norland's family refused to comment on the incident, and the hospital did not respond to media inquiries.</text:p>
      <text:p text:style-name="P4">
News Source: <text:a xlink:type="simple" xlink:href="https://www.rfi.fr/cn/%E5%9B%BD%E9%99%85%E6%8A%A5%E9%81%93/20230518-%E6%BE%B3%E6%B4%B295%E5%B2%81%E5%A4%B1%E6%99%BA%E8%80%81%E5%A5%B6%E5%A5%B6%E5%85%BB%E8%80%81%E9%99%A2%E6%8C%81%E5%88%80-%E9%81%AD%E8%AD%A6%E7%94%B5%E5%87%BB%E9%80%81%E5%8C%BB" text:style-name="Internet_20_link" text:visited-style-name="Visited_20_Internet_20_Link">
https://www.rfi.fr/cn/%E5%9B%BD%E9%99%85%E6%8A%A5%E9%81%93/20230518-%E6%BE%B3%E6%B4%B295%E5%B2%81%E5%A4%B1%E6%99%BA%E8%80%81%E5%A5%B6%E5%A5%B6%E5%85%BB%E8%80%81%E9%99%A2%E6%8C%81%E5%88%80-%E9%81%AD%E8%AD%A6%E7%94%B5%E5%87%BB%E9%80%81%E5%8C%BB</text:a>
</text:p>
      <!--NEWS-->
      <text:h text:style-name="P10" text:outline-level="1">
<text:span text:style-name="T4">
The first Mengda Laos in the United States blocked TIKTOK</text:span>
</text:h>
      <text:p text:style-name="P4">
Publisher: 法新社</text:p>
      <text:p text:style-name="P4">
Published Time: 2023-05-18T-15:02:08+00:00</text:p>
      <text:p text:style-name="P4">
Modified Time: 2023-05-18T10:35:01+00:00</text:p>
      <text:p text:style-name="P4">
Description: (Reported by France -France -France -France, San Francisco on the 17th) Greg Gianforte, the governor of Montana, signed an unprecedented bill today to prohibit the operation of shorts and audio applications in the state, becoming the first state to block Tiktok in the United States. The new law will take effect next yea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 text:anchor-type="as-char" svg:width="6.9236in" svg:height="3.617581in" draw:z-index="0">
<draw:image xlink:href="../Images/rficn/2023-05-18T-15-02-08-00-00/000000.png" xlink:type="simple" xlink:show="embed" xlink:actuate="onLoad" draw:mime-type="image/png"/>
</draw:frame>
According to the New Law, the public will not be able to download Tiktok in Montana. Any "entity" (app store or Tiktok) if you open or use Tiktok's permissions, it will be fined 10,000 US dollars per day.</text:p>
      <text:p text:style-name="P4">
This ban in Mongolia will almost face legal process challenges. Because the nature of the bill is unprecedented in the history of the United States, it may always appeal to the Supreme Court of Washington.</text:p>
      <text:p text:style-name="P4">
News Source: <text:a xlink:type="simple" xlink:href="https://www.rfi.fr/cn/%E5%9B%BD%E9%99%85%E6%8A%A5%E9%81%93/20230518-%E7%BE%8E%E5%9B%BD%E9%A6%96%E4%BE%8B-%E8%92%99%E5%A4%A7%E6%8B%BF%E5%B7%9E%E5%B0%81%E6%9D%80tiktok" text:style-name="Internet_20_link" text:visited-style-name="Visited_20_Internet_20_Link">
https://www.rfi.fr/cn/%E5%9B%BD%E9%99%85%E6%8A%A5%E9%81%93/20230518-%E7%BE%8E%E5%9B%BD%E9%A6%96%E4%BE%8B-%E8%92%99%E5%A4%A7%E6%8B%BF%E5%B7%9E%E5%B0%81%E6%9D%80tiktok</text:a>
</text:p>
      <!--NEWS-->
      <text:h text:style-name="P10" text:outline-level="1">
<text:span text:style-name="T4">
Floods in northern Italy have been brewed 9 dead</text:span>
</text:h>
      <text:p text:style-name="P4">
Publisher: 法新社</text:p>
      <text:p text:style-name="P4">
Published Time: 2023-05-18T-25:32:08+00:00</text:p>
      <text:p text:style-name="P4">
Modified Time: 2023-05-18T07:05:01+00:00</text:p>
      <text:p text:style-name="P4">
Description: (Agence France-Presse Italian, 17th) Italian local authorities said today that the floods invaded the region of Emily-Rome in northern Italy, drowning communities and farmland, causing at least 9 people to di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 text:anchor-type="as-char" svg:width="6.9236in" svg:height="3.617581in" draw:z-index="0">
<draw:image xlink:href="../Images/rficn/2023-05-18T-25-32-08-00-00/000000.png" xlink:type="simple" xlink:show="embed" xlink:actuate="onLoad" draw:mime-type="image/png"/>
</draw:frame>
Emilia-Romagna (Emilia-Romagna) has come to a disaster for two days, causing nearly 24 rivers to collapse, flooding in large areas, and thousands of residents evacuated.</text:p>
      <text:p text:style-name="P4">
Cesena flooding was 1.5 meters, and when the resident Davidemaeldolla cleared the flooded house, stopped telling the Agencelet: "We see the water from the windows on the 2nd floor, and the water continues to rise. The helicopter hovered all night to save people. "</text:p>
      <text:p text:style-name="P4">
The neighboring FORLI is also a heavy disaster, and the mayor Gian Lucazattini said that Furi's "wolf borrowing, full of soreness, and pain." Ferry is located southeast of Bologna, the capital of the region.</text:p>
      <text:p text:style-name="P4">
"This is the end of the world."</text:p>
      <text:p text:style-name="P4">
The regional authorities have confirmed that 9 people have died, and most of them are victims in Furi and Chesena.</text:p>
      <text:p text:style-name="P4">
A total of 41 cities were attacked by floods, and there were even more cities in the landslide.</text:p>
      <text:p text:style-name="P4">
News Source: <text:a xlink:type="simple" xlink:href="https://www.rfi.fr/cn/%E5%9B%BD%E9%99%85%E6%8A%A5%E9%81%93/20230518-%E4%B9%89%E5%A4%A7%E5%88%A9%E5%8C%97%E9%83%A8%E6%B4%AA%E6%B0%B4%E6%88%90%E7%81%BE%E5%B7%B2%E9%85%BF9%E6%AD%BB" text:style-name="Internet_20_link" text:visited-style-name="Visited_20_Internet_20_Link">
https://www.rfi.fr/cn/%E5%9B%BD%E9%99%85%E6%8A%A5%E9%81%93/20230518-%E4%B9%89%E5%A4%A7%E5%88%A9%E5%8C%97%E9%83%A8%E6%B4%AA%E6%B0%B4%E6%88%90%E7%81%BE%E5%B7%B2%E9%85%BF9%E6%AD%BB</text:a>
</text:p>
      <!--NEWS-->
      <text:h text:style-name="P10" text:outline-level="1">
<text:span text:style-name="T4">
Chinese envoy visits to Ouwu Fairy: Do not accept the suspension agreement that loses the territory</text:span>
</text:h>
      <text:p text:style-name="P4">
Author: None (Language: zh)</text:p>
      <text:p text:style-name="P4">
Publisher: None</text:p>
      <text:p text:style-name="P4">
Time: 2023-05-18T01:30:00Z</text:p>
      <text:p text:style-name="P4">
Description: After the leader of Ukraine passed the phone last month, China promised to send special envoys to visit Ukraine and talk to all parties; Ukraine said on the 17th that Chinese envoy Li Hui had met with Ukraine Foreign Minister. Does Li Hui help to achieve Russia and Wuhehe?</text:p>
      <text:p text:style-name="P4">
Videos: []</text:p>
      <text:p text:style-name="P4">
Images: ["<text:a xlink:type="simple" xlink:href="https://static.dw.com/image/65666334_303.jpg" text:style-name="Internet_20_link" text:visited-style-name="Visited_20_Internet_20_Link">
65666334_303.jpg</text:a>
", "<text:a xlink:type="simple" xlink:href="https://static.dw.com/image/65553567_401.jpg" text:style-name="Internet_20_link" text:visited-style-name="Visited_20_Internet_20_Link">
65553567_401.jpg</text:a>
", "<text:a xlink:type="simple" xlink:href="https://static.dw.com/image/65051738_401.jpg" text:style-name="Internet_20_link" text:visited-style-name="Visited_20_Internet_20_Link">
65051738_401.jpg</text:a>
"]</text:p>
      <text:p text:style-name="P4">
Subject: 时政风云</text:p>
      <text:p text:style-name="P4">
Subjects: ['俄罗斯', '乌克兰', '主权', '普京', '俄罗斯入侵乌克兰']</text:p>
      <text:p text:style-name="P4">
Keywords: ['乌克兰', '俄罗斯', '中乌关系', '中俄关系', '和平协议', '停战', '主权']</text:p>
      <text:p text:style-name="P4">
Id: 65666856</text:p>
      <!--METADATA-->
      <text:p text:style-name="P4">
<text:a xlink:type="simple" xlink:href="https://www.dw.com/zh/overlay/image/article/65666856/65666334" text:style-name="Internet_20_link" text:visited-style-name="Visited_20_Internet_20_Link">
 <draw:frame draw:style-name="fr1" draw:name="Image18" text:anchor-type="as-char" svg:width="6.9236in" svg:height="3.896998in" draw:z-index="0">
<draw:image xlink:href="../Images/dwzh/2023-05-18T01-30-00Z/65666334_303.jpg" xlink:type="simple" xlink:show="embed" xlink:actuate="onLoad" draw:mime-type="image/jpeg"/>
</draw:frame>
</text:a>
The Ukrainian Ministry of Foreign Affairs said on the 17th that Ukraine Foreign Minister Coleba has met with Chinese envoy Li Hui.</text:p>
      <text:p text:style-name="P4">
(Voice of Germany Chinese) The Chinese government Eurasian Affairs Special Representative Li Hui visited Ukraine on Tuesday to Wednesday (May 16th to 17th) and met Ukraine Foreign Minister Dmytrokuleba on the 17th. Kulba told Li Hui that if any of the proposals of the armistor involved in Ukraine's loss of territory or turned into a "frozen conflict", Ukraine would not accept it.</text:p>
      <text:p text:style-name="P4">
Internationally defined, the conflict of "freezing" means that the armed conflict is suspended, but the warrior has not reached a political agreement. Therefore, the conflict may still erupt again, or the conflict area is occupied by the same advantage.</text:p>
      <text:p text:style-name="P4">
According to the press release of the Ukrainian Ministry of Foreign Affairs on the 17th, Kulaba explained to Li Hui in detail that to restore sustainable and fair peace, in principle, it should be based on respect for Ukraine's sovereignty and territorial integrity.</text:p>
      <text:p text:style-name="P4">
The Chinese Ministry of Foreign Affairs issued a statement on the 18th that Li Hui was in addition to meeting Ukraine President Volodymyrzlensky, and also the heads of the relevant departments such as Ukraine and other relevant departments such as Koleba on "political resolution of Ukraine crisis" and "China -Ukraine relations" , Exchange opinions.</text:p>
      <text:p text:style-name="P4">
<draw:frame draw:style-name="fr1" draw:name="Image19" text:anchor-type="as-char" svg:width="6.9236in" svg:height="3.896998in" draw:z-index="0">
<draw:image xlink:href="../Images/dwzh/2023-05-18T01-30-00Z/65553567_401.jpg" xlink:type="simple" xlink:show="embed" xlink:actuate="onLoad" draw:mime-type="image/jpeg"/>
</draw:frame>
Li Hui used to be the Chinese ambassador to Russia and has close relations with Russia. (Data photo)</text:p>
      <text:p text:style-name="P4">
Since the outbreak of the Russian and Ukraine War, <text:a xlink:type="simple" xlink:href="https://www.dw.com/zh/zh/中国特别代表李辉下周访问乌克兰等国/a-65604536" text:style-name="Internet_20_link" text:visited-style-name="Visited_20_Internet_20_Link">
</text:a>
Essence In April of this year, Chinese President Xi Jinping talked to the President of Ukraine Zenoski with the Ukrainian President Zenoski after the war of Russia, and promised to send a special envoy to Ukraine. Ukraine also pointed out that Li Hui was the agreement reached during the call.</text:p>
      <text:p text:style-name="P4">
Li Hui served as the Chinese ambassador to Russia from 2009 to 2019, <text:a xlink:type="simple" xlink:href="https://www.dw.com/zh/zh/德语媒体中国特使能为乌克兰带来多少和平希望/a-65613613" text:style-name="Internet_20_link" text:visited-style-name="Visited_20_Internet_20_Link">
</text:a>
, It has also been awarded the Medal of Friendship by Russian President Putin.</text:p>
      <text:p text:style-name="P4">
Earlier, China repeatedly stated that it intended to mediate the Russian and Ukraine conflict. In February, a 12 -point statement was issued by the "Chinese position on political resolution of the Ukrainian crisis", but experts believe that the document is difficult to put pressure on Russia, and <text:a xlink:type="simple" xlink:href="https://www.dw.com/zh/zh/中國提烏克蘭和平計劃專家缺乏誘因使俄改變/a-64805782" text:style-name="Internet_20_link" text:visited-style-name="Visited_20_Internet_20_Link">
</text:a>
Essence In addition, China has not condemned Russia and avoids conflicts as "invasion". Therefore, Europe and the United States have a skeptical attitude towards the peaceful role that China can play.</text:p>
      <text:p text:style-name="P4">
<draw:frame draw:style-name="fr1" draw:name="Image20" text:anchor-type="as-char" svg:width="6.9236in" svg:height="3.896998in" draw:z-index="0">
<draw:image xlink:href="../Images/dwzh/2023-05-18T01-30-00Z/65051738_401.jpg" xlink:type="simple" xlink:show="embed" xlink:actuate="onLoad" draw:mime-type="image/jpeg"/>
</draw:frame>
In March of this year, Chinese President Xi Jinping went to Moscow to meet with Russian President Putin.</text:p>
      <text:p text:style-name="P4">
(Reuters, Chinese Ministry of Foreign Affairs, Ministry of Foreign Affairs of Ukraine)</text:p>
      <text:p text:style-name="P4">
News Source: <text:a xlink:type="simple" xlink:href="https://www.dw.com/zh/中國特使訪歐-烏外長：不接受失去領土的停戰協議/a-65666856" text:style-name="Internet_20_link" text:visited-style-name="Visited_20_Internet_20_Link">
https://www.dw.com/zh/中國特使訪歐-烏外長：不接受失去領土的停戰協議/a-65666856?maca=chi-rss-chi-all-1127-rdf</text:a>
</text:p>
      <!--NEWS-->
      <text:h text:style-name="P10" text:outline-level="1">
<text:span text:style-name="T4">
Montana, USA, is the first to disable TIKTOK law enforcement.</text:span>
</text:h>
      <text:p text:style-name="P4">
Author: None (Language: zh)</text:p>
      <text:p text:style-name="P4">
Publisher: None</text:p>
      <text:p text:style-name="P4">
Time: 2023-05-18T02:43:00Z</text:p>
      <text:p text:style-name="P4">
Description: The first shot of Montana in Montana, USA, completely banned the government and general users from downloading and using Tiktok, causing disputes over freedom of speech. What are the provisions of the bill? Why is it questionable?</text:p>
      <text:p text:style-name="P4">
Videos: []</text:p>
      <text:p text:style-name="P4">
Images: ["<text:a xlink:type="simple" xlink:href="https://static.dw.com/image/64857653_303.jpg" text:style-name="Internet_20_link" text:visited-style-name="Visited_20_Internet_20_Link">
64857653_303.jpg</text:a>
", "<text:a xlink:type="simple" xlink:href="https://static.dw.com/image/65096240_401.jpg" text:style-name="Internet_20_link" text:visited-style-name="Visited_20_Internet_20_Link">
65096240_401.jpg</text:a>
"]</text:p>
      <text:p text:style-name="P4">
Subject: 时政风云</text:p>
      <text:p text:style-name="P4">
Subjects: ['德中关系', '南希·佩洛西', '奥巴马', '专题报道：习近平访美', '岛屿主权争端', '专题报道：全景观看“习马会”', '中国', '中共十九大', '美国']</text:p>
      <text:p text:style-name="P4">
Keywords: ['中国', 'TikTok', '抖音', '美国', '中美关系']</text:p>
      <text:p text:style-name="P4">
Id: 65666897</text:p>
      <!--METADATA-->
      <text:p text:style-name="P4">
<text:a xlink:type="simple" xlink:href="https://www.dw.com/zh/overlay/image/article/65666897/64857653" text:style-name="Internet_20_link" text:visited-style-name="Visited_20_Internet_20_Link">
 <draw:frame draw:style-name="fr1" draw:name="Image21" text:anchor-type="as-char" svg:width="6.9236in" svg:height="3.896998in" draw:z-index="0">
<draw:image xlink:href="../Images/dwzh/2023-05-18T02-43-00Z/64857653_303.jpg" xlink:type="simple" xlink:show="embed" xlink:actuate="onLoad" draw:mime-type="image/jpeg"/>
</draw:frame>
</text:a>
The US Congress and the state government have become increasingly alert to TIKTOK, and they are worried that the Chinese government has potential influence on the platform</text:p>
      <text:p text:style-name="P4">
(Voice of Germany Chinese), the United States Republican governor of Montana, Greggianforte, signed a legislation on Wednesday (May 17) to prohibit Tiktok from operating in the state, saying that this move will further "protect the Mongolian Mongolian people free Monitor of the Communist Party of China. " After the bill takes effect, <text:a xlink:type="simple" xlink:href="https://www.dw.com/zh/zh/全面禁止tiktok美国蒙大拿州先行一步/a-65333928" text:style-name="Internet_20_link" text:visited-style-name="Visited_20_Internet_20_Link">
</text:a>
Essence</text:p>
      <text:p text:style-name="P4">
The ban stipulates that Tiktok will not be downloaded in Montana, which means that applications such as Google and Apple are not allowed to "illegally" to provide TIKTOK. Whenever someone uses TIKTOK, whether it is "providing the ability to use this application" or "download it", TIKTOK or App Store will touch the France, which will face a fine of up to $ 10,000 a day.</text:p>
      <text:p text:style-name="P4">
The bill is expected to take effect on January 1, 2024, and punishment will not apply to the user.</text:p>
      <text:p text:style-name="P4">
On the 17th, a Tiktok spokesman Brookeoberwetter issued a statement saying that the bill was unconstitutional and "violated the freedom of speech of the people of Montana." She said, "We want to guarantee the people of Montana, and they can continue to use Tiktok to express ourselves, make a living, and join the community, because we continue to work hard to defend the rights of users inside and outside Montana."</text:p>
      <text:p text:style-name="P4">
<draw:frame draw:style-name="fr1" draw:name="Image22" text:anchor-type="as-char" svg:width="6.9236in" svg:height="3.896998in" draw:z-index="0">
<draw:image xlink:href="../Images/dwzh/2023-05-18T02-43-00Z/65096240_401.jpg" xlink:type="simple" xlink:show="embed" xlink:actuate="onLoad" draw:mime-type="image/jpeg"/>
</draw:frame>
In March of this year, the chief CEO of Tiktok went to the US Congress to testify, and the hearing president has been in the past 6 hours.</text:p>
      <text:p text:style-name="P4">
The first amendment to the US Constitution stipulates that no law formulated by Congress shall violate the basic human rights of citizens, which contains freedom of speech.</text:p>
      <text:p text:style-name="P4">
In 2020, the then US President Donaldtrump tried to stop downloading Tiktok and WeChat through the norms of the Ministry of Commerce, which was blocked by multiple courts and never took effect.(https://www.dw.com/zh/zh/全盘禁止tiktok-美国民主党内有反对声音/a-65213817)It also supports American users to maintain the right to use Tiktok in order to exercise freedom of speech.</text:p>
      <text:h text:style-name="P12" text:outline-level="3">
<text:span text:style-name="T4">
Tiktok's ban is feasible?</text:span>
</text:h>
      <text:p text:style-name="P4">
The Associated Press quoted an analysis of online security experts. This ban has no incentive measures except for the fines, and no incentive measures make relevant companies willing to comply with regulations, so "full law enforcement will be very difficult."</text:p>
      <text:p text:style-name="P4">
In addition, compared with China's control of citizens' access to the Internet, the United States does not have any similar means or tools. The decree also excludes online service providers.</text:p>
      <text:p text:style-name="P4">
A member of the members included a representative of Apple and Google's trade group TechNet that the Associated Press told the Associated Press that the application store was unable to "geographical fence" in specific applications in different states, so it was impossible to prevent Tiktok from being downloaded in Montana. The organization also said that the application itself should decide the running range, not an app store.</text:p>
      <text:p text:style-name="P4">
Odedvanunu, the product vulnerability director of the Internet Security Corporation, also believes that it is difficult for app stores to isolate the application download of a single country. He suggested that it is more feasible to comply with the rules by Tiktok, because the application itself has the right to "adjust the settings according to the user's geographical location or IP address."</text:p>
      <text:h text:style-name="P12" text:outline-level="3">
<text:span text:style-name="T4">
Disabast</text:span>
</text:h>
      <text:h text:style-name="P12" text:outline-level="3">
<text:span text:style-name="T4">
American Stepping Tiktok</text:span>
</text:h>
      <text:p text:style-name="P4">
<text:a xlink:type="simple" xlink:href="https://www.dw.com/zh/zh/德语媒体不断升级的tiktok之争/a-65171272" text:style-name="Internet_20_link" text:visited-style-name="Visited_20_Internet_20_Link">
</text:a>
They are worried that the Chinese government has potential influence on the platform and thus requires the application of the application nationwide. However, it is not easy to face many difficulties in Montana, a state of more than 1 million; it is not easy to expand the scope of the ban to more than 150 million TIKTOK users throughout the United States.</text:p>
      <text:p text:style-name="P4">
March this year, <text:a xlink:type="simple" xlink:href="https://www.dw.com/zh/zh/抖音执行长赴美国会作证前夕-专家怎么说/a-65078532" text:style-name="Internet_20_link" text:visited-style-name="Visited_20_Internet_20_Link">
</text:a>
The hearing president has been in the atmosphere for nearly 6 hours. Both members of the parliament questioned that the Tiktok's parent company Bytedance will enable the Chinese government to obtain user data or affect American users in the application.</text:p>
      <text:p text:style-name="P4">
In this regard, TIKTOK constantly denied that it had shared data with the Chinese government and said that if it was asked, the platform would not do so.</text:p>
      <text:p text:style-name="P4">
At present, TIKTOK is undergoing an initiative called "Projecttexas". It wants to create an independent entity to store data from American users on the US server and operate by American technology company Oracle.</text:p>
      <text:p text:style-name="P4">
(Comprehensive report)</text:p>
      <text:p text:style-name="P4">
News Source: <text:a xlink:type="simple" xlink:href="https://www.dw.com/zh/美國蒙大拿州搶先禁用tiktok-執法難度高/a-65666897" text:style-name="Internet_20_link" text:visited-style-name="Visited_20_Internet_20_Link">
https://www.dw.com/zh/美國蒙大拿州搶先禁用tiktok-執法難度高/a-65666897?maca=chi-rss-chi-all-1127-rdf</text:a>
</text:p>
      <!--NEWS-->
      <text:h text:style-name="P10" text:outline-level="1">
<text:span text:style-name="T4">
"Laughing Fruit Incident" ferment Japanese and Taiwanese artists in China is also blocked in China</text:span>
</text:h>
      <text:p text:style-name="P4">
Author: None</text:p>
      <text:p text:style-name="P4">
Publisher: Radio Free Asia (Organization)</text:p>
      <text:p text:style-name="P4">
Published Time: 2023-05-18T03:21:00-04:00</text:p>
      <text:p text:style-name="P4">
Modified Time: 2023-05-18T13:43:23-04:00</text:p>
      <text:p text:style-name="P4">
Description: None</text:p>
      <text:p text:style-name="P4">
Videos: []</text:p>
      <text:p text:style-name="P4">
Audios: ["<text:a xlink:type="simple" xlink:href="https://www.rfa.org/mandarin/yataibaodao/kejiaowen/gt-0518202303181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23" text:anchor-type="as-char" svg:width="6.9236in" svg:height="3.908484in" draw:z-index="0">
<draw:image xlink:href="../Images/rfamandarin/2023-05-18T03-21-00-04-00/000000.png" xlink:type="simple" xlink:show="embed" xlink:actuate="onLoad" draw:mime-type="image/png"/>
</draw:frame>
Japanese monk Musician Pharmacochi Temple Kuanbang Guangzhou performance was suspended by "force majeure" <text:a xlink:type="simple" xlink:href="https://www.rfa.org/mandarin/yataibaodao/kejiaowen/gt-05182023031811.html/@@images/image" text:style-name="Internet_20_link" text:visited-style-name="Visited_20_Internet_20_Link">
</text:a>
Pharmaceutical Temple Kuanbang Weibo <text:a xlink:type="simple" xlink:href="https://www.rfa.org/mandarin/yataibaodao/kejiaowen/gt-05182023031811.html/@@stream" text:style-name="Internet_20_link" text:visited-style-name="Visited_20_Internet_20_Link">
</text:a>
The incident of Xiaoguo Culture was continuously fermented. Recently, the performances of Japanese and Taiwanese artists in Guangzhou and Hangzhou have also been blocked, and the authorities' actions to rectify the cultural and entertainment market have become increasingly upgraded.</text:p>
      <text:p text:style-name="P4">
<text:span text:style-name="T4">
<text:span text:style-name="T5">
 <text:a xlink:type="simple" xlink:href="https://www.rfa.org/mandarin/yataibaodao/meiti/kw-05172023131857.html" text:style-name="Internet_20_link" text:visited-style-name="Visited_20_Internet_20_Link">
</text:a>
 </text:span>
*  * </text:span>
<text:a xlink:type="simple" xlink:href="https://www.rfa.org/mandarin/yataibaodao/meiti/gt2-05162023080156.html" text:style-name="Internet_20_link" text:visited-style-name="Visited_20_Internet_20_Link">
 </text:a>
 <text:span text:style-name="T4">
  * </text:span>
<text:a xlink:type="simple" xlink:href="https://www.rfa.org/mandarin/yataibaodao/meiti/vs-02222023130645.html" text:style-name="Internet_20_link" text:visited-style-name="Visited_20_Internet_20_Link">
 </text:a>
***<text:a xlink:type="simple" xlink:href="https://www.rfa.org/mandarin/Xinwen/5-02192023115348.html" text:style-name="Internet_20_link" text:visited-style-name="Visited_20_Internet_20_Link">
<text:span text:style-name="T4">
 Chinese talk show actor Chi Zi was blocked and investigated: Or a unified action for the Internet Information Office </text:span>
</text:a>
Following the performance of the Swordsman Culture Company involved in the PLA and was fined tens of millions of yuan, on the evening of Wednesday (17th), the performances held by the Japanese monk Musician Pharmaceutical Pharmaceutical Temple in Guangzhou were also temporarily canceled. The organizer Mugencreations issued an unlimited announcement, "The notice of the higher -level departments was notified because of force majeure, and it was very regrettable that everyone was scheduled to be in the evening of May 17 at the Yaoshi Temple, the Pharmaceutical Temple of MaoliveHouse (Yongqingfang Store). May the Guangzhou Tour of Guangzhou regret to cancel. "</text:p>
      <text:p text:style-name="P4">
The organizer also said that the full refund will be performed, and the money will be refunded within 15 working days. Maolivehouse Guangzhou Yongqingfang store also transferred the announcement on Sina Weibo. The pharmacist temple Kuanbang posted two posts on Sina Weibo, saying "I'm sorry", "I wanted to sing today. Guangzhou, I'm sorry. We must meet again."</text:p>
      <text:p text:style-name="P4">
<draw:frame draw:style-name="fr1" draw:name="Image24" text:anchor-type="as-char" svg:width="6.9236in" svg:height="5.1927in" draw:z-index="0">
<draw:image xlink:href="../Images/rfamandarin/2023-05-18T03-21-00-04-00/000001.png" xlink:type="simple" xlink:show="embed" xlink:actuate="onLoad" draw:mime-type="image/png"/>
</draw:frame>
Japanese monk musician Pharmacochi Temple Kuanbang Guangzhou performance was suspended by "force majeure". (Pharmaceutical Temple Kuanbang Weibo) <text:a xlink:type="simple" xlink:href="https://www.rfa.org/mandarin/yataibaodao/kejiaowen/gt-05182023031811.html/m0618-gtpp.jpg" text:style-name="Internet_20_link" text:visited-style-name="Visited_20_Internet_20_Link">
</text:a>
</text:p>
      <text:p text:style-name="P4">
<draw:frame draw:style-name="fr1" draw:name="Image25" text:anchor-type="as-char" svg:width="6.9236in" svg:height="3.894525in" draw:z-index="0">
<draw:image xlink:href="../Images/rfamandarin/2023-05-18T03-21-00-04-00/000002.png" xlink:type="simple" xlink:show="embed" xlink:actuate="onLoad" draw:mime-type="image/png"/>
</draw:frame>
Young fans were disappointed with the temporary cancellation of the concert. (Posted on Weibo/Guting) <text:a xlink:type="simple" xlink:href="https://www.rfa.org/mandarin/yataibaodao/kejiaowen/gt-05182023031811.html/m0518-gtp2.jpg" text:style-name="Internet_20_link" text:visited-style-name="Visited_20_Internet_20_Link">
</text:a>
Regarding the sudden cancellation of the authorities of the pharmacist temple Kuanbang in Guangzhou, Mr. Mao, Hunan Internet, said in an interview with Radio Free Asia on Thursday that he did not understand the specific reason, but it was strange: "Maybe you want to reject some fresh thoughts or thinking Methods, things, or the thoughts from civilized society and the impact on the Chinese. They (relevant authorities) to eliminate these ideas. "</text:p>
      <text:p text:style-name="P4">
Many young audiences are disappointed and dissatisfied with the cancellation of the performance 30 minutes before the concert. Some Weibo netizens left a message and wrote: It is rare to want to adjust their mood quietly. They all come to the door. Some netizens questioned: Why? I just walked to the gate and the scene was messy.</text:p>
      <text:p text:style-name="P4">
The pictures on the scene showed that some young people looked at the cancellation notice displayed on the mobile phone and looked helpless.</text:p>
      <text:p text:style-name="P4">
<draw:frame draw:style-name="fr1" draw:name="Image26" text:anchor-type="as-char" svg:width="6.9236in" svg:height="5.773894in" draw:z-index="0">
<draw:image xlink:href="../Images/rfamandarin/2023-05-18T03-21-00-04-00/000003.png" xlink:type="simple" xlink:show="embed" xlink:actuate="onLoad" draw:mime-type="image/png"/>
</draw:frame>
Left: Notice of cancellation issued by the organizer. Right: Fans complained that the concert was canceled online. (Posted on Weibo/Guting) <text:a xlink:type="simple" xlink:href="https://www.rfa.org/mandarin/yataibaodao/kejiaowen/gt-05182023031811.html/m0518-gtp34.jpg" text:style-name="Internet_20_link" text:visited-style-name="Visited_20_Internet_20_Link">
</text:a>
<text:span text:style-name="T4">
 "Laughing Fruit Incident" has led to strict control of entertainment performances in various places </text:span>
</text:p>
      <text:p text:style-name="P4">
After 90, netizen Sun Qian said in an interview with this station that she also wanted to watch the concert of the Pharmacist Temple Kuanbang, but did not expect this kind of thing. She said: "I think that cancellation of the concert may be related to the Xiaoguo Culture Company. But many performances have been stopped, and some places involve foreigners' performances. The cancellation of the performance is not a talk show. It is impossible for the foreigner to talk about the talk show in China. What can you say to sing? Especially the pharmacist temple Kuanbang is still a monk. "</text:p>
      <text:p text:style-name="P4">
Music blogger's "Music Festival Collection" posted that Chongqing, Chengdu, Changsha, etc., the Pharmacist Temple Kuanbang's tour, were smoothly canceled in Guangzhou. Guangzhou suddenly canceled a bit. At present, the official regulatory authorities have not responded to the incident.</text:p>
      <text:p text:style-name="P4">
<text:span text:style-name="T4">
 Beijing, Hangzhou, and Shandong Forbidden talk shows and other performances </text:span>
</text:p>
      <text:p text:style-name="P4">
Current affairs commentators Bi Xin told this station that the cancellation of the performance of the talk show in many places in China belongs to a compulsory measure of the authorities' implementation of the field of cultural and entertainment: "Cultural compulsory measures, including some Taiwanese orchestras not allowed to come to power. This It is a kind of cultural ideology that they are worried about in a political environment, so it can cause a new round of cultural compulsory measures. "</text:p>
      <text:p text:style-name="P4">
<draw:frame draw:style-name="fr1" draw:name="Image27" text:anchor-type="as-char" svg:width="6.9236in" svg:height="2.359016in" draw:z-index="0">
<draw:image xlink:href="../Images/rfamandarin/2023-05-18T03-21-00-04-00/000004.png" xlink:type="simple" xlink:show="embed" xlink:actuate="onLoad" draw:mime-type="image/png"/>
</draw:frame>
Figure: The Taiwanese chair orchestra was canceled in Hangzhou on May 20. Middle picture: On Friday, the talk show "Wang Defa can only play Wang Defa" in Linyi, Shandong. Figure right: Shanli comedy performed in Beijing on May 21 also "canceled for some reason." (Network screenshot/ancient pavilion provided) <text:a xlink:type="simple" xlink:href="https://www.rfa.org/mandarin/yataibaodao/kejiaowen/gt-05182023031811.html/m0518-gtp567.jpg" text:style-name="Internet_20_link" text:visited-style-name="Visited_20_Internet_20_Link">
</text:a>
</text:p>
      <text:p text:style-name="P4">
In addition, the bars of Beijing and other places have been said to have stopped foreigners on stage, but this station cannot be verified for the time being.</text:p>
      <text:p text:style-name="P4">
Reporter: Ancient Pavilion Editor: Chen Meihua and Xu Shuting He Ping.com Edited: Ruizhe</text:p>
      <text:p text:style-name="P4">
News Source: <text:a xlink:type="simple" xlink:href="https://www.rfa.org/mandarin/yataibaodao/kejiaowen/gt-05182023031811.html" text:style-name="Internet_20_link" text:visited-style-name="Visited_20_Internet_20_Link">
https://www.rfa.org/mandarin/yataibaodao/kejiaowen/gt-05182023031811.html</text:a>
</text:p>
      <!--NEWS-->
      <text:h text:style-name="P10" text:outline-level="1">
<text:span text:style-name="T4">
What kind of signal does China's stock market have shrunk and RMB breaks?</text:span>
</text:h>
      <text:p text:style-name="P4">
Author: None</text:p>
      <text:p text:style-name="P4">
Publisher: Radio Free Asia (Organization)</text:p>
      <text:p text:style-name="P4">
Published Time: 2023-05-18T04:36:00-04:00</text:p>
      <text:p text:style-name="P4">
Modified Time: 2023-05-18T15:02:07-04:00</text:p>
      <text:p text:style-name="P4">
Description: None</text:p>
      <text:p text:style-name="P4">
Videos: []</text:p>
      <text:p text:style-name="P4">
Audios: ["<text:a xlink:type="simple" xlink:href="https://www.rfa.org/mandarin/yataibaodao/jingmao/hcm1-0518202304360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28" text:anchor-type="as-char" svg:width="6.9236in" svg:height="4.612011in" draw:z-index="0">
<draw:image xlink:href="../Images/rfamandarin/2023-05-18T04-36-00-04-00/000000.png" xlink:type="simple" xlink:show="embed" xlink:actuate="onLoad" draw:mime-type="image/png"/>
</draw:frame>
China's A -share transaction volume has shrunk day by day, whether it is caught in a bear market to focus on the focus. <text:a xlink:type="simple" xlink:href="https://www.rfa.org/mandarin/yataibaodao/jingmao/hcm1-05182023043606.html/@@images/image" text:style-name="Internet_20_link" text:visited-style-name="Visited_20_Internet_20_Link">
</text:a>
Reuters information. <text:a xlink:type="simple" xlink:href="https://www.rfa.org/mandarin/yataibaodao/jingmao/hcm1-05182023043606.html/@@stream" text:style-name="Internet_20_link" text:visited-style-name="Visited_20_Internet_20_Link">
</text:a>
China's A -share transaction volume has shrunk to 900 billion yuan. Whether A shares have fallen into a bear market have become the focus of market attention. Another data that is positively related to the transaction amount is a stamp of securities transactions. From January to April this year, it fell more than 40 % year -on -year. In addition, the offshore RMB's exchange rate on the US dollar fell below the "Seven" mark on May 17, the first time this year.</text:p>
      <text:p text:style-name="P4">
<text:span text:style-name="T4">
<text:span text:style-name="T5">
 <text:a xlink:type="simple" xlink:href="https://www.rfa.org/mandarin/yataibaodao/jingmao/gt2-05172023073438.html" text:style-name="Internet_20_link" text:visited-style-name="Visited_20_Internet_20_Link">
</text:a>
 </text:span>
*  * </text:span>
<text:a xlink:type="simple" xlink:href="https://www.rfa.org/mandarin/yataibaodao/jingmao/hcm2-02032023082721.html" text:style-name="Internet_20_link" text:visited-style-name="Visited_20_Internet_20_Link">
 </text:a>
***<text:a xlink:type="simple" xlink:href="https://www.rfa.org/mandarin/yataibaodao/jingmao/bx2-01062023103250.html" text:style-name="Internet_20_link" text:visited-style-name="Visited_20_Internet_20_Link">
After the epidemic in the epidemic era, China Economic Difficulties International expectations are expected to be sluggish **</text:a>
According to the news of China's "Economic Daily", "no need to pay attention to the stock market turnover" pointed out that after the transaction volume of Chinese A shares exceeded the trillion yuan in consecutive trading days, some investors eagerly look forward to the arrival of the bull market, but then immediately The market volume can suddenly change, and it has shrunk to about 900 billion yuan in succession, and some investors are worried that they will fall into a bear market.</text:p>
      <text:p text:style-name="P4">
The A -share market has always had the saying of "quantity", so it is regarded as the watershed of trillions of transactions as the watershed of bulls and bears as an important or even basis for judging the trend of A shares. The report said that under the structural market, some hot spots receded, and short -term funds were fulfilled. "Once a new hotspot stands out, it will attract a lot of funds to return to the venue and return to the trillion yuan transaction amount again."</text:p>
      <text:p text:style-name="P4">
On the other hand, according to the Financial Association, the Ministry of Finance of China showed that the stamp duty revenue from January to April was 163.7 billion yuan, a year-on-year decrease of 14.2%. Among them, securities transactions were 71.6 billion yuan, a year -on -year decrease of 42.7%. Market traditional cognition, securities transaction stamp duty is closely related to transaction amounts.</text:p>
      <text:p text:style-name="P4">
Huang Chongzhe, Dean of the Taiwan Financial Research Institute, said in an interview with this station that Chinese leader Xi Jinping went to Xiong'an New District to inspect a few days ago. At present, the Chinese economic leadership team is unknown, and it cannot be seen that it is led by Xi Jinping or Li Qiang. For more than half a year, no matter whether it is a digital economy, retreating forests and other policies, no new economic prospects can be seen.</text:p>
      <text:p text:style-name="P4">
Huang Chongzhe believes that the Chinese economy is still in the falling stage and still cannot see the stop. "China's prices or labor prices, foreign capitals will run away if they find it inaccurate. The manufacturing industry will not be improved. After the unblocking, the retail industry cannot get up. You don't know how deep the swimming pool is very scary. It's not that it hasn't rebounded, it's the process of not seeing it, and it is still declining. "</text:p>
      <text:p text:style-name="P4">
"I think the mainland's stock market will follow its economic growth this year." Zhu Chengzhi, chairman of Wanbao Investment Counseling, made the above interpretation of the station.</text:p>
      <text:p text:style-name="P4">
Zhu Chengzhi analyzed that the Chinese People's Bank of China had a preparation rate for the two deposits in November and January this year, released a large amount of funds, and stocks and economic activities would rise, and rising will definitely be pulled back to sort out. "There are a lot of trading volume, and a slight impact of 10 % off a little bit, has not changed the trend of the entire bulls."</text:p>
      <text:p text:style-name="P4">
<text:span text:style-name="T4">
 RMB against the US dollar has fallen below the "7" mark for the first time this year </text:span>
</text:p>
      <text:p text:style-name="P4">
Another topic that China's financial market has recently been hotly discussed is that "both onshore and offshore RMB to the US dollar exchange rate have doubled '7'." On the morning of May 17, the exchange rate of offshore RMB to the US dollar fell below the "7" mark, the first time this year.</text:p>
      <text:p text:style-name="P4">
<draw:frame draw:style-name="fr1" draw:name="Image29" text:anchor-type="as-char" svg:width="6.9236in" svg:height="4.608521in" draw:z-index="0">
<draw:image xlink:href="../Images/rfamandarin/2023-05-18T04-36-00-04-00/000001.png" xlink:type="simple" xlink:show="embed" xlink:actuate="onLoad" draw:mime-type="image/png"/>
</draw:frame>
The exchange rate of offshore RMB to the US dollar fell below the "7" mark on the 17th, the first time this year. (Agence France -Presse Information Picture) [] <text:a xlink:type="simple" xlink:href="https://www.rfa.org/mandarin/yataibaodao/jingmao/hcm1-05182023043606.html/000_1jt4tc.jpg" text:style-name="Internet_20_link" text:visited-style-name="Visited_20_Internet_20_Link">
</text:a>
"First Financial" analysis reports that the most critical factor affecting the exchange rate is always "real gold and silver." Although China's export data is still stronger than expected, the willingness of exporters to settle foreign exchange is low, resulting in the disconnection of the RMB trend.</text:p>
      <text:p text:style-name="P4">
"The main reason for the recent depreciation of the exchange rate of the RMB against the US dollar is the slowdown in the return of the domestic economic recovery, the effective demand is still insufficient, and the market has expected interest rate cuts." With the gradual recovery of residents' cross -border tourism, the service trade deficit rebound, the trade surplus of goods has narrowed due to weakening the external needs, and the exchange rate will also cause phased pressure.</text:p>
      <text:p text:style-name="P4">
"The spread of the United States has appeared, and its economic and trade performance is directly reflected." Huang Chongzhe said.</text:p>
      <text:p text:style-name="P4">
Huang Chongzhe further analyzed that the central bank of China was putting water on the currency surface, but in the substantive economy, the past three -driving troiders include sluggish exports and government expenditure infrastructure due to financial difficulties. To the balance point. At this time, the currency was loose and the release of funds to the market, but it was impossible to create employment or creative demand. What I saw was the reduction of residential liabilities, so some people said that (like) Japan's (shrinking) situation occurred early.</text:p>
      <text:p text:style-name="P4">
"Economic Observation Network" mentioned that Lu Ting, Chief Economist of Nomura Securities, analyzed at the Chief Economist Forum of Tsinghua Wudaokou in early May that in the second half of this year, the pressure resistance faced by China's economic recovery was still not small. In addition, from the perspective of short -term macro policies, although there may be no need to add loose stimulation, it is not yet time to withdraw from the loose policy, but it is also necessary to carefully care for the results of the current recovery.</text:p>
      <text:p text:style-name="P4">
Reporter: Huang Chunmei Responsible: Xu Shuting Chen Meihua Qiqing.com Editor: Ruizhe</text:p>
      <text:p text:style-name="P4">
News Source: <text:a xlink:type="simple" xlink:href="https://www.rfa.org/mandarin/yataibaodao/jingmao/hcm1-05182023043606.html" text:style-name="Internet_20_link" text:visited-style-name="Visited_20_Internet_20_Link">
https://www.rfa.org/mandarin/yataibaodao/jingmao/hcm1-05182023043606.html</text:a>
</text:p>
      <!--NEWS-->
      <text:h text:style-name="P10" text:outline-level="1">
<text:span text:style-name="T4">
G7 Summit Prospective: Is there a way for democratic countries to fight together?</text:span>
</text:h>
      <text:p text:style-name="P4">
Author: None (Language: zh)</text:p>
      <text:p text:style-name="P4">
Publisher: None</text:p>
      <text:p text:style-name="P4">
Time: 2023-05-18T06:34:00Z</text:p>
      <text:p text:style-name="P4">
Description: With the opening of the Seventh -way Group Summit in Japan, leaders of various countries are trying to find a common method to deal with the challenges brought by China. Some experts believe that the G7 can reach consensus on economic security, but in the face of China's increasing military threat, whether the G7 can have a coordinated response, some experts have skeptical attitudes.</text:p>
      <text:p text:style-name="P4">
Videos: []</text:p>
      <text:p text:style-name="P4">
Images: ["<text:a xlink:type="simple" xlink:href="https://static.dw.com/image/65666804_303.jpg" text:style-name="Internet_20_link" text:visited-style-name="Visited_20_Internet_20_Link">
65666804_303.jpg</text:a>
", "<text:a xlink:type="simple" xlink:href="https://static.dw.com/image/65612465_401.jpg" text:style-name="Internet_20_link" text:visited-style-name="Visited_20_Internet_20_Link">
65612465_401.jpg</text:a>
", "<text:a xlink:type="simple" xlink:href="https://static.dw.com/image/65270974_401.jpg" text:style-name="Internet_20_link" text:visited-style-name="Visited_20_Internet_20_Link">
65270974_401.jpg</text:a>
", "<text:a xlink:type="simple" xlink:href="https://static.dw.com/image/65545260_401.jpg" text:style-name="Internet_20_link" text:visited-style-name="Visited_20_Internet_20_Link">
65545260_401.jpg</text:a>
"]</text:p>
      <text:p text:style-name="P4">
Subject: 时政风云</text:p>
      <text:p text:style-name="P4">
Subjects: []</text:p>
      <text:p text:style-name="P4">
Keywords: ['奥巴马', '俄罗斯', '乌克兰', '美国', '普京', '俄罗斯入侵乌克兰']</text:p>
      <text:p text:style-name="P4">
Id: 65667663</text:p>
      <!--METADATA-->
      <text:p text:style-name="P4">
<text:a xlink:type="simple" xlink:href="https://www.dw.com/zh/overlay/image/article/65667663/65666804" text:style-name="Internet_20_link" text:visited-style-name="Visited_20_Internet_20_Link">
 <draw:frame draw:style-name="fr1" draw:name="Image30" text:anchor-type="as-char" svg:width="6.9236in" svg:height="3.896998in" draw:z-index="0">
<draw:image xlink:href="../Images/dwzh/2023-05-18T06-34-00Z/65666804_303.jpg" xlink:type="simple" xlink:show="embed" xlink:actuate="onLoad" draw:mime-type="image/jpeg"/>
</draw:frame>
</text:a>
This year's G7 leader summit appeared in Hiroshima, Japan.</text:p>
      <text:p text:style-name="P4">
(Voice of Germany Chinese Network) On Friday (May 19), the Leaders of the Seventh Kingdom Group (G7) will gather in Hiroshima, Japan to hold a three -day annual summit. I hope to form a united front to deal with the increasing challenges brought by China.</text:p>
      <text:p text:style-name="P4">
Anonymous U.S. officials have recently told Reuters that in response to the objects of assisting Russia and weakening Western sanctions, the G7 countries will reach unanimous opinions to launch potential new measures. <text:a xlink:type="simple" xlink:href="https://www.dw.com/zh/zh/美官員g7成員將團結一致應對中國/a-65632187" text:style-name="Internet_20_link" text:visited-style-name="Visited_20_Internet_20_Link">
</text:a>
This will also be included in the joint statement.</text:p>
      <text:p text:style-name="P4">
In addition, the G7 will also launch another written proposal, which will mention tools that G7 countries use to fight against coercion, no matter which country from the coercion. Face <text:a xlink:type="simple" xlink:href="https://www.dw.com/zh/zh/美財長g7將聯手反制中國經濟脅迫/a-65597554" text:style-name="Internet_20_link" text:visited-style-name="Visited_20_Internet_20_Link">
</text:a>
The Ministry of Foreign Affairs of China said on Monday (15th) that the G7 should ask the United States to "stop split the world into two major markets," and said that "this is the primary threat facing the current world economy."</text:p>
      <text:p text:style-name="P4">
U.S. officials told Reuters that anti -Chinese economic coercion was for "risk" rather than "decoupling" with the Chinese economy. However, some experts believe that the intention behind these discussions is to promote the consent of the United States allies to follow the United States, that is, connect China's political system with economic security.</text:p>
      <text:p text:style-name="P4">
Song Wenyi, a Chinese research expert at the National University of Australia, said: "The United States will not force allies to make a thorough binary choice between China and the United States, which makes them feel assured."</text:p>
      <text:p text:style-name="P4">
Song Wendi told DW that using "de -risk" to create unity may also make China feel at ease, because this can avoid the situation similar to the Cold War, and at the same time leave space to Beijing, which can launch "divide and rule" some democratic countries can "divide and rule". Strategy. He said: "Risk -going strategies also rest assured that (the United States) allies and China."</text:p>
      <text:p text:style-name="P4">
During the Treasurer Conference held in Niigata, Japan last week, countries focused on <text:a xlink:type="simple" xlink:href="https://www.dw.com/zh/zh/g7财长谈供应链多样化-未如预期提中国/a-65612383" text:style-name="Internet_20_link" text:visited-style-name="Visited_20_Internet_20_Link">
</text:a>
However, in terms of foreign investment restricted by China, some countries do not agree so much. German and French officials have emphasized that G7 is not a "anti -China Alliance"; the Chinese government has always had such criticisms on G7.</text:p>
      <text:p text:style-name="P4">
<draw:frame draw:style-name="fr1" draw:name="Image31" text:anchor-type="as-char" svg:width="6.9236in" svg:height="3.896998in" draw:z-index="0">
<draw:image xlink:href="../Images/dwzh/2023-05-18T06-34-00Z/65612465_401.jpg" xlink:type="simple" xlink:show="embed" xlink:actuate="onLoad" draw:mime-type="image/jpeg"/>
</draw:frame>
On the 12th, the G7 Finance Minister and the central bank meeting were held in Niigata, Japan.</text:p>
      <text:h text:style-name="P12" text:outline-level="3">
<text:span text:style-name="T4">
Emphasizing "order -based order"</text:span>
</text:h>
      <text:p text:style-name="P4">
The anti -Chinese economic coercion will be the main focus of G7, but countries will also discuss China's aggressive military activities around Taiwan and the South China Sea. Different from the unanimous stance on economic security issues, some experts believe that the G7 is unlikely to propose any specific measures to fight against China ’s increasing ambitions in the Indo -Pacific region.</text:p>
      <text:p text:style-name="P4">
Robertward, the director of the Geographic Economy and Strategic Project of the Institute of International Strategy (IISS), said: "I guess that G7 countries will not want to fight against China positively, because they can only deal with several fronts, and the Ukraine issue will be quite the main major. of."</text:p>
      <text:p text:style-name="P4">
Song Wendi, an expert at the National University of Australia, added that the joint statement of the G7 may be included in values -based sentences, emphasizing that they are concerned about the peace and stability of the Taiwan Strait, and reiterating to maintain the rules -based global order.</text:p>
      <text:p text:style-name="P4">
Song Wendi said to DW: "I don't expect the G7 joint statement to state strongly on the safe face, but I think they will continue to use value -oriented statements, showing the stable support for Taiwan and the Taiwan Strait. The core element of freedom of navigation at sea. "</text:p>
      <text:p text:style-name="P4">
At the G7 Foreign Minister's meeting last month, a member country <text:a xlink:type="simple" xlink:href="https://www.dw.com/zh/zh/g7外长向中俄发出明确信号/a-65357733" text:style-name="Internet_20_link" text:visited-style-name="Visited_20_Internet_20_Link">
</text:a>
And emphasize the importance of peace and stability in Taiwan. The Chinese Ministry of Foreign Affairs referred to the bulletin as an interference with China's internal affairs.</text:p>
      <text:p text:style-name="P4">
Although China has continued to set Taiwan as a domestic issue, Scholars of the Institute of International Strategy, Ward, said that Japan is actively positioning Taiwan as an international issue that everyone needs to pay attention to. He told DW: "(Japan believes) everyone needs to participate in maintenance (both sides of the Taiwan Strait) stability."</text:p>
      <text:p text:style-name="P4">
<draw:frame draw:style-name="fr1" draw:name="Image32" text:anchor-type="as-char" svg:width="6.9236in" svg:height="3.896998in" draw:z-index="0">
<draw:image xlink:href="../Images/dwzh/2023-05-18T06-34-00Z/65270974_401.jpg" xlink:type="simple" xlink:show="embed" xlink:actuate="onLoad" draw:mime-type="image/jpeg"/>
</draw:frame>
On April 9, a photo of the Japanese Defense Provincial Provincial Provincial Provincial province showed that the Chinese aircraft carrier Shandong took off and land in the southern waters of Okinawa.</text:p>
      <text:h text:style-name="P12" text:outline-level="3">
<text:span text:style-name="T4">
Coperly play a role in the China Challenge Group Meeting</text:span>
</text:h>
      <text:p text:style-name="P4">
In addition to the G7 member states, this year's Hiroshima Summit is characterized by the attendance of several non -G7 countries, including Australia, India, Indonesia, South Korea, Vietnam, Brazil, and African Union President Guomoro, and the Pacific Island Forum Chairman of the Kuku Islands. These observer will attend a foreign meeting and will also participate in bilateral or three -sided talks on the side of the summit.</text:p>
      <text:p text:style-name="P4">
One of the goals of the group meeting is to persuade these countries to follow up other democratic partners and oppose Russia's war against Ukraine. However, scholar Ward, a scholar at the Institute of International Strategy, told DW, <text:a xlink:type="simple" xlink:href="https://www.dw.com/zh/zh/防备中国-拜登将与巴布亚新几内亚签署防卫合作协议/a-65577668" text:style-name="Internet_20_link" text:visited-style-name="Visited_20_Internet_20_Link">
</text:a>
Essence He said: "There will be many group meetings at that time, overall <text:a xlink:type="simple" xlink:href="https://www.dw.com/zh/zh/中國的鄰國如何看待北京的軍事計劃/a-64928148" text:style-name="Internet_20_link" text:visited-style-name="Visited_20_Internet_20_Link">
</text:a>
, Especially in territorial disputes in Taiwan and Nanhai. "</text:p>
      <text:p text:style-name="P4">
Japan hopes to adopt a tolerance method to organize this year's G7 summit, and it is also expanding the late Japanese Prime Minister <text:a xlink:type="simple" xlink:href="https://www.dw.com/zh/zh/安倍晉三遇刺任內修補對華關係-卸任後高調挺台/a-62403894" text:style-name="Internet_20_link" text:visited-style-name="Visited_20_Internet_20_Link">
</text:a>
,emphasize <text:a xlink:type="simple" xlink:href="https://www.dw.com/zh/zh/日本2023年展望-鞏固自由陣營關係與強化防衛/a-64304324" text:style-name="Internet_20_link" text:visited-style-name="Visited_20_Internet_20_Link">
</text:a>
Essence</text:p>
      <text:p text:style-name="P4">
"This is the continuation of Abe's 3rd term during the second term. It is necessary to ensure that Japan forms a network in this region and surpass the traditional US -Japan security relationship." For example, Ward said: "For example, we will see that Japan and South Korea may might be likely Further relax the relationship. They are all allies in the United States, and Japan, South Korea, and the United States coordinate the security of East Asia, which is in line with the interests of everyone. "</text:p>
      <text:p text:style-name="P4">
<draw:frame draw:style-name="fr1" draw:name="Image33" text:anchor-type="as-char" svg:width="6.9236in" svg:height="3.896998in" draw:z-index="0">
<draw:image xlink:href="../Images/dwzh/2023-05-18T06-34-00Z/65545260_401.jpg" xlink:type="simple" xlink:show="embed" xlink:actuate="onLoad" draw:mime-type="image/jpeg"/>
</draw:frame>
On May 7th, Japanese Prime Minister Kishida (left) met South Korean President Yin Xiyue in Seoul.</text:p>
      <text:p text:style-name="P4">
News Source: <text:a xlink:type="simple" xlink:href="https://www.dw.com/zh/g7峰會前瞻：-民主國家有辦法共同抗中嗎？/a-65667663" text:style-name="Internet_20_link" text:visited-style-name="Visited_20_Internet_20_Link">
https://www.dw.com/zh/g7峰會前瞻：-民主國家有辦法共同抗中嗎？/a-65667663?maca=chi-rss-chi-all-1127-rdf</text:a>
</text:p>
      <!--NEWS-->
      <text:h text:style-name="P10" text:outline-level="1">
<text:span text:style-name="T4">
Montana will disable Tiktok's first case in the United States</text:span>
</text:h>
      <text:p text:style-name="P4">
Author: 联合早报 (Person)</text:p>
      <text:p text:style-name="P4">
Publisher: 联合早报 (Organization)</text:p>
      <text:p text:style-name="P4">
Published Time: 2023-05-18T06:57</text:p>
      <text:p text:style-name="P4">
Modified Time: 2023-05-18T08:01</text:p>
      <text:p text:style-name="P4">
Description: Montana, the United States, signed a legislation on Wednesday (May 17) to prohibit short video social media platforms and Douyin Overseas Tiktok operated in Mongolia, becoming the first state in the United States to prohibit Tiktok from. Reuters reports that Greg G ...</text:p>
      <text:p text:style-name="P4">
Videos: []</text:p>
      <text:p text:style-name="P4">
Audios: []</text:p>
      <text:p text:style-name="P4">
Images: []</text:p>
      <text:p text:style-name="P4">
Type: NewsArticle</text:p>
      <text:p text:style-name="P4">
Breadcrumbs: ['即时', '国际']</text:p>
      <text:p text:style-name="P4">
Keywords: ['TikTok', '美国', '字节跳动']</text:p>
      <!--METADATA-->
      <text:p text:style-name="P4">
Montana, the United States, signed a legislation on Wednesday (May 17) to prohibit short video social media platforms and Douyin Overseas Tiktok operated in Mongolia, becoming the first state in the United States to prohibit Tiktok from.</text:p>
      <text:p text:style-name="P4">
Reuters reports that Greg Gianforte, governor of Montana, said the bill will further "protect the common priority of the CCP's surveillance by the CCP." This legislative prohibits mobile app stores from providing TIKTOK in Mongolia.</text:p>
      <text:p text:style-name="P4">
The ban will take effect on January 1, 2024. Mengzhou will ban Apple and Google's application stores to provide downloads.</text:p>
      <text:p text:style-name="P4">
Tiktok, owned by Bytedance (ByteDance) in Chinese parent company, said in a statement that the bill "violated the right to the first amendment of the Montana people by illegally prohibiting Tiktok from TIKTOK" and said that they would "defend to defend We are in the right of users inside and outside Montana. "<text:a xlink:type="simple" xlink:href="https://www.zaobao.com/realtime/china/story20230324-1375971" text:style-name="Internet_20_link" text:visited-style-name="Visited_20_Internet_20_Link">
</text:a>
And said that the company would not do this if it was asked.</text:p>
      <text:p text:style-name="P4">
Montana, with a population of about 1 million, said that if Tiktok violates the ban, it may face a fine. This ban may face many legal challenges due to violation of the user's right to speak freely.</text:p>
      <text:p text:style-name="P4">
Due to concerns about the potential impact of the Chinese government on Tiktok, some US legislators demanded that the call for disabled nationwide is getting higher and higher.</text:p>
      <text:p text:style-name="P4">
Ji'an Ford also prohibits social media applications that collect and provide personal information or data to foreign opponents on equipment distributed by the government.</text:p>
      <text:p text:style-name="P4">
News Source: <text:a xlink:type="simple" xlink:href="https://www.zaobao.com.sg/realtime/world/story20230518-1395759" text:style-name="Internet_20_link" text:visited-style-name="Visited_20_Internet_20_Link">
https://www.zaobao.com.sg/realtime/world/story20230518-1395759</text:a>
</text:p>
      <!--NEWS-->
      <text:h text:style-name="P10" text:outline-level="1">
<text:span text:style-name="T4">
Chinese ambassador to Australia: Beijing resumed imported Australian wood on the 18th</text:span>
</text:h>
      <text:p text:style-name="P4">
Publisher: 法新社</text:p>
      <text:p text:style-name="P4">
Published Time: 2023-05-18T07:32:08+00:00</text:p>
      <text:p text:style-name="P4">
Modified Time: 2023-05-18T07:20:03+00:00</text:p>
      <text:p text:style-name="P4">
Description: (Agence France -Presse, Sydney, 18th) With the thawing of Chinese and Australian relations, the Chinese ambassador to Canberra said today that the Beijing authorities have terminated the ban and will restore Australian wood impor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3.617581in" draw:z-index="0">
<draw:image xlink:href="../Images/rficn/2023-05-18T07-32-08-00-00/000000.png" xlink:type="simple" xlink:show="embed" xlink:actuate="onLoad" draw:mime-type="image/png"/>
</draw:frame>
Australia's largest trading partner in Australia was prohibited from importing Australian wood on the grounds that pests were discovered in the transportation of wood in 2020.</text:p>
      <text:p text:style-name="P4">
Agence France -Presse reported that Beijing has banned Australian wood from imports in 2020; Xiao Qian told the media in the capital Canberra that China has resumed Australian wood imports since today.</text:p>
      <text:p text:style-name="P4">
Xiao Qian said in a press conference: "Yesterday, the Chinese Customs has officially notified the Australian Agricultural Minister that China will resume imported Australian wood from today."</text:p>
      <text:p text:style-name="P4">
He said that with the improvement of the relationship between the two countries, China Australia's wood trade with a value of about 600 million Australian dollars (about NT $ 12.5 billion) per year was restored.</text:p>
      <text:p text:style-name="P4">
The Minister of Trade of the two countries held a face -to -face talks last week, the first time since 2019. The left -handed government in Australia hopes that the relationship between the two sides will become nervous during the period of governance. (Translator: Ji Jinling)</text:p>
      <text:p text:style-name="P4">
News Source: <text:a xlink:type="simple" xlink:href="https://www.rfi.fr/cn/%E5%9B%BD%E9%99%85%E6%8A%A5%E9%81%93/20230518-%E4%B8%AD%E5%9B%BD%E9%A9%BB%E6%BE%B3%E5%A4%A7%E4%BD%BF-%E5%8C%97%E4%BA%AC18%E6%97%A5%E6%81%A2%E5%A4%8D%E8%BF%9B%E5%8F%A3%E6%BE%B3%E6%B4%B2%E6%9C%A8%E6%9D%90" text:style-name="Internet_20_link" text:visited-style-name="Visited_20_Internet_20_Link">
https://www.rfi.fr/cn/%E5%9B%BD%E9%99%85%E6%8A%A5%E9%81%93/20230518-%E4%B8%AD%E5%9B%BD%E9%A9%BB%E6%BE%B3%E5%A4%A7%E4%BD%BF-%E5%8C%97%E4%BA%AC18%E6%97%A5%E6%81%A2%E5%A4%8D%E8%BF%9B%E5%8F%A3%E6%BE%B3%E6%B4%B2%E6%9C%A8%E6%9D%90</text:a>
</text:p>
      <!--NEWS-->
      <text:h text:style-name="P10" text:outline-level="1">
<text:span text:style-name="T4">
British and Japanese will sign the "Hiroshima Agreement" to strengthen defense cooperation</text:span>
</text:h>
      <text:p text:style-name="P4">
Author: 联合早报 (Person)</text:p>
      <text:p text:style-name="P4">
Publisher: 联合早报 (Organization)</text:p>
      <text:p text:style-name="P4">
Published Time: 2023-05-18T07:43</text:p>
      <text:p text:style-name="P4">
Modified Time: 2023-05-18T07:58</text:p>
      <text:p text:style-name="P4">
Description: British Prime Minister Sonak will sign a historic "Hiroshima Agreement" with Japanese Prime Minister Kishida Kanada Kishida Kishida Kishida Kishida before Thursday (May 18) to strengthen defense cooperation with Japan. Reuters reports that the British government issued a statement saying that as a association ...</text:p>
      <text:p text:style-name="P4">
Videos: []</text:p>
      <text:p text:style-name="P4">
Audios: []</text:p>
      <text:p text:style-name="P4">
Images: []</text:p>
      <text:p text:style-name="P4">
Type: NewsArticle</text:p>
      <text:p text:style-name="P4">
Breadcrumbs: ['即时', '国际']</text:p>
      <text:p text:style-name="P4">
Keywords: ['英国', '日本', '苏纳克', '岸田文雄', '七国集团']</text:p>
      <!--METADATA-->
      <text:p text:style-name="P4">
British Prime Minister Sonak will sign a historic "Hiroshima Agreement" with Japanese Prime Minister Kishida Kanada Kishida Kishida Kishida Kishida before Thursday (May 18) to strengthen defense cooperation with Japan.</text:p>
      <text:p text:style-name="P4">
Reuters reports that the British government issued a statement saying that as part of the agreement, Britain and Japan will also announce the start of the "semiconductor partnership" to strengthen the chip supply chain in the increasingly competitive market. "We will strengthen cooperation between armed forces in the" Hiroshima Agreement ", jointly develop our economy, and develop our world's leading scientific and technical expertise."</text:p>
      <text:p text:style-name="P4">
The statement said that Sunak will visit a naval base on Thursday and confirm the new British -Japanese defense cooperation. This partnership includes double the number of people in the British forces in the upcoming joint exercises.</text:p>
      <text:p text:style-name="P4">
Reuters reported last week that the United States and the European Union will promise to take joint operations at a meeting this month to solve concerns about China's non -market behavior and coordinate export control of semiconductors and other products.</text:p>
      <text:p text:style-name="P4">
At the Summit of the Seventh Kingdom Group, Sunak will once again promote providing more assistance to Ukraine; Ukraine is preparing to take upgraded military operations against Russia.</text:p>
      <text:p text:style-name="P4">
News Source: <text:a xlink:type="simple" xlink:href="https://www.zaobao.com.sg/realtime/world/story20230518-1395762" text:style-name="Internet_20_link" text:visited-style-name="Visited_20_Internet_20_Link">
https://www.zaobao.com.sg/realtime/world/story20230518-1395762</text:a>
</text:p>
      <!--NEWS-->
      <text:h text:style-name="P10" text:outline-level="1">
<text:span text:style-name="T4">
Guest comments: The Kuomintang with a set of dust but dark tide</text:span>
</text:h>
      <text:p text:style-name="P4">
Author: None (Language: zh)</text:p>
      <text:p text:style-name="P4">
Publisher: None</text:p>
      <text:p text:style-name="P4">
Time: 2023-05-18T07:44:00Z</text:p>
      <text:p text:style-name="P4">
Description: The Kuomintang has determined that the current mayor of New Taipei City, Hou Youyi, is a candidate for the party's 2024 Taiwan presidential election. Guo Taiming, the founder of Hon Hai Group, who had previously nominated Hon Hai Group, also said that he would support it, but it also emerged from the sound of the Party Central Committee. What impact does this have on the Kuomintang election?</text:p>
      <text:p text:style-name="P4">
Videos: []</text:p>
      <text:p text:style-name="P4">
Images: ["<text:a xlink:type="simple" xlink:href="https://static.dw.com/image/65667806_303.jpg" text:style-name="Internet_20_link" text:visited-style-name="Visited_20_Internet_20_Link">
65667806_303.jpg</text:a>
", "<text:a xlink:type="simple" xlink:href="https://static.dw.com/image/63903855_401.jpg" text:style-name="Internet_20_link" text:visited-style-name="Visited_20_Internet_20_Link">
63903855_401.jpg</text:a>
"]</text:p>
      <text:p text:style-name="P4">
Subject: 时政风云</text:p>
      <text:p text:style-name="P4">
Subjects: []</text:p>
      <text:p text:style-name="P4">
Keywords: ['台湾', '中国国民党']</text:p>
      <text:p text:style-name="P4">
Id: 65667769</text:p>
      <!--METADATA-->
      <text:p text:style-name="P4">
<text:a xlink:type="simple" xlink:href="https://www.dw.com/zh/overlay/image/article/65667769/65667806" text:style-name="Internet_20_link" text:visited-style-name="Visited_20_Internet_20_Link">
 <draw:frame draw:style-name="fr1" draw:name="Image35" text:anchor-type="as-char" svg:width="6.9236in" svg:height="3.896998in" draw:z-index="0">
<draw:image xlink:href="../Images/dwzh/2023-05-18T07-44-00Z/65667806_303.jpg" xlink:type="simple" xlink:show="embed" xlink:actuate="onLoad" draw:mime-type="image/jpeg"/>
</draw:frame>
</text:a>
The picture shows the picture of the Kuomintang's common meeting on the 17th of the Kuomintang. There are also Kuomintang Chairman Zhu Lilun (second from left), Taipei Mayor Jiang Wanan (first from left), and Taoyuan Mayor Zhang Shanzheng (first from the right).</text:p>
      <text:p text:style-name="P4">
(Voice of Germany Chinese Network) The Kuomintang Chairman Zhu Lilun announced at the Middle School held by the party department that when Hou Youyi was on behalf of the party, the party building was <text:a xlink:type="simple" xlink:href="https://www.dw.com/zh/zh/客座評論台灣政治人物的必要技能/a-65584045" text:style-name="Internet_20_link" text:visited-style-name="Visited_20_Internet_20_Link">
</text:a>
The supporters shouted to the slogan to express their dissatisfaction with the Party Central Committee and their attitude of "not Guo." The "heavyweight" party members announced the party to escape the party for this, so that an occasion that should have been showing a big solidarity was covered with a shadow.</text:p>
      <text:p text:style-name="P4">
And said it was a big solidarity, but the scene was less "contrast" <text:a xlink:type="simple" xlink:href="https://www.dw.com/zh/zh/欲角逐台灣總統-郭台銘勿讓民進黨執政/a-65234414" text:style-name="Internet_20_link" text:visited-style-name="Visited_20_Internet_20_Link">
</text:a>
Although Guo Taiming is not a member of the Kuomintang party, nor is it the Standing Committee of the Central Committee, so according to Guo Taiming's statement, "there is no invitation." The reason seems reasonable, but it seems unreasonable. Shooting Zhu Lilun and Hou Youyi held up and shook the slogan. Why did not invite Guo Taiming to the scene? The three of them co -produced together? Moreover, it was not a closed -door meeting at the time. This treatment was not just "how to love" Guo Taiming, who had been looking down to the Kuomintang in the past few months. In contrast, Guo Taiming posted an article "My Hearts <text:a xlink:type="simple" xlink:href="https://www.dw.com/zh/zh/客座評論中華民國的世說新語/a-65487601" text:style-name="Internet_20_link" text:visited-style-name="Visited_20_Internet_20_Link">
</text:a>
》的長文，承諾會全力支持國民黨候選人之外還恭賀侯友宜，看在「擁郭派」的「郭粉」眼中何止是心有戚戚焉、可能更多的是不捨和不甘。</text:p>
      <text:p text:style-name="P4">
國民黨拿出了民調對比、黨籍縣市長是否支持、黨籍立委是否支持等等的數據，向外界解釋爲何是侯友宜出缐，不過顯然無法説服部分所謂的「擁郭派」，朱立倫的臉書專頁上3千多則留言，大半都是指責國民黨並且宣稱將轉向支持其他政黨，或許這些不滿的人不是國民黨黨員，但是起碼他們都自稱曾經是該黨的支持者，這些人的不滿情緒可能也不是單靠國民黨就能夠安撫下來的，何況朱立倫甚至都已經被他們形容是「民進黨的臥底」。</text:p>
      <text:p text:style-name="P4">
但是國民黨大概也很難開口請郭台銘來幫忙「拆彈」，畢竟人稱「霸氣總裁」的郭台銘在2020年還有這次對國民黨客氣的程度都到了「低聲下氣」的地步。媒體形容，郭台銘對國民黨是「真心換絕情」，忍氣吞聲之外還要幫忙安撫「郭粉」的話，困難程度勢必不低，即便坐轎子的人想要下來，多少也得看擡轎子的人肯不肯。如果講要所謂的整合，主要責任似乎不是在郭台銘、更多是看國民黨接下來如何做，做的不好可能會有嚴重的後果。</text:p>
      <text:p text:style-name="P4">
<draw:frame draw:style-name="fr1" draw:name="Image36" text:anchor-type="as-char" svg:width="6.9236in" svg:height="3.896998in" draw:z-index="0">
<draw:image xlink:href="../Images/dwzh/2023-05-18T07-44-00Z/63903855_401.jpg" xlink:type="simple" xlink:show="embed" xlink:actuate="onLoad" draw:mime-type="image/jpeg"/>
</draw:frame>
The Kuomintang Chairman Zhu Lilun has the title of "political actuary" in Taiwan. This time, whether the layout of the 2024 presidential election he led this time has the opportunity to let the Kuomintang compete for governing power.</text:p>
      <text:h text:style-name="P12" text:outline-level="3">
<text:span text:style-name="T4">
"Change Incident" will repeat it?</text:span>
</text:h>
      <text:p text:style-name="P4">
However, there is also a hint of "Guo Fan", thinking that the Kuomintang is "nothing impossible", and moved out of the 2016 presidential candidate from <text:a xlink:type="simple" xlink:href="https://www.dw.com/zh/zh/專訪洪秀柱與對台二把手汪洋談了什麼/a-61060170" text:style-name="Internet_20_link" text:visited-style-name="Visited_20_Internet_20_Link">
</text:a>
Change to Zhu Lilun's "post -pillar change incident", pointing out that the year can be, so there is nothing now; in the minds of "Guo Fan", Hou Youyi and Guo Taiming have the difference between heaven and earth. However, the Kuomintang did not give Guo Taiming to prove his ability for any opportunity for "a bunch of reasons". Describing that he is "unprecedented self -run cannon", and Guo Taiming's "most of the net worth in the mainland" worried that it would become a burden during the election, so the opinions of the two factions in the party were quite fierce.</text:p>
      <text:p text:style-name="P4">
But what puzzled the outside world was why Zhu Lilun "recognized" after the night meeting of Zhu Lilun before the night meeting Guo Taiming? What kind of persuasion of Zhu Lilun to persuade Guo Taiming "Mingjin to close"? But Guo Taiming had swallowed this bite and was described as "bird gas". Isn't it difficult to come back in the back? On the other hand, don't the Kuomintang not worry about Guo Taiming's follow -up leading "Guo Fan" to start his own way and find other political parties to join forces? Wouldn't this give the "non -green party" like the people of the people to split the Kuomintang? Or is the Kuomintang certain that Guo Taiming will not do this?</text:p>
      <text:p text:style-name="P4">
Throughout the reports and analysis of various media, there is also a view of private exchanges and expressions in politicians. Guo Taiming does not seem to ask the world without asking the world. This "key minority" is the first challenge of the Kuomintang's future integration. For party chairman Zhu Lilun, nominated candidate Hou Youyi, and the entire Kuomintang, the dissatisfaction caused by this nomination can definitely be said to be the first priority, but in the past When the Party Central Committee is not trusted and nominated, how to achieve this goal is not just the wisdom and political wrist of the Kuomintang's senior management.</text:p>
      <text:h text:style-name="P12" text:outline-level="3">
<text:span text:style-name="T4">
Interview with Kuomintang Chairman Zhu Lilun</text:span>
</text:h>
      <text:p text:style-name="P4">
_ Janwick: The medical deserter born in Taiwan once lived in the United States and then went to the UK to work in the United Kingdom. He also studied the history of East Asia. He left Taiwan in the 1980s and returned to Taiwan to settle around the world. _ _ _ 吧 _</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News Source: <text:a xlink:type="simple" xlink:href="https://www.dw.com/zh/客座評論：塵埃落定但是暗潮洶湧的國民黨/a-65667769" text:style-name="Internet_20_link" text:visited-style-name="Visited_20_Internet_20_Link">
https://www.dw.com/zh/客座評論：塵埃落定但是暗潮洶湧的國民黨/a-65667769?maca=chi-rss-chi-all-1127-rdf</text:a>
</text:p>
      <!--NEWS-->
      <text:h text:style-name="P10" text:outline-level="1">
<text:span text:style-name="T4">
The Secretary -General of the United Nations welcomes the Agricultural Products Foreign Transportation Agreement of Black Sea Port</text:span>
</text:h>
      <text:p text:style-name="P4">
Author: 联合早报 (Person)</text:p>
      <text:p text:style-name="P4">
Publisher: 联合早报 (Organization)</text:p>
      <text:p text:style-name="P4">
Published Time: 2023-05-18T08:13</text:p>
      <text:p text:style-name="P4">
Modified Time: 2023-05-18T08:32</text:p>
      <text:p text:style-name="P4">
Description: UN Secretary -General Gutres welcomes another two months of extension of the Agricultural Products Foreign Transportation Agreement of Heihai Port. Gutres said at a press conference at the United Nations headquarters of New York on Wednesday (May 17), "We have some positive and important development development." Russia confirmed to continue to participate in black ...</text:p>
      <text:p text:style-name="P4">
Videos: []</text:p>
      <text:p text:style-name="P4">
Audios: []</text:p>
      <text:p text:style-name="P4">
Images: []</text:p>
      <text:p text:style-name="P4">
Type: NewsArticle</text:p>
      <text:p text:style-name="P4">
Breadcrumbs: ['即时', '国际']</text:p>
      <text:p text:style-name="P4">
Keywords: ['联合国', '古特雷斯', '粮食', '俄罗斯']</text:p>
      <!--METADATA-->
      <text:p text:style-name="P4">
UN Secretary -General Gutres welcomes another two months of extension of the Agricultural Products Foreign Transportation Agreement of Heihai Port.</text:p>
      <text:p text:style-name="P4">
Gutres said on a press conference at the United Nations headquarters of New York on Wednesday (May 17), "We have some positive and important development development." It's good news.</text:p>
      <text:p text:style-name="P4">
Gutres said the agreement and the Memorandum of understanding of Russia and the United Nations at the same time on facilitating Russia's grain and fertilizer exports are essential to global food security. According to the agreement, more than 30 million tons of grain was exported. Some key food supply has been delivered to the most vulnerable areas and people in the world, of which 30,000 tons of wheat are shipped to Sudan by ships leased by the World Grain Planning Administration.</text:p>
      <text:p text:style-name="P4">
Gutres said that there are still affordments about this agreement, and representatives of Russia, Ukraine, Turkey and the United Nations will continue to discuss. He hopes that all parties will reach a comprehensive agreement on the extension, expansion and improvement of the agreement. Earlier, he had sent a letter to the president of Russia, Ukraine, and Turkey to make suggestions on this issue.</text:p>
      <text:p text:style-name="P4">
On July 22 last year, under the leadership of the United Nations, Russia, Ukraine, Turkey and the United Nations jointly signed the Black Sea Port Agricultural Products Foreign Transport Agreement with an agreement of 120 days. The agreement extended for 120 days in November last year. <text:a xlink:type="simple" xlink:href="https://www.zaobao.com/news/world/story20230315-1372600" text:style-name="Internet_20_link" text:visited-style-name="Visited_20_Internet_20_Link">
</text:a>
At that time, Russia emphasized that its food and fertilizer exports were still blocked, and only agreed to extend the agreement for 60 days. After the renewal, the agreement will be extended to July 18.</text:p>
      <text:p text:style-name="P4">
News Source: <text:a xlink:type="simple" xlink:href="https://www.zaobao.com.sg/realtime/world/story20230518-1395764" text:style-name="Internet_20_link" text:visited-style-name="Visited_20_Internet_20_Link">
https://www.zaobao.com.sg/realtime/world/story20230518-1395764</text:a>
</text:p>
      <!--NEWS-->
      <text:h text:style-name="P10" text:outline-level="1">
<text:span text:style-name="T4">
Colombia's small plane crashed for more than two weeks. 4 children survived at least 11 months</text:span>
</text:h>
      <text:p text:style-name="P4">
Publisher: 法新社</text:p>
      <text:p text:style-name="P4">
Published Time: 2023-05-18T08:32:08+00:00</text:p>
      <text:p text:style-name="P4">
Modified Time: 2023-05-18T08:20:02+00:00</text:p>
      <text:p text:style-name="P4">
Description: (Agence France -Presse Polka, 17th) A small aircraft in Colombia crashed more than two weeks ago, and several people's whereabouts were unknown. Brother President Pei Zhuo said today that search and rescue personnel found four surviving aboriginal children in the dense Amazon jungle area, including a 11 -month -old bab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617581in" draw:z-index="0">
<draw:image xlink:href="../Images/rficn/2023-05-18T08-32-08-00-00/000000.png" xlink:type="simple" xlink:show="embed" xlink:actuate="onLoad" draw:mime-type="image/png"/>
</draw:frame>
Gustavo Petro posted in Twitter that after the military "hard search", he found 4 missing children, "this is a gratifying thing for the country."</text:p>
      <text:p text:style-name="P4">
However, the military has not confirmed to find the four missing children.</text:p>
      <text:p text:style-name="P4">
The authorities dispatched more than 100 soldiers and sniff dogs to find minor victims who fell on the day; the accident caused three adults including pilots and children, including pilots and children.</text:p>
      <text:p text:style-name="P4">
In addition to a 11 -month -old baby, the other three were 13 years old, 9 years old, and 4 years old. The rescue personnel believe that after the crash, these children have been wandering in the jungle of CAQUETA in southern Colobeta.</text:p>
      <text:p text:style-name="P4">
Pei Zhuo provided more information about where they were rescued or how to survive in the jungle alone.</text:p>
      <text:p text:style-name="P4">
The armed forces said earlier that after the rescue personnel found that "the temporary asylum built with wooden strips and branches", I believe that there are still victims survived, so they strengthened their search operations.</text:p>
      <text:p text:style-name="P4">
According to the photos released by the military, you can see the branches of scissors, shoes and hair bands falling on the branches on the jungle ground.</text:p>
      <text:p text:style-name="P4">
Before the temporary asylum built with jungle vegetation, search and rescue personnel found a baby bottle and half of the fruits.</text:p>
      <text:p text:style-name="P4">
This small plane equipped with a 7 -person was originally scheduled to fly to San Jose Delguaviare, one of the main cities of the Rain Forest of Colombian Amazon, but crashed unfortunately on the way. The pilots and two adult remains, one of them is 4 mothers of surviving children. (Translator: Liu Wenyu/Calculating Draft: Chen Zhengyi)</text:p>
      <text:p text:style-name="P4">
News Source: <text:a xlink:type="simple" xlink:href="https://www.rfi.fr/cn/%E5%9B%BD%E9%99%85%E6%8A%A5%E9%81%93/20230518-%E5%93%A5%E4%BC%A6%E6%AF%94%E4%BA%9A%E5%B0%8F%E9%A3%9E%E6%9C%BA%E5%9D%A0%E6%AF%81%E9%80%BE%E4%B8%A4%E5%91%A8-4%E7%AB%A5%E5%B9%B8%E5%AD%98%E6%9C%80%E5%B0%8F%E4%BB%8511%E4%B8%AA%E6%9C%88" text:style-name="Internet_20_link" text:visited-style-name="Visited_20_Internet_20_Link">
https://www.rfi.fr/cn/%E5%9B%BD%E9%99%85%E6%8A%A5%E9%81%93/20230518-%E5%93%A5%E4%BC%A6%E6%AF%94%E4%BA%9A%E5%B0%8F%E9%A3%9E%E6%9C%BA%E5%9D%A0%E6%AF%81%E9%80%BE%E4%B8%A4%E5%91%A8-4%E7%AB%A5%E5%B9%B8%E5%AD%98%E6%9C%80%E5%B0%8F%E4%BB%8511%E4%B8%AA%E6%9C%88</text:a>
</text:p>
      <!--NEWS-->
      <text:h text:style-name="P10" text:outline-level="1">
<text:span text:style-name="T4">
Order to order public school libraries for banning specific books in the United States Fozhou School District</text:span>
</text:h>
      <text:p text:style-name="P4">
Publisher: 法新社</text:p>
      <text:p text:style-name="P4">
Published Time: 2023-05-18T08:32:09+00:00</text:p>
      <text:p text:style-name="P4">
Modified Time: 2023-05-18T08:05:02+00:00</text:p>
      <text:p text:style-name="P4">
Description: (Agence France -Presse Washington, 17th) Publisher Penguin Langdon Book House and Writers' Group American Pen Society. litig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5-18T08-32-09-00-00/000000.png" xlink:type="simple" xlink:show="embed" xlink:actuate="onLoad" draw:mime-type="image/png"/>
</draw:frame>
According to the complaint, the defendant Escambia County and the school's board of directors ordered the public school library to withdraw some books, which violated the first amendment to the US constitution that guaranteed freedom of speech.</text:p>
      <text:p text:style-name="P4">
The complaint also said: "These restrictions and withdrawals are not proportional to the works of the authors of colored races or LGBTQ (homosexual, bisexual, cross -gender, Kuer), or talk about related issues."</text:p>
      <text:p text:style-name="P4">
Ron Desantis, Governor of Florida, is a possible candidate for the Republican nominated presidential candidate in 2024; Florida restricts children in children to obtain specific book channels, and Dishangt has always been behind the scenes.</text:p>
      <text:p text:style-name="P4">
Florida has always been the main battlefield of the so -called "cultural war" in the United States. In recent months, dozens of books have been removed from the library. Conservative parents and school boards believe that these books are not suitable for children to read.</text:p>
      <text:p text:style-name="P4">
Suzanne Nossel, CEO of Pen America, condemned the withdrawal of the withdrawal in a statement that filed a lawsuit.</text:p>
      <text:p text:style-name="P4">
She said: "Children in democratic countries should not be taught by teach books ... In Eskibia County, state examiners deliberately secretly remove the books to suppress different voices."</text:p>
      <text:p text:style-name="P4">
Penguin Random House CEO Niharmalaviya said: "Books can make life better, especially students should balance various views widely."</text:p>
      <text:p text:style-name="P4">
According to the complaint, at least two books published by Penguin Landon Book House were banned, including the Nobel Prize winner Toni Morrison's "The Bluesteye" and writer Sapphire's novel " "PUSH" has been removed from some libraries in the school district, and other books have been stared at.</text:p>
      <text:p text:style-name="P4">
According to the American Pen Club, 1648 special books were banned in 32 states in the United States in the 2021 to 2022 school year, of which the most in Florida and Texas.</text:p>
      <text:p text:style-name="P4">
News Source: <text:a xlink:type="simple" xlink:href="https://www.rfi.fr/cn/%E5%9B%BD%E9%99%85%E6%8A%A5%E9%81%93/20230518-%E4%B8%8B%E4%BB%A4%E5%85%AC%E6%A0%A1%E5%9B%BE%E4%B9%A6%E9%A6%86%E7%A6%81%E7%89%B9%E5%AE%9A%E4%B9%A6%E7%B1%8D-%E7%BE%8E%E5%9B%BD%E4%BD%9B%E5%B7%9E%E5%AD%A6%E5%8C%BA%E6%8C%A8%E5%91%8A" text:style-name="Internet_20_link" text:visited-style-name="Visited_20_Internet_20_Link">
https://www.rfi.fr/cn/%E5%9B%BD%E9%99%85%E6%8A%A5%E9%81%93/20230518-%E4%B8%8B%E4%BB%A4%E5%85%AC%E6%A0%A1%E5%9B%BE%E4%B9%A6%E9%A6%86%E7%A6%81%E7%89%B9%E5%AE%9A%E4%B9%A6%E7%B1%8D-%E7%BE%8E%E5%9B%BD%E4%BD%9B%E5%B7%9E%E5%AD%A6%E5%8C%BA%E6%8C%A8%E5%91%8A</text:a>
</text:p>
      <!--NEWS-->
      <text:h text:style-name="P10" text:outline-level="1">
<text:span text:style-name="T4">
The color RFA blog: dialogue with a Tibetan scholar: About the innocent Dalai Lama (4)</text:span>
</text:h>
      <text:p text:style-name="P4">
Author: None</text:p>
      <text:p text:style-name="P4">
Publisher: Radio Free Asia (Organization)</text:p>
      <text:p text:style-name="P4">
Published Time: 2023-05-18T09:00:00-04:00</text:p>
      <text:p text:style-name="P4">
Modified Time: 2023-05-15T14:16: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39" text:anchor-type="as-char" svg:width="6.9236in" svg:height="4.612011in" draw:z-index="0">
<draw:image xlink:href="../Images/rfamandarin/2023-05-18T09-00-00-04-00/000000.png" xlink:type="simple" xlink:show="embed" xlink:actuate="onLoad" draw:mime-type="image/png"/>
</draw:frame>
At the ritual of Dallanara on March 8, the tenth -year -old Tenzoba Zun Danba gave a confession to the Dalai Lama. <text:a xlink:type="simple" xlink:href="https://www.rfa.org/mandarin/pinglun/weiseblog/ws-05152023141126.html/@@images/image" text:style-name="Internet_20_link" text:visited-style-name="Visited_20_Internet_20_Link">
</text:a>
The picture is taken from VOT</text:p>
      <text:p text:style-name="P4">
Me: India is indeed a very complicated country, multi -nation and religion. You say that Indian strategic people do not want the Himalaya to spread Buddhism, but this world is not only military is power, and economy is power, no. If you have a gun, you have the greatest power, or if you have money, you have the greatest power, not necessarily. From the perspective of human history, religion is a greater power related to the spirit of human beings and human souls. It is born in life, can compete with weapons, and can compete with money. The power of faith is intangible and cannot be estimated. Otherwise, how many countries in the world are replaced, politicians rotate, what about guns, what about money? Religious beliefs have always existed, Buddhism has been for thousands of years, and Christian Islam has also been.</text:p>
      <text:p text:style-name="P4">
In addition, I also thought that it should be a very important ritual in Dallanasala during the March. At the ritual, the key rituals were also specially authorized. In fact, in the hearts of Mongolian believers, Garva Rinpoche is also important in the hearts of Mongolian believers such as Bridge, Tuwa, Carmec and other Mongolian regions. So is the incident of stigma, what response does this incident have? But we don't know yet. The relationship between Britt's regions and totalitarian countries such as Russia is destined to be sensitive areas, and now they are in the Russian and Ukraine War. Many people are killed on the battlefield and are considered by Putin's cleaning of ethnic minorities.</text:p>
      <text:p text:style-name="P4">
Friends: I know more about Mongolian countries and Mongolians. It is also more complicated and related to history. They were influenced by communist thought. After all, it has been ruled by Communist Soviet for more than 70 years, and the two generations have not been educated by Buddhist culture. But they also have historical memories. Buddhist culture is very important for them. Basically, there are three kinds of people in Mongolia. One believes that Mongolia does not need Buddhism. Mongolia has only Genghis Khan. Genghis Khan decides everything. Some people think that we are Buddhists, but we are Mongolians, so we are Mongolian Buddhists, not Tibetan Buddhists. The Mongolians have little impact on Tibetan Buddhists. Of course, some people believe in other religions.</text:p>
      <text:p text:style-name="P4">
The Mongolians are distributed in two countries, part of them in Russia, and partly in Mongolia. Because of the relationship with China, from economic and political considerations, many words do not say, unwilling to say. Moreover, because there is no Buddhism in seven or eighty years, although it is slowly there now, many people are still confused and cannot find their own path. If you communicate with Mongolian scholars, you can know that they have a sense of insecurity. They don't know where to go? Therefore, Mongolia does not respond to the incident of the His Holiness, which is understandable.</text:p>
      <text:p text:style-name="P4">
The question is not whether Mongolia should respond, or will it go to the streets. The problem is something else. As I said earlier, first of all, from a person's perspective, there is nothing wrong with the Dalai Lama. This is the fact that this is now recognized by the world. Whether it is a religious person or a scholar, such as a psychologist anthropologist, etc., the Dalai Lama has not made mistakes. Of course, some people think he is wrong, which has become a challenging issue. A person does not make mistakes, but is considered to make mistakes, so how to solve this problem? This has become a big problem. For believers, including Tibetans and the Himalayas, the Dalai Lama was originally a lama, a high -level lama, but now it has become another level of lama, a living bodhisattva. Existing divinity.</text:p>
      <text:p text:style-name="P4">
Some of the choices in India have two ideas: one believes that Buddhism in the Himalayas, or Tibetan Buddhism may be more conducive to India's control, so they will establish a lot of connections between the Indian government and the Dalai Lama. There is also a Tibetan Buddhism in the Himalayan region, and even further, that is, the Dalai Lamaization of the Himalayan region, so that there is uncertainty. In other words, India is not sure if the Dalai Lama is a problem one day, what will happen to the Himalayan area? Therefore, some people think that Himalayan can Tibetan Buddhism, but Himalayan should not be Dalai Lama. In the past, in the Tibetan community in exile, the exile Tibetans in the school and the temple were clearly divided into people in the Himalayas. We are Tibetans and you are from the Himalayas. There are fewer and fewer students and monks from Tibet. On the other hand, more and more people from the Himalayas are, and the education systems of schools and temples are all Tibetan culture and Tibetan Buddhism. Therefore It is inevitable to stimulate such a big response in the Himalayas. This is obviously wrong.</text:p>
      <text:p text:style-name="P4">
Not to mention China. Chinese decision makers are all Han. They want to use this to attack the Dalai Lama, which is completely wrong. I think the Chinese government has made a big mistake. They do not understand the influence of religion and the power of faith. They are just very rude, very simple, to handle this matter in a way of self -righteousness.</text:p>
      <text:p text:style-name="P4">
The Westerners' understanding of the Dalai Lama has not been as much as before, but I just heard of the name of the Dalai Lama. I have observed many Western websites and a website of more than 100,000 people related to Tibetan Buddhism. After this incident, they said that I saw the Dalai Lama more than ten years ago more than 20 years ago. , But I have forgotten it slowly, so another motivation has appeared. They want to know who the Dalai Lama is and what his thoughts are? As they understand, they realize that he is innocent, but they will support the Dalai Lama. If the Dalai Lama has made a mistake before and now makes a second mistake, it will be considered by Westerners. But the Dalai Lama is not wrong. If you do n’t accept it, it is not the problem of the Dalai Lama, but the problem of those people. Of course, many young people do not understand. They are easily affected by the publicity of the Internet, but they will soon be attracted by new hotspots.</text:p>
      <text:p text:style-name="P4">
Me: From April 20th to 21st, the first Global Buddhist Summit was held in Delhi. His Holiness took a plane on the 19th. On the same day, Dallanasara dropped the heavy rain. Early in the morning, he took a car to the airport before he was loud. Many people sent Hada to the rain. On the 20th, His Holiness took a day off at the hotel. Yesterday I attended the conference and made a speech. I returned to Dallanasara today, this time is very tight. From the Internet, I saw that Garva Rinpoche returned to Lan Sara from Delhi. Numerous Tibetans lined up and welcomed them, singing and dancing, and the scene was touching. It is a home, a holy place. And this is of course because of His Holiness.</text:p>
      <text:p text:style-name="P4">
<draw:frame draw:style-name="fr1" draw:name="Image40" text:anchor-type="as-char" svg:width="6.9236in" svg:height="5.1927in" draw:z-index="0">
<draw:image xlink:href="../Images/rfamandarin/2023-05-18T09-00-00-04-00/000002.png" xlink:type="simple" xlink:show="embed" xlink:actuate="onLoad" draw:mime-type="image/png"/>
</draw:frame>
On April 20, His Holiness Dalai Lama presented the statue of the Buddha to the Supreme Fa of the Karga Karju. (The picture is taken from Facebook) <text:a xlink:type="simple" xlink:href="https://www.rfa.org/mandarin/pinglun/weiseblog/ws-05152023141126.html/66708rfa535a5ba22-003.jpeg" text:style-name="Internet_20_link" text:visited-style-name="Visited_20_Internet_20_Link">
</text:a>
His Holiness met a lot of people on the day of the rest of Delhi. I noticed that there are about five photos seen from the Internet. The first group is to meet with the Supreme French king of Naigong Kaga. After leaving Lhasa, the earliest in the Radakh Customs Repair France for many years. Many temples in Radakhs are the temples of Naigong Kagawa. He has a very high prestige in Radakh. Radak's influence will be great.</text:p>
      <text:p text:style-name="P4">
The second group of photos was a meeting with a minister of Sikkim. He looked like a Tibetan and was also very devout. And where is Sikkim? It is a country that has been annexed by India and is now a region in India. Like Radakh, it is actually the Himalayan region of Tibetan Buddhist belief. The third group of photos is the sister of the seventeenth Karmapa. Because Karmapa's temple Rond Temple is in Sikkim, Karmapa specially published a public letter supporting the Dalai Lama. The fourth group was Ladakh officials to meet the His Holiness. He was very respectful. Like believers, he must be also a believer. There is also a group of photos of Arunecchal's head of Twitter. He has 260,000 fans. He brought the whole family to worship the respected, hoeed his head, and presented Hada. These groups of photos have deep meaning.</text:p>
      <text:p text:style-name="P4">
<draw:frame draw:style-name="fr1" draw:name="Image41" text:anchor-type="as-char" svg:width="6.453125in" svg:height="10.0in" draw:z-index="0">
<draw:image xlink:href="../Images/rfamandarin/2023-05-18T09-00-00-04-00/000003.png" xlink:type="simple" xlink:show="embed" xlink:actuate="onLoad" draw:mime-type="image/png"/>
</draw:frame>
On April 20, the chief chief of Arunachel and the family brought the family to the Lama Lama. (The picture is taken from Twitter) <text:a xlink:type="simple" xlink:href="https://www.rfa.org/mandarin/pinglun/weiseblog/ws-05152023141126.html/66708rfa535a5ba22-004.jpeg" text:style-name="Internet_20_link" text:visited-style-name="Visited_20_Internet_20_Link">
</text:a>
The first Global Buddhist Summit held in Delhi is important. This importance makes me think it may be the incident of the stigma of the stigma and ferment at this time. Maybe it is related to this, because some people may want to make obstacles.</text:p>
      <text:p text:style-name="P4">
Yesterday I saw the Global Buddhist Summit's speech at the Global Buddhist Summit. I believe many people are very happy. Obviously, although His Holiness is getting older and bigger, he is 88 years old, but his thinking is agile. The scriptures are a large -scale back, and tens of minutes of speeches do not need to read manuscripts at all. Without any degradation, his wisdom is very amazing. At the summit, it is also expected. There are so many monks and scholars in the Mahayana Vajrayana, and so many scholars. This scene is as beautiful as the Buddha recorded in the scriptures and many bodhisattvas. One of the words was impressed by me: "At first glance, as far as our current situation is concerned, it is indeed false and difficult to do. In terms of, the more violations, the higher the wisdom and experience value, the more you can get close to the way to become a Buddha. Therefore, French friends must strengthen the Bodhicitta and empty opinion. This is very important. This is very important. . When you know how to turn violations into Taoism, it is equivalent to removing all violations. "</text:p>
      <text:p text:style-name="P4">
Of course I still get angry when I think of it. This world similar to "others is hell" requires His Holiness Dalai Lama for all compassion and love for the older life of 88 years and the future. His dedication. On the other hand, when the world's dilemma almost forgotten the Tibetan people, His Holiness Dalai Lama re -blame the world to "see" Tobert in this way. At the same time, most of the Tibetan Tibetan Buddhists who belief in Tibetan Buddhism are condensed together. It is also like Buddhism often talks about the inverse edge into a smooth fate. The facts have proven that all karma has reversed. And the emergence of this incident may be very close to the future, so I agree with what you said, this is not a bad thing but a good thing.</text:p>
      <text:p text:style-name="P4">
Oh, we have talked for a long time, or that's it, it will be very long if I want to sort it.</text:p>
      <text:p text:style-name="P4">
Friend: Okay, see you, the weather is so good. (over)</text:p>
      <text:p text:style-name="P4">
(2023/4/22 Dialogue, 5/2-5/14, in Beijing)</text:p>
      <text:p text:style-name="P4">
(The article only represents the personal position and point of view of the special commentator)</text:p>
      <text:p text:style-name="P4">
News Source: <text:a xlink:type="simple" xlink:href="https://www.rfa.org/mandarin/pinglun/weiseblog/ws-05152023141126.html" text:style-name="Internet_20_link" text:visited-style-name="Visited_20_Internet_20_Link">
https://www.rfa.org/mandarin/pinglun/weiseblog/ws-05152023141126.html</text:a>
</text:p>
      <!--NEWS-->
      <text:h text:style-name="P10" text:outline-level="1">
<text:span text:style-name="T4">
Ukraine sounds the air defense alert throughout the territory</text:span>
</text:h>
      <text:p text:style-name="P4">
Author: 联合早报 (Person)</text:p>
      <text:p text:style-name="P4">
Publisher: 联合早报 (Organization)</text:p>
      <text:p text:style-name="P4">
Published Time: 2023-05-18T09:07</text:p>
      <text:p text:style-name="P4">
Modified Time: 2023-05-18T13:21</text:p>
      <text:p text:style-name="P4">
Description: Ukraine sounded on Thursday (May 18). The military warns that Russia may launch a missile attack in central Ukraine. Reuters reports that the Ukrainian armed forces warned the four regions on the Telegram channel, that is, VIN ...</text:p>
      <text:p text:style-name="P4">
Videos: []</text:p>
      <text:p text:style-name="P4">
Audios: []</text:p>
      <text:p text:style-name="P4">
Images: []</text:p>
      <text:p text:style-name="P4">
Type: NewsArticle</text:p>
      <text:p text:style-name="P4">
Breadcrumbs: ['即时', '国际']</text:p>
      <text:p text:style-name="P4">
Keywords: ['乌克兰', '空袭', '俄乌战争', '袭击', '导弹']</text:p>
      <!--METADATA-->
      <text:p text:style-name="P4">
Ukraine sounded on Thursday (May 18). The military warns that Russia may launch a missile attack in central Ukraine.</text:p>
      <text:p text:style-name="P4">
Reuters reports that the Ukrainian armed forces warned the four regions on the Telegram channel, namely Vinnytsia, Kirovograd, Cherkassy, and DnipropetRovsk (DNIPROPETROVSK To. Other Telegram channel warned that attacks in the Poltava region in the central part may also attack.</text:p>
      <text:p text:style-name="P4">
Officials said that the fragments fell in the air strike on Thursday caused two fires in the eastern region of Kiev. Mayor Cryqinko said that a fire in a garage facility in Darnitsya in the Darnitsya area had no casualties.</text:p>
      <text:p text:style-name="P4">
Popko, the head of the Kiev Military Management Department, said a fire occurred in the non -residential place in the Desnyansky district east of the capital. He did not provide information about casualties.</text:p>
      <text:p text:style-name="P4">
News Source: <text:a xlink:type="simple" xlink:href="https://www.zaobao.com.sg/realtime/world/story20230518-1395777" text:style-name="Internet_20_link" text:visited-style-name="Visited_20_Internet_20_Link">
https://www.zaobao.com.sg/realtime/world/story20230518-1395777</text:a>
</text:p>
      <!--NEWS-->
      <text:h text:style-name="P10" text:outline-level="1">
<text:span text:style-name="T4">
Biden will arrange another Pacific Island Summit</text:span>
</text:h>
      <text:p text:style-name="P4">
Author: 联合早报 (Person)</text:p>
      <text:p text:style-name="P4">
Publisher: 联合早报 (Organization)</text:p>
      <text:p text:style-name="P4">
Published Time: 2023-05-18T09:43</text:p>
      <text:p text:style-name="P4">
Modified Time: 2023-05-18T09:49</text:p>
      <text:p text:style-name="P4">
Description: Due to the cancellation of the domestic debt limit crisis, the US President Biden will arrange another Pacific Island Leadership Summit this year. Reuters reported that political analysts said that Biden canceled the seven -nation episodes planned in Japan next Monday (May 22) ...</text:p>
      <text:p text:style-name="P4">
Videos: []</text:p>
      <text:p text:style-name="P4">
Audios: []</text:p>
      <text:p text:style-name="P4">
Images: []</text:p>
      <text:p text:style-name="P4">
Type: NewsArticle</text:p>
      <text:p text:style-name="P4">
Breadcrumbs: ['即时', '国际']</text:p>
      <text:p text:style-name="P4">
Keywords: ['美国', '拜登', '巴布亚新几内亚', '债务危机']</text:p>
      <!--METADATA-->
      <text:p text:style-name="P4">
Due to the cancellation of the domestic debt limit crisis, the US President Biden will arrange another Pacific Island Leadership Summit this year.</text:p>
      <text:p text:style-name="P4">
Reuters reported that political analysts said that Biden canceled a short visit to Papua New Guinea after the seven -Kinged Group (G7) summit will be held next Monday (May 22) in Japan. The reputation in the region has caused a blow; Washington is fighting with China there.</text:p>
      <text:p text:style-name="P4">
On the way to Japan on Wednesday (17th), when asked if the decision to cancel the visit would bring an advantage to Beijing, Biden's senior security adviser Sha Liven said that the United States sees the "Pacific Island pair to The demand signal in the United States only increases. " Sarawon told reporters on the Air Force No. 1 that Biden will convene an important summit for the leaders of the Pacific Island this year, which will be the second time he will do this within 12 months.</text:p>
      <text:p text:style-name="P4">
Biden was scheduled to stay next Monday for three hours in Papaba New Guinea. This will be the first time to stay there with US presidents, and Papua New Guinea has announced a public holiday for him. Biden was originally scheduled to meet with 18 Pacific Islands leaders there. "They (leaders of Pacific Island) said that they were obviously disappointed with the first American president of Papua New Guinea. In terms of contact than any president in the past, do more. "</text:p>
      <text:p text:style-name="P4">
The crisis of US debt limit prompted Biden to postpone visiting Papua New Guinea and Australia, so that he could return to Washington earlier. He should have met with the leaders of Australia, Japan and India-other countries in Sydney, other countries, but they will now talk about in Japan.</text:p>
      <text:p text:style-name="P4">
News Source: <text:a xlink:type="simple" xlink:href="https://www.zaobao.com.sg/realtime/world/story20230518-1395784" text:style-name="Internet_20_link" text:visited-style-name="Visited_20_Internet_20_Link">
https://www.zaobao.com.sg/realtime/world/story20230518-1395784</text:a>
</text:p>
      <!--NEWS-->
      <text:h text:style-name="P10" text:outline-level="1">
<text:span text:style-name="T4">
China -Central Asian Summit Beijing Hope to fill the vacuum of Russia's retention</text:span>
</text:h>
      <text:p text:style-name="P4">
Publisher: 法新社</text:p>
      <text:p text:style-name="P4">
Published Time: 2023-05-18T1:32:08+00:00</text:p>
      <text:p text:style-name="P4">
Modified Time: 2023-05-18T14:20:04+00:00</text:p>
      <text:p text:style-name="P4">
Description: (AFP, Xi'an, 18th) Central Asian national leaders today conducted one -on -one talks with Chinese President Xi Jinping in Xi'an, Chinese capital today to ensure that the friendship is "enduring" and paved the way for regional agreement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18T1-32-08-00-00/000000.png" xlink:type="simple" xlink:show="embed" xlink:actuate="onLoad" draw:mime-type="image/png"/>
</draw:frame>
For the first time, Xi Jinping and the leaders of 5 Central Asia held the first time for the establishment of diplomatic relations with China and Central Asian countries for the first time. For the first time, this summit was held for the first time.</text:p>
      <text:p text:style-name="P4">
In Beijing's offensive, hoping to fill the Russian war due to the Ukrainian war, when the vacuum left by the former Soviet Union, Xi Jinping positioned himself as a global politician and was keen to expand its influence to the areas far beyond the border.</text:p>
      <text:p text:style-name="P4">
Zhu Zhiqun, a professor of politics and international relations at the University of Bucknell University, said: "Xi Jinping positions himself as a leader who can promote global development and peace."</text:p>
      <text:p text:style-name="P4">
At the same time as the Central Asian Summit was held, the seven major industrial group (G7) summit also appeared in Hiroshima, Japan. Zhu Zhiqun said that the G7 Summit is likely to focus on "countermeasures to counter the global influence of China's daily increase", so "its importance and strategic importance cannot be underestimated."</text:p>
      <text:p text:style-name="P4">
Beijing stated that last year, China ’s total trade with Kazakh, Kilgis, Tajik, Turkman, and Uzbekius reached US $ 70 billion, an increase of 22%from the same period last year this year.</text:p>
      <text:p text:style-name="P4">
Central Asia has also become the key to Xi Jinping's Belt and Road Initiative.</text:p>
      <text:p text:style-name="P4">
China, the world's second largest economy, has invested billions of US dollars to develop natural gas in China, and railways connecting China and Europe are also criss -crossed in this area.</text:p>
      <text:p text:style-name="P4">
Analysts told AFP that this week's China -Central Asian Summit is also likely to be committed to expanding the huge transportation and pipeline networks of China and 5 Central Asia, including China -Kilgis -Uzbek, which has been put on hold for a long time and is expected to reach $ 6 billion. The railway may also expand the natural gas pipeline from Central Asia to China.</text:p>
      <text:p text:style-name="P4">
News Source: <text:a xlink:type="simple" xlink:href="https://www.rfi.fr/cn/%E5%9B%BD%E9%99%85%E6%8A%A5%E9%81%93/20230518-%E4%B8%AD%E5%9B%BD%EF%BC%8D%E4%B8%AD%E4%BA%9A%E5%B3%B0%E4%BC%9A-%E5%8C%97%E4%BA%AC%E7%9B%BC%E5%A1%AB%E8%A1%A5%E4%BF%84%E7%BD%97%E6%96%AF%E6%89%80%E7%95%99%E7%9C%9F%E7%A9%BA" text:style-name="Internet_20_link" text:visited-style-name="Visited_20_Internet_20_Link">
https://www.rfi.fr/cn/%E5%9B%BD%E9%99%85%E6%8A%A5%E9%81%93/20230518-%E4%B8%AD%E5%9B%BD%EF%BC%8D%E4%B8%AD%E4%BA%9A%E5%B3%B0%E4%BC%9A-%E5%8C%97%E4%BA%AC%E7%9B%BC%E5%A1%AB%E8%A1%A5%E4%BF%84%E7%BD%97%E6%96%AF%E6%89%80%E7%95%99%E7%9C%9F%E7%A9%BA</text:a>
</text:p>
      <!--NEWS-->
      <text:h text:style-name="P10" text:outline-level="1">
<text:span text:style-name="T4">
Column | Reporter Time: How to meet the spring? Hong Kong production films have repeatedly broke the record, and the changes of "four -character director" and Hong Kong filmmakers are carried out.</text:span>
</text:h>
      <text:p text:style-name="P4">
Author: 文／关伟雄</text:p>
      <text:p text:style-name="P4">
Publisher: Radio Free Asia (Organization)</text:p>
      <text:p text:style-name="P4">
Published Time: 2023-05-18T10:00:00-04:00</text:p>
      <text:p text:style-name="P4">
Modified Time: 2023-05-18T07:51:13-04:00</text:p>
      <text:p text:style-name="P4">
Description: Wen / Guan Weixiong</text:p>
      <text:p text:style-name="P4">
Videos: []</text:p>
      <text:p text:style-name="P4">
Audios: ["<text:a xlink:type="simple" xlink:href="https://www.rfa.org/mandarin/zhuanlan/baodaozheshijian/mrpt-0516202309185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 "<text:a xlink:type="simple" xlink:href="000007.png" text:style-name="Internet_20_link" text:visited-style-name="Visited_20_Internet_20_Link">
000007.png</text:a>
", "<text:a xlink:type="simple" xlink:href="000008.png" text:style-name="Internet_20_link" text:visited-style-name="Visited_20_Internet_20_Link">
000008.png</text:a>
", "<text:a xlink:type="simple" xlink:href="000009.png" text:style-name="Internet_20_link" text:visited-style-name="Visited_20_Internet_20_Link">
000009.png</text:a>
", "<text:a xlink:type="simple" xlink:href="000010.png" text:style-name="Internet_20_link" text:visited-style-name="Visited_20_Internet_20_Link">
000010.png</text:a>
", "<text:a xlink:type="simple" xlink:href="000011.png" text:style-name="Internet_20_link" text:visited-style-name="Visited_20_Internet_20_Link">
000011.png</text:a>
"]</text:p>
      <!--METADATA-->
      <text:p text:style-name="P4">
<draw:frame draw:style-name="fr1" draw:name="Image43" text:anchor-type="as-char" svg:width="6.9236in" svg:height="4.612011in" draw:z-index="0">
<draw:image xlink:href="../Images/rfamandarin/2023-05-18T10-00-00-04-00/000000.png" xlink:type="simple" xlink:show="embed" xlink:actuate="onLoad" draw:mime-type="image/png"/>
</draw:frame>
In the past year, Hong Kong films unexpectedly ushered in a small Yangchun. When the new generation of directors took turns to appear, the works made by pure localities have also detonated the phenomenon box office. <text:a xlink:type="simple" xlink:href="https://www.rfa.org/mandarin/zhuanlan/baodaozheshijian/mrpt-05162023091850.html/@@images/image" text:style-name="Internet_20_link" text:visited-style-name="Visited_20_Internet_20_Link">
</text:a>
(Photography / Chen Langzhang) <text:a xlink:type="simple" xlink:href="https://www.rfa.org/mandarin/zhuanlan/baodaozheshijian/mrpt-05162023091850.html/@@stream" text:style-name="Internet_20_link" text:visited-style-name="Visited_20_Internet_20_Link">
</text:a>
<text:span text:style-name="T5">
The controversy of "Hong Kong Films" over the past __10 years has always existed. Many filmmakers in Hong Kong have rely on China and Hong Kong to make films to strive for a huge Chinese film market than Hong Kong. However, in recent years, the co -production films have continued to repeat the routine. In 2018, the Ministry of Publicity of China established the National Film Bureau, and encountered a three -year epidemic, completely changing the industry ecology, and also affected the Hong Kong filmmakers who were originally north. _ </text:span>
 _ 吧 _</text:p>
      <text:p text:style-name="P4">
_ A group of colleges sent a younger "four -character director". These years have begun to bid farewell to the golden age of China -Hong Kong -Hong Kong -Hong Kong -Hong Kong -Hong Kong -Hong Kong -Hong Kong -Hong Kong -to -make films and involve social themes. Directors who have benefited from the box office of China during the peak of the co -production film also look back at the Hong Kong market. They said that this __10 has experienced many incidents in Hong Kong in Hong Kong, and has a stronger feeling for society. _ _ _ 吧 _</text:p>
      <text:p text:style-name="P4">
_ "Reporter" interviewed a number of young and senior directors. Can this box office "Xiaoyangchun" last? How to find other ways outside the Chinese market? _ _ _ 吧 _</text:p>
      <text:p text:style-name="Horizontal_20_Line"/>
      <text:p text:style-name="P4">
Hong Kong in May has been hot, and the young director He Jue sweats all day, rushing to the Hong Kong theaters to thank the votes and interact with the audience. At the age of 36, he is one of the representatives of the new generation director in Hong Kong. He first launched his head in the box office of Hong Kong restricted films in one fell swoop in the box office record of Hong Kong. "Forty -four when the dead corpse and death", telling how to facing the price of houses in different generations to face the price of houses, is also a house, which is also Hong Kong.</text:p>
      <text:p text:style-name="P4">
Both of them are Hong Kong production films, and they are in Hong Kong at home. He Jue Tian tried to thank the tickets, hoping to attract more citizens to watch the show. On the most full day, he has to run more than a dozen games. He not only thanks his tickets for his own works, but also often runs next to the theater. Together with other young directors to publicize "Day Youth" and "Lights and Lights", such as "Difficulty Movie. This group of new generation of Hong Kong directors has cooperated together at the end of last year, because the names of the first movie are exactly four words, and they have been named the name of the "four -character director".</text:p>
      <text:p text:style-name="P4">
He Juetian told the "Reporter" that most of the former generations of directors in Hong Kong were born in red pants (Note: Red pants refer to the training of formal film schools, work on the set until the director of the director), and the new generation of "four -character director" Most of them are colleges; in the golden age of bidding farewell to China -Hong Kong -Hong Kong -Hong Kong -Hong Kong films, most of the young directors hope to stay in Hong Kong to make movies. Because of the growth background and receiving information, everyone wants to involve social themes. "In the past 10 years, we have experienced many incidents in Hong Kong, and have a stronger feeling for society," He Jue Tian said.</text:p>
      <text:p text:style-name="P4">
Looking back at the past, Hong Kong films have gone downhill since the 1990s. After the SARS epidemic in 2003, the SARS epidemic began to embrace the Chinese market. In the era of China -Hong Kong -Hong Kong -Hong Kong -co -production films, senior directors have developed northward. Films, police bandits, martial arts films, relaxed love comedy and so on. While repeated high box office in China, these movies have also triggered discussions on "Hong Kong movies are dead". Hong Kong production films have poor reputation, while co -production films have routines.</text:p>
      <text:p text:style-name="P4">
Nearly 20 years later, after a severe political turmoil, after three years of the COVID-19 epidemic, Hong Kong films unexpectedly ushered in a small Yangchun. On the occasion of the new generation of directors in turns, pure local works have also detonated the phenomenon -level box office -the first movie "Poisonous Tongue" of senior screenwriter Wu Weilun was released in the Spring Festival this year. The total box office of Hong Kong production films in the local theater.</text:p>
      <text:p text:style-name="P4">
<draw:frame draw:style-name="fr1" draw:name="Image44" text:anchor-type="as-char" svg:width="6.9236in" svg:height="4.61631in" draw:z-index="0">
<draw:image xlink:href="../Images/rfamandarin/2023-05-18T10-00-00-04-00/000001.png" xlink:type="simple" xlink:show="embed" xlink:actuate="onLoad" draw:mime-type="image/png"/>
</draw:frame>
After SARS, a large number of senior directors in Hong Kong invested in China and Hong Kong's co -produced films under the pressure of funds or box office. (Photography / Chen Langzhang) <text:a xlink:type="simple" xlink:href="https://www.rfa.org/mandarin/zhuanlan/baodaozheshijian/mrpt-05162023091850.html/2.jpg" text:style-name="Internet_20_link" text:visited-style-name="Visited_20_Internet_20_Link">
</text:a>
### <text:span text:style-name="T4">
 China -Hong Kong -Hong Kong co -production film Ambush: More and more stringent censorship and not easy to obtain dragon label </text:span>
</text:p>
      <text:p text:style-name="P4">
Before having the opportunity to make a movie, Wu Weilun devoted himself to the China -Hong Kong -Hong Kong -Hong Kong film industry for many years.</text:p>
      <text:p text:style-name="P4">
"I often embarrassed when I call myself" new director "," Wu Weilun said with a smile. In the film industry, he has worked for 20 years, and many Hong Kong box office blockbusters have his participation.</text:p>
      <text:p text:style-name="P4">
In the early millennium, he joined the team of director Lin Chaoxian, who was famous for action films and police bandits, started from the field. Later, he cooperated with Lin Chaoxian for a long time as a screenwriter. At this time, Hong Kong films have gone through the peak period, and again meet the SARS epidemic, scarred. Wu Weilun said that he did not work at the time, and ran to write TV series, and returned to Lin Chaoxian team a few years later.</text:p>
      <text:p text:style-name="P4">
At this time, Lin Chaoxian began to try the China -Hong Kong -Hong Kong -co -production model. In 2003, the Chinese authorities signed the "Arrangement of the Mainland and Hong Kong on Establishing Closer Economic and Trade Relations" (CEPA). CEPA provides convenience for Hong Kong movies to enter the Chinese market. It stipulates China imported China is not restricted by quotas. Many Hong Kong filmmakers have ever embarked on the "China -Hong Kong Hong Kong co -production" model. Lin Chaoxian is the representative of it. Since then, he has paid more attention to China and has a huge production cost.</text:p>
      <text:p text:style-name="P4">
At that time, a large number of senior directors in Hong Kong were cast in China and Hong Kong, under the pressure of funds or box office, and Hong Kong production became less and the box office was bleak. Looking back on data, the Chinese market brings far more than Hong Kong films that far exceed the local market of Hong Kong. Cooperating with the subject matter and review of China has become a necessary evil for Hong Kong film issuers.</text:p>
      <text:p text:style-name="P4">
<draw:frame draw:style-name="fr1" draw:name="Image45" text:anchor-type="as-char" svg:width="6.25in" svg:height="10.0in" draw:z-index="0">
<draw:image xlink:href="../Images/rfamandarin/2023-05-18T10-00-00-04-00/000002.png" xlink:type="simple" xlink:show="embed" xlink:actuate="onLoad" draw:mime-type="image/png"/>
</draw:frame>
Hong Kong films have embraced China -Hong Kong -Hong Kong co -production model for many years. China's box office can reach 10 billion yuan a year / reporter <text:a xlink:type="simple" xlink:href="https://www.rfa.org/mandarin/zhuanlan/baodaozheshijian/mrpt-05162023091850.html/7c219ad41-99996e2f96fb5f71591a5e7464c162b14e2d6e2f540862cd6a215f0f-4e2d570b7968623f4e005e7453ef9054767e5104-58315c0e8005.png" text:style-name="Internet_20_link" text:visited-style-name="Visited_20_Internet_20_Link">
</text:a>
</text:p>
      <text:p text:style-name="P4">
<draw:frame draw:style-name="fr1" draw:name="Image46" text:anchor-type="as-char" svg:width="6.9236in" svg:height="4.536851in" draw:z-index="0">
<draw:image xlink:href="../Images/rfamandarin/2023-05-18T10-00-00-04-00/000003.png" xlink:type="simple" xlink:show="embed" xlink:actuate="onLoad" draw:mime-type="image/png"/>
</draw:frame>
The China -Hong Kong -Hong Kong co -production "Catch Monster 2" is 2.2 billion yuan in China's box office. The picture shows the director of Hong Kong Xu Chengyi in the 6th Beijing International Film Festival and took a photo with the protagonist figures in the "Catch Monster".(Associated Press information picture)<text:a xlink:type="simple" xlink:href="https://www.rfa.org/mandarin/zhuanlan/baodaozheshijian/mrpt-05162023091850.html/3_afp7e2e5716_pbu753755_23.jpg" text:style-name="Internet_20_link" text:visited-style-name="Visited_20_Internet_20_Link">
</text:a>
However, Chinese film control has been tightened in recent years, and film investors are facing great uncertainty. 2018 is an obvious turning point.</text:p>
      <text:p text:style-name="P4">
Chinese movies have always been reviewed, including the proposal before the start of the shooting and the dragon label (movie screening permit) before the release. The relevant affairs have previously returned to the State Administration of Radio and Television directly under the State Council of the State Council of China. By March 2018, China officially announced that it would be unified management of the film work by the Propaganda Department of the CPC Central Committee (referred to as the Central Propaganda Department). One month later, the "National Film Bureau" was established under the Central Propaganda Department to independently control the film's control to other broadcast media. Since then China has become more stringent for film censorship.</text:p>
      <text:p text:style-name="P4">
The Film Bureau has the final decision to shoot, release, release, scheduled films of each film, and even the content and actors. The National Film Bureau released the "Fourteenth Five -Year Plan" China Film Development Plan in 2021. It planned private enterprises to participate in the production and development goals of the main themes from top to bottom to completely change the ecology of the Chinese film industry.</text:p>
      <text:p text:style-name="P4">
There are rarely reported by the Chinese media about these review logic and sliced information, and people can only see according to some films that cannot be released. The small -cost movie "Hidden Dust Smoke" released in 2022 was suddenly withdrawn after reaching the 100 million box office. For the premiere of the overseas film festival and the subsequent shown in China, the review has become strict. In 2022, the director Tian Zhuangzhuang revealed that the new work "Bird Ming" was sent as early as 2020, but there was no audio for two years: In response to this, some Chinese online media have sorted out 2019. Failure to be released, including well -known directors such as Zhang Yimou and Zhou Xingchi. Jia Zhangke, the director of the National People's Congress of China, said last year that Chinese filmmakers felt "unsatisfactory" about the current film environment and called for "to give all the movies an equal and certain environment."</text:p>
      <text:p text:style-name="P4">
"Emperor Film" is also a big player in China and Hong Kong. The helm of Yang Shoucheng recently revealed to the Hong Kong media that the "Detective War" released in China in 2022 was personally seen by Yang himself and director Wei Jiahui. The interpretation of the script this time should be required to modify the script and the film to be accepted to the end of the game to be released smoothly.</text:p>
      <text:p text:style-name="P4">
Li Zhaoxing, a Hong Kong film critic in Changju China, analyzed the "Reporter" that "Detective War" is a issue that Hong Kong films have often filmed in the past. This time, it is difficult to encounter difficulties in censorship. Domestic films are also tightened. However, such censorship has always been proven that the scale of censorship can only be passed on to the ears between the producers.</text:p>
      <text:h text:style-name="P12" text:outline-level="3">
<text:span text:style-name="T4">
<text:span text:style-name="T4">
 The opening miracle of Hong Kong production films: "Poisonous Tongue" set a Hong Kong box office record </text:span>
</text:span>
</text:h>
      <text:p text:style-name="P4">
In addition to the tightening of the red line, the COVID-19 epidemic became the last straw that overwhelmed the filming. China ’s 3 -year -old zero -anti -epidemic model makes it difficult for theater to open and operate.</text:p>
      <text:p text:style-name="P4">
<draw:frame draw:style-name="fr1" draw:name="Image47" text:anchor-type="as-char" svg:width="6.9236in" svg:height="8.642563in" draw:z-index="0">
<draw:image xlink:href="../Images/rfamandarin/2023-05-18T10-00-00-04-00/000004.png" xlink:type="simple" xlink:show="embed" xlink:actuate="onLoad" draw:mime-type="image/png"/>
</draw:frame>
Number of Chinese and Hong Kong films, COVID-19 has an ebb to ebb / reporter <text:a xlink:type="simple" xlink:href="https://www.rfa.org/mandarin/zhuanlan/baodaozheshijian/mrpt-05162023091850.html/7c219ad42-4e2d6e2f540862cd7247657891cf-covid-1975ab60c5524d5df273fe90006f6e-58315c0e8005.png" text:style-name="Internet_20_link" text:visited-style-name="Visited_20_Internet_20_Link">
</text:a>
Wu Weilun said that when the epidemic in 2020 broke out, Jiang Zhiqiang, the helm of Hong Kong's "Anle Movie", asked Wu Weilun if he was interested in filming his first movie.</text:p>
      <text:p text:style-name="P4">
For the market positioning of the film, Wu Weilun knew nothing at the time, and only knew that he would not make a co -production film this time.</text:p>
      <text:p text:style-name="P4">
When writing the script of "Poisonous Tongue", Wu Weilun said that he did not consider balanced the Chinese market. He hopes to write a story to let the audience understand "the importance of conscience": "The audience's viewing court films all have the same mind that hopes to see the victory of justice and evil." This movie is invited to come. Hong Kong talk show (Hong Kong is called "Dong Du Xiao") Huang Zihua, the great god, is the leading actor, and other actors are mostly new actors in Hong Kong. When the editorial ended, Jiang Zhiqiang told him that the film should be released in Hong Kong in the Spring Festival, striving to be called the first New Year movie in Hong Kong in the past three years, and then entered the Chinese market in a "introducing film" way.</text:p>
      <text:p text:style-name="P4">
<draw:frame draw:style-name="fr1" draw:name="Image48" text:anchor-type="as-char" svg:width="6.9236in" svg:height="4.624965in" draw:z-index="0">
<draw:image xlink:href="../Images/rfamandarin/2023-05-18T10-00-00-04-00/000005.png" xlink:type="simple" xlink:show="embed" xlink:actuate="onLoad" draw:mime-type="image/png"/>
</draw:frame>
"Poisonous Tongue" is the first work of director Wu Weilun, but he is not a newcomer. Previously, he had been working in the film industry for 20 years and started from the field. He has been engaged in screenwriter for a long time. (Photography / Chen Langzhang) <text:a xlink:type="simple" xlink:href="https://www.rfa.org/mandarin/zhuanlan/baodaozheshijian/mrpt-05162023091850.html/4.jpg" text:style-name="Internet_20_link" text:visited-style-name="Visited_20_Internet_20_Link">
</text:a>
After the movie was released, Huang Zihua asked the player to invite the entire crew. "Zi Hua guess 55 million Hong Kong dollars (about NT $ 210 million) that night," Wu Weilun recalled that night, "I am more bold than him: 58 million."</text:p>
      <text:p text:style-name="P4">
Unexpectedly, "Poisonous Tongue", which talked about Hong Kong's judicial stories, became the highest local box office Hong Kong film in Hong Kong history. It was then introduced to China. , Taiwan, Britain, Canada and other places were released.</text:p>
      <text:p text:style-name="P4">
In order to enter the Chinese market, "Poisonous Tongue" has only made a change, re -dubbed Huang Zihua's lines "In the face of the law, the poor with twist" and changed to "the poor". (Note: "Poor people with twisted" are Cantonese, similar to "poor people eat shit", "twist" is a swear words, male genitals; "poor people" means "poor people must die")</text:p>
      <text:p text:style-name="P4">
The success of "Poisonous Tongue" has created a new direction for Hong Kong films. Tan Yinuo, assistant professor and film critic of Lingnan University in Hong Kong, analyzed that in recent years, China has been wary of the introduction of Hollywood movies, and the number of imported western films has decreased. At this time, Hong Kong films fill the vacancies by introducing imports and enter the Chinese market. Tan Yinuo pointed out that compared with China -Hong Kong -Hong Kong -Hong Kong films, the benefits of introducing films are that they do not have to face the review of the film bureau in the process of establishing, production and publicity, and at the same time, they can harvest the box office in Hong Kong. In addition to "Poisonous Tongue", in 2022, the Hong Kong comedy movie "Fan Tie Entering the Heart" also entered the Chinese market with the introduction of films. It was renamed "still think you best" and harvested 100 million yuan box office.</text:p>
      <text:h text:style-name="P12" text:outline-level="3">
<text:span text:style-name="T4">
<text:span text:style-name="T4">
 Director of the North Hong Kong Director New Treatment: Regaining small cost production, "Lao Shi Shou" and the new generation of Qi Qi </text:span>
However, the fate of China -Hong Kong -Hong Kong -Hong Kong co -production is compared to the following.</text:span>
</text:h>
      <text:p text:style-name="P4">
Hong Kong senior director Zheng Baorui has been developing for many years, and it feels that the production model of China -Hong Kong -Hong Kong co -production films has reached the bottleneck. In the early spring of this year, he kept a horse in Hong Kong and promoted the new Hong Kong local "Murder Case" he directed. "It's not just that we are tired of shooting. In fact, the (China) mainland audience has seen dullness," Zheng Baorui said that in order to pursue stable box office figures, Chinese film investors have become more conservative and safe in recent years. Action films and types, "It's not that Hong Kong people can't think of new things, but because you go to the (China) mainland market, the investors in that class don't want you to have new things."</text:p>
      <text:p text:style-name="P4">
Zheng Baorui entered the industry in the 1990s. Starting from the production assistant, the film style is violent, direct and blood as the mark. He has directed works such as "Dog Bite Dog", "Accident", "Robot" and other works. In 2012, he went north to China and made 3 high -cost "Journey to the West" in a row, which won nearly 3 billion yuan box office. Looking back at the choice 10 years ago, Zheng Baorui said that he had a clear goal at the time.</text:p>
      <text:p text:style-name="P4">
"I just measure it like this. If the movie is my career, it is not just interest, then contact with a blockbuster is a step that I need to take, just that the film is called" Journey to the West "." The ideal work sometimes makes some "transactions".</text:p>
      <text:p text:style-name="P4">
In 2017, Zheng Baorui directed his personal style "Wisdom tooth" and filmed a serial murder with a unique Hong Kong old community landscape. However, this Chinese -Hong Kong -Hong Kong -co -production film did not obtain a dragon label in China. Zheng Baorui revealed that after the film, they waited for one or two years, and finally gave up. They were only briefly released in Hong Kong in 2021, and then launched the streaming platform.</text:p>
      <text:p text:style-name="P4">
"After" Wisdom tooth ", I think there are still many things in Hong Kong worth shooting." Zheng Baorui's new work "Murder Case" returned to Hong Kong's local small cost production. The investment of 7 million Hong Kong dollars was closely linked to Feng Shui, numerology and blood cases. The personal style was strong. He knew that because of the monster theme, he could not be released in China, and it was difficult for the box office to reach billions of levels.</text:p>
      <text:p text:style-name="P4">
"Actually, Hong Kong people are good Flexible, and the changes can be great. I grow up here. I have grown in this movie circle. I have shot a very bad three -level film (restricted movie). It is a good thing to do a small film. It is good to give you a chance to explore. It is better than sitting at home all day long. I am the kind of person who likes to go out, "Zheng Baorui told the reporter.</text:p>
      <text:p text:style-name="P4">
In the interview with the Hong Kong media by the producer and screenwriter of the "Murder Case", he believes that he believes that the "Xiaoyangchun" that resumes the vibrant of Hong Kong films is mainly dominated by the emotional leadership of local audiences in Hong Kong. With this momentum, more filmmakers have made better works. "</text:p>
      <text:p text:style-name="P4">
Zheng Baorui said that according to his years of experience, the second work of the new director is more critical than the first one: "The new director is the first movie, and the filmmakers in different positions will of course be the assistance of the city. The inner station is steady, in fact, depending on the "second part": Without government funds, can they find investors with their own abilities? "</text:p>
      <text:p text:style-name="P4">
He believes that Hong Kong movies are in Xiaoyangchun or truly ushered in spring and summer. The key is the work of every filmmaker: "New director, our" old shit "(Cantonese, derogatory name for elders). Whether we have the ability to make a movie that can continue to let the audience enter the venue. "</text:p>
      <text:h text:style-name="P12" text:outline-level="3">
<text:span text:style-name="T4">
<text:span text:style-name="T4">
 Rebirth on the ruins: "Four Characters Director" and the team brought the audience to understand the daily Hong Kong </text:span>
</text:span>
</text:h>
      <text:p text:style-name="P4">
<text:span text:style-name="T4">
<draw:frame draw:style-name="fr1" draw:name="Image49" text:anchor-type="as-char" svg:width="6.9236in" svg:height="4.61631in" draw:z-index="0">
<draw:image xlink:href="../Images/rfamandarin/2023-05-18T10-00-00-04-00/000007.png" xlink:type="simple" xlink:show="embed" xlink:actuate="onLoad" draw:mime-type="image/png"/>
</draw:frame>
Hong Kong director He Juetian's first work "Justice Corridor" broke the box office record of Hong Kong restricted films earlier this year. He and a group of young directors were less involved in action movies and explored Hong Kong's social subject matter. (Photography / Chen Langzhang) <text:a xlink:type="simple" xlink:href="https://www.rfa.org/mandarin/zhuanlan/baodaozheshijian/mrpt-05162023091850.html/6.jpg" text:style-name="Internet_20_link" text:visited-style-name="Visited_20_Internet_20_Link">
</text:a>
</text:span>
</text:p>
      <text:p text:style-name="P4">
As a new director, He Jue Tian understands that the new generation of Hong Kong directors is facing a completely different era.</text:p>
      <text:p text:style-name="P4">
"We have been out in the pattern of (China and Hong Kong)." After graduating from the Television and Film Academy of the Hong Kong Academy of Performing Arts in 2012, He Jue Tian also participated in the production of China -Hong Kong co -production films, but now it has changed. I have learned from Hong Kong filmmakers. "</text:p>
      <text:p text:style-name="P4">
It is not easy to return to the homeland.</text:p>
      <text:p text:style-name="P4">
He Jue Tian said that pure local production is difficult to have big investments, so everyone rarely involves action movies, but returns to the story and the plot itself. In addition to He Jue Tian, "Four Character Director" also includes Lin Sen ("Narrow Road Dust"), Jia Shengfeng ("Flowing Water Falling Flowers"), Liu Guorui ("Day Youth"), Zeng Xianning ("Light"), Zeng Qinghong ( "Over time."). These works attempts to bring the audience to Hong Kong on the edge, showing the human nature and experience of grassroots characters.</text:p>
      <text:p text:style-name="P4">
<draw:frame draw:style-name="fr1" draw:name="Image50" text:anchor-type="as-char" svg:width="6.9236in" svg:height="5.218343in" draw:z-index="0">
<draw:image xlink:href="../Images/rfamandarin/2023-05-18T10-00-00-04-00/000008.png" xlink:type="simple" xlink:show="embed" xlink:actuate="onLoad" draw:mime-type="image/png"/>
</draw:frame>
The "Four Character Director" attended the "Narrow Dust" thanks. From the left in the front row to the right to the right: the director of the "Justice Corridor" He Juetian, the director of "The Diary of the Year" Zhuo Yiqian, the director of "Light" Zeng Xianning, the director of "Over time," Zeng Qinghong, and the director of "Day Youth" Liu Guorui , "Flowing Water Falling Flowers" director Jia Shengfeng, MM2Hong Kong producer Wen Peiqing, and Huang Yanren, the soundtrack of "narrow road". (Picture Source / "Narrow Dust" The narrow Road Instagram) <text:a xlink:type="simple" xlink:href="https://www.rfa.org/mandarin/zhuanlan/baodaozheshijian/mrpt-05162023091850.html/7.jpg" text:style-name="Internet_20_link" text:visited-style-name="Visited_20_Internet_20_Link">
</text:a>
Hong Kong producer Wen Peiqing, who is in his 30s, has been committed to cultivating new blood for Hong Kong movies over the years, breaking the deadlock, and getting out of overseas. Speaking of the status quo of Hong Kong movies, she is fast -moving, and bluntly said that Hong Kong movies have long been burned by a fire: "When our entire house has been burned, there is no, we have to admit that we have nothing left. restart."</text:p>
      <text:p text:style-name="P4">
After graduating from the Hong Kong Academy of Performing Arts, Wen Peiqing started from the screenwriter, and later joined the Hong Kong branch of the Singapore Film "MM2NERTAINMENT" as a producer. She presided over the "New Directors Plan" and held two sessions so far. A total of 6 directors received a total of 6 directors. Two opportunities to shoot the plot, and plan to launch two long films such as "turbid water rafting" and "narrow road".</text:p>
      <text:p text:style-name="P4">
Wen Peiqing said that he is also a newcomer and cooperates with the new director. Everyone is willing to do things in the new model. The actors and the entire team are selected after interviews and auditions. They are no longer pre -arranged by investors or directors. For example, the "New Director Program" winning proposal and "Narrow Dust" directed by Lin Sen, when the heroine was selected, he made a audition again and again. After seeing more than 20 girls, he finally chose the heroine.</text:p>
      <text:p text:style-name="P4">
In Wen Peiqing's view, the most important thing for the Hong Kong film industry is "Don't be obsessed with the glory of the past", and don't sing well for the recent Xiaoyangchun.### <text:span text:style-name="T4">
 The Chinese market is uncertain and the foreign market is difficult to sell. Where is Hong Kong movies? </text:span>
</text:p>
      <text:p text:style-name="P4">
During the golden period of 1980s and 1990s, Hong Kong films produced more than 100 per year, and fell all the way in the late 1990s. So far, there are only 40 to 60 units each year, including co -production films and Hong Kong production films. Although the box office of some movies has risen in the past year, the overall output is still sluggish. The data in 2022 has not been announced.</text:p>
      <text:p text:style-name="P4">
<draw:frame draw:style-name="fr1" draw:name="Image51" text:anchor-type="as-char" svg:width="6.9236in" svg:height="9.645291in" draw:z-index="0">
<draw:image xlink:href="../Images/rfamandarin/2023-05-18T10-00-00-04-00/000009.png" xlink:type="simple" xlink:show="embed" xlink:actuate="onLoad" draw:mime-type="image/png"/>
</draw:frame>
Hong Kong Film farewell to the peak in the 1990s, the box office and output fell / reporters <text:a xlink:type="simple" xlink:href="https://www.rfa.org/mandarin/zhuanlan/baodaozheshijian/mrpt-05162023091850.html/7c219ad43-99996e2f96fb5f71905e744ee34e2d544a52259ad85cf06642671f-7968623f548c752291cf57474e0b8dcc-58315c0e8005.png" text:style-name="Internet_20_link" text:visited-style-name="Visited_20_Internet_20_Link">
</text:a>
During the peak of Hong Kong films, the Chinese theater market was still not open. In addition to the local box office, Hong Kong films mainly depended on "selling ports" to profit, exported to Taiwan, South Korea and Southeast Asia. The producer also sells "film flowers" to overseas investors to attract investment with shooting plans, star lineups and trailers. Sometimes the movie has not finished shooting and has returned to the book.</text:p>
      <text:p text:style-name="P4">
To this day, if the road to China and Hong Kong is not taken, Hong Kong movies are not easy to return to the local market alone. In addition to production, there are also costs such as publicity and distribution. "10 million filmed. If there are 20 million box office, I still have to lose money. If you don't think about other markets, you can't afford the film industry at all," Zheng Baorui said. Essence</text:p>
      <text:p text:style-name="P4">
"Of course, the co -production film can continue, but in addition to Hong Kong and mainland China, are there any other markets?" Zheng Baorui said that in the past ten years, Hong Kong filmmakers have mainly relied on China and Hong Kong. Actively find "third legs".</text:p>
      <text:p text:style-name="P4">
This is exactly what Wen Peiqing wants to do. She judged too much uncertainty in the Chinese market, hoping to "bring Hong Kong works out of Hong Kong and face the entire Asia again." However, she admits that the road ahead of the road is bumpy, "Hong Kong movies can no longer go out of the world as high as ever, let Xingma Hantai look up, not like this, we are just going out now (nothing)!" Wen Peiqing bluntly said that Essence</text:p>
      <text:p text:style-name="P4">
<draw:frame draw:style-name="fr1" draw:name="Image52" text:anchor-type="as-char" svg:width="6.9236in" svg:height="4.61631in" draw:z-index="0">
<draw:image xlink:href="../Images/rfamandarin/2023-05-18T10-00-00-04-00/000010.png" xlink:type="simple" xlink:show="embed" xlink:actuate="onLoad" draw:mime-type="image/png"/>
</draw:frame>
Producer Wen Peiqing said that Hong Kong films are not as good as in the past, and it is "nothing" to go to overseas markets now. She hopes to bring Hong Kong's works out of Hong Kong and face the whole of Asia again. (Photography / Chen Langzhang) <text:a xlink:type="simple" xlink:href="https://www.rfa.org/mandarin/zhuanlan/baodaozheshijian/mrpt-05162023091850.html/8.jpg" text:style-name="Internet_20_link" text:visited-style-name="Visited_20_Internet_20_Link">
</text:a>
Wen Peiqing has been engaged in overseas distribution for many years. It is clear that Hong Kong movies are now difficult to go to sea. For example, "Fan Shi Step in the Heart", such as "Fan Tie Shin", such as "Fan Shi", such as "Fan Shi", such as "Fan Shi", such as "Fan Shi" in Hong Kong, it was "miserable and deserted" like Taiwan, Japan and South Korea. She believes that this is because the vision of the Hong Kong film script is still not enough to connect overseas audiences: in Taiwan, Hong Kong films with good box office are often large and Hong Kong -Hong Kong -Hong Kong co -produced blockbusters. Badness; in Southeast Asia, "investors still only have confidence in movies that are the types of action and the older generation of actors, because the local market will still pay attention to the elements of these millennial Hong Kong movies."</text:p>
      <text:p text:style-name="P4">
However, Wen Peiqing pointed out that with the discrete of Hong Kong people, in major cities in the United Kingdom, North America and Australia, some Hong Kong films are good at local box office: "The issuers of the three places (Britain, the United States, Canada, and Australia) are still watching it to receive receiving receiving receiving receiving. How much (box office), and they have just developed the business, but I just developed the business, but I think it is positive.</text:p>
      <text:p text:style-name="P4">
He Jue Tian believes that relying on foreign ports is not feasible for the time being. Taking the "Justice Corridor" as an example, only about NT $ 600,000 in Taiwan's box office, and only more than one million Hong Kong dollars in Britain and North America. He borrowed experiences such as "Fan Tie Entering the Heart" and "Poison Tongue", and believed that he first focused on the Hong Kong market, and then entered China by introducing films, or exploration, but do not move to create creation for China.</text:p>
      <text:p text:style-name="P4">
"If you have a mentality, you can introduce it. If you ca n’t introduce it, you do n’t need to accommodate some subject matter," He Jue Tian said.</text:p>
      <text:h text:style-name="P12" text:outline-level="3">
<text:span text:style-name="T4">
<text:span text:style-name="T4">
 Xiaoyangchun later see the true chapter: face the normal market again, take a good work a year </text:span>
</text:span>
</text:h>
      <text:p text:style-name="P4">
<text:span text:style-name="T4">
<draw:frame draw:style-name="fr1" draw:name="Image53" text:anchor-type="as-char" svg:width="6.9236in" svg:height="4.61631in" draw:z-index="0">
<draw:image xlink:href="../Images/rfamandarin/2023-05-18T10-00-00-04-00/000011.png" xlink:type="simple" xlink:show="embed" xlink:actuate="onLoad" draw:mime-type="image/png"/>
</draw:frame>
Many Hong Kong filmmakers feel that after the spring of 2023, it is the moment when Hong Kong films see the true chapters. (Photography / Chen Langzhang) <text:a xlink:type="simple" xlink:href="https://www.rfa.org/mandarin/zhuanlan/baodaozheshijian/mrpt-05162023091850.html/9.jpg" text:style-name="Internet_20_link" text:visited-style-name="Visited_20_Internet_20_Link">
</text:a>
</text:span>
</text:p>
      <text:p text:style-name="P4">
Entering April this year, the phenomenon of Hong Kong production film -level box office began to be unsustainable.</text:p>
      <text:p text:style-name="P4">
Director He Juetian said that when Hong Kong cleared with international and China, citizens have revealed a lot of revenge and travel, and the cinema immediately deserted, and the number of local celebrities' support for the subcontracting also decreased significantly. The box office of his new film "Forty -four" is slower than expected; the box office of "Day Youth" and "Light" at the same time, the release of the Golden Horse Award after the Golden Horse Award, and the film of the Golden Horse Awards.</text:p>
      <text:p text:style-name="P4">
Many Hong Kong filmmakers feel that after the spring of 2023, it is the moment when Hong Kong films see the true chapters. In addition to letting the film face the normal market, it also depends on the quality, reputation and box office of the second and third works of the new generation of directors.</text:p>
      <text:p text:style-name="P4">
In a real -time chat group called "Four Characters Director", He Jue Tian, Lin Sen, Zeng Qinghong and other directors often chat. "We now have a feeling of a stove. Box office, "He Jue Tian said.</text:p>
      <text:p text:style-name="P4">
For Wen Peiqing, in any case, the big house in Hong Kong's film has been burned by the fire, but this also means that everyone can come from scratch, and at this moment, the change has begun. She was very happy to see the director of the new generation of generations in cooperation and benign competition.</text:p>
      <text:p text:style-name="P4">
Wen Peiqing is frank that at present, the Hong Kong film industry must creatively rely on different external forces. For example, it can be Hong Kong funds, Taiwan or Japanese directors, and foreign companies to make post -production. "We want to grow, we have to learn," she said. The most urgent task of Hong Kong films at present is to take as much as possible and grow more.</text:p>
      <text:p text:style-name="P4">
He Jue Tian sometimes enviouss that Hong Kong filmmakers can start several movies in the golden age. "It is already good to make a movie today a year." He Jue Tian said, thanking the theater in the busy theater, thanks to votes in the theater. In addition, while he took the advertisement, he conceived the next work.</text:p>
      <text:p text:style-name="P4">
_ ※ This report is co -produced by the "Reporter" and the Chinese Department of Liberty Asia (RFA). _ _ _ 吧 _</text:p>
      <text:p text:style-name="P4">
News Source: <text:a xlink:type="simple" xlink:href="https://www.rfa.org/mandarin/zhuanlan/baodaozheshijian/mrpt-05162023091850.html" text:style-name="Internet_20_link" text:visited-style-name="Visited_20_Internet_20_Link">
https://www.rfa.org/mandarin/zhuanlan/baodaozheshijian/mrpt-05162023091850.html</text:a>
</text:p>
      <!--NEWS-->
      <text:h text:style-name="P10" text:outline-level="1">
<text:span text:style-name="T4">
Private enterprises join hands with the Space Administration of the General Administration of Space to stop climate change</text:span>
</text:h>
      <text:p text:style-name="P4">
Publisher: 法新社</text:p>
      <text:p text:style-name="P4">
Published Time: 2023-05-18T10:02:09+00:00</text:p>
      <text:p text:style-name="P4">
Modified Time: 2023-05-18T09:50:01+00:00</text:p>
      <text:p text:style-name="P4">
Description: (Agence France -Presse Washington, 18th) From the sources of the industrial pollution to accurately locate the source of industrial pollution, to the satellite that can track the dynamic of hurricanes every hour, space has become the main area for curbing climate chang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5-18T10-02-09-00-00/000000.png" xlink:type="simple" xlink:show="embed" xlink:actuate="onLoad" draw:mime-type="image/png"/>
</draw:frame>
The launching satellite promotes the cooperation between the General Administration of Space and the private enterprise. The most fruitful areas of cooperation include tracking greenhouse gas emissions.</text:p>
      <text:p text:style-name="P4">
One of the satellites of the European Union Space Program Copernicus mission, which regularly monitor the very strong greenhouse gas methane in the atmosphere. The resolution of this satellite scanning the entire earth is several kilometers, so it is difficult to accurately lock the exact sources. At this time, private companies come in handy.</text:p>
      <text:p text:style-name="P4">
The Canadian environmental monitoring company GHGSAT currently has 9 small satellites on the track, each with a large microwave oven. Their mission is to fly over the above of petroleum and natural gas facilities, and monitor whether methane is leaked. Through running on a low -height track, these satellites can check the status of each facility in detail.</text:p>
      <text:p text:style-name="P4">
GHGSAT founder Stephanegermain told AFP: "Think of satellites as a wide -angle lens camera instead of telephoto lens camera." Copernicus team often contacted GHGSAT and told Ghgsat where the camera lens was aimed at.</text:p>
      <text:p text:style-name="P4">
After GHGSAT, it sold its information to oil companies, such as Total Group, Chevron, EXXONMOBIL, and Shell Group.</text:p>
      <text:p text:style-name="P4">
"More and more companies are interested in this, because they realize that they must understand their carbon footprints more." Especially because their customers insist on more properly calculating the life cycle of carbon row.</text:p>
      <text:p text:style-name="P4">
GHGSAT estimates that it has prevented 10 million tons of carbon dioxide into the atmosphere, that is, 1.3 million families for a year of energy usage.</text:p>
      <text:p text:style-name="P4">
Companies such as AbsolutSensing in France also plans to enter the field. Although another company Kayrros does not have its own satellite, it is analyzing Copernicus's data to track the largest methane leakage. (Translator: Chen Yuting/Calculating Draft: Chen Zhengyi)</text:p>
      <text:p text:style-name="P4">
News Source: <text:a xlink:type="simple" xlink:href="https://www.rfi.fr/cn/%E7%A7%91%E5%AD%A6%E6%96%B0%E7%9F%A5/20230518-%E7%A7%81%E4%BA%BA%E4%BC%81%E4%B8%9A%E6%90%BA%E6%89%8B%E5%A4%AA%E7%A9%BA%E6%80%BB%E7%BD%B2-%E5%BA%94%E7%94%A8%E5%8D%AB%E6%98%9F%E9%81%8F%E6%AD%A2%E6%B0%94%E5%80%99%E5%8F%98%E8%BF%81" text:style-name="Internet_20_link" text:visited-style-name="Visited_20_Internet_20_Link">
https://www.rfi.fr/cn/%E7%A7%91%E5%AD%A6%E6%96%B0%E7%9F%A5/20230518-%E7%A7%81%E4%BA%BA%E4%BC%81%E4%B8%9A%E6%90%BA%E6%89%8B%E5%A4%AA%E7%A9%BA%E6%80%BB%E7%BD%B2-%E5%BA%94%E7%94%A8%E5%8D%AB%E6%98%9F%E9%81%8F%E6%AD%A2%E6%B0%94%E5%80%99%E5%8F%98%E8%BF%81</text:a>
</text:p>
      <!--NEWS-->
      <text:h text:style-name="P10" text:outline-level="1">
<text:span text:style-name="T4">
How can Taiwan ’s“ three -footed governor ”presidential campaign affect China and the United States?</text:span>
</text:h>
      <text:p text:style-name="P4">
Author: None (Language: zh)</text:p>
      <text:p text:style-name="P4">
Publisher: None</text:p>
      <text:p text:style-name="P4">
Time: 2023-05-18T10:20:00Z</text:p>
      <text:p text:style-name="P4">
Description: As the main opposition party candidates were released, the presidential election campaign in Taiwan was officially launched in 2024. How can Lai Qingde, Hou Youyi, and Ke Wenzhe from the two candidates from the two major parties and third forces in Taiwan, how do you face the issues of cross -strait on the two sides of the strait? How will the current election affect the future situation of the Taiwan Strait?</text:p>
      <text:p text:style-name="P4">
Videos: []</text:p>
      <text:p text:style-name="P4">
Images: ["<text:a xlink:type="simple" xlink:href="https://static.dw.com/image/63899923_303.jpg" text:style-name="Internet_20_link" text:visited-style-name="Visited_20_Internet_20_Link">
63899923_303.jpg</text:a>
", "<text:a xlink:type="simple" xlink:href="https://static.dw.com/image/65667806_401.jpg" text:style-name="Internet_20_link" text:visited-style-name="Visited_20_Internet_20_Link">
65667806_401.jpg</text:a>
", "<text:a xlink:type="simple" xlink:href="https://static.dw.com/image/65636419_401.jpg" text:style-name="Internet_20_link" text:visited-style-name="Visited_20_Internet_20_Link">
65636419_401.jpg</text:a>
", "<text:a xlink:type="simple" xlink:href="https://static.dw.com/image/65656818_401.jpg" text:style-name="Internet_20_link" text:visited-style-name="Visited_20_Internet_20_Link">
65656818_401.jpg</text:a>
", "<text:a xlink:type="simple" xlink:href="https://static.dw.com/image/65656798_401.jpg" text:style-name="Internet_20_link" text:visited-style-name="Visited_20_Internet_20_Link">
65656798_401.jpg</text:a>
"]</text:p>
      <text:p text:style-name="P4">
Subject: 时政风云</text:p>
      <text:p text:style-name="P4">
Subjects: ['南希·佩洛西', '专题报道：习近平访美']</text:p>
      <text:p text:style-name="P4">
Keywords: ['台湾总统选举', '总统候选人', '赖清德', '侯友宜', '柯文哲', '中美关系', '两岸关系']</text:p>
      <text:p text:style-name="P4">
Id: 65668512</text:p>
      <!--METADATA-->
      <text:p text:style-name="P4">
<text:a xlink:type="simple" xlink:href="https://www.dw.com/zh/overlay/image/article/65668512/63899923" text:style-name="Internet_20_link" text:visited-style-name="Visited_20_Internet_20_Link">
 <draw:frame draw:style-name="fr1" draw:name="Image55" text:anchor-type="as-char" svg:width="6.9236in" svg:height="3.896998in" draw:z-index="0">
<draw:image xlink:href="../Images/dwzh/2023-05-18T10-20-00Z/63899923_303.jpg" xlink:type="simple" xlink:show="embed" xlink:actuate="onLoad" draw:mime-type="image/jpeg"/>
</draw:frame>
</text:a>
The presidential election of Taiwan will appear in January next year, and the three candidates currently identified are arguing in terms of cross -strait strategies.</text:p>
      <text:p text:style-name="P4">
(Voice of Germany) Taiwan Presidential Election 8 months, [] [] <text:a xlink:type="simple" xlink:href="https://www.dw.com/zh/zh/確定參選台灣總統-國民黨侯友宜怎談兩岸/a-65659181" text:style-name="Internet_20_link" text:visited-style-name="Visited_20_Internet_20_Link">
</text:a>
With the DPP Lai Qingde and the people's party, Ke Wenzhe competed for Taiwan's leaders. According to the Wall Street Journal, with the intensification of the China -US wrestling and the rising situation of the cross -strait situation, this election will have a significant impact on the relationship between the top two major economies in the world.</text:p>
      <text:p text:style-name="P4">
Before the major parties determined the candidate, <text:a xlink:type="simple" xlink:href="https://www.dw.com/zh/zh/台灣總統大選戰爭與和平之間的抉擇/a-65415439" text:style-name="Internet_20_link" text:visited-style-name="Visited_20_Internet_20_Link">
</text:a>
Essence Cai Rongxiang, a professor at the Department of Political Science of the National Chiang Kai -shek University in Taiwan, told the Wall Street Journal that if voters choose a candidate for China more friendly, it will trigger doubts about how to continue the American Indo -Pacific strategy.</text:p>
      <text:p text:style-name="P4">
In the past, the Kuomintang, which advocated that the close relationship with China, has always occupied a dominant position in Taiwan's politics. DPP.</text:p>
      <text:p text:style-name="P4">
In March of this year, when the President of the Taiwan Democratic Progressive Party visited the United States, the former KMT President Ma Ying -jeou also visited it again, and once again showed that the topic of cross -strait issues was always the main topic of the presidential election next year. In recent years, the Kuomintang has also been working hard to find a balance between "maintaining friendship with China" and "Taiwan people's negative perception of Beijing".</text:p>
      <text:p text:style-name="P4">
<draw:frame draw:style-name="fr1" draw:name="Image56" text:anchor-type="as-char" svg:width="6.9236in" svg:height="3.896998in" draw:z-index="0">
<draw:image xlink:href="../Images/dwzh/2023-05-18T10-20-00Z/65667806_401.jpg" xlink:type="simple" xlink:show="embed" xlink:actuate="onLoad" draw:mime-type="image/jpeg"/>
</draw:frame>
Hou Youyi, Mayor of New Taipei, Taiwan (second from right), is expected to accept the Kuomintang's call for the 2024 presidential election on the 17th</text:p>
      <text:p text:style-name="P4">
At present, three presidential candidates in Taiwan hold the arguments on both sides of the strait strategy: Hou Youyi is considered to be blurred and "middle routes"; Lai Qingde claims to be "Taiwanese pragmatic workers" and believes that this election is a "democracy and dictatorship" choice; Ke Wenzhe In the near future, the slogan "Taiwan's autonomy and cross -strait peace".</text:p>
      <text:p text:style-name="P4">
From their positions, we can see how political parties will face the issue of Taiwan Straits and how this election will affect the future trend of Sino -US relations.</text:p>
      <text:h text:style-name="P12" text:outline-level="3">
<text:span text:style-name="T4">
The Kuomintang moves: playing the "eclectic" card</text:span>
</text:h>
      <text:p text:style-name="P4">
Expert analysis is that the Kuomintang nominated Hou Youyi for the president of "extraordinary".</text:p>
      <text:p text:style-name="P4">
Cai Rongxiang, a professor at the Department of Political Science of National Chiang Kai -shek University, told the Wall Street Journal that Hou Youyi was different from most Kuomintang's senior officials. His family had taken root in Taiwan before the Civil War of the Communist Party of China in 1949. At the age of 66, he was twice elected as the mayor of New Taipei, Taiwan, and was the director of the Police Department. During the period, he rarely published a cross -strait position or publicly talked about political party politics.</text:p>
      <text:p text:style-name="P4">
Analysis pointed out that Hou Youyi's background and pragmatic style of this province made him popular among voters. For example, when he delivered a candidate speech, he sometimes switched from Mandarin to Taiwanese, which made Taiwanese feel kind, because fewer and fewer Taiwanese thought they were Chinese, and using Taiwanese was a kind of local culture. Approve.</text:p>
      <text:p text:style-name="P4">
However, Hou Youyi seems to lack experience in dealing with Beijing or Washington. His cross -strait discussion is relatively vague compared to other political candidates.</text:p>
      <text:p text:style-name="P4">
Since the beginning of this year, he used to be a metaphor for the "Cup Water Theory" to compare the Republic of China and Taiwan, emphasizing that the two are symbiotic relationships, and said that he opposes the "one country, two systems", and "ensure that the sovereignty of the Republic of China in China is not eroded, and the free democratic democracy constitutional system will not be damaged. "However, he also stated that he opposed" Taiwan independence ", saying that" Taiwan independence has no legal basis "because according to the constitution, [] <text:a xlink:type="simple" xlink:href="https://www.dw.com/zh/zh/客座評論中華民國的世說新語/a-65487601" text:style-name="Internet_20_link" text:visited-style-name="Visited_20_Internet_20_Link">
</text:a>
Essence</text:p>
      <text:p text:style-name="P4">
Cai Rongxiang analyzed that, compared with other leaders of the Kuomintang, Hou Youyi seemed to try to take a more intermediate position on cross -strait relations.</text:p>
      <text:p text:style-name="P4">
<draw:frame draw:style-name="fr1" draw:name="Image57" text:anchor-type="as-char" svg:width="6.9236in" svg:height="3.896998in" draw:z-index="0">
<draw:image xlink:href="../Images/dwzh/2023-05-18T10-20-00Z/65636419_401.jpg" xlink:type="simple" xlink:show="embed" xlink:actuate="onLoad" draw:mime-type="image/jpeg"/>
</draw:frame>
Hou Youyi (pictured) who partnered with the President of Taiwan and Vice President of Taiwan, and the most popular possibility for the current most popular may be the uncle of Taiwan University Guan Zhongmin.</text:p>
      <text:p text:style-name="P4">
Before he was determined to run, Guo Taiming, the founder of Hon Hai Group, had expressed his willingness to represent the Kuomintang. Guo Taiming appealed to voters: "The DPP who voted to" holding high Taiwan independence, revenge and anti -China "is dangerous." He also said that Taiwan should avoid "forced to choose a border station." "".</text:p>
      <text:p text:style-name="P4">
Compared to Hou Youyi, Guo Taiming's attitude seems to be more in line with Beijing's expectations. Fan Shiping, a political scholar of Taiwan Normal University, told DW on the 17th that China more hoped that people like Guo Taiming intend to launch a unified political negotiation with China, but Hou Youyi said that he would refuse to develop in this direction.</text:p>
      <text:p text:style-name="P4">
However, China has increased its military operations against Taiwan and has increased Taiwan voters' doubts about the "pro -China" policy. The New York Times reported that the Kuomintang then hopes to pin it on a new type of candidate: a local leader who is popular and rarely handle Chinese affairs to the outside world. Hou Youyi became the ideal candidate of the Kuomintang, and was expected to find a compromise plan on cross -strait issues.</text:p>
      <text:h text:style-name="P12" text:outline-level="3">
<text:span text:style-name="T4">
Democratic Progressive Party receiving moves: shift from "Anti -China" to "Anti -Communist"</text:span>
</text:h>
      <text:p text:style-name="P4">
As the Kuomintang candidates are determined, the Cross -Strait discussions of the DPP have attracted much attention. In the Taiwan presidential election in 2020, the DPP won most of the votes with "anti -China -China". Questions within the party.</text:p>
      <text:p text:style-name="P4">
last year end, <text:a xlink:type="simple" xlink:href="https://www.dw.com/zh/zh/台湾地方选举落幕-谁将角逐2024总统之位/a-63906623" text:style-name="Internet_20_link" text:visited-style-name="Visited_20_Internet_20_Link">
 </text:a>
DPP defeats, <text:a xlink:type="simple" xlink:href="https://www.dw.com/zh/zh/民进党九合一选战受挫-蔡英文辞党主席/a-63901321" text:style-name="Internet_20_link" text:visited-style-name="Visited_20_Internet_20_Link">
</text:a>
, Lai Qingde, Vice President of Taiwan and the President of the Democratic Progressive Party, took over. Since then, Lai Qingde has repeatedly mentioned the "Taiwan of the Republic of China" and "peace".</text:p>
      <text:p text:style-name="P4">
<draw:frame draw:style-name="fr1" draw:name="Image58" text:anchor-type="as-char" svg:width="6.9236in" svg:height="3.896998in" draw:z-index="0">
<draw:image xlink:href="../Images/dwzh/2023-05-18T10-20-00Z/65656818_401.jpg" xlink:type="simple" xlink:show="embed" xlink:actuate="onLoad" draw:mime-type="image/jpeg"/>
</draw:frame>
As the President of the Democratic Progressive Party, Lai Qingde was asked by the student whether he was worried that the United States was not assured that his "Taiwan independence" color was not assured of his president.</text:p>
      <text:p text:style-name="P4">
2018, <text:a xlink:type="simple" xlink:href="https://www.dw.com/zh/zh/賴清德如何出線-還有誰想選台灣總統/a-65005404" text:style-name="Internet_20_link" text:visited-style-name="Visited_20_Internet_20_Link">
</text:a>
It emphasizes that "Taiwan is an independent country with sovereignty, and does not belong to China." It was responded by the State and Taiwan Office spokesman. Lai Qingde's remarks were "very dangerous and self -impatient."</text:p>
      <text:p text:style-name="P4">
On the 16th, at a seminar of a political university student, Lai Qingde was asked if he was worried that the United States was not assured that his "Taiwan independence" colors were afraid of improving the risk of war, and he was not assured that he was the president of Taiwan. He replied that "pragmatic" is based on the fact that Taiwan's regular rectification of the government is already a country with sovereignty and independence, so it is not necessary to declare independence separately.As for the shift from "Anti -China -Baozai" to "Peace Paidai", it means that the DPP's cross -strait discussion has changed. Some people of the DPP told the Lianhe Daily that the positions have always been consistent. When the Chinese Communist Party of China or military threats or military threats, of course, they are anti -China -China. They usually work hard to negotiate peacefully and not provocate.</text:p>
      <text:p text:style-name="P4">
The party insiders pointed out that Lai Qingde also talked about a party affairs executive meeting that the "resistance" of anti -China -China Baozai was to resist aggression, not to fight against China; in the future team's internal consensus was more focused on "anti -communist".</text:p>
      <text:p text:style-name="P4">
Huang Kuibo, a professor of international relations at the National University of Political Science, told the New York Times that if Lai Qingde wins, it may mean that China will continue the current Taiwan policy and exclude Taiwan from any high -level contact, and the close relationship between Taiwan and the United States will continue. And if Hou Youyi won, he may re -open the communication channels between China and Taiwan, alleviate the situation of military tensions, and thus reduce the pressure of Taiwan to strengthen contact with the United States.</text:p>
      <text:h text:style-name="P12" text:outline-level="3">
<text:span text:style-name="T4">
The third force is there any chance?</text:span>
</text:h>
      <text:p text:style-name="P4">
In addition to the two major parties, the Taiwan people's party established in 2019 also determined that the party chairman and former Taipei mayor Ke Wenzhe were elected. In early April, <text:a xlink:type="simple" xlink:href="https://www.dw.com/zh/zh/柯文哲将以台湾总统大选参选人身份赴美访问/a-64899690" text:style-name="Internet_20_link" text:visited-style-name="Visited_20_Internet_20_Link">
</text:a>
, To exchange opinions with the United States on "diplomatic and cross -strait relations".</text:p>
      <text:p text:style-name="P4">
Earlier this month, after Ke Wenzhe officially registered for the president in the party department, he immediately posted on Facebook that Taiwan needs a rational, pragmatic, and scientific leader who will develop a stable area with "Taiwan Autonomous and Cross -Strait Peace" as its core to develop a stable area. Economic and trade relations and communication dialogue with the other side, pragmatic strive for the largest living space of Taiwan.</text:p>
      <text:p text:style-name="P4">
<draw:frame draw:style-name="fr1" draw:name="Image59" text:anchor-type="as-char" svg:width="6.9236in" svg:height="3.896998in" draw:z-index="0">
<draw:image xlink:href="../Images/dwzh/2023-05-18T10-20-00Z/65656798_401.jpg" xlink:type="simple" xlink:show="embed" xlink:actuate="onLoad" draw:mime-type="image/jpeg"/>
</draw:frame>
Ke Wenzhe, a candidate for the President of the People's Party, positioned the party as the third one between the two major parties in Taiwan</text:p>
      <text:p text:style-name="P4">
In March of this year, he also pointed out in a party speech that Taiwan did not have the "1992 Consensus", and the "1996 Consensus" was in line with Taiwan's current situation. The "1996 Consensus" was proposed by former Taiwan Vice President Lu Xiulian that after the first election of the president on March 23, 1996, Taiwan has been clearly established as a sovereign country and is not controlled by other countries.</text:p>
      <text:p text:style-name="P4">
Although the people's party has not been established for a long time, and only 5 seats in the 113 seats of the Taiwan Legislative Yuan, the people's party positions themselves as the third way out between the two major parties, which is quite attractive among the middle and young voters.</text:p>
      <text:p text:style-name="P4">
Ke Wenzhe has criticized the Democratic Progressive Party to China "Pro-WAR" (good), and the Kuomintang is "TOODEFERENTIAL", which is two extremes. He pointed out that the best strategy for peace on both sides of the strait is to "avoid war", but at the same time, it is necessary to strengthen preparations and not fear of war; the people's party is expected to put forward more specific national defense strategies and military service systems in the election campaign.</text:p>
      <text:p text:style-name="P4">
On the 16th, before the Kuomintang announced the candidate, the polls announced by the Taiwan Public Opinion Foundation showed that among the "Lai, Hou, and Ke" 2024 presidential campaign, Lai Qingde supported the highest support and won 35.8%of voters support. 27.6%), Ke Wenzhe at the bottom (25.1%) at the bottom (25.1%).</text:p>
      <text:p text:style-name="P4">
After all the candidates were finalized, the entrance website "Yahoo Qimo" also released a online poll results on the 17th. "Three Party 2024 presidential candidates are released, who can you be elected?" 33.4 % of the Taiwanese people It is optimistic about Hou Youyi; 29.3 % supports Lai Qingde; 25.1 % supports the people's party Ke Wenzhe; another 12.2 % of the people say "don't know / no opinion."</text:p>
      <text:p text:style-name="P4">
The closer to the time of the presidential election of Taiwan, competition between candidates is bound to become more intense. In response to cross -strait relations, what slogans and strategies will the three parties continue to introduce, it deserves attention from all walks of life.</text:p>
      <text:p text:style-name="P4">
(Comprehensive report; DW reporter Zhou Yujun also contributed to this article)</text:p>
      <text:p text:style-name="P4">
News Source: <text:a xlink:type="simple" xlink:href="https://www.dw.com/zh/台灣「三腳督」總統選戰開打-如何牽動中美？/a-65668512" text:style-name="Internet_20_link" text:visited-style-name="Visited_20_Internet_20_Link">
https://www.dw.com/zh/台灣「三腳督」總統選戰開打-如何牽動中美？/a-65668512?maca=chi-rss-chi-all-1127-rdf</text:a>
</text:p>
      <!--NEWS-->
      <text:h text:style-name="P10" text:outline-level="1">
<text:span text:style-name="T4">
Representatives of Taipei City Government went to Shanghai to discuss the preparations for the "Shuangcheng Forum"</text:span>
</text:h>
      <text:p text:style-name="P4">
Author: None (Language: zh)</text:p>
      <text:p text:style-name="P4">
Publisher: None</text:p>
      <text:p text:style-name="P4">
Time: 2023-05-18T10:26:00Z</text:p>
      <text:p text:style-name="P4">
Description: The annual Shanghai and Taipei "Shuangcheng Forum" is expected to be held in a physical offline form this summer. Taipei Mayor Jiang Wanan said today that the representatives of the city government have been sent to Shanghai to discuss the Twin Cities Forum and tourism, sports and other issues. When asked if he attended himself, he only answered: the details are still planning.</text:p>
      <text:p text:style-name="P4">
Videos: []</text:p>
      <text:p text:style-name="P4">
Images: ["<text:a xlink:type="simple" xlink:href="https://static.dw.com/image/62560439_303.jpg" text:style-name="Internet_20_link" text:visited-style-name="Visited_20_Internet_20_Link">
62560439_303.jpg</text:a>
", "<text:a xlink:type="simple" xlink:href="https://static.dw.com/image/19495970_401.jpg" text:style-name="Internet_20_link" text:visited-style-name="Visited_20_Internet_20_Link">
19495970_401.jpg</text:a>
", "<text:a xlink:type="simple" xlink:href="https://static.dw.com/image/15606874_7.jpg" text:style-name="Internet_20_link" text:visited-style-name="Visited_20_Internet_20_Link">
15606874_7.jpg</text:a>
"]</text:p>
      <text:p text:style-name="P4">
Subject: 时政风云</text:p>
      <text:p text:style-name="P4">
Subjects: ['上海', '台湾']</text:p>
      <text:p text:style-name="P4">
Keywords: ['上海', '台北', '双城论坛', '蒋万安', '两岸关系']</text:p>
      <text:p text:style-name="P4">
Id: 65668756</text:p>
      <!--METADATA-->
      <text:p text:style-name="P4">
<text:a xlink:type="simple" xlink:href="https://www.dw.com/zh/overlay/image/article/65668756/62560439" text:style-name="Internet_20_link" text:visited-style-name="Visited_20_Internet_20_Link">
 <draw:frame draw:style-name="fr1" draw:name="Image60" text:anchor-type="as-char" svg:width="6.9236in" svg:height="3.896998in" draw:z-index="0">
<draw:image xlink:href="../Images/dwzh/2023-05-18T10-26-00Z/62560439_303.jpg" xlink:type="simple" xlink:show="embed" xlink:actuate="onLoad" draw:mime-type="image/jpeg"/>
</draw:frame>
</text:a>
Taipei Mayor Jiang Wanan sent representatives of the city government to visit Shanghai (data photo)</text:p>
      <text:p text:style-name="P4">
(Voice of Germany Chinese), also known as the "Twin City Forum" Taipei City and Shanghai official dialogue activities <text:a xlink:type="simple" xlink:href="https://www.dw.com/zh/zh/記者手記台北上海雙城論壇從熱鬧到冷清/a-62546805" text:style-name="Internet_20_link" text:visited-style-name="Visited_20_Internet_20_Link">
</text:a>
It is about to be held this summer, which is also the first Twin City Forum that the current mayor of Taipei Jiang Wanan.</text:p>
      <text:p text:style-name="P4">
Jiang Wanan confirmed in a media interview on May 18th that he had sent representatives of the municipal government to Shanghai to discuss the Shuangcheng Forum and other matters. He mentioned that Wang Qiu Dong, deputy secretary of the Taipei City Government, who has arrived in Shanghai, will also meet with Shanghai Taiwanese business groups in addition to discussing tourism, sports, and Shuangcheng Forum.</text:p>
      <text:h text:style-name="P12" text:outline-level="3">
<text:span text:style-name="T4">
For the first offline forum for the first time in three years</text:span>
</text:h>
      <text:p text:style-name="P4">
Affected by the new crown epidemic, the Shuangcheng Forums from 2020 to 2022 were held in videos. Last year's forum was hosted by Taipei City. This year, with border control, it is expected that this forum will be held in Shanghai offline.</text:p>
      <text:p text:style-name="P4">
In an interview, Jiang Wanan pointed out that he will participate in the Shuangcheng Forum in the principle of "peer dignity, goodwill and mutual benefit". But for media questions, will he go to Shanghai this time? Jiang Wanan only replied: Many details are still planning and discussions.</text:p>
      <text:h text:style-name="P12" text:outline-level="3">
<text:span text:style-name="T4">
Taiwanese businessmen expressed support</text:span>
</text:h>
      <text:p text:style-name="P4">
According to the Central News Agency, a Shanghai Taiwanese businessman told the Central News Agency: Because of the epidemic and other reasons, the bilateral exchanges of these three years have faded, and the hosts in Taipei and Shanghai have changed. Therefore Cross -strait relations blew the warm wind. "</text:p>
      <text:p text:style-name="P4">
Since the time of Taipei Mayor Hao Longbin in 2010, the Shuangcheng Forum is hosted by Taipei and Shanghai each year, visiting each other and exchanges with each other. Until 2020, the new crown epidemic was changed to video.</text:p>
      <text:h text:style-name="P12" text:outline-level="3">
<text:span text:style-name="T4">
How do Chinese military exercises continue on both sides of the strait?</text:span>
</text:h>
      <text:h text:style-name="P12" text:outline-level="3">
<text:span text:style-name="T4">
"Only the machine does not disturb the Taiwan"?</text:span>
</text:h>
      <text:p text:style-name="P4">
In fact, <text:a xlink:type="simple" xlink:href="https://www.dw.com/zh/zh/中國軍演擴及台灣東部-或成圍台新模式/a-65270238" text:style-name="Internet_20_link" text:visited-style-name="Visited_20_Internet_20_Link">
</text:a>
Whether to continue holding the Shuangcheng Forum has also become the focus of political theory in Taiwan. During the campaign of the mayor last year, Jiang Wanan said that the premise of holding the Shuangcheng Forum premise was that "the co -aircraft does not disturb the Taiwan, the other party is interpreted with goodwill, and the two parties must be equal."</text:p>
      <text:p text:style-name="P4">
However, in an exclusive interview with the Lianhe Daily at the beginning of this year, he said: The public has arbitrary expectations for the entity organizing forums, and the Shuangcheng Forum has also gained substantial results. Therefore Continue to run, especially its importance in the current situation on both sides of the strait.</text:p>
      <text:p text:style-name="P4">
<draw:frame draw:style-name="fr1" draw:name="Image61" text:anchor-type="as-char" svg:width="6.9236in" svg:height="3.896998in" draw:z-index="0">
<draw:image xlink:href="../Images/dwzh/2023-05-18T10-26-00Z/19495970_401.jpg" xlink:type="simple" xlink:show="embed" xlink:actuate="onLoad" draw:mime-type="image/jpeg"/>
</draw:frame>
In 2016, the then Standing Committee of the Shanghai Municipal Party Committee Sha Hailin on behalf of Shanghai Mayor Yang Xiong attended the Shuangcheng Forum</text:p>
      <text:h text:style-name="P12" text:outline-level="3">
<text:span text:style-name="T4">
Forum past results</text:span>
</text:h>
      <text:p text:style-name="P4">
Ke Wenzhe, supported by the DPP in 2014, has been elected Mayor of Taipei. The political topics involved in the Shuangcheng Forum have risen from the original municipalities to the cross -strait level.</text:p>
      <text:p text:style-name="P4">
After Cai Yingwen, the Democratic Progressive Party, was elected president in 2016, the Taiwan Affairs Office of the State Council, the MAC, the Maritime Association, and the Maritime Foundation and other cross -strait communication channels stopped. Therefore, the Shuangcheng Forum is currently the only official exchanges between the two sides of the strait and still held regularly every year.</text:p>
      <text:p text:style-name="P4">
<draw:frame draw:style-name="fr1" draw:name="Image62" text:anchor-type="as-char" svg:width="6.9236in" svg:height="3.89389in" draw:z-index="0">
<draw:image xlink:href="../Images/dwzh/2023-05-18T10-26-00Z/15606874_7.jpg" xlink:type="simple" xlink:show="embed" xlink:actuate="onLoad" draw:mime-type="image/jpeg"/>
</draw:frame>
Taipei's garbage classification garbage bins</text:p>
      <text:p text:style-name="P4">
In 2018, when Zhou Bo, then deputy mayor of Shanghai, went to Taipei to participate in the forum, listed the garbage classification in Taipei as the focus of inspection. Shanghai official later also referred to Taipei experience through the "Shanghai Municipal Domestic Waste Management Regulations", <text:a xlink:type="simple" xlink:href="https://www.dw.com/zh/zh/你是什么垃圾-上海人成垃圾分类排头兵/a-49446153" text:style-name="Internet_20_link" text:visited-style-name="Visited_20_Internet_20_Link">
</text:a>
Essence</text:p>
      <text:p text:style-name="P4">
From 2018 to 2020, the official rectification of Shanghai's official rectification includes river bank landscapes including the Suzhou River and Huangpu River, and open up the riverbin corridor and the waterfront and green space. Inspired, it became a well -known result of the Shuangcheng Forum.</text:p>
      <text:p text:style-name="P4">
(Comprehensive report)</text:p>
      <text:p text:style-name="P4">
News Source: <text:a xlink:type="simple" xlink:href="https://www.dw.com/zh/台北市府派代表至上海讨论「双城论坛」筹备/a-65668756" text:style-name="Internet_20_link" text:visited-style-name="Visited_20_Internet_20_Link">
https://www.dw.com/zh/台北市府派代表至上海讨论「双城论坛」筹备/a-65668756?maca=chi-rss-chi-all-1127-rdf</text:a>
</text:p>
      <!--NEWS-->
      <text:h text:style-name="P10" text:outline-level="1">
<text:span text:style-name="T4">
The "Gwangzhou Human Rights Award" was awarded to Zou Xingtong on behalf of Zou Xingtong: She symbolizes Hong Kong's hope</text:span>
</text:h>
      <text:p text:style-name="P4">
Author: 自由亚洲电台粤语组报道</text:p>
      <text:p text:style-name="P4">
Publisher: Radio Free Asia (Organization)</text:p>
      <text:p text:style-name="P4">
Published Time: 2023-05-18T10:47:32-04:00</text:p>
      <text:p text:style-name="P4">
Modified Time: 2023-05-18T10:47:32-04:00</text:p>
      <text:p text:style-name="P4">
Description: Report of Radio Free Asia Cantonese Group</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63" text:anchor-type="as-char" svg:width="6.9236in" svg:height="4.612011in" draw:z-index="0">
<draw:image xlink:href="../Images/rfamandarin/2023-05-18T10-47-32-04-00/000000.png" xlink:type="simple" xlink:show="embed" xlink:actuate="onLoad" draw:mime-type="image/png"/>
</draw:frame>
On behalf of Zou Xingtong, a friend who received the Gwangju Human Rights Award is also the secretary -general of the Korean Human Rights Organization. He accepted an exclusive interview with this station that his identity was exposed after receiving the prize on behalf of Zou Xingtong, but he was not afraid of the risk of banning Hong Kong and the mainland. <text:a xlink:type="simple" xlink:href="https://www.rfa.org/mandarin/yataibaodao/gangtai/hk-chow-05182023104009.html/@@images/image" text:style-name="Internet_20_link" text:visited-style-name="Visited_20_Internet_20_Link">
</text:a>
Cantonese group drawing</text:p>
      <text:p text:style-name="P4">
The largest human rights organization "Gwangju 5.18 Memorial Foundation", the largest human rights organization in South Korea, awarded the Human Rights Award to Zou Xingtong, the former vice chairman of the Hong Kong Branch Federation of Hong Kong. The Secretary -General of the South Korean Human Rights Organization, who was awarded by Zou Xingtong, accepted an exclusive interview with Zou Xingtong. It symbolizes the hope of Hong Kong. He said that his identity was exposed after receiving the prize, or he was banned from Hong Kong and the mainland since then, but he was still fearless. He has known Zou Xingtong for more than 10 years. Although he is in South Korea, he will go to the Chinese Embassy to order candles every year. He hopes that Zou Xingtong will be released home as soon as possible.</text:p>
      <text:p text:style-name="P4">
"She is like a candlelight, the hope of the Hong Kong Democratic Movement, so she is qualified to win the Guangzhou Human Rights Award."</text:p>
      <text:p text:style-name="P4">
"Although I am in South Korea, I want to make a candlelight for her. Before she was released, I would insist on doing the same thing outside the Chinese Embassy every year."</text:p>
      <text:p text:style-name="P4">
——Dou Xingtong has known each other who has known each other for more than 10 years.</text:p>
      <text:p text:style-name="P4">
The award on behalf of Zou Xingtong is Na Hyun-Phil, headquartered in Seoul, who is headquartered in Seoul and focusing on global human rights issues, "Korean House for InternationalSolidarity). When he spoke, he choked and wrote a word for Zou Xingtong. It mentioned that this award belongs to each Hong Kong person who is free to fight for freedom. "This human rights award represents it. Everyone is with Hong Kong people."</text:p>
      <text:p text:style-name="P4">
<draw:frame draw:style-name="fr1" draw:name="Image64" text:anchor-type="as-char" svg:width="6.9236in" svg:height="3.86748in" draw:z-index="0">
<draw:image xlink:href="../Images/rfamandarin/2023-05-18T10-47-32-04-00/000001.png" xlink:type="simple" xlink:show="embed" xlink:actuate="onLoad" draw:mime-type="image/png"/>
</draw:frame>
Luo Xianfei received the prize in the last generation of the "Guangzhou 5.18 Memorial Foundation". (Guangzhou 5.18 Memorial Foundation YouTube Live Screenshot) <text:a xlink:type="simple" xlink:href="https://www.rfa.org/mandarin/yataibaodao/gangtai/hk-chow-05182023104009.html/9075cc2a-e200-4db6-9073-b1a78eea93a5.jpeg" text:style-name="Internet_20_link" text:visited-style-name="Visited_20_Internet_20_Link">
</text:a>
** If Zou Xingtong receives the prize, the identity is exposed.</text:p>
      <text:p text:style-name="P4">
Luo Xianfei was interviewed by this station and was asked why Zou Xingtong received the prize on behalf of Zou Xingtong. Luo Xianfei first sighed, saying that Hong Kong people could not come to the scene because of safety reasons. He also focused on the issue of Hong Kong's human rights.</text:p>
      <text:p text:style-name="P4">
<draw:frame draw:style-name="fr1" draw:name="Image65" text:anchor-type="as-char" svg:width="6.9236in" svg:height="5.1927in" draw:z-index="0">
<draw:image xlink:href="../Images/rfamandarin/2023-05-18T10-47-32-04-00/000002.png" xlink:type="simple" xlink:show="embed" xlink:actuate="onLoad" draw:mime-type="image/png"/>
</draw:frame>
"Korean Housefor International Solidarity) Secretary-General Na Hyun-PHIL (left) and Zou Xingtong have known each other for more than 10 years. (Provided by the respondent) [] <text:a xlink:type="simple" xlink:href="https://www.rfa.org/mandarin/yataibaodao/gangtai/hk-chow-05182023104009.html/dd6c43ef-9e61-4bb6-bbfb-1d3f61151356.jpeg" text:style-name="Internet_20_link" text:visited-style-name="Visited_20_Internet_20_Link">
</text:a>
Luo Xianfei said: The main reason is based on security issues, because Hong Kong people cannot go to South Korea (awarded award), and Hong Kong people have a lot of risks to attend Gwangju Human Rights Awards ceremony because the awards ceremony is an open event. All information is public. This means that the Chinese government will recognize the award -winning person. In order to protect Hong Kong people, they think that I am more suitable as Koreans and can protect her family or friends.</text:p>
      <text:p text:style-name="P4">
Luo Xianfei said that after receiving the invitation, he also thought about it. In the end, he resolutely accepted his mission and was willing to take the risk of banning Hong Kong and the mainland.</text:p>
      <text:p text:style-name="P4">
Luo Xianfei said: Because Chinese officials already know my actions, I don't know. I hope to go to Hong Kong to meet other friends in Hong Kong, but I think the risks are very high. I think of Hong Kong, but I am not sure of the safety of myself and other friends, so I think I will give up this opportunity and no longer go to Hong Kong or China mainland.</text:p>
      <text:p text:style-name="P4">
** Friends Zou Xingtong held a candlelight to the Chinese Embassy every year after he was prison for release.</text:p>
      <text:p text:style-name="P4">
On the eve of the "June 4th" anniversary of 2021, the Hong Kong police banned Victoria Garden for the second consecutive year on the grounds of epidemic prevention. Zou Xingtong said that he would commemorate in the "personal name". On the day of the "June 4th", Zou Xingtong was arrested by the Hong Kong police on the grounds that he was "suspected of promoting the collection of unprecedented assembly".</text:p>
      <text:p text:style-name="P4">
On the day Zou Xingtong was arrested, Luo Xianfei was impressed. He said that after seeing the news that day, he was in Seoul and went to the Chinese Embassy alone to lit the candlelight for Zou Xingtong.</text:p>
      <text:p text:style-name="P4">
<draw:frame draw:style-name="fr1" draw:name="Image66" text:anchor-type="as-char" svg:width="6.9236in" svg:height="9.11427in" draw:z-index="0">
<draw:image xlink:href="../Images/rfamandarin/2023-05-18T10-47-32-04-00/000003.png" xlink:type="simple" xlink:show="embed" xlink:actuate="onLoad" draw:mime-type="image/png"/>
</draw:frame>
After Zou Xingtong was arrested, Luo Xianfei went to the Chinese Embassy in the Chinese Embassy in the 333rd anniversary of the 64th. (Provided by the respondent) [] <text:a xlink:type="simple" xlink:href="https://www.rfa.org/mandarin/yataibaodao/gangtai/hk-chow-05182023104009.html/1897ac2f-de5c-437b-9954-68e2d0c276b6.jpg" text:style-name="Internet_20_link" text:visited-style-name="Visited_20_Internet_20_Link">
</text:a>
Luo Xianfei said: I saw the news. Later, a person took a candle to the night outside the Chinese Embassy in Seoul and urged the authorities to release Zou Xingtong. Although I was in South Korea, I wanted to hold a candlelight for her. Last year, "June 4th", I also did the same thing. I took the candle to the night outside the Chinese Embassy. I may have the same action this year. Before she is released, I will insist on doing the same thing every year.</text:p>
      <text:p text:style-name="P4">
<text:span text:style-name="T4">
 Knowing with Zou Xingtong for nearly 12 </text:span>
 <text:span text:style-name="T4">
 Years refer to her "Heart Chinese Democratic Movement" </text:span>
</text:p>
      <text:p text:style-name="P4">
Luo Xianfei and Zou Xingtong met for nearly 12 years. The two met for the first time. At a joint meeting in Taiwan in 2011, they discussed the issue of labor rights and interests with representatives of human rights organizations in other countries. Zou Xingtong was an initiator of Chinese labor rights and interests in the early days. Before Zou Xingtong became a lawyer, the two had a friendship and met in Hong Kong or South Korea. Luo Xianfei described that Zou Xingtong was a good friend and was impressed by her.</text:p>
      <text:p text:style-name="P4">
Luo Xianfei said: She is a very sincere person and is very interested in workers. She insists on doing the right thing. It is very principled to be a person, that is, as long as she thinks it is the right thing, she will put it into action. She was really enthusiastic and held a candlelight event for the Tiananmen incident. She was proud of being able to hold a candlelight rally in Hong Kong. I was very impressed.</text:p>
      <text:p text:style-name="P4">
** It is difficult to study the issue of Hong Kong after disintegrating the National Security Law of Hong Kong.Luo Xianfei said: There is no action on Hong Kong, because Hong Kong is currently a silent society, we can't find a way to fight for Hong Kong democracy. But in any case, we will observe the situation in Hong Kong and hope to find a way.</text:p>
      <text:p text:style-name="P4">
Although the center of gravity is shifted, Luo Xianfei has paid attention to the disintegration of Hong Kong's citizens. It is a pity that Hong Kong Labor Organization has contributed to improving labor rights and interests from all over the world. He remembered that at that time, the Workers' Alliance had spoiled the topic of South Korean workers, including the South Korean consulate in Hong Kong in 2016 to protest the Korean government's arrest of the chairman of the Democratic Labor and Labor of South Korea and demanded to release all members of the arrest and cancellation of control.</text:p>
      <text:p text:style-name="P4">
<text:span text:style-name="T4">
 "Zou Xingtong is like a candlelight, the hope of the Democratic Movement in Hong Kong" </text:span>
</text:p>
      <text:p text:style-name="P4">
Three Chinese consulate members had previously requested the organizer "Guangzhou 5.18 Memorial Foundation" to withdraw the Human Rights Award to Zou Xingtong, which was eventually rejected by the organizer. Luo Xianfei believes that the visit of Chinese officials even proves that Zou Xingtong's award is the correct decision, and it also makes the human rights award more meaningful, reflecting the organizer only focuses on human rights and does not accept political suppression, and the incident also stimulates more Koreans' support for Zou Xingtong.</text:p>
      <text:p text:style-name="P4">
Regarding Zou Xingtong's award, Luo Xianfei believed that she was deserved, and her award also symbolized Hong Kong's hope.</text:p>
      <text:p text:style-name="P4">
<draw:frame draw:style-name="fr1" draw:name="Image67" text:anchor-type="as-char" svg:width="6.9236in" svg:height="8.979044in" draw:z-index="0">
<draw:image xlink:href="../Images/rfamandarin/2023-05-18T10-47-32-04-00/000004.png" xlink:type="simple" xlink:show="embed" xlink:actuate="onLoad" draw:mime-type="image/png"/>
</draw:frame>
Luo Xianfei urged the authorities to release Zou Xingtong as soon as possible. (Provided by the respondent) [] <text:a xlink:type="simple" xlink:href="https://www.rfa.org/mandarin/yataibaodao/gangtai/hk-chow-05182023104009.html/620ee982-5149-4a33-bf97-18ece2d67b00.jpeg" text:style-name="Internet_20_link" text:visited-style-name="Visited_20_Internet_20_Link">
</text:a>
Luo Xianfei said: She is like a candlelight, the hope of the Hong Kong Democracy Movement, so she is eligible to win the "Gwangzhou Human Rights Award."</text:p>
      <text:p text:style-name="P4">
In the end, Luo Xianfei made a message to Hong Kong people saying: "The Koreans have not forgotten Hong Kong, we will support the Hong Kong democratic movement."</text:p>
      <text:p text:style-name="P4">
Zou Xingtong was selected as the "2023 Guangzhou Human Rights Award" winner in early May. It was the first time that Hong Kong people won this award. The Evaluation Committee described Zou Xingtong with the "human rights lawyer of democratic movement and democratic struggle", and also pointed out that Zou Xingtong was awarded to Zou Xingtong as "resisting the anti -democracy of the Hong Kong government and the courage and hope of human rights activities and citizens around the world."</text:p>
      <text:p text:style-name="P4">
The official website of the awards ceremony: [] <text:a xlink:type="simple" xlink:href="https://www.youtube.com/@518org" text:style-name="Internet_20_link" text:visited-style-name="Visited_20_Internet_20_Link">
</text:a>
Reporter: Dong Shuyue Editor: Li Shimin.com Editor: Jiang Fu</text:p>
      <text:p text:style-name="P4">
News Source: <text:a xlink:type="simple" xlink:href="https://www.rfa.org/mandarin/yataibaodao/gangtai/hk-chow-05182023104009.html" text:style-name="Internet_20_link" text:visited-style-name="Visited_20_Internet_20_Link">
https://www.rfa.org/mandarin/yataibaodao/gangtai/hk-chow-05182023104009.html</text:a>
</text:p>
      <!--NEWS-->
      <text:h text:style-name="P10" text:outline-level="1">
<text:span text:style-name="T4">
European stocks high</text:span>
</text:h>
      <text:p text:style-name="P4">
Publisher: 法新社</text:p>
      <text:p text:style-name="P4">
Published Time: 2023-05-18T11:02:08+00:00</text:p>
      <text:p text:style-name="P4">
Modified Time: 2023-05-18T16:50:02+00:00</text:p>
      <text:p text:style-name="P4">
Description: (Agence France -Presse, London, 18th) The market is optimistic that the negotiations of the upper limit of the US -raising debt -raising can be successfully ended. It can avoid catastrophic debt defaults and promote the global stock market to rise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3.617581in" draw:z-index="0">
<draw:image xlink:href="../Images/rficn/2023-05-18T11-02-08-00-00/000000.png" xlink:type="simple" xlink:show="embed" xlink:actuate="onLoad" draw:mime-type="image/png"/>
</draw:frame>
The London FTSE 100 Index rose 19.07 points or 0.25%, which was collected at 7742.30 points.</text:p>
      <text:p text:style-name="P4">
The Frankfurt DAX index was 212.06 points or 1.33%, and closed at 16163.36 points.</text:p>
      <text:p text:style-name="P4">
The Paris CAC 40 index rose 47.45 points or 0.64%to close 7446.89 points.</text:p>
      <text:p text:style-name="P4">
News Source: <text:a xlink:type="simple" xlink:href="https://www.rfi.fr/cn/%E8%B4%A2%E7%BB%8F%E5%BF%AB%E8%AE%AF/20230518-%E6%AC%A7%E8%82%A1%E6%94%B6%E9%AB%98" text:style-name="Internet_20_link" text:visited-style-name="Visited_20_Internet_20_Link">
https://www.rfi.fr/cn/%E8%B4%A2%E7%BB%8F%E5%BF%AB%E8%AE%AF/20230518-%E6%AC%A7%E8%82%A1%E6%94%B6%E9%AB%98</text:a>
</text:p>
      <!--NEWS-->
      <text:h text:style-name="P10" text:outline-level="1">
<text:span text:style-name="T4">
Shen Boyang: Disposal Chinese online military methods to remind the people of Taiwan's people's information risks</text:span>
</text:h>
      <text:p text:style-name="P4">
Author: None</text:p>
      <text:p text:style-name="P4">
Publisher: Radio Free Asia (Organization)</text:p>
      <text:p text:style-name="P4">
Published Time: 2023-05-18T11:05:00-04:00</text:p>
      <text:p text:style-name="P4">
Modified Time: 2023-05-18T15:39:22-04:00</text:p>
      <text:p text:style-name="P4">
Description: None</text:p>
      <text:p text:style-name="P4">
Videos: []</text:p>
      <text:p text:style-name="P4">
Audios: ["<text:a xlink:type="simple" xlink:href="https://www.rfa.org/mandarin/yataibaodao/gangtai/hcm2-05182023094929.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69" text:anchor-type="as-char" svg:width="6.9236in" svg:height="3.88615in" draw:z-index="0">
<draw:image xlink:href="../Images/rfamandarin/2023-05-18T11-05-00-04-00/000000.png" xlink:type="simple" xlink:show="embed" xlink:actuate="onLoad" draw:mime-type="image/png"/>
</draw:frame>
Shen Boyang, the chairman of the Taiwan Democratic Laboratory, is in the "Asia very much want to talk" program, exposing the Chinese online military technique <text:a xlink:type="simple" xlink:href="https://www.rfa.org/mandarin/yataibaodao/gangtai/hcm2-05182023094929.html/@@images/image" text:style-name="Internet_20_link" text:visited-style-name="Visited_20_Internet_20_Link">
</text:a>
Screenshot from the program <text:a xlink:type="simple" xlink:href="https://www.rfa.org/mandarin/yataibaodao/gangtai/hcm2-05182023094929.html/@@stream" text:style-name="Internet_20_link" text:visited-style-name="Visited_20_Internet_20_Link">
</text:a>
The CCP's propaganda of various countries is pervasive, and Taiwan is at the forefront of the Communist Party of China. Shen Boyang, the chairman of the Taiwan Democratic Laboratory, analyzed in the program "Asia's Asia very much". Recently, China has operated suspicious theory in Taiwan not only to let the people hate the United States, but also attempts to balance the attitude of Taiwan to the people of Taiwan. In addition, what are the methods of the CCP's cognitive war?</text:p>
      <text:p text:style-name="P4">
<text:span text:style-name="T4">
<text:span text:style-name="T5">
 <text:a xlink:type="simple" xlink:href="https://www.rfa.org/mandarin/yataibaodao/gangtai/hx1-05152023090516.html" text:style-name="Internet_20_link" text:visited-style-name="Visited_20_Internet_20_Link">
</text:a>
 </text:span>
*  * </text:span>
<text:a xlink:type="simple" xlink:href="https://www.rfa.org/mandarin/Xinwen/9-05032023162715.html" text:style-name="Internet_20_link" text:visited-style-name="Visited_20_Internet_20_Link">
 </text:a>
 <text:span text:style-name="T4">
  * </text:span>
<text:a xlink:type="simple" xlink:href="https://www.rfa.org/mandarin/yataibaodao/gangtai/hcm-04212023044114.html" text:style-name="Internet_20_link" text:visited-style-name="Visited_20_Internet_20_Link">
 </text:a>
***<text:a xlink:type="simple" xlink:href="https://www.rfa.org/mandarin/Xinwen/8-04072023143833.html" text:style-name="Internet_20_link" text:visited-style-name="Visited_20_Internet_20_Link">
<text:span text:style-name="T4">
 Taiwanese was fined 500,000 Taiwan dollars as a member of the Chinese CPPCC of China </text:span>
</text:a>
After the United States passed the "National Defense Authorization Act" to Taiwan's military assistance, some media in Taiwan created the so -called "suspicion theory", and it was not good for the hype of the United States. This topic has not receded from the nine -in -one election last year before the election.</text:p>
      <text:p text:style-name="P4">
The Taiwan Public Opinion Foundation has been investigated in January this year. If the US military aids Taiwan, will Taiwan push Taiwan to the war? 53 people do not agree with this statement, but young people aged 20-24 have more than half of the young people(51.5％)agree. The report at that time showed that "suspicious and American theory is not yet a climate, but it is enough to attract attention."</text:p>
      <text:p text:style-name="P4">
"China believes that their main enemies are not Taiwan, but the United States, so the most important discussion they are in public opinion in the world are all doubts." Shen Boyang, co -sponsoring with Black Bear College, made the above analysis in the "Asia Talking" program.</text:p>
      <text:p text:style-name="P4">
According to the data found by Shen Boyang's team from Facebook, suspicion and American theory broke out in Taiwan. It is the traditional Chinese world alone, of which 60-70%are made in China, which does not include simplified Chinese. "Suspected the United States' focus is that they do not want everyone to hate the United States. He wants to balance or not like China."</text:p>
      <text:p text:style-name="P4">
<text:span text:style-name="T4">
 The spread of suspicion and American theory destroys the trust foundation of cooperation between Taiwan and the United States and Japan </text:span>
</text:p>
      <text:p text:style-name="P4">
Shen Boyang mentioned that China ’s doubtful and American expositions in Taiwan have also dragged Japan. The manufacture of the United States and Japan wants to swallow Taiwan and ask the Guo Shenshan Semiconductor TSMC to set up factories. It is to empty Taiwan. He had conducted a survey between universities and asked the source of overseas as an amazing discovery.</text:p>
      <text:p text:style-name="P4">
<draw:frame draw:style-name="fr1" draw:name="Image70" text:anchor-type="as-char" svg:width="6.9236in" svg:height="3.894525in" draw:z-index="0">
<draw:image xlink:href="../Images/rfamandarin/2023-05-18T11-05-00-04-00/000001.png" xlink:type="simple" xlink:show="embed" xlink:actuate="onLoad" draw:mime-type="image/png"/>
</draw:frame>
Shen Boyang, the chairman of the Taiwan Democratic Laboratory, exposed the Chinese online military techniques in the "Asia."(Screenshot self -program)  <text:a xlink:type="simple" xlink:href="https://www.rfa.org/mandarin/yataibaodao/gangtai/hcm2-05182023094929.html/6c884f2f6d0b.jpg" text:style-name="Internet_20_link" text:visited-style-name="Visited_20_Internet_20_Link">
</text:a>
"More than 30 % of China, 20 % of the United States, and two % of Japan." Shen Boyang further explained, "That is, 20 % of college students believe that the United States and Japan have no news in Taiwan. It is completely inconsistent with reality. "</text:p>
      <text:p text:style-name="P4">
When he asked college students where this idea came from, he found that the teaching of the professor occupied the important part of the United Front work. After the narratives of China are continuously spreading, young people have skepticized the close interaction and cooperation between Taiwan and the United States and Japan, and then have deeper doubts about the Taiwan government. This is the power of the Chinese cognitive war. "Over time, when Taiwan chooses who to stand with today, he may choose to stand with the invaders. This is the public opinion he wants to cause."</text:p>
      <text:p text:style-name="P4">
<text:span text:style-name="T4">
 Purchase sensitive book personal leakage effect </text:span>
</text:p>
      <text:p text:style-name="P4">
The penetration of the Chinese Communist Party is almost pervasive. Recently, some people bought "What to Do if the Communist Party Come" co -authored by the Eslite Book Company, but received a sensitive fraud phone. Consumers were worried about whether this book was sensitive and personal capital was leaked. Essence</text:p>
      <text:p text:style-name="P4">
Shen Boyang analyzed that the incident may be invaded by the victim by hackers, but on the other hand, the information of Taiwan bookstores is serious. When purchasing books, it includes address, ID number, and telephone related information. As soon as the war, these grasped data came in handy. "He can know what books these people have bought, assuming that he bought a lot of civil defense manuals, or those books we wrote. In war, these people are the first wave of the first wave of sniper."</text:p>
      <text:p text:style-name="P4">
Shen Boyang believes that this is not just the topic of a call. The collection and application of individual capital is widely collected. The importance of cognitive operations is that which areas do you need to persuade the most. People can do more united front work.</text:p>
      <text:p text:style-name="P4">
** The Chinese Communist Party is involved in the election method of Taiwan and the time changes.</text:p>
      <text:p text:style-name="P4">
Most of the Taiwan elections have been deeply involved in the Chinese Communist Party. Taiwan will hold a presidential election in January next year. Has the CCP's cognitive battle has heated with the election campaign?</text:p>
      <text:p text:style-name="P4">
Shen Boyang took the nine -in -one election last year as an example. The CCP's methods have changed. The CCP discovered that there were many issues in the past few times before the election, and the effect of intervention was not good. At present, the Chinese Communist Party has tended to create public opinion before the election. For example, several major public security incidents have recently occurred in Taiwan. China has taken the opportunity to operate the conspiracy theory of collusion between the DPP and underworld. "It's about to enter the election, but it will not fight. Anyway, the media in Taiwan will speculate, and it will be hot enough during the election. It does not need to make a kick." Shen Boyang added instructions.</text:p>
      <text:p text:style-name="P4">
The host asked which unit to issue a coordinated plan for China. Shen Boyang pointed out that after Xi Jinping got the order, the PLA and the Central Propaganda Department were responsible for implementing it. Among them, after the military reform at the end of 2015, the People's Liberation Army united all the web forces under the Ministry of Strategic Support Ministry in the Internet System Bureau, and completely regarded cognitive combat as a model and means of war. In contrast, the Ministry of National Security, the Communist Youth League, or the Taiwan Affairs Office of the National Taiwan Affairs Office belong to the edge -based cooperative units.</text:p>
      <text:p text:style-name="P4">
Reporter: Huang Chunmei Responsible: Xu Shuting 梒 Qingwang Editor: Ruizhe</text:p>
      <text:p text:style-name="P4">
News Source: <text:a xlink:type="simple" xlink:href="https://www.rfa.org/mandarin/yataibaodao/gangtai/hcm2-05182023094929.html" text:style-name="Internet_20_link" text:visited-style-name="Visited_20_Internet_20_Link">
https://www.rfa.org/mandarin/yataibaodao/gangtai/hcm2-05182023094929.html</text:a>
</text:p>
      <!--NEWS-->
      <text:h text:style-name="P10" text:outline-level="1">
<text:span text:style-name="T4">
In the first quarter, Chinese car exports surpassed Japan and Russia to become the largest overseas market</text:span>
</text:h>
      <text:p text:style-name="P4">
Author: None (Language: zh)</text:p>
      <text:p text:style-name="P4">
Publisher: None</text:p>
      <text:p text:style-name="P4">
Time: 2023-05-18T11:06:00Z</text:p>
      <text:p text:style-name="P4">
Description: According to data released by the China Automobile Industry Association, in the first quarter of this year, China exported 1.07 million vehicles, surpassing Japan for the first time, becoming the country with the highest export of automobiles in the world. According to the export amount of car products, Russia has become the largest overseas market in China exported cars.</text:p>
      <text:p text:style-name="P4">
Videos: []</text:p>
      <text:p text:style-name="P4">
Images: ["<text:a xlink:type="simple" xlink:href="https://static.dw.com/image/65609330_303.jpg" text:style-name="Internet_20_link" text:visited-style-name="Visited_20_Internet_20_Link">
65609330_303.jpg</text:a>
", "<text:a xlink:type="simple" xlink:href="https://static.dw.com/image/65269178_401.jpg" text:style-name="Internet_20_link" text:visited-style-name="Visited_20_Internet_20_Link">
65269178_401.jpg</text:a>
"]</text:p>
      <text:p text:style-name="P4">
Subject: 经济纵横</text:p>
      <text:p text:style-name="P4">
Subjects: ['德中关系', '德国制造', '俄罗斯', '乌克兰', '岛屿主权争端', '专题报道：全景观看“习马会”', '中国', '日本', '中共十九大', '德国汽车工业']</text:p>
      <text:p text:style-name="P4">
Keywords: ['汽车', '中国', '日本', '出口', '俄罗斯']</text:p>
      <text:p text:style-name="P4">
Id: 65668908</text:p>
      <!--METADATA-->
      <text:p text:style-name="P4">
<text:a xlink:type="simple" xlink:href="https://www.dw.com/zh/overlay/image/article/65668908/65609330" text:style-name="Internet_20_link" text:visited-style-name="Visited_20_Internet_20_Link">
 <draw:frame draw:style-name="fr1" draw:name="Image71" text:anchor-type="as-char" svg:width="6.9236in" svg:height="3.896998in" draw:z-index="0">
<draw:image xlink:href="../Images/dwzh/2023-05-18T11-06-00Z/65609330_303.jpg" xlink:type="simple" xlink:show="embed" xlink:actuate="onLoad" draw:mime-type="image/jpeg"/>
</draw:frame>
</text:a>
Various brands appeared at the Shanghai Auto Show in 2023</text:p>
      <text:p text:style-name="P4">
(Voice of Germany Chinese) Japan has been a global car export champion for many years. However, in the first quarter of this year, China's car exports exceeded Japan for the first time and won the world's first. Official data show that in the first quarter of this year, Japan's car exports were 1.047 million, and China's car exports were 1.069 million.</text:p>
      <text:h text:style-name="P12" text:outline-level="3">
<text:span text:style-name="T4">
In the first quarter of this year, Russia ranked first in the export amount of Chinese car products in China</text:span>
</text:h>
      <text:p text:style-name="P4">
According to data from the General Administration of Customs, in the first quarter of this year, the top ten countries in Chinese car products were Russia, the United States, Mexico, the United Kingdom, Belgium, Japan, Australia, Germany, the UAE and South Korea. The cumulative export amount of automobile goods in these ten countries was US $ 22.74 billion, accounting for 48.5%of the total exports of all auto goods.</text:p>
      <text:p text:style-name="P4">
Before 2020, the main overseas markets of Chinese automobile exports were Saudi Arabia, Bangladesh, and Egypt; in 2021, Belgium, Chile, Saudi Arabia and other countries. In 2022, China's top three car export markets were Mexico, Saudi Arabia, and Belgium. Export volume exceeded 200,000 units, ranking Britain, Chile and Australia afterwards.</text:p>
      <text:p text:style-name="P4">
But in the first quarter of this year, Russia has become the largest importer of Chinese cars in accordance with the amount. Chinese automobile brands have grown strongly in the Russian automobile market. Among them, the sales of the three brands of Chery, Haval and Geely in Russia have increased by 204%, 100%, and 129%, respectively, and sold more than 48,000 units, accounting for nearly three -thirds of the total sales of new Russian cars in the first quarter of 2023 in 2023. one. According to the Russian satellite news agency, in 2022, the Russians purchased 121,800 new Chinese cars.</text:p>
      <text:p text:style-name="P4">
The Russian "News" quoted Russia's open bank that in the first quarter of 2023, China Motors had a market share in Russia 42.5%.</text:p>
      <text:p text:style-name="P4">
Chinese truck sales in Russia are also growing rapidly. The Russian "News" quoted the data newspaper of the analysis consulting company "ASM Holdings". From January to April this year, the total sales of Chinese truck brands in Russia exceeded 21,000 vehicles.</text:p>
      <text:p text:style-name="P4">
Chinese media reported that Cui Dongshu, Secretary -General of the National Passenger Car Market Information Joint Association, believes that the main driving force of Chinese car exports this year is still under the Russian and Ukraine crisis <text:a xlink:type="simple" xlink:href="https://www.dw.com/zh/zh/西方品牌撤走之后俄罗斯人爱上了中国汽车吗/a-65116592" text:style-name="Internet_20_link" text:visited-style-name="Visited_20_Internet_20_Link">
</text:a>
And China's new energy vehicle export competitiveness increases.</text:p>
      <text:p text:style-name="P4">
<draw:frame draw:style-name="fr1" draw:name="Image72" text:anchor-type="as-char" svg:width="6.9236in" svg:height="3.896998in" draw:z-index="0">
<draw:image xlink:href="../Images/dwzh/2023-05-18T11-06-00Z/65269178_401.jpg" xlink:type="simple" xlink:show="embed" xlink:actuate="onLoad" draw:mime-type="image/jpeg"/>
</draw:frame>
Tesla's super factory in Shanghai</text:p>
      <text:h text:style-name="P12" text:outline-level="3">
<text:span text:style-name="T4">
China is likely to become the world's largest car export country this year</text:span>
</text:h>
      <text:p text:style-name="P4">
The China Automobile Association predicts that if the export trend in the first quarter will continue, China's automobile export will reach 4 million vehicles in 2023. In this way, China is likely to surpass Japan and become the world's largest car exporter.</text:p>
      <text:p text:style-name="P4">
SAIC, Chery, Tesla China, Geely, Changan, Great Wall, and BYD are currently the main force of Chinese automobile exports. From January to April this year, SAIC exported 313,000 vehicles, 244,000 Chery, and Tesla China 128,000.</text:p>
      <text:h text:style-name="P12" text:outline-level="3">
<text:span text:style-name="T4">
The domestic market is weak</text:span>
</text:h>
      <text:p text:style-name="P4">
But in the country, the situation looks not so optimistic.</text:p>
      <text:p text:style-name="P4">
Due to the influence of the new crown blockade measures in the previous year, the production and sales of Chinese automobiles increased by 76.8%and 82.7%year -on -year in April this year, respectively, 2.133 million and 2.159 million, but the month -on -month decreased by 17.5%and 11.9%, respectively.</text:p>
      <text:p text:style-name="P4">
From January to April this year, China's automobile production and sales were 8.355 million and 8.235 million, respectively, an increase of 8.6%and 7.1%year-on-year.</text:p>
      <text:h text:style-name="P12" text:outline-level="3">
<text:span text:style-name="T4">
Weilai CEO: rather than the "volume" value than the "volume" price</text:span>
</text:h>
      <text:p text:style-name="P4">
From a price point of view, Chinese car companies have since January this year <text:a xlink:type="simple" xlink:href="https://www.dw.com/zh/zh/中国车市燃起价格战-德国车商面临大风险/a-65029191" text:style-name="Internet_20_link" text:visited-style-name="Visited_20_Internet_20_Link">
</text:a>
Gradually calm down and the tide of price reduction gradually retreat. The China Automobile Circulation Association (CADA) said that the price of car prices has stabilized due to the opening of the Shanghai Auto Show and other spring auto shows in 2023. Consumers have eased the expectations of price reductions. However, the indicator of measuring the pressure of dealers-Vehicle Inventory Early Warning Index (VIA) fell by 2%in April this year to 60.4, which is still much higher than 50, indicating that there are significantly more cars than demand.</text:p>
      <text:p text:style-name="P4">
According to Chinese media reports, Ford Motor Corporation is planning to reduce more than 1,300 positions in China due to its continued decline in sales. In 2022, Ford's wholesale sales in China fell below 500,000 for the first time in ten years, continuing a downward trend began in 2016. At that time, the sales volume of this American auto manufacturer was 1.27 million, and its market share in China was 4.6%. Last year, Ford's market share in China has dropped to 2.1%.(Comprehensive report)</text:p>
      <text:p text:style-name="P4">
News Source: <text:a xlink:type="simple" xlink:href="https://www.dw.com/zh/中国一季度汽车出口超过日本-俄罗斯成为最大海外市场/a-65668908" text:style-name="Internet_20_link" text:visited-style-name="Visited_20_Internet_20_Link">
https://www.dw.com/zh/中国一季度汽车出口超过日本-俄罗斯成为最大海外市场/a-65668908?maca=chi-rss-chi-all-1127-rdf</text:a>
</text:p>
      <!--NEWS-->
      <text:h text:style-name="P10" text:outline-level="1">
<text:span text:style-name="T4">
European popular attractions: Chinese tourists have not returned</text:span>
</text:h>
      <text:p text:style-name="P4">
Author: None (Language: zh)</text:p>
      <text:p text:style-name="P4">
Publisher: None</text:p>
      <text:p text:style-name="P4">
Time: 2023-05-18T11:07:00Z</text:p>
      <text:p text:style-name="P4">
Description: The European holiday destinations have been full of Chinese tourists. Although the new crown epidemic has ended, there are still few Chinese tourists in Europe. Why has the Chinese outbound tour of Chinese people not restored? What impact does this have on tourist cities like Paris?</text:p>
      <text:p text:style-name="P4">
Videos: []</text:p>
      <text:p text:style-name="P4">
Images: ["<text:a xlink:type="simple" xlink:href="https://static.dw.com/image/19091075_303.jpg" text:style-name="Internet_20_link" text:visited-style-name="Visited_20_Internet_20_Link">
19091075_303.jpg</text:a>
", "<text:a xlink:type="simple" xlink:href="https://static.dw.com/image/65276029_303.jpg" text:style-name="Internet_20_link" text:visited-style-name="Visited_20_Internet_20_Link">
65276029_303.jpg</text:a>
", "<text:a xlink:type="simple" xlink:href="https://static.dw.com/image/65271243_303.jpg" text:style-name="Internet_20_link" text:visited-style-name="Visited_20_Internet_20_Link">
65271243_303.jpg</text:a>
", "<text:a xlink:type="simple" xlink:href="https://static.dw.com/image/65487910_303.jpg" text:style-name="Internet_20_link" text:visited-style-name="Visited_20_Internet_20_Link">
65487910_303.jpg</text:a>
", "<text:a xlink:type="simple" xlink:href="https://static.dw.com/image/65455780_303.jpg" text:style-name="Internet_20_link" text:visited-style-name="Visited_20_Internet_20_Link">
65455780_303.jpg</text:a>
", "<text:a xlink:type="simple" xlink:href="https://static.dw.com/image/65475177_303.jpeg" text:style-name="Internet_20_link" text:visited-style-name="Visited_20_Internet_20_Link">
65475177_303....</text:a>
", "<text:a xlink:type="simple" xlink:href="https://static.dw.com/image/64706983_303.jpg" text:style-name="Internet_20_link" text:visited-style-name="Visited_20_Internet_20_Link">
64706983_303.jpg</text:a>
", "<text:a xlink:type="simple" xlink:href="https://static.dw.com/image/57148545_303.jpg" text:style-name="Internet_20_link" text:visited-style-name="Visited_20_Internet_20_Link">
57148545_303.jpg</text:a>
", "<text:a xlink:type="simple" xlink:href="https://static.dw.com/image/65395092_303.jpg" text:style-name="Internet_20_link" text:visited-style-name="Visited_20_Internet_20_Link">
65395092_303.jpg</text:a>
"]</text:p>
      <text:p text:style-name="P4">
Subject: 文化经纬</text:p>
      <text:p text:style-name="P4">
Subjects: ['德国旅游', '欧盟', '欧洲', '巴黎', '莱茵河']</text:p>
      <text:p text:style-name="P4">
Keywords: ['中国游客', '旅游', '海外游', '出境游', '欧洲', '旅游胜地', '旅游热点', '巴黎', '航班', '新冠疫情', '消费降级']</text:p>
      <text:p text:style-name="P4">
Id: 65668922</text:p>
      <!--METADATA-->
      <text:p text:style-name="P4">
<text:a xlink:type="simple" xlink:href="https://www.dw.com/zh/overlay/image/article/65668922/19091075" text:style-name="Internet_20_link" text:visited-style-name="Visited_20_Internet_20_Link">
 <draw:frame draw:style-name="fr1" draw:name="Image73" text:anchor-type="as-char" svg:width="6.9236in" svg:height="3.896998in" draw:z-index="0">
<draw:image xlink:href="../Images/dwzh/2023-05-18T11-07-00Z/19091075_303.jpg" xlink:type="simple" xlink:show="embed" xlink:actuate="onLoad" draw:mime-type="image/jpeg"/>
</draw:frame>
</text:a>
Before the epidemic, Paris was one of the hottest cities in European tourism in Europe. The picture shows the Chinese tourist group in the Palace of Versailles</text:p>
      <text:p text:style-name="P4">
(Voice of Germany Chinese website) Walking in the city center of Cologne, Germany, a intuitive feeling is, <text:a xlink:type="simple" xlink:href="https://www.dw.com/zh/zh/中国游客重返欧洲为何步履蹒跚/a-64606953" text:style-name="Internet_20_link" text:visited-style-name="Visited_20_Internet_20_Link">
</text:a>
 。 <text:a xlink:type="simple" xlink:href="https://www.handelsblatt.com/politik/international/tourismus-chinas-touristen-bleiben-fern-so-reagieren-europas-ferienregionen/29154534.html" text:style-name="Internet_20_link" text:visited-style-name="Visited_20_Internet_20_Link">
</text:a>
The phenomenon of "the number of Chinese tourists in Europe is obviously less than before the epidemic", indicating that the European tourism industry has not seen the recovery of relevant needs so far, and the turnover related to Chinese tourists is far lower than the level before the epidemic.</text:p>
      <text:p text:style-name="P4">
Many of them are obvious. Since the beginning of 2020, both China and Europe have been in the strict control of the new crown epidemic. Most European countries opened in early 2022 and tourism recovered; China ended at the end of 2022, and many people joined the Tourism Army this year.</text:p>
      <text:p text:style-name="P4">
In addition, some European countries have recently opened their travel visas to Chinese citizens. For example, <text:a xlink:type="simple" xlink:href="https://www.dw.com/zh/zh/德国将从5月1日起对中国公民重新开放旅游签证/a-65382583" text:style-name="Internet_20_link" text:visited-style-name="Visited_20_Internet_20_Link">
</text:a>
Essence</text:p>
      <text:p text:style-name="P4">
at the same time, <text:a xlink:type="simple" xlink:href="https://www.dw.com/zh/zh/飞越俄空域争议-抑制欧美往返中国航线的复苏/a-65626622" text:style-name="Internet_20_link" text:visited-style-name="Visited_20_Internet_20_Link">
 </text:a>
Essence For example, according to the "South Germany", TD COWEN stock analysis company data was cited. As of the end of April, Germany and China Airlines had decreased by 49%compared with 2019.</text:p>
      <text:h text:style-name="P12" text:outline-level="3">
<text:span text:style-name="T4">
<text:span text:style-name="T4">
 Chinese people spend more caution </text:span>
</text:span>
</text:h>
      <text:p text:style-name="P4">
Factors such as visa application and decrease in flight number have increased the threshold for Chinese people to travel abroad. In addition, there may be a more frugal trend that affects Chinese overseas.</text:p>
      <text:p text:style-name="P4">
As much as possible.</text:p>
      <text:p text:style-name="P4">
In the report, a Chinese girl who was studying for graduate students had only spent 2,500 yuan for nine days in China. Most of the time, she chose to take slow cars and buses. When accommodation, they chose the train to spend the night or cheap hotel bed. This example is not uncommon.</text:p>
      <text:p text:style-name="P4">
Data from the Ministry of Culture and Tourism of China show that China ’s domestic tourism is booming this year. During the May 1st period from April 28 to May 3, there were 274 million travels, an increase of 19%over 2019 before the epidemic. However, the total expenditure is 148 billion yuan, which is the same as 2019, which means that the average cost of each traveler is lower than in 2019.</text:p>
      <text:p text:style-name="P4">
Reuters reported that analysts said that China's difficult real estate market, <text:a xlink:type="simple" xlink:href="https://www.dw.com/zh/zh/青年失业率创记录-中国后新冠复苏难/a-65637338" text:style-name="Internet_20_link" text:visited-style-name="Visited_20_Internet_20_Link">
</text:a>
And the extensive concerns of work stability, so that <text:a xlink:type="simple" xlink:href="https://www.dw.com/zh/zh/中国年轻人消费冷却10块钱一顿晚餐/a-63167019" text:style-name="Internet_20_link" text:visited-style-name="Visited_20_Internet_20_Link">
</text:a>
The Asia-Pacific chief economist of the Asia-Pacific region of the global asset management company, Alicia Garcia-Herrero, said: "The Chinese are not ready to spend as before, although the government tries to encourage consumption ..." She Said, "People need work and higher wages to start a lot of consumption."</text:p>
      <text:p text:style-name="P4">
*<draw:frame draw:style-name="fr1" draw:name="Image74" text:anchor-type="as-char" svg:width="6.9236in" svg:height="3.896998in" draw:z-index="0">
<draw:image xlink:href="../Images/dwzh/2023-05-18T11-07-00Z/65276029_303.jpg" xlink:type="simple" xlink:show="embed" xlink:actuate="onLoad" draw:mime-type="image/jpeg"/>
</draw:frame>
#</text:p>
      <text:h text:style-name="P13" text:outline-level="4">
<text:span text:style-name="T4">
No discussion</text:span>
</text:h>
      <text:h text:style-name="P12" text:outline-level="3">
<text:span text:style-name="T4">
Roman holiday</text:span>
</text:h>
      <text:p text:style-name="P4">
In early April 2023, during the Resurrection holiday, a large number of tourists poured into Rome, a long -established cultural city in Italy. Coupled with the pilgrimage of the Catholic Holy See during Easter, some places in the center of Roman City were almost crowded to hard.</text:p>
      <text:p text:style-name="P4">
*<draw:frame draw:style-name="fr1" draw:name="Image75" text:anchor-type="as-char" svg:width="6.9236in" svg:height="3.896998in" draw:z-index="0">
<draw:image xlink:href="../Images/dwzh/2023-05-18T11-07-00Z/65271243_303.jpg" xlink:type="simple" xlink:show="embed" xlink:actuate="onLoad" draw:mime-type="image/jpeg"/>
</draw:frame>
#</text:p>
      <text:h text:style-name="P13" text:outline-level="4">
<text:span text:style-name="T4">
No discussion</text:span>
</text:h>
      <text:h text:style-name="P12" text:outline-level="3">
<text:span text:style-name="T4">
Santorini, Greece</text:span>
</text:h>
      <text:p text:style-name="P4">
The picturesque Santorini is overwhelmed again. The narrow alleys and winding stone roads on the island often squeeze. On the observation platform of the sunset, self -timer tourists rubbed their shoulders. The beauty is no longer.</text:p>
      <text:p text:style-name="P4">
*<draw:frame draw:style-name="fr1" draw:name="Image76" text:anchor-type="as-char" svg:width="6.9236in" svg:height="3.896998in" draw:z-index="0">
<draw:image xlink:href="../Images/dwzh/2023-05-18T11-07-00Z/65487910_303.jpg" xlink:type="simple" xlink:show="embed" xlink:actuate="onLoad" draw:mime-type="image/jpeg"/>
</draw:frame>
#</text:p>
      <text:h text:style-name="P13" text:outline-level="4">
<text:span text:style-name="T4">
No discussion</text:span>
</text:h>
      <text:h text:style-name="P12" text:outline-level="3">
<text:span text:style-name="T4">
London: Onlookers Coronation</text:span>
</text:h>
      <text:p text:style-name="P4">
The coronation ceremony of the British King Charles III was held on May 6. Merchants and citizens have begun preparations early, and tourists from all over the world have also continued to surge in this metropolis that restore vitality. Even a few days ago, some people camped on the tree -lined avenue in London, so that they could grab the front -row onlookers.</text:p>
      <text:p text:style-name="P4">
*<draw:frame draw:style-name="fr1" draw:name="Image77" text:anchor-type="as-char" svg:width="6.9236in" svg:height="3.896998in" draw:z-index="0">
<draw:image xlink:href="../Images/dwzh/2023-05-18T11-07-00Z/65455780_303.jpg" xlink:type="simple" xlink:show="embed" xlink:actuate="onLoad" draw:mime-type="image/jpeg"/>
</draw:frame>
#</text:p>
      <text:h text:style-name="P13" text:outline-level="4">
<text:span text:style-name="T4">
No discussion</text:span>
</text:h>
      <text:h text:style-name="P12" text:outline-level="3">
<text:span text:style-name="T4">
Spanish heat wave</text:span>
</text:h>
      <text:p text:style-name="P4">
As one of the most favorite tourists in Europeans, Spain has ushered in a large number of tourists since last summer. Data from the National Hotel Industry Association show that before and after this year's resurrection holiday, the country's hotel reservation increases by 20%over last year, and the guest room occupancy rate of this summer may exceed 90%. The accommodation price is estimated to rise by 20%. Despite the heat in southern Spain in late April, the temperature approached 40 degrees Celsius, and the center of Sevilla (pictured) was still tourists.</text:p>
      <text:p text:style-name="P4">
*<draw:frame draw:style-name="fr1" draw:name="Image78" text:anchor-type="as-char" svg:width="6.9236in" svg:height="3.896998in" draw:z-index="0">
<draw:image xlink:href="../Images/dwzh/2023-05-18T11-07-00Z/65475177_303.jpeg" xlink:type="simple" xlink:show="embed" xlink:actuate="onLoad" draw:mime-type="image/jpeg"/>
</draw:frame>
#</text:p>
      <text:h text:style-name="P13" text:outline-level="4">
<text:span text:style-name="T4">
No discussion</text:span>
</text:h>
      <text:h text:style-name="P12" text:outline-level="3">
<text:span text:style-name="T4">
Ticket price will not fall down</text:span>
</text:h>
      <text:p text:style-name="P4">
The tourism industry has recovered, while the ticket price of travel continues to rise. According to the German Automobile Club (ADAC) estimates, this summer, air tickets departing from Germany compared with the same period in 2022, the increase may be up to 46%. The fares of Hansha Airlines and Swiss Airlines even doubled compared to 2021. The reasons include inflation, the high price of aircraft fuel, the lack of aircraft and the number of staff.#</text:p>
      <text:h text:style-name="P13" text:outline-level="4">
<text:span text:style-name="T4">
No discussion</text:span>
</text:h>
      <text:h text:style-name="P12" text:outline-level="3">
<text:span text:style-name="T4">
Hansha: Sales and prices are soaring</text:span>
</text:h>
      <text:p text:style-name="P4">
Germany Hansha Airlines predicts that this summer will usher in a climax of passenger transport, and the company's marketing will reach a new high throughout the year. The Group's latest financial report shows that the number of passengers (including Swiss Airlines, Austrian Airlines, and European wings) of Hansha's routes in the first quarter of this year reached 22 million passengers, an increase of 70%over the same period last year, and sales increased by 40%. However, due to the influence of the epidemic in the past few years, especially in terms of freight, there is still a loss of 467 million euros in the first quarter.</text:p>
      <text:p text:style-name="P4">
*<draw:frame draw:style-name="fr1" draw:name="Image79" text:anchor-type="as-char" svg:width="6.9236in" svg:height="3.896998in" draw:z-index="0">
<draw:image xlink:href="../Images/dwzh/2023-05-18T11-07-00Z/57148545_303.jpg" xlink:type="simple" xlink:show="embed" xlink:actuate="onLoad" draw:mime-type="image/jpeg"/>
</draw:frame>
#</text:p>
      <text:h text:style-name="P13" text:outline-level="4">
<text:span text:style-name="T4">
No discussion</text:span>
</text:h>
      <text:h text:style-name="P12" text:outline-level="3">
<text:span text:style-name="T4">
Hotel, don't worry, no guests, no guests</text:span>
</text:h>
      <text:p text:style-name="P4">
In Europe's favorable travel destinations, accommodation prices have also risen. Many hotels and homestays turned new houses and facilities during the epidemic, and began to welcome guests with a new look last year. Data in the summer of 2022 show that the price of mid -to -high -end hotels in popular tourist destinations is particularly obvious. The price of Italian four -star hotels has increased by 44%, and Greece rose 47%.</text:p>
      <text:p text:style-name="P4">
*<draw:frame draw:style-name="fr1" draw:name="Image80" text:anchor-type="as-char" svg:width="6.9236in" svg:height="3.896998in" draw:z-index="0">
<draw:image xlink:href="../Images/dwzh/2023-05-18T11-07-00Z/65395092_303.jpg" xlink:type="simple" xlink:show="embed" xlink:actuate="onLoad" draw:mime-type="image/jpeg"/>
</draw:frame>
#</text:p>
      <text:h text:style-name="P13" text:outline-level="4">
<text:span text:style-name="T4">
No discussion</text:span>
</text:h>
      <text:h text:style-name="P12" text:outline-level="3">
<text:span text:style-name="T4">
Germans also favor domestic travel</text:span>
</text:h>
      <text:p text:style-name="P4">
According to a questionnaire survey by the German Kil's vacation and Tourism Research Association (FUR), 70%of the Germans stated that they planned to travel this year, which was higher than last year (61%) and the previous year (49%). Continuing the trend during the epidemic, the seaside and the Alps in northern Germany are still popular options. The picture shows the beach of Rügen, Germany.</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Especially for Paris, travel from China is very important" </text:span>
</text:p>
      <text:p text:style-name="P4">
The German "Commercial Daily" article pointed out that tourist countries such as France, Switzerland, Greece, Spain, and other tourism countries have clearly felt the decrease in the amount of Chinese tourists. Regardless of Paris, Athens, and Lussen, Switzerland, tourism is currently hot, and the hotel is full and the attractions are queuing. However, the number of Chinese tourists is obviously less than before the epidemic.</text:p>
      <text:p text:style-name="P4">
Paris's response to this is particularly fierce. It is reported that Paris has high hopes for the increase in Chinese tourists this year -whether it is to visit the Louvre, Eiffel Tower and Champs Elysees Avenue, or go shopping in Paris luxury stores. "Especially for Paris, tourism from China is very important." The head of the French Tourism Association, Christian Mantei, told the French business newspaper "Leséchos".</text:p>
      <text:p text:style-name="P4">
As a result, the tourism industry is pressured to the French government. The person in charge of the Paris Airport Company, Yaogao Hotel Group and Laosa Lafayette said that before the epidemic, China ’s flights to and from Paris are the most in European cities, with more than 90 weekly. They believed in French President Macron and demanded more convenient conditions for Chinese tourists.</text:p>
      <text:p text:style-name="P4">
The French tourism industry also accuses France of obstructing the restoration of normal state, because France, like other Western airlines, <text:a xlink:type="simple" xlink:href="" text:style-name="Internet_20_link" text:visited-style-name="Visited_20_Internet_20_Link">
when facing Chinese airlines, facing disadvantages because of a detour and avoiding Russian airspace</text:a>
Essence The "Business Daily" said that the French government must weigh the advantages and disadvantages now: Is it the benefit of the French aviation industry or the interests of the French tourism industry?</text:p>
      <text:p text:style-name="P4">
(Comprehensive report)</text:p>
      <text:p text:style-name="P4">
News Source: <text:a xlink:type="simple" xlink:href="https://www.dw.com/zh/欧洲热门景点：中国游客仍未回归/a-65668922" text:style-name="Internet_20_link" text:visited-style-name="Visited_20_Internet_20_Link">
https://www.dw.com/zh/欧洲热门景点：中国游客仍未回归/a-65668922?maca=chi-rss-chi-all-1127-rdf</text:a>
</text:p>
      <!--NEWS-->
      <text:h text:style-name="P10" text:outline-level="1">
<text:span text:style-name="T4">
Social media posted a post to touch Wang Aizhong's provocation and was sentenced to three years in prison</text:span>
</text:h>
      <text:p text:style-name="P4">
Author: None</text:p>
      <text:p text:style-name="P4">
Publisher: Radio Free Asia (Organization)</text:p>
      <text:p text:style-name="P4">
Published Time: 2023-05-18T11:19:00-04:00</text:p>
      <text:p text:style-name="P4">
Modified Time: 2023-05-18T14:09:52-04:00</text:p>
      <text:p text:style-name="P4">
Description: None</text:p>
      <text:p text:style-name="P4">
Videos: []</text:p>
      <text:p text:style-name="P4">
Audios: ["<text:a xlink:type="simple" xlink:href="https://www.rfa.org/mandarin/yataibaodao/renquanfazhi/gf-0518202309331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1" text:anchor-type="as-char" svg:width="6.9236in" svg:height="3.88615in" draw:z-index="0">
<draw:image xlink:href="../Images/rfamandarin/2023-05-18T11-19-00-04-00/000000.png" xlink:type="simple" xlink:show="embed" xlink:actuate="onLoad" draw:mime-type="image/png"/>
</draw:frame>
Data photo: Guangzhou objender Wang Aizhong <text:a xlink:type="simple" xlink:href="https://www.rfa.org/mandarin/yataibaodao/renquanfazhi/gf-05182023093312.html/@@images/image" text:style-name="Internet_20_link" text:visited-style-name="Visited_20_Internet_20_Link">
</text:a>
Twitter/Wang Henan @os24xv <text:a xlink:type="simple" xlink:href="https://www.rfa.org/mandarin/yataibaodao/renquanfazhi/gf-05182023093312.html/@@stream" text:style-name="Internet_20_link" text:visited-style-name="Visited_20_Internet_20_Link">
</text:a>
On Thursday, Guangzhou's disagreement Wang Aizhong was charged with a case of suspected "provocation". The court ruled that he was charged for a long time to reproduce overseas media reports and published unreasonable remarks, and sentenced him to three years in prison. Some comments believe that Wang Aizhong just questioned the authorities and did not constitute a crime at all.</text:p>
      <text:p text:style-name="P4">
<text:span text:style-name="T4">
<text:span text:style-name="T5">
 <text:a xlink:type="simple" xlink:href="https://www.rfa.org/mandarin/Xinwen/3-05162023111426.html" text:style-name="Internet_20_link" text:visited-style-name="Visited_20_Internet_20_Link">
</text:a>
 </text:span>
*  * </text:span>
<text:a xlink:type="simple" xlink:href="https://www.rfa.org/mandarin/Xinwen/8-05132023162048.html" text:style-name="Internet_20_link" text:visited-style-name="Visited_20_Internet_20_Link">
 </text:a>
 <text:span text:style-name="T4">
  * </text:span>
<text:a xlink:type="simple" xlink:href="https://www.rfa.org/mandarin/yataibaodao/renquanfazhi/ql2-11042021065001.html" text:style-name="Internet_20_link" text:visited-style-name="Visited_20_Internet_20_Link">
 </text:a>
 <text:a xlink:type="simple" xlink:href="https://www.rfa.org/mandarin/yataibaodao/renquanfazhi/gf-07072021065650.html" text:style-name="Internet_20_link" text:visited-style-name="Visited_20_Internet_20_Link">
 </text:a>
 <text:span text:style-name="T4">
  * </text:span>
<text:a xlink:type="simple" xlink:href="https://www.rfa.org/mandarin/Xinwen/7-06062021135824.html" text:style-name="Internet_20_link" text:visited-style-name="Visited_20_Internet_20_Link">
 </text:a>
 <text:span text:style-name="T4">
  * </text:span>
<text:a xlink:type="simple" xlink:href="https://www.rfa.org/mandarin/Xinwen/8-05282021113801.html" text:style-name="Internet_20_link" text:visited-style-name="Visited_20_Internet_20_Link">
 </text:a>
<text:span text:style-name="T4">
 </text:span>
**</text:p>
      <text:p text:style-name="P4">
On May 18th, the atmosphere of the Tianhe District Court of Guangzhou was tense on the morning of the day of the Wang Aizhong case. The authorities will send police forces alert. A Guangzhou citizen who required anonymous based on security considerations said that many people like him, hoping to support Wang Aizhong, and were finally driven away by the public security.</text:p>
      <text:p text:style-name="P4">
_ <text:span text:style-name="T4">
 Video: On May 18th, the Guangzhou City authorities sent police forces on the gate of the Tianhe District Court. (Exclusive provided by the interviewee) </text:span>
 _</text:p>
      <text:p text:style-name="P4">
Guangzhou citizen: "At the gate of the court to the subway, there are plainclothes police officers more than one kilometer along the way. It is estimated that there are a total of seven or eighty people. They are surrounded by seven or eight plainclothes, and one of them requires me to get an ID card. My ID fell to the ground and asked me to leave immediately, otherwise I would send me to the police station. "</text:p>
      <text:p text:style-name="P4">
_ <text:span text:style-name="T4">
 Video: On May 18th, the people of the Tianhe District Court supported Wang Aizhong's people.(Exclusive interviewee)</text:span>
 _</text:p>
      <text:p text:style-name="P4">
In the early morning of the same day, Wang Aizhong's wife Wang Henan was accompanied by three national security officers to the court.</text:p>
      <text:p text:style-name="P4">
Wang Henan: "One man and two women's national insurance, sent a special car downstairs and took me to the court. The two women looked at me throughout the process, and they asked me to wait for the waiting area outside Ai Zhong."</text:p>
      <text:p text:style-name="P4">
According to the court's verdict, the authorities accused Wang Aizhong using social platforms to quote the false reports of overseas media on the Chinese political system, and coupled with the adding false information, seriously damaged the image of China, causing serious chaos in public places, and ruled that he ruled that he ruled that he ruled that he ruled that he ruled that he ruled that he ruled him The conviction of provocation was established and sentenced to three years in prison.</text:p>
      <text:p text:style-name="P4">
Wang Henan: "It is a joke. Lawyers have always defended Ai Zhong. All these things (speech) of Aizhong did not constitute a crime, and finally sentenced Ai Zhong for three years. We are definitely not convinced by these."</text:p>
      <text:p text:style-name="P4">
<draw:frame draw:style-name="fr1" draw:name="Image82" text:anchor-type="as-char" svg:width="6.9236in" svg:height="5.897881in" draw:z-index="0">
<draw:image xlink:href="../Images/rfamandarin/2023-05-18T11-19-00-04-00/000001.png" xlink:type="simple" xlink:show="embed" xlink:actuate="onLoad" draw:mime-type="image/png"/>
</draw:frame>
On May 18, 2023, there were a large number of public security alerts in the Tianhe District Court of Guangzhou. (Exclusive provided by the respondent) [] <text:a xlink:type="simple" xlink:href="https://www.rfa.org/mandarin/yataibaodao/renquanfazhi/gf-05182023093312.html/m0518gf-1.jpg" text:style-name="Internet_20_link" text:visited-style-name="Visited_20_Internet_20_Link">
</text:a>
<text:span text:style-name="T4">
 Wang Aizhong's family was prevented by the authorities from being stopped in court. </text:span>
</text:p>
      <text:p text:style-name="P4">
Wang Henan condemned the authorities for a transcript on her own, which was a witness to prevent her from meeting the pre -listening court and attending the court.</text:p>
      <text:p text:style-name="P4">
Wang Henan: "It is to seal my mouth. I don't want me to know too much procedure and content of the trial, which is equivalent to sealing my mouth to prevent me from publishing something outside. If you have n’t seen it for two years, they want to use these methods to torture your spiritual will. "</text:p>
      <text:p text:style-name="P4">
Wang Aizhong, who was originally from Zhejiang, went to Guangzhou in the 1990s and stayed in the local area after graduation. He is one of the sponsor of the Southern Street Movement. He was often active on social platforms such as Twitter before being arrested and accepted an interview with foreign media. In May 2021, he was taken away by the police in Guangzhou.</text:p>
      <text:p text:style-name="P4">
<draw:frame draw:style-name="fr1" draw:name="Image83" text:anchor-type="as-char" svg:width="6.9236in" svg:height="5.30056in" draw:z-index="0">
<draw:image xlink:href="../Images/rfamandarin/2023-05-18T11-19-00-04-00/000002.png" xlink:type="simple" xlink:show="embed" xlink:actuate="onLoad" draw:mime-type="image/png"/>
</draw:frame>
On May 18, 2023, the Tianhe District Court sentenced Wang Aizhong to strengthen the security guard. (Exclusive provided by the respondent) [] <text:a xlink:type="simple" xlink:href="https://www.rfa.org/mandarin/yataibaodao/renquanfazhi/gf-05182023093312.html/m0518gf-2.jpg" text:style-name="Internet_20_link" text:visited-style-name="Visited_20_Internet_20_Link">
</text:a>
The dismissal person Liang Yiming believes that Wang Aizhong's remarks have always been mild and never surpass the scope of speech freedom given by the Chinese Constitution.</text:p>
      <text:p text:style-name="P4">
Liang Yiming: "It's like the Wuhan epidemic. Wang Aizhong once asked the number of public casualties. The authorities felt that this would cause panic, so we did not like this kind of positive thinking. Go to pay taxes and raise a country you want. "</text:p>
      <text:p text:style-name="P4">
After being sentenced to three years, Wang Aizhong is expected to be released in May next year after deducting the detention period. The family members have stated that they have supported him to appeal.</text:p>
      <text:p text:style-name="P4">
Reporter: Gao Feng Editor: Xu Shuting He Ping.com Edited: Ruizhe</text:p>
      <text:p text:style-name="P4">
News Source: <text:a xlink:type="simple" xlink:href="https://www.rfa.org/mandarin/yataibaodao/renquanfazhi/gf-05182023093312.html" text:style-name="Internet_20_link" text:visited-style-name="Visited_20_Internet_20_Link">
https://www.rfa.org/mandarin/yataibaodao/renquanfazhi/gf-05182023093312.html</text:a>
</text:p>
      <!--NEWS-->
      <text:h text:style-name="P10" text:outline-level="1">
<text:span text:style-name="T4">
Heavy punishment of laughing fruit defending the PLA? Analysis: The government must cut leeks when the government lacks money</text:span>
</text:h>
      <text:p text:style-name="P4">
Author: None</text:p>
      <text:p text:style-name="P4">
Publisher: Radio Free Asia (Organization)</text:p>
      <text:p text:style-name="P4">
Published Time: 2023-05-18T11:24:00-04:00</text:p>
      <text:p text:style-name="P4">
Modified Time: 2023-05-18T15:43:50-04:00</text:p>
      <text:p text:style-name="P4">
Description: None</text:p>
      <text:p text:style-name="P4">
Videos: []</text:p>
      <text:p text:style-name="P4">
Audios: ["<text:a xlink:type="simple" xlink:href="https://www.rfa.org/mandarin/yataibaodao/kejiaowen/hx1-0518202309575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84" text:anchor-type="as-char" svg:width="6.9236in" svg:height="4.612011in" draw:z-index="0">
<draw:image xlink:href="../Images/rfamandarin/2023-05-18T11-24-00-04-00/000000.png" xlink:type="simple" xlink:show="embed" xlink:actuate="onLoad" draw:mime-type="image/png"/>
</draw:frame>
On May 17, 2023, outside the theater of Swordsman Comedy in Shanghai, a notification of canceling the performance was displayed. <text:a xlink:type="simple" xlink:href="https://www.rfa.org/mandarin/yataibaodao/kejiaowen/hx1-05182023095751.html/@@images/image" text:style-name="Internet_20_link" text:visited-style-name="Visited_20_Internet_20_Link">
</text:a>
Agencence France -Presse <text:a xlink:type="simple" xlink:href="https://www.rfa.org/mandarin/yataibaodao/kejiaowen/hx1-05182023095751.html/@@stream" text:style-name="Internet_20_link" text:visited-style-name="Visited_20_Internet_20_Link">
</text:a>
The paragraph of the talk show actor, House, was named the PLA by the official media, and the laughter culture company ate tens of millions of yuan a day price ticket. The company was also enlarged and reviewed. These include many penalties, registered about 20 subsidiaries before and after, and the 4 billion valued RMB is dangerous, and three other companies have suspended talk show performances. Some analysts believe that the government must cut leeks when the government lacks money.</text:p>
      <text:p text:style-name="P4">
<text:span text:style-name="T4">
<text:span text:style-name="T5">
 <text:a xlink:type="simple" xlink:href="https://www.rfa.org/mandarin/yataibaodao/meiti/kw-05172023131857.html" text:style-name="Internet_20_link" text:visited-style-name="Visited_20_Internet_20_Link">
</text:a>
</text:span>
</text:span>
<text:a xlink:type="simple" xlink:href="https://www.rfa.org/mandarin/yataibaodao/meiti/gt2-05162023080156.html" text:style-name="Internet_20_link" text:visited-style-name="Visited_20_Internet_20_Link">
<text:span text:style-name="T4">
 talk show quoted Xi Jinping "excellent style can win the battle" is accused of insulting the army </text:span>
</text:a>
The paragraph of Chinese talk show actor Li Haoshi said that wild dogs were charged with insulting the army "being able to win the battle and excellent style". Essence Beijing, Shanghai, Shenzhen, and Hangzhou's performances have been canceled. Three other companies suspended the talk show.</text:p>
      <text:p text:style-name="P4">
Laughing Guo Culture was established in 2014. He has produced variety shows such as "Tucao Conference", "Talk Show Conference", "Saturday Night", "Defending Family" and other variety shows. Lan, Yang Yan, Wang Mian and other talk show actors and screenwriters. In three years of the epidemic, watching the talk show online has become an important spiritual food.</text:p>
      <text:p text:style-name="P4">
<text:span text:style-name="T4">
 The artistic art "barbaric growth"? </text:span>
</text:p>
      <text:p text:style-name="P4">
Laughing Fruit is unique in the Chinese talk show industry, and its ability to attract gold is increasing day by day. According to the Central News Agency, nearly 1,500 performances in 2021 covered 400,000 viewers, and the box office performed more than 80 million yuan in the year. The market size of the talk show is 391 million yuan. The cumulative 8 rounds of financing has been completed. In March 2021, after Tencent's affiliated company entered the laughing fruit culture, the valuation of more than 4 billion yuan was valued. The industry guess that the Xiaoguo Performing Arts Group has plans to log in to the capital market. Zhongxin Jingwei also reported that Shanghai Swordsman Performing Arts Group owns 21 member companies.</text:p>
      <text:p text:style-name="P4">
<draw:frame draw:style-name="fr1" draw:name="Image85" text:anchor-type="as-char" svg:width="6.9236in" svg:height="4.61393in" draw:z-index="0">
<draw:image xlink:href="../Images/rfamandarin/2023-05-18T11-24-00-04-00/000001.png" xlink:type="simple" xlink:show="embed" xlink:actuate="onLoad" draw:mime-type="image/png"/>
</draw:frame>
On May 17, 2023, outside a theater in Shanghai, the signs of laughing fruit comedy. (Agence France -Prescription Picture) [] [] <text:a xlink:type="simple" xlink:href="https://www.rfa.org/mandarin/yataibaodao/kejiaowen/hx1-05182023095751.html/000_33fc7mh.jpg" text:style-name="Internet_20_link" text:visited-style-name="Visited_20_Internet_20_Link">
</text:a>
Gong and Jian, a person from China, accepted the interview with Radio of Liberty, and pointed out that Xi Jinping has rectified the wealthy, assets, entrepreneurs, stars, live broadcast owners, e -commerce platforms, etc. in recent years to carry out tax pursuit, fines, "donated" and Common wealth, etc., now it's the turn of the talk show industry.</text:p>
      <text:p text:style-name="P4">
Gong Yujian said: "Xiao Guo has attracted gold in China's business performance in recent years and earned a lot of money. As we all know, Chinese finances have fallen into a very difficult situation. Government departments have tried their best to cut chives. Smile culture. Some rich companies and cultural people in the second round of leek cutting will be fined to tens of millions of huge models. "</text:p>
      <text:p text:style-name="P4">
Gong Yujian mentioned that like a well -known Taiwanese artist Zhang Ting made a lot of money in China, he was also severely punished, but they also had Taiwan identity protection, and at least returned to Taiwan to have personal freedom. In China, there is no political belonging to politics and artistic to art. Sometimes when watching the Chinese united front show, Hong Kong and Taiwan singers who participated in the performance all laughed and advised them that "you have made a full RMB, and it may not be said that the evidence on the arrest book in the next second will be said."</text:p>
      <text:p text:style-name="P4">
Gong Yujian said that the cultural and artistic talk show with self -deprecation, irony as the soul, and charm performed the mines sooner or later. Xiao Guo is the ace of China and benchmarks. At that time, its "Tucao Conference" was empty, and the influence was very large. It was completely different from the North School cross talk. The laughter actor represents the middle class and has a high degree of education. The laughter actor had spit Chinese football and blue balls, which caused a sensation and caused a rebound in the Chinese sports industry. However, Xi Jinping's power rule and moved towards the Cultural Revolution at 29. The accident was historical necessity.</text:p>
      <text:p text:style-name="P4">
Gong Yujian said: "The origin of the Cultural Revolution is to criticize a historical drama. Hai Rui stopped the official.</text:p>
      <text:p text:style-name="P4">
Chinese media reports also mentioned that although the talk show is a playful industry, most of the well -known talk show actors under Xiaoguo are graduates and returnees from key colleges and universities. This time, House, who was permanently blocked, graduated from the University of Foreign Economic and Trade.</text:p>
      <text:p text:style-name="P4">
Smile is not the first time to turn over. Taiwan's media "Digital Age" is "a talk show, endangering the valuation of 4 billion yuan?" The report pointed out that House was voiced at the "Talk Show 5" last year. ST's intercontinental daily limit, the stock code in the show was later silenced, and the picture was added with "the stock market is risky and the investment needs to be cautious" warning. House's ridiculous paragraph "retail households worship me, the organization targets me, the Securities Regulatory Commission investigates me", but did not expect to come true.</text:p>
      <text:p text:style-name="P4">
In the digital era, this report was cited separately. In 2020, Kam, who had just won the second season of the "Talk Show", was exposed to drug use. One of the people Li Xuan issued underwear advertisements that they were "equipment that allowed women to lie easily to win the workplace" and was punished by "materialization discrimination against women". In February this year, Meng Chuan was banned by the platform for violating relevant regulations. Six people have been fined for three years.</text:p>
      <text:p text:style-name="P4">
<text:span text:style-name="T4">
 The official will take advantage of the hot "talk show" template touting Xi, Mao thought </text:span>
</text:p>
      <text:p text:style-name="P4">
The talk show "Avenue Lingyun", launched by the Propaganda Department of the Jiading District Committee of the Communist Party of China, took advantage of the situation again, saying that it was the main line of promoting "Xi Jinping's socialist thought with Chinese characteristics in the new era" and claiming to "cater to the taste of youth."</text:p>
      <text:p text:style-name="P4">
In the first episode of the program "people", the host Yang Ling said: "As the people, we are often by the general secretary 'Aite', and I will have no self." The motivation, then let us live up to the times to roll up our sleeves and work hard "," General Secretary Xi Jinping speaks of Jiangshan is the people, and there are more than 200 times in the 19th National Congress of the 19th National Congress of more than 30,000 words. To the people, this year celebrated the report of nearly 10,000 words at the Centennial Conference of the Chinese Communist Party this year, the people mentioned 83 times ... "Former Beijing Spring Magazine Editor -in -chief Hu Ping was interviewed by Radio Free Asia that "positive energy" was definitely impossible to succeed. The sarcasm and humorous performances have been criticized in ancient times. "</text:p>
      <text:p text:style-name="P4">
Hu Ping believes that the House incident is a text prison and sin in words. "This is not easy to give HOUSE to the crime of subverting the state power, and it will achieve the effect of killing a hundred and one hundred effects, resulting in a universal intimidation effect, and it will be so ruthless."</text:p>
      <text:p text:style-name="P4">
Hu Ping mentioned that Wang Shuo, a well -known writer in China in the 1990s, also spoke some unsatisfactory things in the Mao era, and formed a strong contrast and ironic. His novels were very popular. Now, under the political power, cultural and artistic performances have become the restricted area.</text:p>
      <text:p text:style-name="P4">
<text:span text:style-name="T4">
 Taiwan MAC: What are the standards for the Chinese government for nearly 14 million yuan in 8 -character fines </text:span>
</text:p>
      <text:p text:style-name="P4">
Hu Xi, the former editor -in -chief of the Global Times of the Communist Party of China, posted a post on his Weibo, hoping that he did not want to kill the laughter company with a stick and was attacked by the small pink group. Netizens message: "Provide a hotbed for the Color Revolution!Inner thieves are the main threats", "when the country handles Hu Moumou", "public opinion, there are bad people in the entertainment industry," the country should take remediation. "</text:p>
      <text:p text:style-name="P4">
The Taiwan MAC spokesman Zhan Zhihong said at a regular press conference on the 18th that which country's talk show actor will be fined more than 14 million yuan for eight words? The problem is to judge the criteria, which should give the world a standard. They do not like any remarks and behaviors, so that everyone has some compliance.</text:p>
      <text:p text:style-name="P4">
Reporter: Xia Xiaohua Responsible: Xu Shuting 梒 网 网 Editor: Ruizhe</text:p>
      <text:p text:style-name="P4">
News Source: <text:a xlink:type="simple" xlink:href="https://www.rfa.org/mandarin/yataibaodao/kejiaowen/hx1-05182023095751.html" text:style-name="Internet_20_link" text:visited-style-name="Visited_20_Internet_20_Link">
https://www.rfa.org/mandarin/yataibaodao/kejiaowen/hx1-05182023095751.html</text:a>
</text:p>
      <!--NEWS-->
      <text:h text:style-name="P10" text:outline-level="1">
<text:span text:style-name="T4">
The British richest man, the Dujia family, everyone has passed away and lives and lives 87 years old</text:span>
</text:h>
      <text:p text:style-name="P4">
Publisher: 法新社</text:p>
      <text:p text:style-name="P4">
Published Time: 2023-05-18T11:32:08+00:00</text:p>
      <text:p text:style-name="P4">
Modified Time: 2023-05-18T11:20:03+00:00</text:p>
      <text:p text:style-name="P4">
Description: (AFP 18th, 18th) A spokesman for British richest man in the British richest man in the British richest man in the UK said everyone was Chuande. Srichand Hinduja resigned yesterday with a long -term resignation at the age of 87.</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5-18T11-32-08-00-00/000000.png" xlink:type="simple" xlink:show="embed" xlink:actuate="onLoad" draw:mime-type="image/png"/>
</draw:frame>
In his later years, Xin Dujia suffered from dementia and became the core of the family's long -term loss. Family members had a lawsuit on whether he should receive public medical care.</text:p>
      <text:p text:style-name="P4">
According to a family spokesman, as the oldest of the group's 4th brothers, Shiru Chuande. Xin Dujia died yesterday. Under his loved ones "attending the side", he "died peacefully". The spokesman praised him as "deeply visionary industry and business giants."</text:p>
      <text:p text:style-name="P4">
The Xindujia family first ranked first in the Sunday Times Riches Rich List on the Sunday Times Rich List.</text:p>
      <text:p text:style-name="P4">
According to the court documents exposed in November last year, a judge in London said that although the family is wealthy, it is affected by the family loss and affected by the family. Xin Dujia's demand has not been valued. The Xin Dujia family said that internal darration has been resolved.</text:p>
      <text:p text:style-name="P4">
The Xin Dujia Group was by the 4 brothers' father Pamandan. Created by Parmanand Hinduja, Lao Xin Dujia operated tea and dried fruits in Mumbai, India in 1919, and then moved to Iran.</text:p>
      <text:p text:style-name="P4">
After taking over the family business in the 1960s, the Xin Dujia brothers vigorously expanded their business landscapes.</text:p>
      <text:p text:style-name="P4">
Under the leadership of the Gopichand brothers, the huge Singujia Group, who mainly lived in London, the group has grown across the fields of electricity, petroleum, natural gas, banking and healthcare.</text:p>
      <text:p text:style-name="P4">
Shiru Chuande became the focus of magnesium light in the late 1990s. A senior official of British Prime Minister Tony Blair was charged with improper lobbying methods to obtain British citizenship for him.</text:p>
      <text:p text:style-name="P4">
News Source: <text:a xlink:type="simple" xlink:href="https://www.rfi.fr/cn/%E5%9B%BD%E9%99%85%E6%8A%A5%E9%81%93/20230518-%E8%8B%B1%E5%9B%BD%E9%A6%96%E5%AF%8C%E8%BE%9B%E6%9D%9C%E4%BD%B3%E5%AE%B6%E6%97%8F%E5%A4%A7%E5%AE%B6%E9%95%BF%E8%BF%87%E4%B8%96-%E4%BA%AB%E5%AF%BF87%E5%B2%81" text:style-name="Internet_20_link" text:visited-style-name="Visited_20_Internet_20_Link">
https://www.rfi.fr/cn/%E5%9B%BD%E9%99%85%E6%8A%A5%E9%81%93/20230518-%E8%8B%B1%E5%9B%BD%E9%A6%96%E5%AF%8C%E8%BE%9B%E6%9D%9C%E4%BD%B3%E5%AE%B6%E6%97%8F%E5%A4%A7%E5%AE%B6%E9%95%BF%E8%BF%87%E4%B8%96-%E4%BA%AB%E5%AF%BF87%E5%B2%81</text:a>
</text:p>
      <!--NEWS-->
      <text:h text:style-name="P10" text:outline-level="1">
<text:span text:style-name="T4">
Micron was subsidized by the Japanese government to invest 3.6 billion U.S. dollars to introduce the first EUV in Japan</text:span>
</text:h>
      <text:p text:style-name="P4">
Publisher: 法新社</text:p>
      <text:p text:style-name="P4">
Published Time: 2023-05-18T11:32:09+00:00</text:p>
      <text:p text:style-name="P4">
Modified Time: 2023-05-18T11:05:01+00:00</text:p>
      <text:p text:style-name="P4">
Description: (Agence France -Presse, Tokyo, 18th) After the Japanese Prime Minister Kishida Kishida talks with some of the world's largest chip manufacturers, Micron, a large American memory factory, announced the investment of 3.6 billion US dollars today to produce second -generation semiconductors in Jap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5-18T11-32-09-00-00/000000.png" xlink:type="simple" xlink:show="embed" xlink:actuate="onLoad" draw:mime-type="image/png"/>
</draw:frame>
The epidemic and the United States and China continued to have a correction of advanced technology to highlight the weakness of the global semiconductor supply chain, and Kishida Litu promoted the domestic chip industry.</text:p>
      <text:p text:style-name="P4">
Attending today's meeting include TSMC, South Korea Samsung Electronics, and the heads of Intel, Micron and IBM in the United States.</text:p>
      <text:p text:style-name="P4">
Micron's statement states: "With the strong support of the Japanese government, Micron is expected to invest in the 1-Gamma process in the next few years to invest as well as 500 billion yen (3.6 billion US dollars)."</text:p>
      <text:p text:style-name="P4">
This investment will "promote the next wave of end -end technology innovation, such as the rapidly rising generation artificial intelligence (AI) application."</text:p>
      <text:p text:style-name="P4">
Micron added that it will be the first to introduce the chip of Euv (EUV) to Japan.</text:p>
      <text:p text:style-name="P4">
It is unclear what assistance Japan may provide, but Bloomberg News reports earlier reports that Kishida is ready to provide US $ 1.5 billion in rewards.</text:p>
      <text:p text:style-name="P4">
News Source: <text:a xlink:type="simple" xlink:href="https://www.rfi.fr/cn/%E5%9B%BD%E9%99%85%E6%8A%A5%E9%81%93/20230518-%E7%BE%8E%E5%85%89%E8%8E%B7%E6%97%A5%E6%94%BF%E5%BA%9C%E8%A1%A5%E5%8A%A9-%E6%8A%95%E8%B5%8436%E4%BA%BF%E7%BE%8E%E5%85%83%E5%BC%95%E8%BF%9B%E5%85%A8%E6%97%A5%E6%9C%AC%E9%A6%96%E5%8F%B0euv" text:style-name="Internet_20_link" text:visited-style-name="Visited_20_Internet_20_Link">
https://www.rfi.fr/cn/%E5%9B%BD%E9%99%85%E6%8A%A5%E9%81%93/20230518-%E7%BE%8E%E5%85%89%E8%8E%B7%E6%97%A5%E6%94%BF%E5%BA%9C%E8%A1%A5%E5%8A%A9-%E6%8A%95%E8%B5%8436%E4%BA%BF%E7%BE%8E%E5%85%83%E5%BC%95%E8%BF%9B%E5%85%A8%E6%97%A5%E6%9C%AC%E9%A6%96%E5%8F%B0euv</text:a>
</text:p>
      <!--NEWS-->
      <text:h text:style-name="P10" text:outline-level="1">
<text:span text:style-name="T4">
Chinese envoy Li Hui met with Zelei</text:span>
</text:h>
      <text:p text:style-name="P4">
Author: None</text:p>
      <text:p text:style-name="P4">
Publisher: Radio Free Asia (Organization)</text:p>
      <text:p text:style-name="P4">
Published Time: 2023-05-18T11:36:00-04:00</text:p>
      <text:p text:style-name="P4">
Modified Time: 2023-05-18T12:09: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8" text:anchor-type="as-char" svg:width="6.9236in" svg:height="3.88615in" draw:z-index="0">
<draw:image xlink:href="../Images/rfamandarin/2023-05-18T11-36-00-04-00/000000.png" xlink:type="simple" xlink:show="embed" xlink:actuate="onLoad" draw:mime-type="image/png"/>
</draw:frame>
Chinese envoy Li Hui met with senior officials such as Ukraine Foreign Minister Dmytro Kuleba on the 16th. <text:a xlink:type="simple" xlink:href="https://www.rfa.org/mandarin/Xinwen/1-05182023113051.html/@@images/image" text:style-name="Internet_20_link" text:visited-style-name="Visited_20_Internet_20_Link">
</text:a>
Ukrainian Foreign Ministry Press Office Via AP China Eurasian Affairs Special Representative Li Hui recently went to Kiev, Ukraine's capital to visit the Russian and Ukraine War. According to a statement issued by the Chinese Ministry of Foreign Affairs on Thursday (May 18), Li Hui and Ukraine leader Volodymyrzlenskyy and Foreign Minister Dmytro Kuleba met. Li Hui said that China is willing to promote the international community to form the largest number of conventions to resolve the Ukrainian crisis on the basis of "Chinese position on politics to solve the Ukrainian crisis", and make its own efforts to stop fighting and restore peace as soon as possible. However, the photo posted by the Ministry of Foreign Affairs of China is the handshake of Li Hui and Kulba. At noon on the 18th local time, the Ukrainian government has not yet released details about Zelezki's meeting with Li Hui. The Associated Press quoted a statement of the Ukrainian Ministry of Foreign Affairs on the day before that Koleba told Li Hui that "on the basis of respecting Ukraine's sovereignty and territorial integrity, restore the principle of stability, fairness and peace." It will not accept any proposal involving losing its own territory or "frozen conflict". Responsible editor: Chen Pinjie</text:p>
      <text:p text:style-name="P4">
News Source: <text:a xlink:type="simple" xlink:href="https://www.rfa.org/mandarin/Xinwen/1-05182023113051.html" text:style-name="Internet_20_link" text:visited-style-name="Visited_20_Internet_20_Link">
https://www.rfa.org/mandarin/Xinwen/1-05182023113051.html</text:a>
</text:p>
      <!--NEWS-->
      <text:h text:style-name="P10" text:outline-level="1">
<text:span text:style-name="T4">
Visit the United States to visit the Chairman of Perosi and the Foreign Committee of the House of Representatives</text:span>
</text:h>
      <text:p text:style-name="P4">
Author: None</text:p>
      <text:p text:style-name="P4">
Publisher: Radio Free Asia (Organization)</text:p>
      <text:p text:style-name="P4">
Published Time: 2023-05-18T11:41:00-04:00</text:p>
      <text:p text:style-name="P4">
Modified Time: 2023-05-18T17:37: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9" text:anchor-type="as-char" svg:width="6.9236in" svg:height="4.600844in" draw:z-index="0">
<draw:image xlink:href="../Images/rfamandarin/2023-05-18T11-41-00-04-00/000000.png" xlink:type="simple" xlink:show="embed" xlink:actuate="onLoad" draw:mime-type="image/png"/>
</draw:frame>
Taiwan ’s legislative dean You Xizheng met on May 17 the former House of Representatives Nancy Pelosi [] <text:a xlink:type="simple" xlink:href="https://www.rfa.org/mandarin/Xinwen/2-05182023113723.html/@@images/image" text:style-name="Internet_20_link" text:visited-style-name="Visited_20_Internet_20_Link">
</text:a>
Nancy Pelosi Twitter Screenshot Taiwan's Legislative Dean You Xizheng recently visited the US capital Washington. On May 17, he visited the former House of Representatives of the House of Representatives NancyPelosi and the chairman of the House of Representatives Michael McCaul. McCawal's office news said that McCal was grateful to meet You Xizheng, looking forward to strengthening the important partnership of the United States and Taiwan, and defending democracy on the world stage. Both parties discuss the importance of US -Taiwan relations and the US support for Taiwan's booming and democratic support, and also talk about how to promote the US -Taiwan rental tax agreement and accelerate the US military sales of Taiwan. Earlier on Wednesday, You Xizheng and the former American Basketball Star Enes KANTERFREDOM visited the U.S. Holocaust Museum. You Xizheng told the Central News Agency that he admired Canter's spirit very much. In order to defend the sacrifice of free and democratic human rights, he never regretted it. You Xizhen said that many people in Taiwan are looking forward to not only the democracy and freedom of Taiwan continued to defend, but China's 1.4 billion population can also share the lives of free human rights and democracy. Responsible editor: Chen Pinjie</text:p>
      <text:p text:style-name="P4">
News Source: <text:a xlink:type="simple" xlink:href="https://www.rfa.org/mandarin/Xinwen/2-05182023113723.html" text:style-name="Internet_20_link" text:visited-style-name="Visited_20_Internet_20_Link">
https://www.rfa.org/mandarin/Xinwen/2-05182023113723.html</text:a>
</text:p>
      <!--NEWS-->
      <text:h text:style-name="P10" text:outline-level="1">
<text:span text:style-name="T4">
More than 100,000 people in the United States in 2022 have always been the most due to excessive medication</text:span>
</text:h>
      <text:p text:style-name="P4">
Author: 联合早报 (Person)</text:p>
      <text:p text:style-name="P4">
Publisher: 联合早报 (Organization)</text:p>
      <text:p text:style-name="P4">
Published Time: 2023-05-18T11:44</text:p>
      <text:p text:style-name="P4">
Modified Time: 2023-05-18T11:47</text:p>
      <text:p text:style-name="P4">
Description: The preliminary statistical data released on Wednesday (May 17), the American Centers for Disease Control and Prevention (CDC), shows that the number of deaths in the United States due to excessive medication in 2022 reached 109,000, which was the largest. Data show that in 2022, the United States caused overdose ...</text:p>
      <text:p text:style-name="P4">
Videos: []</text:p>
      <text:p text:style-name="P4">
Audios: []</text:p>
      <text:p text:style-name="P4">
Images: []</text:p>
      <text:p text:style-name="P4">
Type: NewsArticle</text:p>
      <text:p text:style-name="P4">
Breadcrumbs: ['即时', '国际']</text:p>
      <text:p text:style-name="P4">
Keywords: ['美国', '毒品', '药物', '死亡']</text:p>
      <!--METADATA-->
      <text:p text:style-name="P4">
The preliminary statistical data released on Wednesday (May 17), the American Centers for Disease Control and Prevention (CDC), shows that the number of deaths in the United States due to excessive medication in 2022 reached 109,000, which was the largest.</text:p>
      <text:p text:style-name="P4">
Data show that in 2022, the number of deaths in the United States reached 109,680 due to excessive medication, an increase of about 2%compared to the data of the 107,622 people in 2021, but the growth rate decreased significantly compared with the previous two years. In 2020 and 2021, the number of deaths in the United States due to excessive medication increased by 30%and 15%, respectively.</text:p>
      <text:p text:style-name="P4">
According to statistics, in 2022, the number of deaths of synthetic opioids, which is mainly based on fentanyl, caused about 75,000 deaths, an increase of 4%over 2021. The number of deaths caused by pesoine increased by 11%year -on -year, and the number of deaths to death due to methamphetamine was increased by 3%.</text:p>
      <text:p text:style-name="P4">
According to the regional perspective, the number of people in 23 states declined due to excessive medication, including the "hotspot" of drug problems in West Virginia, etc.; The number of people in Aiwa has not changed; , New Hampshire and Washington, Washington.</text:p>
      <text:p text:style-name="P4">
Some experts believe that the increase in the growth rate of excessive medication to death means that social media popularize the hazards of drugs and strengthen treatment for patients with drug addiction. Some experts believe that the end of the "social isolation" state of the crown disease epidemic is an important factor in the 2022 data without "further deterioration". However, experts at the same time warned that the number of deaths caused by overdose in 2018 fell by 4%, but in 2019, it rebounded and "not too optimistic."</text:p>
      <text:p text:style-name="P4">
According to US media reports, in the past 20 years, the number of deaths in the United States has been on the rise due to excessive medication. At first, it was due to opioid analgesic drugs. Later, Heroin was mainly caused by illegal Finiti. Since 2000, the total number of deaths in the United States has exceeded 1 million for excessive medication. According to the Wall Street Journal, in the past few decades, the number of deaths in the United States has only declined in 1990 and 2018 due to excessive medication.</text:p>
      <text:p text:style-name="P4">
News Source: <text:a xlink:type="simple" xlink:href="https://www.zaobao.com.sg/realtime/world/story20230518-1395800" text:style-name="Internet_20_link" text:visited-style-name="Visited_20_Internet_20_Link">
https://www.zaobao.com.sg/realtime/world/story20230518-1395800</text:a>
</text:p>
      <!--NEWS-->
      <text:h text:style-name="P10" text:outline-level="1">
<text:span text:style-name="T4">
Montana has become the first state in the United States to completely ban Tiktok</text:span>
</text:h>
      <text:p text:style-name="P4">
Author: None</text:p>
      <text:p text:style-name="P4">
Publisher: Radio Free Asia (Organization)</text:p>
      <text:p text:style-name="P4">
Published Time: 2023-05-18T11:44:25-04:00</text:p>
      <text:p text:style-name="P4">
Modified Time: 2023-05-18T11:44: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0" text:anchor-type="as-char" svg:width="6.9236in" svg:height="6.097235in" draw:z-index="0">
<draw:image xlink:href="../Images/rfamandarin/2023-05-18T11-44-25-04-00/000000.png" xlink:type="simple" xlink:show="embed" xlink:actuate="onLoad" draw:mime-type="image/png"/>
</draw:frame>
Greggianforte, Governor of Montana signed a bill on Wednesday (May 17) to fully ban the state government and general users from downloading and using short video application software Tiktok. <text:a xlink:type="simple" xlink:href="https://www.rfa.org/mandarin/Xinwen/3-05182023114242.html/@@images/image" text:style-name="Internet_20_link" text:visited-style-name="Visited_20_Internet_20_Link">
</text:a>
The Associated Press picture signed a bill on Wednesday (May 17), Greggianforte, to fully ban the state government and general users from downloading and using short video application software TIKTOK, becoming the first state to ban TIKTOK from TIKTOK Essence The bill is expected to take effect on January 1, 2024. The Law stipulates that Tiktok will not be downloaded in Montana, and it is not allowed to "illegally" TIKTOK application software download channels on behalf of Google and Apple and other applications. If you violate the ban, Tiktok or the application store will touch the law, and will face a fine of up to $ 10,000 a day. However, in the face of a number of challenges, some opponents claimed that the ban violated the right to speak freely by the user being guaranteed by the first amendment of the Constitution. TIKTOK spokesman Brookeoberwetter issued a statement on the 17th stating that the bill was unconstitutional and "violated the freedom of speech of the people of Montana.</text:p>
      <text:p text:style-name="P4">
News Source: <text:a xlink:type="simple" xlink:href="https://www.rfa.org/mandarin/Xinwen/3-05182023114242.html" text:style-name="Internet_20_link" text:visited-style-name="Visited_20_Internet_20_Link">
https://www.rfa.org/mandarin/Xinwen/3-05182023114242.html</text:a>
</text:p>
      <!--NEWS-->
      <text:h text:style-name="P10" text:outline-level="1">
<text:span text:style-name="T4">
The State Council said that Fucha involved in splitting Li Mingzhe: exposed the differences between civilizations on both sides of the strait</text:span>
</text:h>
      <text:p text:style-name="P4">
Author: None</text:p>
      <text:p text:style-name="P4">
Publisher: Radio Free Asia (Organization)</text:p>
      <text:p text:style-name="P4">
Published Time: 2023-05-18T11:48:00-04:00</text:p>
      <text:p text:style-name="P4">
Modified Time: 2023-05-18T14:57:18-04:00</text:p>
      <text:p text:style-name="P4">
Description: None</text:p>
      <text:p text:style-name="P4">
Videos: []</text:p>
      <text:p text:style-name="P4">
Audios: ["<text:a xlink:type="simple" xlink:href="https://www.rfa.org/mandarin/yataibaodao/gangtai/hx2-0518202310070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91" text:anchor-type="as-char" svg:width="6.9236in" svg:height="3.852648in" draw:z-index="0">
<draw:image xlink:href="../Images/rfamandarin/2023-05-18T11-48-00-04-00/000000.png" xlink:type="simple" xlink:show="embed" xlink:actuate="onLoad" draw:mime-type="image/png"/>
</draw:frame>
Fucha Yanhe, chief editor of Taiwan Eight Banner Culture Publishing House <text:a xlink:type="simple" xlink:href="https://www.rfa.org/mandarin/yataibaodao/gangtai/hx2-05182023100705.html/@@images/image" text:style-name="Internet_20_link" text:visited-style-name="Visited_20_Internet_20_Link">
</text:a>
Taiwan's bright time Southeast Asia theme bookstore provides <text:a xlink:type="simple" xlink:href="https://www.rfa.org/mandarin/yataibaodao/gangtai/hx2-05182023100705.html/@@stream" text:style-name="Internet_20_link" text:visited-style-name="Visited_20_Internet_20_Link">
</text:a>
For the first time, a spokesman for the Taiwan Affairs Office of the China State Council clearly stated that the editor -in -chief of Taiwan's Eight Banner Culture, Fucha Yanhe (Li Yanhe), was involved in the crime of inciting the division of the country. Ma Xiaoguang emphasized that this is a case and should not have any doubts about cross -strait exchanges. Li Mingzhe, a NGO worker in Taiwan, said that there is a freedom of publishing in Taiwan. Ma Xiaoguang exposed the gap between civilization and wildness, and also confirmed that China cannot respect Taiwan's system.</text:p>
      <text:p text:style-name="P4">
<text:span text:style-name="T4">
<text:span text:style-name="T5">
 <text:a xlink:type="simple" xlink:href="https://www.rfa.org/mandarin/Xinwen/cmh1-05172023232716.html" text:style-name="Internet_20_link" text:visited-style-name="Visited_20_Internet_20_Link">
</text:a>
 </text:span>
*  * </text:span>
<text:a xlink:type="simple" xlink:href="https://www.rfa.org/mandarin/Xinwen/st2-05172023044731.html" text:style-name="Internet_20_link" text:visited-style-name="Visited_20_Internet_20_Link">
 </text:a>
 <text:span text:style-name="T4">
  * </text:span>
<text:a xlink:type="simple" xlink:href="https://www.rfa.org/mandarin/yataibaodao/gangtai/hx-05122023072621.html" text:style-name="Internet_20_link" text:visited-style-name="Visited_20_Internet_20_Link">
 </text:a>
***<text:a xlink:type="simple" xlink:href="https://www.rfa.org/mandarin/yataibaodao/gangtai/hx-04262023080912.html" text:style-name="Internet_20_link" text:visited-style-name="Visited_20_Internet_20_Link">
<text:span text:style-name="T4">
 China confirmed that Fucha was investigated and analyzed: threatening to the publishing industry around the world </text:span>
</text:a>
The editor -in -chief of Taiwan's Eight Banner Culture, Fucha Yanhe, disappeared after entering China in late March. On April 26, the Taiwan Affairs Office of China State Office said that he was investigated by the harm of Guoan. The Shanghai National Security Agency took criminal compulsory measures on Li Yanhe, a suspect who engaged in the subversion of national criminal activities in accordance with the law. He also said that the case handling unit has arranged Li Yanhe's wife to call and communicate with him in Shanghai, and continue to protect Li Yanhe's legitimate rights in accordance with the law.</text:p>
      <text:p text:style-name="P4">
Ma Xiaoguang emphasized: "Li Yanhe has committed the crime of inciting division of the country. This is a case. The majority of Taiwanese people do not have such subjective maliciousness and behavior, so there should be no doubts about cross -strait exchanges. We welcome and encourage Taiwan compatriots to come to the mainland. Entering normal communication activities and continuously protect their legitimate rights and interests in accordance with the law. "</text:p>
      <text:p text:style-name="P4">
<text:span text:style-name="T4">
 Ma Xiaoguang: You are to incite and subvert the US regime, try it!</text:span>
</text:p>
      <text:p text:style-name="P4">
Ma Xiaoguang said: "We respect the social system of Taiwan, and Taiwan compatriots should also respect the social system of the mainland. If only let me respect you, but you are inciting, denied or denied for my system, not just speech, or even Putting it into action, is this comparing your heart and. Can you respect each other? I think the boundaries are here. The security of any sovereign country cannot be challenged, not your so -called freedom and democracy. To incite and subvert the US regime, try it!"</text:p>
      <text:p text:style-name="P4">
<draw:frame draw:style-name="fr1" draw:name="Image92" text:anchor-type="as-char" svg:width="6.9236in" svg:height="4.61393in" draw:z-index="0">
<draw:image xlink:href="../Images/rfamandarin/2023-05-18T11-48-00-04-00/000001.png" xlink:type="simple" xlink:show="embed" xlink:actuate="onLoad" draw:mime-type="image/png"/>
</draw:frame>
China National Taiwan Affairs Office spokesman Ma Xiaoguang said that Fucha was involved in segmentation (the Associated Press data picture) <text:a xlink:type="simple" xlink:href="https://www.rfa.org/mandarin/yataibaodao/gangtai/hx2-05182023100705.html/ap16146157903723.jpg" text:style-name="Internet_20_link" text:visited-style-name="Visited_20_Internet_20_Link">
</text:a>
Li Mingzhe, a Taiwanese NGO worker who had been sentenced to 5 years in prison by the Chinese government with "inciting the crime of subverting the state power". And freedom of speech was originally the right to criticize the government, indicating that China's mentality is that his system does not allow anyone to criticize, including Taiwanese, so how do we believe that you will respect the Taiwan system after unification? "</text:p>
      <text:p text:style-name="P4">
Ma Xiaoguang also said, "You have to incite and subvert the US regime, and try it." Li Mingzhe said that Ma Xiaoguang did not know that the spirit of the democratic country is the right to protect the people's regular subverting regime.</text:p>
      <text:p text:style-name="P4">
Li Mingzhe said: "There are many books and newspapers in Taiwan who are advocating and subverting our regime. The election is to start the right to subvert the country. As long as the country is guaranteed by non -violent ways, the country is guaranteed. The difference from the wild. The person who truly destroys cross -strait relations is the Communist Party of China. He is unwilling to follow the path of modern civilization.</text:p>
      <text:p text:style-name="P4">
<text:span text:style-name="T4">
 Senate Facha Lian's team called for public and transparent to let Fucha can see their families and ask a lawyer </text:span>
</text:p>
      <text:p text:style-name="P4">
Wang Jiaxuan, a member of the working group of Fugulian Department, accepted an interview with Radio Asia on the 18th and pointed out: "The Taiwan Affairs Office stated that Fucha would call and communicate with his wife in Shanghai. It should not be seen? Didn't announce whether a lawyer was arranged to defend him? I wonder if Fucha's physical and mental condition is currently in accordance with humanitarian standards? The Chinese government should have more transparent and open information. "</text:p>
      <text:p text:style-name="P4">
<draw:frame draw:style-name="fr1" draw:name="Image93" text:anchor-type="as-char" svg:width="6.9236in" svg:height="4.827995in" draw:z-index="0">
<draw:image xlink:href="../Images/rfamandarin/2023-05-18T11-48-00-04-00/000002.png" xlink:type="simple" xlink:show="embed" xlink:actuate="onLoad" draw:mime-type="image/png"/>
</draw:frame>
A response to the statement of the Fucha Working Group. (Fucha back to Taiwan Facebook) <text:a xlink:type="simple" xlink:href="https://www.rfa.org/mandarin/yataibaodao/gangtai/hx2-05182023100705.html/2.jpg" text:style-name="Internet_20_link" text:visited-style-name="Visited_20_Internet_20_Link">
</text:a>
Wang Jiaxuan also said that Ma Xiaoguang emphasized that it was a case, but Fucha lived and worked in Taiwan for most of the time. "Today, any Taiwanese's words and deeds in Taiwan may be inexplicably arrested in Shanghai. There is no need to investigate or arrest warrant before catching. Wrong. Is this case that everyone wants to see? Is China who wants to see? Is it a reasonable attitude towards Taiwanese people? "</text:p>
      <text:p text:style-name="P4">
Wang Jiaxuan called on the Chinese authorities to guard the rights and interests of Fucha: "I hope that Fucha can see their family members and ask a lawyer. The censorship should not be delayed all the time. Reasonable and open trial procedure. "</text:p>
      <text:p text:style-name="P4">
<text:span text:style-name="T4">
 Taiwan writer alert: The CCP's incitement was not seen for publisher </text:span>
</text:p>
      <text:p text:style-name="P4">
The participating Taiwanese writer Yan Jiya pointed out on Facebook on the 18th that the CCP's incitement was only used to deal with writers and activists, not publishers. Taiwan must pay attention to the Fucha. This example is Kaiyong Wu Ning. She also said that the State Security Bureau of the other side of the shore needs to fight for performance, and the performance is to grasp people to confess their sins.Yan Chiya mentioned that in the past, the publishers in China were in prison for the direction of the book. After the "missing" of the relevant person in Causeway Bay Bookstore in Hong Kong, he pleaded guilty to the media and confessed that it was illegal operational crime, not the crime of inciting.</text:p>
      <text:p text:style-name="P4">
Shi Yixiang, Secretary -General of the Taiwan Human Rights Promotion Association, accepted an interview with Radio Free Asia that Fucha as a publisher, chief editor, and cultural person in Taiwan. Besides, the Taiwan Affairs Office said to enter "forced criminal measures." The United Nations has pointed out that the designated surveillance in many cases in China shows that there will be a high percentage of severe torture, and the Taiwan power will strongly condemn.</text:p>
      <text:p text:style-name="P4">
Shi Yixiang emphasized that Fucha is never a case. China wants to put pressure on Taiwan. He calls on Taiwan and International to continue to pay attention to the incident of Fugcha human rights in China.</text:p>
      <text:p text:style-name="P4">
The Taiwan MAC did not have further explanations to the Fucha case at a regular press conference on the 18th.</text:p>
      <text:p text:style-name="P4">
Reporter: Xia Xiaohua Responsible: Xu Shuting 梒 网 网 Editor: Ruizhe</text:p>
      <text:p text:style-name="P4">
News Source: <text:a xlink:type="simple" xlink:href="https://www.rfa.org/mandarin/yataibaodao/gangtai/hx2-05182023100705.html" text:style-name="Internet_20_link" text:visited-style-name="Visited_20_Internet_20_Link">
https://www.rfa.org/mandarin/yataibaodao/gangtai/hx2-05182023100705.html</text:a>
</text:p>
      <!--NEWS-->
      <text:h text:style-name="P10" text:outline-level="1">
<text:span text:style-name="T4">
Hong Kong is unable to accommodate political comics and satirical evaluations of freedom of speech and continues to fall</text:span>
</text:h>
      <text:p text:style-name="P4">
Author: None</text:p>
      <text:p text:style-name="P4">
Publisher: Radio Free Asia (Organization)</text:p>
      <text:p text:style-name="P4">
Published Time: 2023-05-18T11:51:00-04:00</text:p>
      <text:p text:style-name="P4">
Modified Time: 2023-05-18T13:43:52-04:00</text:p>
      <text:p text:style-name="P4">
Description: None</text:p>
      <text:p text:style-name="P4">
Videos: []</text:p>
      <text:p text:style-name="P4">
Audios: ["<text:a xlink:type="simple" xlink:href="https://www.rfa.org/mandarin/yataibaodao/gangtai/ec-0518202308013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94" text:anchor-type="as-char" svg:width="6.9236in" svg:height="6.912433in" draw:z-index="0">
<draw:image xlink:href="../Images/rfamandarin/2023-05-18T11-51-00-04-00/000000.png" xlink:type="simple" xlink:show="embed" xlink:actuate="onLoad" draw:mime-type="image/png"/>
</draw:frame>
Political cartoonist Vawongsir also uses the "Ming Pao" to stop publishing Zunzi comics column for themes. <text:a xlink:type="simple" xlink:href="https://www.rfa.org/mandarin/yataibaodao/gangtai/ec-05182023080132.html/@@images/image" text:style-name="Internet_20_link" text:visited-style-name="Visited_20_Internet_20_Link">
</text:a>
The picture shows VAWONGSIR provided <text:a xlink:type="simple" xlink:href="https://www.rfa.org/mandarin/yataibaodao/gangtai/ec-05182023080132.html/@@stream" text:style-name="Internet_20_link" text:visited-style-name="Visited_20_Internet_20_Link">
</text:a>
As early as the "talk show" industry in Beijing, Hong Kong's political comics and satirical political review programs have become the goal of the authorities after the "National Security Law". Some scholars believe that this situation reflects the spread of Chinese -style speech control.</text:p>
      <text:p text:style-name="P4">
<text:span text:style-name="T4">
<text:span text:style-name="T5">
 <text:a xlink:type="simple" xlink:href="https://www.rfa.org/mandarin/Xinwen/9-05122023161749.html" text:style-name="Internet_20_link" text:visited-style-name="Visited_20_Internet_20_Link">
</text:a>
 </text:span>
*  * </text:span>
<text:a xlink:type="simple" xlink:href="https://www.rfa.org/mandarin/yataibaodao/gangtai/ec2-05122023075414.html" text:style-name="Internet_20_link" text:visited-style-name="Visited_20_Internet_20_Link">
 </text:a>
 <text:span text:style-name="T4">
  * </text:span>
<text:a xlink:type="simple" xlink:href="https://www.rfa.org/mandarin/Xinwen/wulb-10122022025554.html" text:style-name="Internet_20_link" text:visited-style-name="Visited_20_Internet_20_Link">
 </text:a>
 <text:span text:style-name="T4">
  * </text:span>
<text:a xlink:type="simple" xlink:href="https://www.rfa.org/mandarin/Xinwen/wul0628b-06282021052847.html" text:style-name="Internet_20_link" text:visited-style-name="Visited_20_Internet_20_Link">
 </text:a>
**</text:p>
      <text:p text:style-name="P4">
The irony of political reviews, political comics, and talk shows in Hong Kong have been very prosperous, but with the implementation of the National Security Law, various media have gradually reduced related review programs and topics. As early as 1989, the irony and disadvantaged show "Headline News" was also forced to stop broadcasting. Former host Wu Zhisen said that whether the power of the power can accept the criticism of the expression of the freedom of social speech with the criticism of the freedom of society.</text:p>
      <text:p text:style-name="P4">
Wu Zhisen: "Like the" Empress Dowager and Xiao Haozi "unit of the" Headline News ", in 2 to 3 minutes, tell the audience the most important and ridiculous points of the incident, giving people a feeling of laughter. I often say, If a society cannot tolerate irony and criticism, it is equivalent to not freedom of speech. This is an important vane for measuring the freedom of social speech. "</text:p>
      <text:p text:style-name="P4">
<draw:frame draw:style-name="fr1" draw:name="Image95" text:anchor-type="as-char" svg:width="6.9236in" svg:height="3.894525in" draw:z-index="0">
<draw:image xlink:href="../Images/rfamandarin/2023-05-18T11-51-00-04-00/000001.png" xlink:type="simple" xlink:show="embed" xlink:actuate="onLoad" draw:mime-type="image/png"/>
</draw:frame>
The Queen Mother and Xiaohao of the headline news used to be a popular schedule for Hong Kong's popular irony, and it has been stopped. (Wu Zhisen Facebook intercept pictures) <text:a xlink:type="simple" xlink:href="https://www.rfa.org/mandarin/yataibaodao/gangtai/ec-05182023080132.html/5934676165b095fb7684592a540e4e0e5c0f8c6a5b505355514366fe662f99996e2f53d76b228fce76848bbd523a65f65f0a653f8bc4828276ee-73b05df2505c64ad3002-54345fd768eefacebook-622a53d656fe7247.jpg" text:style-name="Internet_20_link" text:visited-style-name="Visited_20_Internet_20_Link">
</text:a>
<text:span text:style-name="T4">
 The Hong Kong Government blocked the satirical political review space and diverse to retreat to the era of authoritarian </text:span>
</text:p>
      <text:p text:style-name="P4">
Wu Zhisen said that under the National Security Law, the Hong Kong Government started to operate in many fields such as news, creation, and book publishing. Retreat to authoritarian society.</text:p>
      <text:p text:style-name="P4">
Wu Zhisen: "Roughness is a new normal, (government) will not give you any opportunities to defense until you kneel down. In fact, does Zunzi have a criminal? No. Is Zunzi stepped on the red line of the national security law? Said, but the current situation is' Heart Leader 'and' There is a wrong killing, "because everyone has a" National Security Law "in the minds of everyone. Just like the era of authoritarian authority in Taiwan, everyone has a police headquarters in the minds of everyone, that is When punishing the unit, everyone must be careful when everyone speaks, write or talks with people, and is very similar to today's Hong Kong situation. "</text:p>
      <text:p text:style-name="P4">
Wu Zhisen, who has moved to the United Kingdom, said that although many people have suggested that he can use different platforms to resurrect the political reviews of "Headline News", he said that the significance and influence of political evaluation with self -media have been greatly different.</text:p>
      <text:p text:style-name="P4">
** Hong Kong Political cartoonist: The National Security Law has made the only sense of humor in the society.</text:p>
      <text:p text:style-name="P4">
The living space of political comics has also been greatly affected after the "National Security Law". Political cartoonist Vawongsir told this station that the development of Hong Kong's political comics has been bloomed in the middle period. Now only the remaining creations are created overseas, there will be space to continue to criticize the government through comics.</text:p>
      <text:p text:style-name="P4">
<draw:frame draw:style-name="fr1" draw:name="Image96" text:anchor-type="as-char" svg:width="6.9236in" svg:height="8.065718in" draw:z-index="0">
<draw:image xlink:href="../Images/rfamandarin/2023-05-18T11-51-00-04-00/000002.png" xlink:type="simple" xlink:show="embed" xlink:actuate="onLoad" draw:mime-type="image/png"/>
</draw:frame>
VAWONGSIR said that the subject matter of political comics after the implementation of the National Security Law was more. (The picture shows VAWONGSIR provided) [] <text:a xlink:type="simple" xlink:href="https://www.rfa.org/mandarin/yataibaodao/gangtai/ec-05182023080132.html/vawongsir8868793a-5728300a56fd5b896cd5300b5b9e65bd540e653f6cbb6f2b753b76849898675066f4591a3002-56fe4e3avawongsir-63d04f9b.jpeg" text:style-name="Internet_20_link" text:visited-style-name="Visited_20_Internet_20_Link">
</text:a>
Whether the comics will be too separated from the masses. When I do n’t know how to continue painting, I receive a private message from different readers. I am very happy and someone is drawing Hong Kong and speak for Hong Kong people. When they are very unhappy, they can find a little humor. Encourage me to continue drawing to speak for Hong Kong people who cannot speak. "</text:p>
      <text:p text:style-name="P4">
VAWONGSIR acknowledge that political comics must be close to the times. He was worried that he could no longer create to move to Taiwan, but after discovering the National Security Law, he had more subject matter.</text:p>
      <text:p text:style-name="P4">
VAWONGSIR: "When I talked to my friends and said, I said with a joke. Now I want to listen to jokes and listen to what the Hong Kong government is talking about, so the subject matter of political comics is indeed more than before, but how to find the correct information is more difficult than before. Thank you very much for different. The media continued to report in Hong Kong overseas and gave me a reference, especially the inspiration for the discrete reports of the Hong Kong people to the overseas media. "<text:span text:style-name="T4">
 Not only affects Hong Kong Chinese -style speech control, extended overseas </text:span>
</text:p>
      <text:p text:style-name="P4">
Huang Zhaonan, assistant professor of the National Fa Institute of Taiwan Politburo, said that China ’s politics and commercial pressures are used to control the freedom of speech. Earlier, because of entering the Chinese market, it was a case for the sarcasm to remove the content of Beijing. It can be seen that the Chinese -style management and control remarks are expanding to Taiwan and overseas.</text:p>
      <text:p text:style-name="P4">
Huang Zhaonian: "The mode of speech control involved in the Chinese authorities is not just limited to the scope of more pure politics, and there are many cases that have spread to these sections that spread to literature and art. Local. The suppression of freedom of speech is in fact, in fact, from mainland China itself to Hong Kong, spread to Taiwan, and all parts of the world. "</text:p>
      <text:p text:style-name="P4">
Huang Zhaonian said that the creator's control of criticism of criticism through the influence of China's market through the media, depends on the dependence of the network platform used on the Chinese market.</text:p>
      <text:p text:style-name="P4">
Reporter: Chen Zifei Editor: Chen Meihua Xu Shushing He Ping.com Edited: Ruizhe</text:p>
      <text:p text:style-name="P4">
News Source: <text:a xlink:type="simple" xlink:href="https://www.rfa.org/mandarin/yataibaodao/gangtai/ec-05182023080132.html" text:style-name="Internet_20_link" text:visited-style-name="Visited_20_Internet_20_Link">
https://www.rfa.org/mandarin/yataibaodao/gangtai/ec-05182023080132.html</text:a>
</text:p>
      <!--NEWS-->
      <text:h text:style-name="P10" text:outline-level="1">
<text:span text:style-name="T4">
The Thai advance party won the most seats and the united government</text:span>
</text:h>
      <text:p text:style-name="P4">
Publisher: 法新社</text:p>
      <text:p text:style-name="P4">
Published Time: 2023-05-18T12:02:08+00:00</text:p>
      <text:p text:style-name="P4">
Modified Time: 2023-05-18T11:35:02+00:00</text:p>
      <text:p text:style-name="P4">
Description: (Agence France -Presse Bangkok, 18th) The election of the Thai House of Representatives came to an end. The emerging party's advance party won the most seats to become the largest party in Congress. It will form a joint government with 7 parties such as the Thai party and recommend the President Pita of the Party as the Prime Minist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3.617581in" draw:z-index="0">
<draw:image xlink:href="../Images/rficn/2023-05-18T12-02-08-00-00/000000.png" xlink:type="simple" xlink:show="embed" xlink:actuate="onLoad" draw:mime-type="image/png"/>
</draw:frame>
The Thai Parliament House Election appeared on the 14th. This is the second parliamentary election of Thailand after the military and political incident in 2014.</text:p>
      <text:p text:style-name="P4">
The maximum is the most optimistic in this election in the Election. The support rate of the Thai party has always maintained a leading support rate before the election. Including 152 seats, it became the largest party, and won 141 seats for the Thai party.</text:p>
      <text:p text:style-name="P4">
Pita Limjaroenrat, Chairman of the Party, announced today that the Follower Party will form an alliance with the Thai and other small parties to form a joint government.</text:p>
      <text:p text:style-name="P4">
There are 313 seats for the 8 parties to add up. Pitta said at a press conference that 313 seats have been enough for them to form a cabinet. The outline of the social and security crisis issues.</text:p>
      <text:p text:style-name="P4">
However, in fact, the 313 seats are still not enough to make Pita smoothly become the Prime Minister, because the president candidate must have more than half of the 750 seats of the two hospitals, that is, 376 support, but the 250s of the Senate are almost the forces of the relatives, and most of them are in addition. Without expressing, whether Pitta can successfully become the prime minister and form a cabinet, there are still variables.</text:p>
      <text:p text:style-name="P4">
News Source: <text:a xlink:type="simple" xlink:href="https://www.rfi.fr/cn/%E5%9B%BD%E9%99%85%E6%8A%A5%E9%81%93/20230518-%E6%B3%B0%E5%9B%BD%E5%89%8D%E8%BF%9B%E5%85%9A%E6%8B%BF%E4%B8%8B%E6%9C%80%E5%A4%9A%E5%B8%AD%E6%AC%A1-%E5%B0%86%E7%BB%84%E8%81%94%E5%90%88%E6%94%BF%E5%BA%9C" text:style-name="Internet_20_link" text:visited-style-name="Visited_20_Internet_20_Link">
https://www.rfi.fr/cn/%E5%9B%BD%E9%99%85%E6%8A%A5%E9%81%93/20230518-%E6%B3%B0%E5%9B%BD%E5%89%8D%E8%BF%9B%E5%85%9A%E6%8B%BF%E4%B8%8B%E6%9C%80%E5%A4%9A%E5%B8%AD%E6%AC%A1-%E5%B0%86%E7%BB%84%E8%81%94%E5%90%88%E6%94%BF%E5%BA%9C</text:a>
</text:p>
      <!--NEWS-->
      <text:h text:style-name="P10" text:outline-level="1">
<text:span text:style-name="T4">
One day in the history of German history: the National Assembly is brewing to produce the first constitution</text:span>
</text:h>
      <text:p text:style-name="P4">
Author: None (Language: zh)</text:p>
      <text:p text:style-name="P4">
Publisher: None</text:p>
      <text:p text:style-name="P4">
Time: 2023-05-18T12:14:00Z</text:p>
      <text:p text:style-name="P4">
Description: 175 years ago, the first free election German Parliament held a meeting in the Paul Church of Frankfurt, formulating the first modern democratic constitution. It is also a sample of the Federal German Basic Law today.</text:p>
      <text:p text:style-name="P4">
Videos: []</text:p>
      <text:p text:style-name="P4">
Images: ["<text:a xlink:type="simple" xlink:href="https://static.dw.com/image/65626531_303.jpg" text:style-name="Internet_20_link" text:visited-style-name="Visited_20_Internet_20_Link">
65626531_303.jpg</text:a>
", "<text:a xlink:type="simple" xlink:href="https://static.dw.com/image/65641956_401.jpg" text:style-name="Internet_20_link" text:visited-style-name="Visited_20_Internet_20_Link">
65641956_401.jpg</text:a>
", "<text:a xlink:type="simple" xlink:href="https://static.dw.com/image/65627375_401.jpg" text:style-name="Internet_20_link" text:visited-style-name="Visited_20_Internet_20_Link">
65627375_401.jpg</text:a>
", "<text:a xlink:type="simple" xlink:href="https://static.dw.com/image/16001995_303.jpg" text:style-name="Internet_20_link" text:visited-style-name="Visited_20_Internet_20_Link">
16001995_303.jpg</text:a>
", "<text:a xlink:type="simple" xlink:href="https://static.dw.com/image/17406354_303.jpg" text:style-name="Internet_20_link" text:visited-style-name="Visited_20_Internet_20_Link">
17406354_303.jpg</text:a>
", "<text:a xlink:type="simple" xlink:href="https://static.dw.com/image/17406367_303.jpg" text:style-name="Internet_20_link" text:visited-style-name="Visited_20_Internet_20_Link">
17406367_303.jpg</text:a>
", "<text:a xlink:type="simple" xlink:href="https://static.dw.com/image/17406357_303.jpg" text:style-name="Internet_20_link" text:visited-style-name="Visited_20_Internet_20_Link">
17406357_303.jpg</text:a>
", "<text:a xlink:type="simple" xlink:href="https://static.dw.com/image/17406310_303.jpg" text:style-name="Internet_20_link" text:visited-style-name="Visited_20_Internet_20_Link">
17406310_303.jpg</text:a>
", "<text:a xlink:type="simple" xlink:href="https://static.dw.com/image/17406130_303.jpg" text:style-name="Internet_20_link" text:visited-style-name="Visited_20_Internet_20_Link">
17406130_303.jpg</text:a>
", "<text:a xlink:type="simple" xlink:href="https://static.dw.com/image/17406321_303.jpg" text:style-name="Internet_20_link" text:visited-style-name="Visited_20_Internet_20_Link">
17406321_303.jpg</text:a>
", "<text:a xlink:type="simple" xlink:href="https://static.dw.com/image/17307458_303.jpg" text:style-name="Internet_20_link" text:visited-style-name="Visited_20_Internet_20_Link">
17307458_303.jpg</text:a>
", "<text:a xlink:type="simple" xlink:href="https://static.dw.com/image/17406177_303.jpg" text:style-name="Internet_20_link" text:visited-style-name="Visited_20_Internet_20_Link">
17406177_303.jpg</text:a>
", "<text:a xlink:type="simple" xlink:href="https://static.dw.com/image/17165160_303.jpg" text:style-name="Internet_20_link" text:visited-style-name="Visited_20_Internet_20_Link">
17165160_303.jpg</text:a>
"]</text:p>
      <text:p text:style-name="P4">
Subject: 非常德国</text:p>
      <text:p text:style-name="P4">
Subjects: []</text:p>
      <text:p text:style-name="P4">
Keywords: ['法兰克福', '法兰克福车展']</text:p>
      <text:p text:style-name="P4">
Id: 65669200</text:p>
      <!--METADATA-->
      <text:p text:style-name="P4">
<text:a xlink:type="simple" xlink:href="https://www.dw.com/zh/overlay/image/article/65669200/65626531" text:style-name="Internet_20_link" text:visited-style-name="Visited_20_Internet_20_Link">
 <draw:frame draw:style-name="fr1" draw:name="Image98" text:anchor-type="as-char" svg:width="6.9236in" svg:height="3.896998in" draw:z-index="0">
<draw:image xlink:href="../Images/dwzh/2023-05-18T12-14-00Z/65626531_303.jpg" xlink:type="simple" xlink:show="embed" xlink:actuate="onLoad" draw:mime-type="image/jpeg"/>
</draw:frame>
</text:a>
Frankfurt St. Paul Church: First Constitution Council in 1848</text:p>
      <text:p text:style-name="P4">
(Voice of Germany) from 1830 to 1840, the voices of the German Federation's various territories demanded change. In particular, citizens and bourgeoisie in cities demand democracy and require the establishment of a unified German country.</text:p>
      <text:p text:style-name="P4">
The deer Deutschebund, which was formed after the Napoleonic Army in 1815, was a loose league composed of large and small feudal monarchs. Among them, Austria and Prussia ruthlessly suppress all movements pursuing democracy and freedom.</text:p>
      <text:p text:style-name="P4">
After experiencing <text:a xlink:type="simple" xlink:href="https://www.dw.com/zh/zh/回顾1849年4月德国革命/a-4138798" text:style-name="Internet_20_link" text:visited-style-name="Visited_20_Internet_20_Link">
</text:a>
Later, the democratic forces finally achieved an important goal: they forced the feudal countries that the princes and nobles ruled by the princes and nobles to set up a liberal government and a constitutional national parliament that produced the scope of all morals through elections. "Under the huge fear, the vast majority of German princes made a compromise against their political beliefs," and the historian of Heidelberg said to Germany.</text:p>
      <text:h text:style-name="P12" text:outline-level="3">
<text:span text:style-name="T4">
<text:span text:style-name="T4">
 Church becomes a parliamentary hall </text:span>
</text:span>
</text:h>
      <text:p text:style-name="P4">
On May 18, 1848, members of the first elected German Parliament gathered in Frankfurt on the banks of the River to negotiate the first free constitution and established a national country. The need for space capacity (more than 600 members of the National Assembly), the conference was located in Paulskirche, where the city's largest lobby was at that time.</text:p>
      <text:p text:style-name="P4">
<draw:frame draw:style-name="fr1" draw:name="Image99" text:anchor-type="as-char" svg:width="6.9236in" svg:height="3.896998in" draw:z-index="0">
<draw:image xlink:href="../Images/dwzh/2023-05-18T12-14-00Z/65641956_401.jpg" xlink:type="simple" xlink:show="embed" xlink:actuate="onLoad" draw:mime-type="image/jpeg"/>
</draw:frame>
The original Frankfurt Constitution in 1848</text:p>
      <text:p text:style-name="P4">
However, the demands of each faction in the parliament are far away. The conservatives continue to defend the existing privileges of various state countries and their rulers; liberals advocate the establishment of a federal country with constitutional monarchy; and radicals require the establishment of a republic of parliament democracy. The Historian Historian Haller, Germany, pointed out that the "serious ideology and regional differentiation" in the National Assembly hindered the formation of a unified position.</text:p>
      <text:h text:style-name="P12" text:outline-level="3">
<text:span text:style-name="T4">
<text:span text:style-name="T4">
 Basic rights list of model meaning </text:span>
</text:span>
</text:h>
      <text:p text:style-name="P4">
From today's perspective, the highlights of the first constitution in Germany include the "Empire Act on the Basic Rights of the German nation". Human rights and citizen rights -including news, speech and rally freedom were written into law for the first time in Germany. The bill even plans to abolish the death penalty, but in fact, this goal was realized after a hundred years.</text:p>
      <text:p text:style-name="P4">
The Imperial Constitution passed in March 1849, nearly a year later, the new federal unified German unified country will include all members of the Federal Federation of the Federal Federal Federation except Austria. The head of state is still the emperor. Although the constitution still gives the emperor a considerable power, he will be subject to the parliament. The parliament is elected by all (male) nationals, direct, and secret elections.</text:p>
      <text:p text:style-name="P4">
<draw:frame draw:style-name="fr1" draw:name="Image100" text:anchor-type="as-char" svg:width="6.9236in" svg:height="3.896998in" draw:z-index="0">
<draw:image xlink:href="../Images/dwzh/2023-05-18T12-14-00Z/65627375_401.jpg" xlink:type="simple" xlink:show="embed" xlink:actuate="onLoad" draw:mime-type="image/jpeg"/>
</draw:frame>
King Frederick-William IV</text:p>
      <text:h text:style-name="P12" text:outline-level="3">
<text:span text:style-name="T4">
<text:span text:style-name="T4">
 King does not want to be emperor </text:span>
</text:span>
</text:h>
      <text:p text:style-name="P4">
However, the constitutional plan of the National Parliament is not an acceptable solution to the ruler of the host (Frankfurt at the time). At that time, most members wanted to make King Frederick William IV of King Prussia a German emperor, but he refused. He believes that as the monarch himself is the only legal rule of the monarchy. Except for Frederick William IV, people did not consider other options at that time, because there was no cooperation with the largest Prussian, the constitutional founding of the country could not talk about it.</text:p>
      <text:p text:style-name="P4">
The efforts of all constituents and the establishment of a nation -state country have lost their efforts. The power of the royalist quickly took advantage of the wind, and the people's support for democracy became weakened.</text:p>
      <text:p text:style-name="P4">
The historian Engelhson pointed out that the reason for the failure is "the most wrong political strategy of the National Assembly." The Liberal Liberals who played the role of the Parliament "do not want to build a German Republic, but to establish a national country based on a constitutional monarchy, and believe that the princes will eventually accept this plan." When this result did not appear, the liberals could not come up with another solution to implement its goals.</text:p>
      <text:p text:style-name="P4">
In May 1849, the National Assembly of Frankfurt disbanded itself. The parliament's "residual department" moved to Stuttgart for several months. In the summer of 1849, the last revolutionary struggle was also suppressed by military. The German unity and the freedom democratic movement of the great hope was painted.</text:p>
      <text:p text:style-name="P4">
*<draw:frame draw:style-name="fr1" draw:name="Image101" text:anchor-type="as-char" svg:width="6.9236in" svg:height="3.896998in" draw:z-index="0">
<draw:image xlink:href="../Images/dwzh/2023-05-18T12-14-00Z/16001995_303.jpg" xlink:type="simple" xlink:show="embed" xlink:actuate="onLoad" draw:mime-type="image/jpeg"/>
</draw:frame>
#</text:p>
      <text:h text:style-name="P13" text:outline-level="4">
<text:span text:style-name="T4">
The birthplace of the first democratic constitution in Germany -Weimar</text:span>
</text:h>
      <text:h text:style-name="P12" text:outline-level="3">
<text:span text:style-name="T4">
Weima -The second hometown of Goethe and Schiller</text:span>
</text:h>
      <text:p text:style-name="P4">
From February 6th to August 21st, 1919, the German Constitution of National Constitution was held in the former palace theater of Weima, Turinen. 423 candidate representatives faced arduous tasks: establish a temporary government, formulate the democratic constitution, and sign a peace treaty with the victory allies.</text:p>
      <text:p text:style-name="P4">
*<draw:frame draw:style-name="fr1" draw:name="Image102" text:anchor-type="as-char" svg:width="6.9236in" svg:height="3.896998in" draw:z-index="0">
<draw:image xlink:href="../Images/dwzh/2023-05-18T12-14-00Z/17406354_303.jpg" xlink:type="simple" xlink:show="embed" xlink:actuate="onLoad" draw:mime-type="image/jpeg"/>
</draw:frame>
#</text:p>
      <text:h text:style-name="P13" text:outline-level="4">
<text:span text:style-name="T4">
The birthplace of the first democratic constitution in Germany -Weimar</text:span>
</text:h>
      <text:h text:style-name="P12" text:outline-level="3">
<text:span text:style-name="T4">
Berlin Mainly Magnote</text:span>
</text:h>
      <text:p text:style-name="P4">
Germany was defeated in World War I, and 17 million people were killed in this war. The allies have pointed out that Germany is responsible for provoking war. The emperor's exile and abroad. In the just -born Republic, protests and riots rioted one after another, and the civil war broke out. The picture shows a demonstration of Berlin workers on May 11, 1919.</text:p>
      <text:p text:style-name="P4">
*<draw:frame draw:style-name="fr1" draw:name="Image103" text:anchor-type="as-char" svg:width="6.9236in" svg:height="3.896998in" draw:z-index="0">
<draw:image xlink:href="../Images/dwzh/2023-05-18T12-14-00Z/17406367_303.jpg" xlink:type="simple" xlink:show="embed" xlink:actuate="onLoad" draw:mime-type="image/jpeg"/>
</draw:frame>
#</text:p>
      <text:h text:style-name="P13" text:outline-level="4">
<text:span text:style-name="T4">
The birthplace of the first democratic constitution in Germany -Weimar</text:span>
</text:h>
      <text:h text:style-name="P12" text:outline-level="3">
<text:span text:style-name="T4">
Imperial Parliament suffered</text:span>
</text:h>
      <text:p text:style-name="P4">
In this case, the soldiers entered the Imperial Parliament of Berlin, which could not be used as a place for the National Conference. The construction management department of Berlin said in a report in May 1919 that the internal facilities of the parliament building were severely damaged and filthy. They must be completely disinfected and renovated first, and they could not be used as a parliamentary workplace.</text:p>
      <text:p text:style-name="P4">
*<draw:frame draw:style-name="fr1" draw:name="Image104" text:anchor-type="as-char" svg:width="6.9236in" svg:height="3.896998in" draw:z-index="0">
<draw:image xlink:href="../Images/dwzh/2023-05-18T12-14-00Z/17406357_303.jpg" xlink:type="simple" xlink:show="embed" xlink:actuate="onLoad" draw:mime-type="image/jpeg"/>
</draw:frame>
#</text:p>
      <text:h text:style-name="P13" text:outline-level="4">
<text:span text:style-name="T4">
The birthplace of the first democratic constitution in Germany -Weimar</text:span>
</text:h>
      <text:h text:style-name="P12" text:outline-level="3">
<text:span text:style-name="T4">
师 Weima</text:span>
</text:h>
      <text:p text:style-name="P4">
As a result, members moved the meeting place to a relatively quiet small town Weimar. The venue -the former court theater was renamed the "German National Theater". Compared with Berlin, Weima is easy to defend. Thousands of people guard, and the entire urban area is prohibited from entering and exiting. The picture shows a postcard released in 1919. But what I can't see in the picture is that there are soldiers holding machine guns on the balcony around the streets around the theater.#</text:p>
      <text:h text:style-name="P13" text:outline-level="4">
<text:span text:style-name="T4">
The birthplace of the first democratic constitution in Germany -Weimar</text:span>
</text:h>
      <text:h text:style-name="P12" text:outline-level="3">
<text:span text:style-name="T4">
"Intimacy"</text:span>
</text:h>
      <text:p text:style-name="P4">
The venue space is limited, and members have to shorten each other's distance. The conference elected the Communist Party's Democratic Party Friedrichebert as the president. The Social Democratic Party is the largest party of the parliament, and the second and third largest parties are the Catholic Center Party and the Liberal Democratic Party. These three parties formed the "Weimar United Government". On July 31, 1919, the Constitutional Conference passed the new constitution.</text:p>
      <text:p text:style-name="P4">
*<draw:frame draw:style-name="fr1" draw:name="Image105" text:anchor-type="as-char" svg:width="6.9236in" svg:height="3.896998in" draw:z-index="0">
<draw:image xlink:href="../Images/dwzh/2023-05-18T12-14-00Z/17406130_303.jpg" xlink:type="simple" xlink:show="embed" xlink:actuate="onLoad" draw:mime-type="image/jpeg"/>
</draw:frame>
 <text:a xlink:type="simple" xlink:href="http://stadtmuseum.weimar.de/index.php" text:style-name="Internet_20_link" text:visited-style-name="Visited_20_Internet_20_Link">
 </text:a>
#</text:p>
      <text:h text:style-name="P13" text:outline-level="4">
<text:span text:style-name="T4">
The birthplace of the first democratic constitution in Germany -Weimar</text:span>
</text:h>
      <text:h text:style-name="P12" text:outline-level="3">
<text:span text:style-name="T4">
"National Power from the People"</text:span>
</text:h>
      <text:p text:style-name="P4">
The Weimar Constitution is the first democratic constitution in Germany, and the draft is the liberal national jurist Hugo Preuß. Eduarddavid, Politicians of the Social Democratic Party, said that with this constitution, Germany is "the world's most democratic democratic country". From the perspective of conservative politician Konstantinfehrenbach, Germans have become "the most free on the earth on the earth The nation.</text:p>
      <text:p text:style-name="P4">
*<draw:frame draw:style-name="fr1" draw:name="Image106" text:anchor-type="as-char" svg:width="6.9236in" svg:height="3.896998in" draw:z-index="0">
<draw:image xlink:href="../Images/dwzh/2023-05-18T12-14-00Z/17406321_303.jpg" xlink:type="simple" xlink:show="embed" xlink:actuate="onLoad" draw:mime-type="image/jpeg"/>
</draw:frame>
#</text:p>
      <text:h text:style-name="P13" text:outline-level="4">
<text:span text:style-name="T4">
The birthplace of the first democratic constitution in Germany -Weimar</text:span>
</text:h>
      <text:h text:style-name="P12" text:outline-level="3">
<text:span text:style-name="T4">
The constitution of "Congenital Insufficient"</text:span>
</text:h>
      <text:p text:style-name="P4">
On August 11, 1919, President Albert signed a new constitution at Schlosschwarzburg near Weimar. In the Weimar Republic, setting up the post of president is also a checks and balance force of the parliament. The term of office is 7 years. It is directly generated by the election and has extensive permissions.</text:p>
      <text:p text:style-name="P4">
*<draw:frame draw:style-name="fr1" draw:name="Image107" text:anchor-type="as-char" svg:width="6.9236in" svg:height="3.896998in" draw:z-index="0">
<draw:image xlink:href="../Images/dwzh/2023-05-18T12-14-00Z/17307458_303.jpg" xlink:type="simple" xlink:show="embed" xlink:actuate="onLoad" draw:mime-type="image/jpeg"/>
</draw:frame>
#</text:p>
      <text:h text:style-name="P13" text:outline-level="4">
<text:span text:style-name="T4">
The birthplace of the first democratic constitution in Germany -Weimar</text:span>
</text:h>
      <text:h text:style-name="P12" text:outline-level="3">
<text:span text:style-name="T4">
"Democratic countries without democrats"</text:span>
</text:h>
      <text:p text:style-name="P4">
Albert (left) and Konradadenauer are two key politicians in German history. Adenner was the mayor of Cologne at the time, and after 1945, he became the first prime minister in German history. The reason why the Republic of Weimar failed was that the ordinary people and elites in Germany had not yet established democracy. The Republic of Weimar is known as "democratic countries without democrats."</text:p>
      <text:p text:style-name="P4">
*<draw:frame draw:style-name="fr1" draw:name="Image108" text:anchor-type="as-char" svg:width="6.9236in" svg:height="3.896998in" draw:z-index="0">
<draw:image xlink:href="../Images/dwzh/2023-05-18T12-14-00Z/17406177_303.jpg" xlink:type="simple" xlink:show="embed" xlink:actuate="onLoad" draw:mime-type="image/jpeg"/>
</draw:frame>
#</text:p>
      <text:h text:style-name="P13" text:outline-level="4">
<text:span text:style-name="T4">
The birthplace of the first democratic constitution in Germany -Weimar</text:span>
</text:h>
      <text:h text:style-name="P12" text:outline-level="3">
<text:span text:style-name="T4">
No answer to the answer</text:span>
</text:h>
      <text:p text:style-name="P4">
When Albert sworn in the Constitution on August 21, 1919, no celebration and grand ceremony were held. However, many people gathered on Weimar's theater square. Today, a topic that people are still arguing after 1995 are to to to torson to to what extent the "innate deficiency" of the first democratic constitution in Germany has accelerated the decline of Weima Republic and the rise of Hitler.</text:p>
      <text:p text:style-name="P4">
*<draw:frame draw:style-name="fr1" draw:name="Image109" text:anchor-type="as-char" svg:width="6.9236in" svg:height="3.896998in" draw:z-index="0">
<draw:image xlink:href="../Images/dwzh/2023-05-18T12-14-00Z/17165160_303.jpg" xlink:type="simple" xlink:show="embed" xlink:actuate="onLoad" draw:mime-type="image/jpeg"/>
</draw:frame>
#</text:p>
      <text:h text:style-name="P13" text:outline-level="4">
<text:span text:style-name="T4">
The birthplace of the first democratic constitution in Germany -Weimar</text:span>
</text:h>
      <text:h text:style-name="P12" text:outline-level="3">
<text:span text:style-name="T4">
's lesson</text:span>
</text:h>
      <text:p text:style-name="P4">
The foundation of the Federal German political system today is the Basic Law. Compared with the Weimar Republic, the president's authority is obviously weakened; at the same time, the possibility of the public through the referendum directly affects political decision -making. The role of political parties in shaping political will is clearly written into the constitution. In addition, the parliament set up a 5%threshold for voting rates to prevent the parliamentary parties from split into many small parties. On the 95th anniversary of the Constitutional Conference of the Weimar Republic, the Berlin Museum held a special exhibition on February 7.</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The prototype of the German Basic Law today </text:span>
</text:p>
      <text:p text:style-name="P4">
But this unfinished revolution has a long -term impact. 1919 <text:a xlink:type="simple" xlink:href="https://www.dw.com/zh/zh/1918到2018-德意志百年沧桑/a-46262406" text:style-name="Internet_20_link" text:visited-style-name="Visited_20_Internet_20_Link">
</text:a>
When the constitution was formulated, the basic right list of the Frankfurt Constitution was its blueprint. One hundred years after it was born, the Basic Law of the Federal Federal Germany after the war also quoted the content of the Frankfurt Constitution.</text:p>
      <text:p text:style-name="P4">
Historian Juncker believes that the constitution formulated in the Saint Paul's Church is of great significance, not only because it is the first constitution of the whole German, but also in many specific expressions in 1949, which was almost written into Federal Germany in Germany Germany in 1949 Basic law.</text:p>
      <text:p text:style-name="P4">
In the view of Engelhson, "Our constitutional order today has evolved and developed after dozens or hundreds of years. The key starting point towards a democratic and rule-rule country is from 1848-1849. Lied at work. "</text:p>
      <text:p text:style-name="P4">
News Source: <text:a xlink:type="simple" xlink:href="https://www.dw.com/zh/德国历史上划时代的一天：国民议会酝酿产生第一部宪法/a-65669200" text:style-name="Internet_20_link" text:visited-style-name="Visited_20_Internet_20_Link">
https://www.dw.com/zh/德国历史上划时代的一天：国民议会酝酿产生第一部宪法/a-65669200?maca=chi-rss-chi-all-1127-rdf</text:a>
</text:p>
      <!--NEWS-->
      <text:h text:style-name="P10" text:outline-level="1">
<text:span text:style-name="T4">
Interview with Beijing White Paper Movement: I am a mother, I must do this!</text:span>
</text:h>
      <text:p text:style-name="P4">
Author: None</text:p>
      <text:p text:style-name="P4">
Publisher: Radio Free Asia (Organization)</text:p>
      <text:p text:style-name="P4">
Published Time: 2023-05-18T12:17:00-04:00</text:p>
      <text:p text:style-name="P4">
Modified Time: 2023-05-18T13:53:48-04:00</text:p>
      <text:p text:style-name="P4">
Description: None</text:p>
      <text:p text:style-name="P4">
Videos: []</text:p>
      <text:p text:style-name="P4">
Audios: ["<text:a xlink:type="simple" xlink:href="https://www.rfa.org/mandarin/yataibaodao/renquanfazhi/wy-05182023103404.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110" text:anchor-type="as-char" svg:width="6.9236in" svg:height="4.612011in" draw:z-index="0">
<draw:image xlink:href="../Images/rfamandarin/2023-05-18T12-17-00-04-00/000000.png" xlink:type="simple" xlink:show="embed" xlink:actuate="onLoad" draw:mime-type="image/png"/>
</draw:frame>
On November 28, 2022, the white paper protest scene under the Liangma Bridge in Beijing. <text:a xlink:type="simple" xlink:href="https://www.rfa.org/mandarin/yataibaodao/renquanfazhi/wy-05182023103404.html/@@images/image" text:style-name="Internet_20_link" text:visited-style-name="Visited_20_Internet_20_Link">
</text:a>
Reuters picture <text:a xlink:type="simple" xlink:href="https://www.rfa.org/mandarin/yataibaodao/renquanfazhi/wy-05182023103404.html/@@stream" text:style-name="Internet_20_link" text:visited-style-name="Visited_20_Internet_20_Link">
</text:a>
White paper movements that have an important promotion policy for the Chinese government's end of the epidemic sealing and control policy. Although it has passed for nearly half a year, the participants of the white paper movement are still rare to tell the real situation of the movement. Ms. Shi from Beijing recently accepted an exclusive interview with this reporter Wang Yun, telling the scene of the Beijing Liangmaqiao and White Paper Movement she had witnessed, and analyzed the current situation of Chinese society. The interviewees were unwilling to disclose the full name for safety reasons.</text:p>
      <text:p text:style-name="P4">
<text:span text:style-name="T4">
<text:span text:style-name="T5">
 <text:a xlink:type="simple" xlink:href="https://www.rfa.org/mandarin/yataibaodao/renquanfazhi/wy-04042023090138.html" text:style-name="Internet_20_link" text:visited-style-name="Visited_20_Internet_20_Link">
</text:a>
</text:span>
</text:span>
<text:a xlink:type="simple" xlink:href="https://www.rfa.org/mandarin/yataibaodao/zhengzhi/wy-12092022132127.html" text:style-name="Internet_20_link" text:visited-style-name="Visited_20_Internet_20_Link">
<text:span text:style-name="T4">
 Dialogue between the two generations: The youth encounter in June 4th and A4 Guardian "White Paper Movement" </text:span>
</text:a>
*<text:a xlink:type="simple" xlink:href="https://www.rfa.org/mandarin/yataibaodao/renquanfazhi/wy-01192023125351.html" text:style-name="Internet_20_link" text:visited-style-name="Visited_20_Internet_20_Link">
<text:span text:style-name="T4">
 Alumni ’s“ White Paper Movement ”was caught in the United States and Chinese universities with very different responses </text:span>
</text:a>
Reporter: Hello, can you introduce yourself?</text:p>
      <text:p text:style-name="P4">
Ms. Shi: I work in Beijing. My education is completed in Beijing. I have studied trade undergraduate. Then I am in the United States. This master's degree is related to technology. The career experience is basically in foreign companies, it is an American company, and then my job is to consult, about three or four years; I later do my own company, which is equivalent to my own business.</text:p>
      <text:p text:style-name="P4">
Reporter: What are you doing?</text:p>
      <text:p text:style-name="P4">
Ms. Shi: Yes, my home is doing business. It has been done for a long time, but then I also did it myself. My own business has nothing to do with the one at home.</text:p>
      <text:p text:style-name="P4">
<text:span text:style-name="T4">
 "All the cars on the Third Ring Road are pressing the horn" </text:span>
</text:p>
      <text:p text:style-name="P4">
Reporter: You went to the white paper campaign in Beijing's Liangmaqiao. What day is it? What did you do at the time?</text:p>
      <text:p text:style-name="P4">
Ms. Shi: On November 27, 2022, I went to it when I was dark, and I went at night, and then left until three or four o'clock in the morning.</text:p>
      <text:p text:style-name="P4">
Reporter: If you leave so late, have you encountered harassment or arrest of the police?</text:p>
      <text:p text:style-name="P4">
Ms. Shi: I saw this activity in WeChat's "Friendship Circle", only to find that there were so many people there. I realized that there must be the kind of rally similar to Shanghai there. Before that, I planned that if Beijing happened, I would go right away. At that time, after seeing the news, I didn't hesitate. I packed and asked my friends to go together. But when I went, I found that if we entered the Liangma Bridge along the East Third Ring Road, we must drive from the main road to the auxiliary road, and we can enter the scene. However, near Liangma Bridge, the road that can drive the car down and enter the auxiliary road is basically blocked. A lot of cars are in this slow state on the main road. At that time, I could hear the sound of shouting slogans. At that time, it was quite spectacular. All the cars on all the third ring roads were pressed by the horn. They also used the horn to show that I came to support. Then our car was slow at that time, and when I was about to be, I was more anxious. At that time, the isolation band of the main road and the auxiliary road was the isolation of the shrub. There was a gap in the middle. Then I hurried at the time. I got out of the bus to the auxiliary road from that bush, and then walked to that event. on site. But when my friend stopped and returned, he did not come in. He said that there were all police officers there, and he would not let it go at all.</text:p>
      <text:p text:style-name="P4">
<draw:frame draw:style-name="fr1" draw:name="Image111" text:anchor-type="as-char" svg:width="6.9236in" svg:height="4.61393in" draw:z-index="0">
<draw:image xlink:href="../Images/rfamandarin/2023-05-18T12-17-00-04-00/000001.png" xlink:type="simple" xlink:show="embed" xlink:actuate="onLoad" draw:mime-type="image/png"/>
</draw:frame>
On November 28, 2022, the white paper protest scene under the Liangma Bridge in Beijing. (Reuters) [] <text:a xlink:type="simple" xlink:href="https://www.rfa.org/mandarin/yataibaodao/renquanfazhi/wy-05182023103404.html/2022-11-27t000000z_1631435872_rc2kux9rlger_rtrmadp_3_health-coronavirus-china.jpg" text:style-name="Internet_20_link" text:visited-style-name="Visited_20_Internet_20_Link">
</text:a>
Reporter: Can the police be blocked very closely there in such a large place?</text:p>
      <text:p text:style-name="P4">
Ms. Shi: Of course. Because it is not a large empty field, it is a few intersections from the main road, including the kind of intersection, including the city that does not take the ring in the city, and you have intercepted those roads. In fact, you can't get in at all.</text:p>
      <text:p text:style-name="P4">
Reporter: Do you go to the scene to express support?</text:p>
      <text:p text:style-name="P4">
Ms. Shi: Participate at the scene.</text:p>
      <text:p text:style-name="P4">
<text:span text:style-name="T4">
 "I can't wait for the face to face the face" </text:span>
 **</text:p>
      <text:p text:style-name="P4">
Reporter: We know that some of them shouted political slogans. Have you participated in such actions?</text:p>
      <text:p text:style-name="P4">
Ms. Shi: I have been walking towards the slogan and speech, which is equivalent to saying that they have reached the center. At that time, everyone surrounded them a few laps, so I drilled inside. Then I want to take a picture too, I want to record this, so I kept drilling in, and then I kept holding my phone, from my arrival at the scene, to the departure, I have always been at their scene (participating) Essence Later, I also saw it from other video channels. In fact, those characters in the center of the field were actually around them, in a relatively core area. Including the police later, when a large number of policemen came to disperse, in fact, I also stood at the forefront. I also had in my video. I was the police in front of me. I was the first. Face.</text:p>
      <text:p text:style-name="P4">
Reporter: During your time in Beijing's Liangma Bridge, did someone you knew were arrested?</text:p>
      <text:p text:style-name="P4">
Ms. Shi: No. Because I just passed with my friend, in fact, I didn't know if anyone I knew was inside. At that time, I didn't ask. The people I saw around me were strangers. Then, I knew that those who were caught were also afterwards. After the end, I knew that I saw the arrest on the media.Reporter: Can you explain why you want to participate in this operation, especially you are your child's mother, why do you think you have such courage to participate in white paper sports.</text:p>
      <text:p text:style-name="P4">
Ms. Shi: What do I think, that is, this white paper movement should be regarded as the largest anti -government movement in China after the June 4th Studies Games in 1989. During this period, many years, the government replaced leaders, including the development of economic development and various events, but China was in a state of silence. In recent years, speech control and such policy pressure have been too strong, and it is too backward. This is a political level; the other is the epidemic. In the past three years of the epidemic, the physical control of human flesh, the spirit of the human spirit, the spirit of the human spirit in the past three years. Best imprisonment, I think it is the feeling in a very, very, very, like a high -pressure cooker. I think this is a very, very exciting, and a very rare opportunity. It is one of the most basic dignity that everyone can show a person. I think this is an opportunity to realize self -realization or self -reliance. Mr. Peng, who wrote a banner like the Sitong Bridge, is too brave after all. He is a lonely hero. A behavior like him, few people have this courage, that is, the one who lives and dies, the one that is relieved and depends on In the case, I can't say that I can reach that kind of state, but this shouting slogan stands with them to express my wish, and I think I must do this.</text:p>
      <text:p text:style-name="P4">
<text:span text:style-name="T4">
 "What will be changed" </text:span>
 **</text:p>
      <text:p text:style-name="P4">
Reporter: So, do you think you do this and go to the white paper movement of Liangma Bridge, the danger is not very high. Is this that?</text:p>
      <text:p text:style-name="P4">
Ms. Shi: I think there are danger. Because I experienced the "June 4th" when I was young, everyone who had experienced June 4th knew that this danger was sudden, and the danger was not in your prediction. No one predicted that I was not dangerous. No one predicted that I would definitely be in danger. Because this government's behavior or the development of this movement is not transferred by your personal will, maybe it was really too excited at that time. Then the government may have some very violent measures, which are possible. Someone at the scene told us that the police were here immediately, and then everyone was ready. Maybe they would have the tear gas. They said that this possibility was available. We also thought at the time, okay, anyway, we are already here, it doesn't matter, what's the situation.</text:p>
      <text:p text:style-name="P4">
Reporter: When you are standing in the ranks of this white paper movement, do you think your actions can change?</text:p>
      <text:p text:style-name="P4">
Ms. Shi: In fact, it has changed. The most basic thing is that the sealing control is over, right, but we did not expect that in the end, we stopped abruptly and suddenly turned 180 degrees. Then I think this is basically the result of the white paper movement after pressure on the government. There is another change, I think it means psychological changes. In a state where the country is now so powerful, in a state of power, and power, when you do n’t say it, I do n’t say that when everyone is silent, in fact, anyone is in the heart, that is, may Different, his thoughts are different from me, or he really did not intend to say that he would stand up when he needed him. At this time, everyone is speculating, because in the Chinese environment and the environment of Mainland China are very sensitive and very sensitive. In fact, in our WeChat circle, even when relatives and friends have to speak very cautiously, they dare not fully open their hearts and let others see your own wishes. However, a very good result of the white paper movement is that everyone sees it. Oh, so many people are actually the same as themselves, and they have the courage. When they need them, they can stand up. Then you Not very lonely.</text:p>
      <text:p text:style-name="P4">
<draw:frame draw:style-name="fr1" draw:name="Image112" text:anchor-type="as-char" svg:width="6.9236in" svg:height="4.61393in" draw:z-index="0">
<draw:image xlink:href="../Images/rfamandarin/2023-05-18T12-17-00-04-00/000003.png" xlink:type="simple" xlink:show="embed" xlink:actuate="onLoad" draw:mime-type="image/png"/>
</draw:frame>
On November 28, 2022, the white paper protest scene under the Liangma Bridge in Beijing. (Reuters) [] <text:a xlink:type="simple" xlink:href="https://www.rfa.org/mandarin/yataibaodao/renquanfazhi/wy-05182023103404.html/2022-11-27t000000z_1994578084_rc2kux9jum8x_rtrmadp_3_health-coronavirus-china.jpg" text:style-name="Internet_20_link" text:visited-style-name="Visited_20_Internet_20_Link">
</text:a>
Reporter: You are talking about some changes after exercise, including changes in policy. My problem is that when you are participating, you feel that this action can change something, right?</text:p>
      <text:p text:style-name="P4">
Ms. Shi: It will definitely change, because it will have no such large demonstration and such spontaneous emotions for so many years, it will definitely work. And its scale is so wide, isn't that many cities have erupted?</text:p>
      <text:p text:style-name="P4">
<text:span text:style-name="T4">
 Why are women standing in front? </text:span>
</text:p>
      <text:p text:style-name="P4">
Reporter: In this campaign, we see that women, especially young women stand in front, are outstanding in their performance, and most of them seem to be caught.</text:p>
      <text:p text:style-name="P4">
Ms. Shi: First of all, women are more emotional from her emotion, because the outbreak of this incident is the fire incident of Urumqi, Xinjiang, including the bus incident before before. This news. In fact, in this process, I feel that like women are emotional stimulus than men, and they are also for women. In fact, this process is only more complex than men. Persemed and complex, including work, family, children and society ...</text:p>
      <text:p text:style-name="P4">
Reporter: You are a mother. What you just said is your personal experience, is it?</text:p>
      <text:p text:style-name="P4">
Ms. Shi: Yes, first of all, I think the tentacles of women are more keen and wider, because children and parents involved in the family also need to balance work and family. These things are actually very depressed in the process of sealing and control. It is also unimaginable by men, and anxiety is also unimaginable by men, and in the case of women's emotional affection, her courage may be stronger than men. Men will think more.</text:p>
      <text:p text:style-name="P4">
Reporter: From the perspective of the whole movement, everyone said that this movement is decentralized, but we noticed that it happened in many large cities across the country. Do you think this is completely spontaneous?</text:p>
      <text:p text:style-name="P4">
Ms. Shi: I think it must be spontaneous. Because the source of people on the streets is many aspects, not like the June 4th Student Games in 1989, they started mainly from young students. As soon as the white paper movement comes up, it is a mixture, which is the class of all aspects of society, triggering it, or the last straw that overwhelm the camel, isn't it constantly controlling? This kind of unscientific and unscientific policy continuation, then this kind of thing is actually penetrated into every family cell, whether you are a worker family, a professor family, a doctor family, your face face, your face face That policy is the same, and your feelings are the same. Therefore, the source of the participants in the exercise is all aspects. He is not a very organized, forming a core concept in a group, and then how to do it, it is a complex towards this street. Therefore, I think it is spontaneous overall.Reporter: You mentioned that this movement involves all strata of society. Now the movement has passed for half a year. In the past six months, many major events have occurred in China. Not only white paper movements, but also some social events such as Foxconn workers' strike. After that half a year later, what do you think of the depressed dissatisfaction and anger in this society?</text:p>
      <text:p text:style-name="P4">
Ms. Shi: I am now abroad, but I can also realize that I can feel the domestic situation. I think that because the sealing and control at that time was an informal thing. It was not completely spiritual. It was a state of tortured by the flesh. People have reached the limit. When you open this cage, you will be opened. Although it is said that this cage is opened, you will have some feelings from the flesh, but does your spiritual cricket still have not changed? Then I think that when the flesh gets a little liberation, people's pressure will be soothing. Many people can continue to work. He will have a little income. Some people's economic conditions will sooth. Soothing. But after the epidemic, your political atmosphere is still the same, and the control is still stricter. Then there are such slowly economic sluggish economic sluggish, and the employment market has deteriorated sharply. This kind of pressure is a panic and dissatisfaction in his heart.</text:p>
      <text:p text:style-name="P4">
"<text:span text:style-name="T4">
 There are many panic and dissatisfaction" </text:span>
 **</text:p>
      <text:p text:style-name="P4">
Reporter: You personally do small enterprises, and you are also a family with a business background. From this perspective, what do you think of the current Chinese economy for the environment of private enterprises?</text:p>
      <text:p text:style-name="P4">
Ms. Shi: Of course it is not good. There are so many tide of the company's failure, and the industry does not hear which friend around him says that doing things is very smooth. It is very difficult or some simply stagnate. There are also a lot of immigrants, because if they have some savings in their hands, they may not be able to see hope.</text:p>
      <text:p text:style-name="P4">
Reporter: Do you still have a lot of dissatisfaction in society. Do you think China may still happen similar to white paper movement?</text:p>
      <text:p text:style-name="P4">
Ms. Shi: It depends on this, I think it depends on how high this society is squeezing to people? But I think this government, this Communist Party is also amazing, that is, when he pressures to the limit, or when he is fragile to the limit, he always seems to have a magic when he can't do it. Not really falling down. I think that his control is too strict, that is, his mental control is really too important, and from force to culture to all aspects, his control is subtle to capillaries, including this epidemic prevention and control is also subtle In the community, this mandatory control ability is indeed too powerful. I think that in fact, the pressure is large enough, and the dissatisfaction of the people's dissatisfaction with the government is great enough, but can it evolve into a fierce event or a spoiler, I think this is caused by a balance. What is your courage and how large the scale is, and then how much the government's balance and suppression are. I think unless there is a large -scale mobilization now, I think he will be very powerful for that kind of mild sports signs. And discovered in time, he has this ability.</text:p>
      <text:p text:style-name="P4">
<draw:frame draw:style-name="fr1" draw:name="Image113" text:anchor-type="as-char" svg:width="6.9236in" svg:height="4.61393in" draw:z-index="0">
<draw:image xlink:href="../Images/rfamandarin/2023-05-18T12-17-00-04-00/000005.png" xlink:type="simple" xlink:show="embed" xlink:actuate="onLoad" draw:mime-type="image/png"/>
</draw:frame>
On November 28, 2022, the white paper protest scene under the Liangma Bridge in Beijing. (Reuters) [] <text:a xlink:type="simple" xlink:href="https://www.rfa.org/mandarin/yataibaodao/renquanfazhi/wy-05182023103404.html/2022-11-27t000000z_1645946836_rc2kux9k68k1_rtrmadp_3_health-coronavirus-china.jpg" text:style-name="Internet_20_link" text:visited-style-name="Visited_20_Internet_20_Link">
</text:a>
Reporter: But from the outbreak of the white paper movement, it broke out in many cities across the country. Many people think that this also reflects the vulnerability of this system. What do you think of this problem?</text:p>
      <text:p text:style-name="P4">
Ms. Shi: Of course, he has a way to suppress it. When white paper moved, he did not use the extreme means of "June 4th", but when he needed it, he would use it as a last resort. This is the lesson of the front car. Absolutely, if you use that, everyone will be afraid, to be honest, that real knife and real gun, shooting such things, can he not suppress it, at least it will be extinguished for a period of time, right? Essence When the gun is in the hands of a person, how can he not suppress it, and he can definitely suppress it.</text:p>
      <text:p text:style-name="P4">
Reporter: As you said, the guns are in their hands. Then, in addition to the actions like white paper movements like white paper movements, do you think you can still use other disagreement to promote the country's changes?</text:p>
      <text:p text:style-name="P4">
Ms. Shi: I think there are many ways, that is, according to your own, such as your own cognition and your location in society. For example, some people can write some articles. Some friends around me have the courage to repost the very sensitive article that will be deleted immediately. This is already very courageous. As an individual, I think it can only be said that within the scope of my ability, I have a little courage, whether some words, and some articles can be reposted, and give some people around them. If you don't care about yourself, don't say anything you dare not say anything.</text:p>
      <text:p text:style-name="P4">
Reporter: Thank you for accepting our interview.</text:p>
      <text:p text:style-name="P4">
Reporter: Editor Wang Yun: 网 王 网 Editor: Ruizhe</text:p>
      <text:p text:style-name="P4">
News Source: <text:a xlink:type="simple" xlink:href="https://www.rfa.org/mandarin/yataibaodao/renquanfazhi/wy-05182023103404.html" text:style-name="Internet_20_link" text:visited-style-name="Visited_20_Internet_20_Link">
https://www.rfa.org/mandarin/yataibaodao/renquanfazhi/wy-05182023103404.html</text:a>
</text:p>
      <!--NEWS-->
      <text:h text:style-name="P10" text:outline-level="1">
<text:span text:style-name="T4">
The United States will investigate the responsibility of the diplomatic team in Nigeria</text:span>
</text:h>
      <text:p text:style-name="P4">
Author: 联合早报 (Person)</text:p>
      <text:p text:style-name="P4">
Publisher: 联合早报 (Organization)</text:p>
      <text:p text:style-name="P4">
Published Time: 2023-05-18T12:19</text:p>
      <text:p text:style-name="P4">
Modified Time: 2023-05-18T12:19</text:p>
      <text:p text:style-name="P4">
Description: The US diplomacy team was attacked in Nigeria and died. U.S. Secretary of State Brillin strongly condemned the attack, saying that the perpetrators would be held accountable. Brinken Wednesday (May 17) said in the statement that it will work closely with the Nigerian law enforcement department to seek the perpetrator ...</text:p>
      <text:p text:style-name="P4">
Videos: []</text:p>
      <text:p text:style-name="P4">
Audios: []</text:p>
      <text:p text:style-name="P4">
Images: []</text:p>
      <text:p text:style-name="P4">
Type: NewsArticle</text:p>
      <text:p text:style-name="P4">
Breadcrumbs: ['即时', '国际']</text:p>
      <text:p text:style-name="P4">
Keywords: ['美国', '尼日利亚', '布林肯', '袭击', '武装分子']</text:p>
      <!--METADATA-->
      <text:p text:style-name="P4">
The US diplomacy team was attacked in Nigeria and died. U.S. Secretary of State Brillin strongly condemned the attack, saying that the perpetrators would be held accountable.</text:p>
      <text:p text:style-name="P4">
In the statement on Wednesday (May 17), Brinken said that he will work closely with the Nigerian law enforcement authorities to seek the cause of the perpetrators. "We don't know the motivation to attack, but we have not seen any signs that the attack is specifically targeted at the Consulate General."</text:p>
      <text:p text:style-name="P4">
It is reported that Brins have confirmed the Nigerian police saying that the incident killed at least four people. He also revealed that at the time of the incident, the US diplomatic institution team was preparing to visit a project that was funded by the United States to deal with floods.</text:p>
      <text:p text:style-name="P4">
Nigeria Police confirmed on Tuesday (16th) that a team of Consulate General in Nigeria, Nigeria, was attacked by unknown armed personnel in the southwest of Nigeria on the same day, causing four people to die and three abducted. A Police spokesman in Aunabra stated in the statement that the attacker fired a fire on a highway on a highway in the local Ogbaru district, causing two local employees and two policemen in charge of the team to die. Two police officers and a team driver were abducted. There was no U.S. citizen in the team at the time of the incident. No organization or individual still claims to be responsible for the attack.</text:p>
      <text:p text:style-name="P4">
In addition, the Nigerian authorities said on Tuesday that the gunman attacked the village in the northern part of the central and northern regions the day before, causing 29 people to die, and the house was razed to the ground. The local government immediately announced the 24 -hour curfew.</text:p>
      <text:p text:style-name="P4">
There have been many armed attacks in Nigeria recently. Some armed groups aim to kill or abduct residents and travelers with ransoms with insufficient safety measures.</text:p>
      <text:p text:style-name="P4">
News Source: <text:a xlink:type="simple" xlink:href="https://www.zaobao.com.sg/realtime/world/story20230518-1395804" text:style-name="Internet_20_link" text:visited-style-name="Visited_20_Internet_20_Link">
https://www.zaobao.com.sg/realtime/world/story20230518-1395804</text:a>
</text:p>
      <!--NEWS-->
      <text:h text:style-name="P10" text:outline-level="1">
<text:span text:style-name="T4">
Ecuador Drimming Council Election Election</text:span>
</text:h>
      <text:p text:style-name="P4">
Author: 联合早报 (Person)</text:p>
      <text:p text:style-name="P4">
Publisher: 联合早报 (Organization)</text:p>
      <text:p text:style-name="P4">
Published Time: 2023-05-18T12:29</text:p>
      <text:p text:style-name="P4">
Modified Time: 2023-05-18T13:31</text:p>
      <text:p text:style-name="P4">
Description: The President of South America Ecuador President Lasuo on Wednesday (May 17) announced that "in view of a serious political crisis and national turmoil", the National Congress (Parliament) was dissolved and elections were held in advance. According to the Ecenuine Constitution, the National Election Commission of Ecuades will announce a new ...</text:p>
      <text:p text:style-name="P4">
Videos: []</text:p>
      <text:p text:style-name="P4">
Audios: []</text:p>
      <text:p text:style-name="P4">
Images: []</text:p>
      <text:p text:style-name="P4">
Type: NewsArticle</text:p>
      <text:p text:style-name="P4">
Breadcrumbs: ['即时', '国际']</text:p>
      <text:p text:style-name="P4">
Keywords: ['厄瓜多尔', '大选']</text:p>
      <!--METADATA-->
      <text:p text:style-name="P4">
The President of South America Ecuador President Lasuo on Wednesday (May 17) announced that "in view of a serious political crisis and national turmoil", the National Congress (Parliament) was dissolved and elections were held in advance.</text:p>
      <text:p text:style-name="P4">
According to the Ecenuine Constitution, the Ecomerical National Election Commission will announce the date of the new presidential election and the National Congress election within seven days. During this term, Lasuo can continue to serve as president for more than six months.</text:p>
      <text:p text:style-name="P4">
One day before, Lasuo protested that the parliament against his impeachment case denied the allegations of corruption. It is reported that most members of the parliament have accused Laoso of allowing corruption contracts to continue to operate.</text:p>
      <text:p text:style-name="P4">
Lasuo took office on May 24, 2021, and his term was in May 2025.</text:p>
      <text:p text:style-name="P4">
News Source: <text:a xlink:type="simple" xlink:href="https://www.zaobao.com.sg/realtime/world/story20230518-1395806" text:style-name="Internet_20_link" text:visited-style-name="Visited_20_Internet_20_Link">
https://www.zaobao.com.sg/realtime/world/story20230518-1395806</text:a>
</text:p>
      <!--NEWS-->
      <text:h text:style-name="P10" text:outline-level="1">
<text:span text:style-name="T4">
The 8 -year -old immigrant girl was detained in Texas border and ordered the authorities to investigate</text:span>
</text:h>
      <text:p text:style-name="P4">
Publisher: 法新社</text:p>
      <text:p text:style-name="P4">
Published Time: 2023-05-18T12:32:07+00:00</text:p>
      <text:p text:style-name="P4">
Modified Time: 2023-05-18T12:20:03+00:00</text:p>
      <text:p text:style-name="P4">
Description: (Agence France -Presse, Washington, 18th) A 8 -year -old immigrant girl was previously detained by the US authorities, but yesterday at the detention office in Texas due to medical emergency situations and did not treat them. The news was covered with shadow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4" text:anchor-type="as-char" svg:width="6.9236in" svg:height="3.617581in" draw:z-index="0">
<draw:image xlink:href="../Images/rficn/2023-05-18T12-32-07-00-00/000000.png" xlink:type="simple" xlink:show="embed" xlink:actuate="onLoad" draw:mime-type="image/png"/>
</draw:frame>
The girl died of Harlingen, a Texas border city in the United States, Gulf of Mexico.</text:p>
      <text:p text:style-name="P4">
The US Customs and Border Protection said: "When the child and family were detained at Harlingenstation, she encountered medical emergency."</text:p>
      <text:p text:style-name="P4">
The statement pointed out that "the emergency medical service unit was notified and went to Harlem Station and sent her to a local hospital. However, it was declared to be treated in the hospital." It had already investigated the girl's death.</text:p>
      <text:p text:style-name="P4">
The US Customs and Border Protection Office did not disclose the identity or nationality of girls.</text:p>
      <text:p text:style-name="P4">
In addition, a 17 -year -old Hongdu Las entered the United States without his parents or guardians, but last week he died at a immigrant container in Safety Harbor, Florida.</text:p>
      <text:p text:style-name="P4">
The new policy of dealing with unlicensed immigration issues came into effect last week, which seemed to greatly reduce the number of immigrants in the United States.</text:p>
      <text:p text:style-name="P4">
Assistant Minister of the Department of Homeland Security, Blas Nunez-Neto, said the US border patrol statistics showed that the US border patrols showed that they have been detained and expelled without being detained and expelled without permission in the past two days. The number of people is less than 4,000 a day.</text:p>
      <text:p text:style-name="P4">
Nenez -Neut told reporters that in comparison, the immigration restriction policy implemented according to the US Code 42th Volume 42 (Title 42 of the United StateScode) is one week before the expiration of the expiration, and about 100,000 people are trying to try to try without permission. Everbright.</text:p>
      <text:p text:style-name="P4">
A series of new policies based on the 8th Volume 8 of the United States Code (Title 8) will severely punish those who are not qualified to be qualified, including prohibiting entry in the United States within 5 years and may face criminal charges.</text:p>
      <text:p text:style-name="P4">
This new policy is to reduce the border pressure in the southern United States. In the past year, more than 200,000 immigrants have tried to enter the United States and have been detained or expelled, bringing a political crisis to US President Joebiden.</text:p>
      <text:p text:style-name="P4">
News Source: <text:a xlink:type="simple" xlink:href="https://www.rfi.fr/cn/%E5%9B%BD%E9%99%85%E6%8A%A5%E9%81%93/20230518-8%E5%B2%81%E7%A7%BB%E6%B0%91%E5%A5%B3%E7%AB%A5%E6%8B%98%E7%95%99%E5%BE%B7%E5%B7%9E%E8%BE%B9%E5%A2%83%E6%9C%9F%E9%97%B4%E4%B8%A7%E5%91%BD-%E5%BD%93%E5%B1%80%E8%B0%83%E6%9F%A5%E4%B8%AD" text:style-name="Internet_20_link" text:visited-style-name="Visited_20_Internet_20_Link">
https://www.rfi.fr/cn/%E5%9B%BD%E9%99%85%E6%8A%A5%E9%81%93/20230518-8%E5%B2%81%E7%A7%BB%E6%B0%91%E5%A5%B3%E7%AB%A5%E6%8B%98%E7%95%99%E5%BE%B7%E5%B7%9E%E8%BE%B9%E5%A2%83%E6%9C%9F%E9%97%B4%E4%B8%A7%E5%91%BD-%E5%BD%93%E5%B1%80%E8%B0%83%E6%9F%A5%E4%B8%AD</text:a>
</text:p>
      <!--NEWS-->
      <text:h text:style-name="P10" text:outline-level="1">
<text:span text:style-name="T4">
China restores Australian wood imports</text:span>
</text:h>
      <text:p text:style-name="P4">
Author: None (Language: zh)</text:p>
      <text:p text:style-name="P4">
Publisher: None</text:p>
      <text:p text:style-name="P4">
Time: 2023-05-18T12:46:00Z</text:p>
      <text:p text:style-name="P4">
Description: After Australia called for an independent investigation of the origin of the new crown virus, the Chinese government implemented a ban on wood imports. The ban was canceled from Thursday (May 18), which was another sign of the bilateral relations that restored the damaged bilateral.</text:p>
      <text:p text:style-name="P4">
Videos: []</text:p>
      <text:p text:style-name="P4">
Images: ["<text:a xlink:type="simple" xlink:href="https://static.dw.com/image/63763613_303.jpg" text:style-name="Internet_20_link" text:visited-style-name="Visited_20_Internet_20_Link">
63763613_303.jpg</text:a>
"]</text:p>
      <text:p text:style-name="P4">
Subject: 经济纵横</text:p>
      <text:p text:style-name="P4">
Subjects: ['澳大利亚', '岛屿主权争端', '专题报道：全景观看“习马会”', '葡萄酒', '中国', '中共十九大', '德中关系']</text:p>
      <text:p text:style-name="P4">
Keywords: ['中国', '澳大利亚', '木材进口', '新冠病毒', '起源调查', '中澳关系', '葡萄酒', '海鲜']</text:p>
      <text:p text:style-name="P4">
Id: 65669534</text:p>
      <!--METADATA-->
      <text:p text:style-name="P4">
<text:a xlink:type="simple" xlink:href="https://www.dw.com/zh/overlay/image/article/65669534/63763613" text:style-name="Internet_20_link" text:visited-style-name="Visited_20_Internet_20_Link">
 <draw:frame draw:style-name="fr1" draw:name="Image115" text:anchor-type="as-char" svg:width="6.9236in" svg:height="3.896998in" draw:z-index="0">
<draw:image xlink:href="../Images/dwzh/2023-05-18T12-46-00Z/63763613_303.jpg" xlink:type="simple" xlink:show="embed" xlink:actuate="onLoad" draw:mime-type="image/jpeg"/>
</draw:frame>
</text:a>
Australian Prime Minister Albanis met with Chinese President Xi Jinping during the 2022.11)</text:p>
      <text:p text:style-name="P4">
(Voice of Germany) China has canceled its ban on Australian wood for more than two years from Thursday (May 18). This is another sign of the bilateral relations that restore the damage of the two countries.</text:p>
      <text:p text:style-name="P4">
After Australia called for an independent investigation of the origin of the new crown virus, wood was included in the official Australian export list of officials and unofficial trade barriers implemented in 2020 in 2020. It is estimated that this prohibition list including coal, wine, barley, beef, seafood, cotton and copper, will cause Australian exports to lose $ 14 billion in each year.</text:p>
      <text:p text:style-name="P4">
However, since the left -wing Labor Party came to power a year ago and ended the 9 -year Conservative Party in Australia, <text:a xlink:type="simple" xlink:href="https://www.dw.com/zh/zh/中澳關係升溫-澳總理稱願與習近平會面/a-65244199" text:style-name="Internet_20_link" text:visited-style-name="Visited_20_Internet_20_Link">
</text:a>
Essence Australian coal, cotton and copper exports to China have recently recovered.</text:p>
      <text:p text:style-name="P4">
Chinese ambassador to Australia, Xiao Qian, told reporters that the wood ban has been canceled from Thursday because Australian exporters have dispelled China's concerns about quarantine. The official notice has been sent to the Australian government on Wednesday. "So from today, the wood in Australia will return to China."</text:p>
      <text:p text:style-name="P4">
Don Farrell, Minister of Trade in Australia [] <text:a xlink:type="simple" xlink:href="https://www.dw.com/zh/zh/澳大利亚贸易部长今起访华-恢复贸易是会谈重点/a-65591021" text:style-name="Internet_20_link" text:visited-style-name="Visited_20_Internet_20_Link">
</text:a>
It aims to find a trade barrier of trade barriers, especially for Australian wine and barley.</text:p>
      <text:p text:style-name="P4">
On Thursday, Australian Foreign Minister Pennywong welcomed the restoration of wood trade with China. Before the ban was promulgated, the transaction reached $ 1 billion per year. "We are happy with this progress." Huang Yingxian said at a joint press conference held at a joint press conference with Philippine Foreign Minister Enrique Manalo during his visit to Manila. "We really believe that eliminating these trade obstacles is beneficial to both parties." <text:a xlink:type="simple" xlink:href="https://www.dw.com/zh/zh/澳外长在北京愿促两国明智地处理分歧/a-64178269" text:style-name="Internet_20_link" text:visited-style-name="Visited_20_Internet_20_Link">
</text:a>
Australian Finance Minister Jimchalmers said that China's decision to cancel the wood ban is a step ahead of the goal of stable economic relations between China and Australia. "This is a vital market for us. We hope to stabilize this relationship. Welcome to make any progress in canceling trade restrictions." Chammer told reporters.</text:p>
      <text:p text:style-name="P4">
The Australian Limelin Products and Paper Industry Association also welcomed China's decision. Joelfitzgibbon, CEO of the association, said in a statement, "When the ban took effect more than two years ago, it brought huge turbulence and uncertainty to many wood exporters and other forestry departments. We welcome This decision. "</text:p>
      <text:p text:style-name="P4">
China is the largest trading partner in Australia, with a total bilateral trade of 287 billion US dollars last year.</text:p>
      <text:p text:style-name="P4">
In April, Australia withdrew appealed to the World Trade Organization on the barley ban in China. In return, China agrees to re -consider the decision to impose 80%tariffs on Australian grains. <text:a xlink:type="simple" xlink:href="https://www.dw.com/zh/zh/关系改善-中澳将谈判解决大麦争端/a-65277773" text:style-name="Internet_20_link" text:visited-style-name="Visited_20_Internet_20_Link">
</text:a>
(Associated Press)</text:p>
      <text:p text:style-name="P4">
News Source: <text:a xlink:type="simple" xlink:href="https://www.dw.com/zh/中国恢复澳大利亚木材进口/a-65669534" text:style-name="Internet_20_link" text:visited-style-name="Visited_20_Internet_20_Link">
https://www.dw.com/zh/中国恢复澳大利亚木材进口/a-65669534?maca=chi-rss-chi-all-1127-rdf</text:a>
</text:p>
      <!--NEWS-->
      <text:h text:style-name="P10" text:outline-level="1">
<text:span text:style-name="T4">
British Telecom Group is expected to cut more than 50,000 people before 2030</text:span>
</text:h>
      <text:p text:style-name="P4">
Publisher: 法新社</text:p>
      <text:p text:style-name="P4">
Published Time: 2023-05-18T13:02:08+00:00</text:p>
      <text:p text:style-name="P4">
Modified Time: 2023-05-18T16:50:03+00:00</text:p>
      <text:p text:style-name="P4">
Description: (Agence France -Presse, London, 18th) In order to reduce operating costs, the telecommunications service provider "BT Group PLC" headquartered in London announced today that it will lay off as many as 50,000 people by 2030.</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5-18T13-02-08-00-00/000000.png" xlink:type="simple" xlink:show="embed" xlink:actuate="onLoad" draw:mime-type="image/png"/>
</draw:frame>
The British Telecom Group currently hires 130,000 employees, including 30,000 appointment staff. The Group pointed out that before the fiscal year ended in March 2030, this number would be reduced to 75,000 to 90,000 people.</text:p>
      <text:p text:style-name="P4">
The surge in inflation has weakened the global economy, and the global technology industry, including Facebook's parent company Meta, has laid tens of thousands of employees this year.</text:p>
      <text:p text:style-name="P4">
Philipjansen, CEO of the British Telecom Group, said that after completing optical fiber wiring, work digitalization, adopting artificial intelligence (AI) and simplifying the company's structure, the group can rely on less employees and significantly reduced by the late 2020s. The cost foundation is operated.</text:p>
      <text:p text:style-name="P4">
Under the leadership of Yangsen, this company is undergoing transformation. It must not only establish a national optical fiber network, but also launch high -speed 5G mobile network services.</text:p>
      <text:p text:style-name="P4">
Yangsen said that after the construction of the fiber is completed and closed the 3G network, it will accelerate the progress of layoffs.</text:p>
      <text:p text:style-name="P4">
Yangsen told reporters: "This is a rolling (layoff) plan, but it will be the implementation range of 5 to 7 years."</text:p>
      <text:p text:style-name="P4">
The British Telecom Group also announced today that as of the fiscal year as of March, net profit has soared 50%to 1.9 billion pounds; the profit before tax fell 12%to 1.7 billion pounds from the previous year, and the revenue fell by 1%to 207 to 207. £ 100 million.</text:p>
      <text:p text:style-name="P4">
News Source: <text:a xlink:type="simple" xlink:href="https://www.rfi.fr/cn/%E8%B4%A2%E7%BB%8F%E5%BF%AB%E8%AE%AF/20230518-%E8%8B%B1%E5%9B%BD%E7%94%B5%E4%BF%A1%E9%9B%86%E5%9B%A2%E9%A2%84%E8%AE%A1%E8%A3%81%E5%91%98-2030%E5%B9%B4%E4%B9%8B%E5%89%8D%E7%A0%8D%E9%80%BE5%E4%B8%87%E4%BA%BA" text:style-name="Internet_20_link" text:visited-style-name="Visited_20_Internet_20_Link">
https://www.rfi.fr/cn/%E8%B4%A2%E7%BB%8F%E5%BF%AB%E8%AE%AF/20230518-%E8%8B%B1%E5%9B%BD%E7%94%B5%E4%BF%A1%E9%9B%86%E5%9B%A2%E9%A2%84%E8%AE%A1%E8%A3%81%E5%91%98-2030%E5%B9%B4%E4%B9%8B%E5%89%8D%E7%A0%8D%E9%80%BE5%E4%B8%87%E4%BA%BA</text:a>
</text:p>
      <!--NEWS-->
      <text:h text:style-name="P10" text:outline-level="1">
<text:span text:style-name="T4">
U.S. hearing focuses on former Chinese officials: strategic decoupling with the Chinese Communist Party's economy in stages</text:span>
</text:h>
      <text:p text:style-name="P4">
Author: None</text:p>
      <text:p text:style-name="P4">
Publisher: Radio Free Asia (Organization)</text:p>
      <text:p text:style-name="P4">
Published Time: 2023-05-18T13:14:00-04:00</text:p>
      <text:p text:style-name="P4">
Modified Time: 2023-05-18T14:01:18-04:00</text:p>
      <text:p text:style-name="P4">
Description: None</text:p>
      <text:p text:style-name="P4">
Videos: []</text:p>
      <text:p text:style-name="P4">
Audios: ["<text:a xlink:type="simple" xlink:href="https://www.rfa.org/mandarin/yataibaodao/junshiwaijiao/jw-05182023123822.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17" text:anchor-type="as-char" svg:width="6.9236in" svg:height="3.88615in" draw:z-index="0">
<draw:image xlink:href="../Images/rfamandarin/2023-05-18T13-14-00-04-00/000000.png" xlink:type="simple" xlink:show="embed" xlink:actuate="onLoad" draw:mime-type="image/png"/>
</draw:frame>
The chairman of the US -China Strategic Competition Commission and Republican member Mikegallagher of the US -China Strategic Competition, Mikegallagher, opened bluntly that as early as 20 years ago, China joined the WTO with the help of the United States and made commitments. <text:a xlink:type="simple" xlink:href="https://www.rfa.org/mandarin/yataibaodao/junshiwaijiao/jw-05182023123822.html/@@images/image" text:style-name="Internet_20_link" text:visited-style-name="Visited_20_Internet_20_Link">
</text:a>
Screenshot of the hearing live broadcast <text:a xlink:type="simple" xlink:href="https://www.rfa.org/mandarin/yataibaodao/junshiwaijiao/jw-05182023123822.html/@@stream" text:style-name="Internet_20_link" text:visited-style-name="Visited_20_Internet_20_Link">
</text:a>
The US -China Strategic Competition Special Committee of the United States House held a hearing on Wednesday to focus on China's aggressive economic ambitions. Some former US officials said that the Communist Party of China has been launching an economic war against the United States for decades. The United States needs to adjust its economic policy to China and decume strategically with China in terms of stages.</text:p>
      <text:p text:style-name="P4">
<text:a xlink:type="simple" xlink:href="https://www.rfa.org/mandarin/Xinwen/9-04012023160933.html" text:style-name="Internet_20_link" text:visited-style-name="Visited_20_Internet_20_Link">
<text:span text:style-name="T4">
 The US government issued a report: China provides its company with unfair competition advantages </text:span>
</text:a>
*<text:a xlink:type="simple" xlink:href="https://www.rfa.org/mandarin/Xinwen/st1-03012023022822.html" text:style-name="Internet_20_link" text:visited-style-name="Visited_20_Internet_20_Link">
<text:span text:style-name="T4">
 The "China Day" Foreign Committee of the US House of Representatives passed eight Taiwan Anti -China Affairs Acts </text:span>
</text:a>
<text:a xlink:type="simple" xlink:href="https://www.rfa.org/mandarin/Xinwen/st1-03012023022822.html" text:style-name="Internet_20_link" text:visited-style-name="Visited_20_Internet_20_Link">
<text:span text:style-name="T4">
 The Financial Committee passed 3 Tablet Acts </text:span>
</text:a>
On the evening of May 17th, the Select Committee On The Chinese Commistical of the Council of the House of Representatives of the House of Representatives was a hearing on the CCP's economic war and focused on China's economic ambitions.</text:p>
      <text:p text:style-name="P4">
The chairman of the committee and Republican member MikeGallagher opened bluntly that as early as 20 years ago, China joined the WTO with the help of the United States and made commitments. However, not only does the Chinese Communist Party not fulfill the promise to the world, but also uses American knowledge, technology and capital to expand itself. Once the time is mature, China will seek decoupling with the United States.</text:p>
      <text:p text:style-name="P4">
"In the past 25 years, both parties have made the same naive bet, thinking that strong economic exchanges will cause the CCP to move to political liberalization. However Opportunities, we also regard our treaty and international commitment as the rules that you have to follow, but I don't need to follow '. "</text:p>
      <text:p text:style-name="P4">
The committee member and Democratic member Raja Krishnamoorthi said that response to China's economic ambitions are the core of strategic competition with the CCP.</text:p>
      <text:p text:style-name="P4">
"Today we are still the largest economies in the world, and China ranks second, but their goal is to become the first." He pointed out that the United States needs to formulate a plan to defeat the CCP in the field of emerging technology. He said that among 44 key emerging technologies, China leads 37, including 5G, nano -level manufacturing and commercial drones.</text:p>
      <text:p text:style-name="P4">
<draw:frame draw:style-name="fr1" draw:name="Image118" text:anchor-type="as-char" svg:width="6.9236in" svg:height="3.872906in" draw:z-index="0">
<draw:image xlink:href="../Images/rfamandarin/2023-05-18T13-14-00-04-00/000001.png" xlink:type="simple" xlink:show="embed" xlink:actuate="onLoad" draw:mime-type="image/png"/>
</draw:frame>
Democratic Representative Rajakrishnamoorthi said that response to China's economic ambitions is the core of strategic competition with the Chinese Communist Party. (Screenshot of the hearing live broadcast) <text:a xlink:type="simple" xlink:href="https://www.rfa.org/mandarin/yataibaodao/junshiwaijiao/jw-05182023123822.html/capture.jpg" text:style-name="Internet_20_link" text:visited-style-name="Visited_20_Internet_20_Link">
</text:a>
"The Chinese Communist Party is catching up in economy, and they want to walk in front of us. As President Xi Jinping said, the CCP strives to lead the world in comprehensive national strength and international influence." Crisanami said: "If we want to be the American people Create a fair competitive environment and maintain the status of our global economic leaders in the remaining time of the 21st century. We need to protect ourselves from being relieved of the CCP's unfair competition and the infringement of trade behaviors. "</text:p>
      <text:p text:style-name="P4">
Former US trade representatives Robertlighthizer, a former US trade representative, who led the US -China trade agreement during the Trump's ruling period, told the committee that China is indeed the "most dangerous threat to the United States" and the "most in the United States". Dangerous opponent.</text:p>
      <text:p text:style-name="P4">
"China's national actions are increasingly aggressive, militarism, hostile, totalitarianism, and target us. China believes it is destined to become the only superpower in the world, and we block the road." He said: "It can be the slightest. It is no exaggeration to say that the Communist Party of China has been launching an economic war against the United States for decades. They have used classic and other tools. Their entire economic policy aims to become a part of its global leading strategy. "</text:p>
      <text:p text:style-name="P4">
<draw:frame draw:style-name="fr1" draw:name="Image119" text:anchor-type="as-char" svg:width="6.9236in" svg:height="3.906644in" draw:z-index="0">
<draw:image xlink:href="../Images/rfamandarin/2023-05-18T13-14-00-04-00/000002.png" xlink:type="simple" xlink:show="embed" xlink:actuate="onLoad" draw:mime-type="image/png"/>
</draw:frame>
Former US trade representatives Robertlighthizer, a former US trade representative, who led the US -China trade agreement during the Trump's ruling period, told the committee that China is indeed the "most dangerous threat to the United States" and the "most in the United States". Dangerous opponent. (Screenshot of the hearing live broadcast) <text:a xlink:type="simple" xlink:href="https://www.rfa.org/mandarin/yataibaodao/junshiwaijiao/jw-05182023123822.html/capture-1.jpg" text:style-name="Internet_20_link" text:visited-style-name="Visited_20_Internet_20_Link">
</text:a>
He pointed out that China has maintained a huge trade surplus through policies, controlled RMB exchange rates, theft technology, increased government subsidies, and also used tariffs and unfair market access to prevent fair competition. He called on the US government to raise tariffs on China, expand export control and stop technological imports, restrict China's investment in the United States and review investment in China, and decouples with China's strategic decourse in terms of economy. But he did not agree with comprehensive decoupling. He believed that it was "unrealistic, and it might also have an anti -effect."</text:p>
      <text:p text:style-name="P4">
Former US Congress, Rogerrobinson, chairman of the US Congress, USCC, said that more than 100 million Americans hold stocks and bonds of bad actors in other Chinese companies and other Chinese companies, and these companies are suspected of Use forced labor, engage in espionage, and provide services to the Chinese military.</text:p>
      <text:p text:style-name="P4">
Robinson suggested that companies that do not meet the standards, companies controlled by the Communist Party of China should delist or cancel from the US exchange within 180 days, and ban Americans from holding these companies' securities, funds and other investment products.</text:p>
      <text:p text:style-name="P4">
<draw:frame draw:style-name="fr1" draw:name="Image120" text:anchor-type="as-char" svg:width="6.9236in" svg:height="3.898781in" draw:z-index="0">
<draw:image xlink:href="../Images/rfamandarin/2023-05-18T13-14-00-04-00/000003.png" xlink:type="simple" xlink:show="embed" xlink:actuate="onLoad" draw:mime-type="image/png"/>
</draw:frame>
Former U.S. -China Economic and Security Review Commission (USCC) Chairman Rogerrobinson suggested that companies that do not meet the standards and controlled by the Communist Party of China should be delisted or canceled from the US exchange within 180 days, and they are prohibited from all. Americans in the world hold these companies' securities, funds and other investment products. (Screenshot of the hearing live broadcast) <text:a xlink:type="simple" xlink:href="https://www.rfa.org/mandarin/yataibaodao/junshiwaijiao/jw-05182023123822.html/capture-2.jpg" text:style-name="Internet_20_link" text:visited-style-name="Visited_20_Internet_20_Link">
</text:a>
Former Google CEO Ericschmidt said that technological competition between the United States and China has a decisive role in the competition in all fields, and artificial intelligence is the core of this technical competition. He mentioned that although the United States is still leading, China and the world are working hard to catch up, and China has gained advantages in the fields of 5G and electric vehicles.</text:p>
      <text:p text:style-name="P4">
He also called on the United States to revise the issuance standards (H1B) of foreign scientific talents in the United States to attract and retain more top scientific talents in the world and make good reserves for winning the CCP's scientific and technological competition.</text:p>
      <text:p text:style-name="P4">
Reporter: Jingwei Responsible Editor: 纬 网 网 Editor: Ruizhe</text:p>
      <text:p text:style-name="P4">
News Source: <text:a xlink:type="simple" xlink:href="https://www.rfa.org/mandarin/yataibaodao/junshiwaijiao/jw-05182023123822.html" text:style-name="Internet_20_link" text:visited-style-name="Visited_20_Internet_20_Link">
https://www.rfa.org/mandarin/yataibaodao/junshiwaijiao/jw-05182023123822.html</text:a>
</text:p>
      <!--NEWS-->
      <text:h text:style-name="P10" text:outline-level="1">
<text:span text:style-name="T4">
Wars and traumatic psychological Ukrainian boys want to avenge the dead father from the army</text:span>
</text:h>
      <text:p text:style-name="P4">
Publisher: 法新社</text:p>
      <text:p text:style-name="P4">
Published Time: 2023-05-18T13:32:08+00:00</text:p>
      <text:p text:style-name="P4">
Modified Time: 2023-05-18T13:05:02+00:00</text:p>
      <text:p text:style-name="P4">
Description: (AFP, Kiev, 18th) Russia has been fully invaded in Ukraine for more than a year. The war has penetrated into the game and world view of Ukrainian children. Ji Yan revenge from the arm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5-18T13-32-08-00-00/000000.png" xlink:type="simple" xlink:show="embed" xlink:actuate="onLoad" draw:mime-type="image/png"/>
</draw:frame>
A group of Ukrainian boys wearing second -hand helmets and toy guns. Although their guns could not kill people, the war games they played on the green field could not be true for them.</text:p>
      <text:p text:style-name="P4">
The 10 -year -old Maksymmudrak was wearing a battle suit and a shabby helmet with a large size and a plastic toy gun. He said, "I really like to fight. The real war hero. "</text:p>
      <text:p text:style-name="P4">
Muidarak's family said that Mutrak's father was not serving in the army. When he went out in the early days of the war, he was killed near Kiev, Ukraine's capital Kiev when he was sent to the volunteer army against the Russian army.</text:p>
      <text:p text:style-name="P4">
The boy's 72 -year -old grandmother Valenine. "Valentyna Mudrak) said:" His father's death brought a very and great impact on him. He often thought of his father and ran to the cemetery and cried. "</text:p>
      <text:p text:style-name="P4">
Mutrak believes that becoming a soldier is a way to save his father's memory, and he knows who should be responsible for this war that should take his father. He said, "I regard the Russians as their biggest enemies."</text:p>
      <text:p text:style-name="P4">
This war brought great damage and pain to the Ukraine. For children, this means losing loved ones, unable to school or homelessness, and exposure to fear.</text:p>
      <text:p text:style-name="P4">
In addition, the United Nations statistics show that more than 500 children have been killed since Russia's invasion.</text:p>
      <text:p text:style-name="P4">
Psychologist Katerynagoltsberg said that children playing war games for a long time are both a bad impact and a method of digestion and processing their experience.</text:p>
      <text:p text:style-name="P4">
Although all Ukrainian children are affected by war to some extent, it is unknown whether these experiences will cause life trauma.</text:p>
      <text:p text:style-name="P4">
Gatsberg also said, "The war has changed us. But we must understand that there is another situation, such as the growth of pressure after trauma. When a person can survive the trauma incident ... it will become stronger."</text:p>
      <text:p text:style-name="P4">
News Source: <text:a xlink:type="simple" xlink:href="https://www.rfi.fr/cn/%E5%9B%BD%E9%99%85%E6%8A%A5%E9%81%93/20230518-%E6%88%98%E4%BA%89%E5%88%9B%E4%BC%A4%E5%BF%83%E7%90%86-%E4%B9%8C%E5%85%8B%E5%85%B0%E7%94%B7%E7%AB%A5%E6%83%B3%E4%BB%8E%E5%86%9B%E4%B8%BA%E4%BA%A1%E7%88%B6%E6%8A%A5%E4%BB%87" text:style-name="Internet_20_link" text:visited-style-name="Visited_20_Internet_20_Link">
https://www.rfi.fr/cn/%E5%9B%BD%E9%99%85%E6%8A%A5%E9%81%93/20230518-%E6%88%98%E4%BA%89%E5%88%9B%E4%BC%A4%E5%BF%83%E7%90%86-%E4%B9%8C%E5%85%8B%E5%85%B0%E7%94%B7%E7%AB%A5%E6%83%B3%E4%BB%8E%E5%86%9B%E4%B8%BA%E4%BA%A1%E7%88%B6%E6%8A%A5%E4%BB%87</text:a>
</text:p>
      <!--NEWS-->
      <text:h text:style-name="P10" text:outline-level="1">
<text:span text:style-name="T4">
In -depth topic ｜ "Honey Action" reveals (below): The official cooperation mechanism for operating the Chinese information war war</text:span>
</text:h>
      <text:p text:style-name="P4">
Author: 编译：董喆</text:p>
      <text:p text:style-name="P4">
Publisher: Radio Free Asia (Organization)</text:p>
      <text:p text:style-name="P4">
Published Time: 2023-05-18T13:34:00-04:00</text:p>
      <text:p text:style-name="P4">
Modified Time: 2023-05-18T14:07:58-04:00</text:p>
      <text:p text:style-name="P4">
Description: Compilation: Dong Yan</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 "<text:a xlink:type="simple" xlink:href="000006.png" text:style-name="Internet_20_link" text:visited-style-name="Visited_20_Internet_20_Link">
000006.png</text:a>
"]</text:p>
      <!--METADATA-->
      <text:p text:style-name="P4">
<draw:frame draw:style-name="fr1" draw:name="Image122" text:anchor-type="as-char" svg:width="6.9236in" svg:height="3.629306in" draw:z-index="0">
<draw:image xlink:href="../Images/rfamandarin/2023-05-18T13-34-00-04-00/000000.png" xlink:type="simple" xlink:show="embed" xlink:actuate="onLoad" draw:mime-type="image/png"/>
</draw:frame>
 <text:a xlink:type="simple" xlink:href="https://www.rfa.org/mandarin/shishi-hecha/hc-05182023132518.html/@@images/image" text:style-name="Internet_20_link" text:visited-style-name="Visited_20_Internet_20_Link">
</text:a>
RFA drawing</text:p>
      <text:p text:style-name="P4">
<text:a xlink:type="simple" xlink:href="https://www.rfa.org/mandarin/shishi-hecha/hc-05102023174311.html" text:style-name="Internet_20_link" text:visited-style-name="Visited_20_Internet_20_Link">
</text:a>
It is mentioned that the Australian Institute of Strategy (ASPI) revealed the image of the Communist Party of China using spam to create a network influence and fully creating the image of the American "network hegemony".</text:p>
      <text:p text:style-name="P4">
ASPI also analyzed the cooperative account number on social media, and found that the Yancheng Public Security Bureau was closely related to the actions of the honeypot. Through the details of the publicity post, it further revealed that the online company <text:a xlink:type="simple" xlink:href="https://www.qianxin.com/" text:style-name="Internet_20_link" text:visited-style-name="Visited_20_Internet_20_Link">
</text:a>
Contact network with other Chinese government agencies.</text:p>
      <text:p text:style-name="P4">
ASPI shows that Qi Anxin, which belongs to Pangu Lab, may support the CCP's network influence operation by providing publicity materials. As a part of the actions of the honey, Qi Anxin Company has taken the influence of its own network security services to promote the product to the Belt and Road countries.</text:p>
      <text:p text:style-name="P4">
<text:span text:style-name="T4">
 The mysterious mission of the Yancheng Public Security Bureau </text:span>
</text:p>
      <text:p text:style-name="P4">
ASPI collects accounts that spread the article "One of the U.S. Hegemony" articles and find that the relationship between these accounts is connected to the Salt City Public Security Bureau. Some of these accounts are photos of police or police stations. This is closely related to the China Salt City Public Security Bureau. Contacting the network also points to China's public security agencies may be one of the key actors of the Chinese propaganda system on the American and Chinese social media platforms.</text:p>
      <text:p text:style-name="P4">
"Tell the story of Yancheng Police and show the safe image of Yancheng." In 2018, Wang Qiaoquan, deputy mayor of Yancheng and director of the Municipal Public Security Bureau, <text:a xlink:type="simple" xlink:href="https://www.yancheng.gov.cn/art/2018/6/8/art_94_1447409.html" text:style-name="Internet_20_link" text:visited-style-name="Visited_20_Internet_20_Link">
</text:a>
Say this way.</text:p>
      <text:p text:style-name="P4">
ASPI explained that since 2019, political and legal organs across China have always followed Xi Jinping's instructions to comprehensively improve the ability to guide public opinion and spread propaganda. The Yancheng Public Security Bureau is famous for police propaganda work. In June 2018, the Ministry of Public Security of China held a seminar on the title of "the first Pearl of Ping An China?" Members learn from salt city.</text:p>
      <text:p text:style-name="P4">
China's political and legal system is also known for controlling "network commentators". Chen Yixin, then Secretary -General of the Central Political and Legal Committee in 2018 <text:a xlink:type="simple" xlink:href="https://www.voachinese.com/a/news-china-build-up-web-forces-20180906/4560222.html" text:style-name="Internet_20_link" text:visited-style-name="Visited_20_Internet_20_Link">
</text:a>
Political and legal cadres, police and propagandists have opened social media accounts, "focusing on cultivating the big V of political and legal Internet celebrities, studying new strategies, new battlefields, and new warfares", affecting online public opinion and controlling hot topics.</text:p>
      <text:p text:style-name="P4">
** How do Chinese government agencies hiding behind spamouflage?</text:p>
      <text:p text:style-name="P4">
However, ASPI also mentioned that although the police of the Public Security Bureau may participate in coordinating the SPAMOUFLAGE publicity activities, production content and operation of certain social media accounts, they are extremely unlikely to directly control all fake accounts, because most posts are mainly working hours. Published.</text:p>
      <text:p text:style-name="P4">
ASPI pointed out that when Chinese government officials, including police, published comments on Chinese social platforms in a hidden manner, they are usually published outside of working hours. However, this wave of Spamouflage's publicity activities are all "996" in Beijing time (work at 9 am, get off work at 9 pm, and work 6 days a week.) Published. ASPI speculates that the fake account operation on most community media may be outsourcing for a group of specially trained network commentators. They are employed by the Yancheng Office or a commercial company of the China Internet Information Office (CAC).</text:p>
      <text:p text:style-name="P4">
ASPI passes <text:a xlink:type="simple" xlink:href="https://web.archive.org/web/20221115214948/https:/www.bidcenter.com.cn/newscontent-118477922-4.html" text:style-name="Internet_20_link" text:visited-style-name="Visited_20_Internet_20_Link">
</text:a>
Find the most direct evidence of commercial company intervention -Salt City Public Security Bureau signed a contract with Beijing Smart Starlight Information Technology Co., Ltd. to provide online public opinion monitoring and push notification services.</text:p>
      <text:p text:style-name="P4">
In addition, ASPI is in 2021 <text:a xlink:type="simple" xlink:href="https://web.archive.org/web/20221202031801/https:/www.sohu.com/a/447895005_120178083" text:style-name="Internet_20_link" text:visited-style-name="Visited_20_Internet_20_Link">
</text:a>
It is confirmed that Yancheng hirs network commentators, and reports that the Yantong Municipal Party Committee's Internet Information Office organized the social benefits of the city's Internet information service units in 2020, and online commentators were invited to it. and <text:a xlink:type="simple" xlink:href="https://web.archive.org/web/20230116050427/https:/www.sohu.com/a/449238029_120178083" text:style-name="Internet_20_link" text:visited-style-name="Visited_20_Internet_20_Link">
</text:a>
Dong Guangwei, then director of the Yancheng Cyber Information Office and deputy director of the Yantong City Propaganda Department, insisted on asking the local government to build a "Internet Iron Army" to implement rectification.</text:p>
      <text:p text:style-name="P4">
<draw:frame draw:style-name="fr1" draw:name="Image123" text:anchor-type="as-char" svg:width="6.9236in" svg:height="4.998839in" draw:z-index="0">
<draw:image xlink:href="../Images/rfamandarin/2023-05-18T13-34-00-04-00/000001.png" xlink:type="simple" xlink:show="embed" xlink:actuate="onLoad" draw:mime-type="image/png"/>
</draw:frame>
Dong Guangwei, the director of the Yancheng Cyber Information Office and the deputy director of the Propaganda Department of Yancheng City in 2021. (Photo / Salt City Network Information Office) <text:a xlink:type="simple" xlink:href="https://www.rfa.org/mandarin/shishi-hecha/hc-05182023132518.html/1-20215e7466424efb9e7d57ce5e027db24fe18fa64e3b4efb30019e7d57ce5e025ba350b390e8526f4e3b4efb846351495a013002-5716-9e7d57ce5e027db24fe18fa6.jpeg" text:style-name="Internet_20_link" text:visited-style-name="Visited_20_Internet_20_Link">
</text:a>
The Yancheng Network Information Office has long worked closely with the Yancheng Public Security Bureau. In 2018, the two units jointly held the "City Public Opinion Safety Fair" in 2018. The network environment.After confirming the employment of the Yantong Network Information Office, ASPI analyzed a name [] in the spamouflage network(https://www.documentcloud.org/documents/23319046-xin-yuan-jie-yi-zhi-hu)It is determined that this person is likely to be an online commentator hired by the Internet Information Office.</text:p>
      <text:p text:style-name="P4">
ASPI pointed out that before 2022, "Aragaki Yui" suddenly reposted a large number of American hegemonic articles, and the male perspective of "couples traveling together is easy to break up", and another article "Which men may not know that women may not know "Common sense", it is speculated that this account is likely to be operated by a young man.</text:p>
      <text:p text:style-name="P4">
<draw:frame draw:style-name="fr1" draw:name="Image124" text:anchor-type="as-char" svg:width="6.9236in" svg:height="7.674909in" draw:z-index="0">
<draw:image xlink:href="../Images/rfamandarin/2023-05-18T13-34-00-04-00/000003.png" xlink:type="simple" xlink:show="embed" xlink:actuate="onLoad" draw:mime-type="image/png"/>
</draw:frame>
A Zhihu account called "Aragaki Yui" has collected many men's perspectives in the past. (ASPI Report Picture) [] <text:a xlink:type="simple" xlink:href="https://www.rfa.org/mandarin/shishi-hecha/hc-05182023132518.html/3-4e00500b540d70ba300c65b057a37d508863300d768477e54e4e5e33865f5728904e5f80653685cf8a31591a75376027899689d276845e165b503002-aspi5831544a57167247-1.png" text:style-name="Internet_20_link" text:visited-style-name="Visited_20_Internet_20_Link">
</text:a>
And through the "Aragaki Yui" IP position and his large collection of articles about the self -study examination (self -study) of higher education (self -study), ASPI inference "Aragaki Yui" may be a part -time student living in Yancheng. Those who do not have a college degree cannot become government civil servants. This is also the reason why ASPI inflection of this wind direction operation is not directly intervene by government agencies.</text:p>
      <text:p text:style-name="P4">
<text:span text:style-name="T4">
 How do Qi Anxin Company expand the public opinion arsenal for honey? </text:span>
</text:p>
      <text:p text:style-name="P4">
In addition to the Yancheng Public Security Bureau, the weapon in this entire public opinion battle was owned by Qi Anxin Company <text:a xlink:type="simple" xlink:href="https://www.pangulab.cn/" text:style-name="Internet_20_link" text:visited-style-name="Visited_20_Internet_20_Link">
</text:a>
The network security report was launched.</text:p>
      <text:p text:style-name="P4">
In December 2017, at that time, China Network Security Company Qi Anxin still operated business in the name of "360 Enterprise Security Group". At the launching ceremony of China's "Network Space Security Military and Civilian Innovation Center", the chairman Qi Xiangdong pointed out that "cyber terrorist attacks, network terrorist attacks, networks, networks, networks, network terrorist attacks, network terrorist attacks, network terrorist attacks, networks, Economic crimes and cyber public opinion chaos has become a global public. Cyber security is related to national security, regime consolidation, social stability, and victory in war. "</text:p>
      <text:p text:style-name="P4">
At that time, Qi Xiangdong was also a member of the National Federation of Industry and Commerce Daping (Network Security). The organization was under the jurisdiction of the United Front Work Department. Fan Youshan, deputy secretary of the Party Group of the National Federation of Industry and Commerce, praised that the committee did well in controlling the public opinion of the Communist Party of China and helping China to become a "online power".</text:p>
      <text:p text:style-name="P4">
ASPI believes that these remarks strongly show that Qi Anxin is intended to pursue the CCP's goals through manipulating the public opinion of the Internet under the leadership of Qi Xiangdong.</text:p>
      <text:p text:style-name="P4">
Qi Anxin Company was known as the 360 Enterprise Security Group and was a subsidiary of the 360 Group. In 2019, Qi Anxin and the 360 Group were officially separated. In 2020, the Qi Anxin was listed on the Shanghai Stock Exchange.</text:p>
      <text:p text:style-name="P4">
When Qi Anxin was still known as the 360 Enterprise Security Group, he signed a strategic cooperation agreement with the Yancheng Public Security Bureau, and also launched two new cooperation centers. Cooperation Center "and" Cyber Prevention and Campaign of International Cooperation Research Center ". Essence In 2020, Qi Anxin provided a firewall system for the Jiangsu Provincial Government, including salt cities.</text:p>
      <text:p text:style-name="P4">
In addition to the cooperation on the countertop, Qi Anxin and the Yancheng Public Security Bureau also inferred that Qi Anxin was closely related to this Spamouflage through some indirect evidence.</text:p>
      <text:p text:style-name="P4">
<draw:frame draw:style-name="fr1" draw:name="Image125" text:anchor-type="as-char" svg:width="6.9236in" svg:height="3.421073in" draw:z-index="0">
<draw:image xlink:href="../Images/rfamandarin/2023-05-18T13-34-00-04-00/000004.png" xlink:type="simple" xlink:show="embed" xlink:actuate="onLoad" draw:mime-type="image/png"/>
</draw:frame>
While ASPI points out that Qi Anxin cooperates with the Chinese government strategy, it is also closely related to the Spamouflage network. (ASPI Report Picture) [] <text:a xlink:type="simple" xlink:href="https://www.rfa.org/mandarin/shishi-hecha/hc-05182023132518.html/4-aspi9ede51fa59475b894fe182074e2d570b653f5e9c7b56756554084f5c7684540c6642-4e5f8207spamouflage7db28def67095bc6520795dc806f3002-aspi5831544a57167247-1.png" text:style-name="Internet_20_link" text:visited-style-name="Visited_20_Internet_20_Link">
</text:a>
Some SPAMOUFLAGE accounts use the logo of 360 companies in the picture stickers, suggesting that Chinese network security companies are defending themselves to resist NSA's network attack. ASPI pointed out that the SPAMOUFLAGE network has never used the Chinese corporate logo in propaganda materials. It is currently unclear, but it may be to promote China's network security company.</text:p>
      <text:p text:style-name="P4">
<draw:frame draw:style-name="fr1" draw:name="Image126" text:anchor-type="as-char" svg:width="6.9236in" svg:height="5.938005in" draw:z-index="0">
<draw:image xlink:href="../Images/rfamandarin/2023-05-18T13-34-00-04-00/000005.png" xlink:type="simple" xlink:show="embed" xlink:actuate="onLoad" draw:mime-type="image/png"/>
</draw:frame>
The yellow -green logo in the picture is the trademark of the 360 Enterprise Security Group. (ASPI Report Picture) [] <text:a xlink:type="simple" xlink:href="https://www.rfa.org/mandarin/shishi-hecha/hc-05182023132518.html/5-57164e2d9ec37da082726a198a8c5373662f3604f01696d5b89516896c65718768455466a193002-aspi5831544a57167247.png" text:style-name="Internet_20_link" text:visited-style-name="Visited_20_Internet_20_Link">
</text:a>
<text:span text:style-name="T4">
 What is the purpose of Qi Anxin to participate in the actions of the honey? </text:span>
</text:p>
      <text:p text:style-name="P4">
Aspi believes that, like other Chinese companies, business activities are often consistent with the interests of the CCP's foreign policy. According to Wu Yunkun, the current president of Qi Anxin, Qi Anxin exported network security services to the Belt and Road countries to protect Chinese companies such as Huawei or China Electronic Information Industry Group.</text:p>
      <text:p text:style-name="P4">
In 2019, Qi Xiangdong, chairman of Qi Anxin, and the chairman of the Indonesian Ag Group, Tomywinata, signed an agreement at the Belt and Road International Cooperation Summit forum to establish a network threatening infrastructure platform.</text:p>
      <text:p text:style-name="P4">
Guo Safeng is a wealthy Chinese businessman in Indonesia and is closely related to Chinese political and business. <text:a xlink:type="simple" xlink:href="https://www.latimes.com/archives/la-xpm-2000-feb-06-mn-61708-story.html" text:style-name="Internet_20_link" text:visited-style-name="Visited_20_Internet_20_Link">
</text:a>
Guo Shufeng assisted the Chinese military intelligence department to donate funds to the US Democratic candidate through Charlietrie illegal channels, which became a part of the US campaign in 1996.According to Qi Anxin, cooperation with AG Group is the first large -scale overseas network security infrastructure project launched by AG Group. According to ASPI analysis, the Chinese Communist Party may regard the agreement as an opportunity to establish a closer relationship with Indonesia's politics and military elites.</text:p>
      <text:p text:style-name="P4">
In addition, ASPI also pointed out that Qi Anxin is a key role in Chinese technology diplomacy. One month after the Pangu Laboratory of Qi Anxin published the APT attack report of the National Security Agency, Qi Anxin invited 20 military military officers from 18 Middle East and African countries to show Qi Anxin's full set of network security products. ASPI believes that Qi Anxin issued this report to persuade the military and political elites of the Belt and Road countries, and China Cyber Security Corporation has the ability to monitor American network operations.</text:p>
      <text:p text:style-name="P4">
<draw:frame draw:style-name="fr1" draw:name="Image127" text:anchor-type="as-char" svg:width="6.9236in" svg:height="4.615733in" draw:z-index="0">
<draw:image xlink:href="../Images/rfamandarin/2023-05-18T13-34-00-04-00/000006.png" xlink:type="simple" xlink:show="embed" xlink:actuate="onLoad" draw:mime-type="image/png"/>
</draw:frame>
Qi Anxin invited 20 military military officers from 18 and African countries to show a full set of network security products. (Picture / Qi Anxin Company) <text:a xlink:type="simple" xlink:href="https://www.rfa.org/mandarin/shishi-hecha/hc-05182023132518.html/6-59475b894fe190808acb4f8681ea18500b4e2d67718207975e6d32570b5bb6768420540d8ecd4e8b6b665b98-5c55793a516859577db28def5b895168752254c13002-5716-59475b894fe1516c53f8.jpg" text:style-name="Internet_20_link" text:visited-style-name="Visited_20_Internet_20_Link">
</text:a>
<text:span text:style-name="T4">
 Official and business collaboration in China ’s propaganda operation </text:span>
</text:p>
      <text:p text:style-name="P4">
The Internet influence of the Communist Party of China is still part of the global public opinion and enhanced China's "international discourse" strategy, but ASPI believes that the Chinese Communist Party's secretary strategies and tools that affect international public opinion are very Big change.</text:p>
      <text:p text:style-name="P4">
ASPI pointed out that these actions promoted public opinion facing a more favorable position to the CCP, and even interfered with the political decision -making process of other countries. Through the use of emerging technologies of Chinese local network security companies, these actions have given the CCP's secret action on the Western social platforms to give new new actions on the Western social platforms. Ability.</text:p>
      <text:p text:style-name="P4">
<text:span text:style-name="T4">
 Asian facts investigation of the laboratory is fully responsible for the translation of this study. </text:span>
 <text:a xlink:type="simple" xlink:href="https://www.aspi.org.au/report/gaming-public-opinion" text:style-name="Internet_20_link" text:visited-style-name="Visited_20_Internet_20_Link">
<text:span text:style-name="T4">
 The original English version of the report </text:span>
</text:a>
<text:span text:style-name="T4">
 can be found on the website of the Australian Strategic Policy Research Institute. </text:span>
</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the spread of any media and social software, welcome to email <text:a xlink:type="simple" xlink:href="http://afcl@rfa.org" text:style-name="Internet_20_link" text:visited-style-name="Visited_20_Internet_20_Link">
</text:a>
Send it to the Asian factual inspection laboratory, and we will verify and verify it for you. _ </text:span>
 _ 吧 _</text:p>
      <text:p text:style-name="P4">
News Source: <text:a xlink:type="simple" xlink:href="https://www.rfa.org/mandarin/shishi-hecha/hc-05182023132518.html" text:style-name="Internet_20_link" text:visited-style-name="Visited_20_Internet_20_Link">
https://www.rfa.org/mandarin/shishi-hecha/hc-05182023132518.html</text:a>
</text:p>
      <!--NEWS-->
      <text:h text:style-name="P10" text:outline-level="1">
<text:span text:style-name="T4">
Malaysia Minister of Johor proposes to increase the new mountain to and from the Lion City train carriage and trip</text:span>
</text:h>
      <text:p text:style-name="P4">
Author: 联合早报 (Person)</text:p>
      <text:p text:style-name="P4">
Publisher: 联合早报 (Organization)</text:p>
      <text:p text:style-name="P4">
Published Time: 2023-05-18T13:41</text:p>
      <text:p text:style-name="P4">
Modified Time: 2023-05-18T13:41</text:p>
      <text:p text:style-name="P4">
Description: The Minister of Johor, Malaysia proposed to the Malaysian Railway Corporation to increase the short -distance train carriage and trip to Johor Bahru's round -trip trains to Singapore to cope with the passenger capacity during peak hours. According to the Oriental Daily, Wenghafz revealed through Facebook on the morning of Thursday (May 18) ...</text:p>
      <text:p text:style-name="P4">
Videos: []</text:p>
      <text:p text:style-name="P4">
Audios: []</text:p>
      <text:p text:style-name="P4">
Images: []</text:p>
      <text:p text:style-name="P4">
Type: NewsArticle</text:p>
      <text:p text:style-name="P4">
Breadcrumbs: ['即时', '国际']</text:p>
      <text:p text:style-name="P4">
Keywords: ['马来西亚', '新山', '火车', '新山关卡']</text:p>
      <!--METADATA-->
      <text:p text:style-name="P4">
The Minister of Johor, Malaysia proposed to the Malaysian Railway Corporation to increase the short -distance train carriage and trip to Johor Bahru's round -trip trains to Singapore to cope with the passenger capacity during peak hours.</text:p>
      <text:p text:style-name="P4">
According to the Oriental Daily, Wenghafz revealed through Facebook on the morning of Thursday (May 18) that he had proposed to the Malaysian Railway Corporation. In order to increase passenger capacity, especially peak hours.</text:p>
      <text:p text:style-name="P4">
He also suggested that the railway company also increased the train during its peak hours.</text:p>
      <text:p text:style-name="P4">
Wenghafz has recently launched an assault inspection to solve the problem of customs clearance, including the blockage of the Johor Bahru Customs Customs and opening the parking lot of the Johor Bahru Central Station for the parking of motorcycles.</text:p>
      <text:p text:style-name="P4">
News Source: <text:a xlink:type="simple" xlink:href="https://www.zaobao.com.sg/realtime/world/story20230518-1395813" text:style-name="Internet_20_link" text:visited-style-name="Visited_20_Internet_20_Link">
https://www.zaobao.com.sg/realtime/world/story20230518-1395813</text:a>
</text:p>
      <!--NEWS-->
      <text:h text:style-name="P10" text:outline-level="1">
<text:span text:style-name="T4">
Column | Military Forbidden Area: Multiple Fronts -the strategic dilemma of Chinese criminals</text:span>
</text:h>
      <text:p text:style-name="P4">
Author: None</text:p>
      <text:p text:style-name="P4">
Publisher: Radio Free Asia (Organization)</text:p>
      <text:p text:style-name="P4">
Published Time: 2023-05-18T13:48:00-04:00</text:p>
      <text:p text:style-name="P4">
Modified Time: 2023-05-18T13:50:55-04:00</text:p>
      <text:p text:style-name="P4">
Description: None</text:p>
      <text:p text:style-name="P4">
Videos: []</text:p>
      <text:p text:style-name="P4">
Audios: ["<text:a xlink:type="simple" xlink:href="https://www.rfa.org/mandarin/zhuanlan/junshiwujinqu/mil-05182023121606.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28" text:anchor-type="as-char" svg:width="6.9236in" svg:height="4.567343in" draw:z-index="0">
<draw:image xlink:href="../Images/rfamandarin/2023-05-18T13-48-00-04-00/000000.png" xlink:type="simple" xlink:show="embed" xlink:actuate="onLoad" draw:mime-type="image/png"/>
</draw:frame>
The CCP frequently scares Wu Tong Taiwan. Many netizens in the mainland said that they did not want to fight or let their children go. <text:a xlink:type="simple" xlink:href="https://www.rfa.org/mandarin/zhuanlan/junshiwujinqu/mil-05182023121606.html/@@images/image" text:style-name="Internet_20_link" text:visited-style-name="Visited_20_Internet_20_Link">
</text:a>
Reuters information picture <text:a xlink:type="simple" xlink:href="https://www.rfa.org/mandarin/zhuanlan/junshiwujinqu/mil-05182023121606.html/@@stream" text:style-name="Internet_20_link" text:visited-style-name="Visited_20_Internet_20_Link">
</text:a>
Audience friends, hello everyone. What you are listening to is the "Military Forbidden Area" column of Radio Free Asia. I am the host of the column. Talk about the situation of the Taiwan Strait today.</text:p>
      <text:p text:style-name="P4">
Recently, the situation in the Taiwan Strait has caused heated discussions in the Chinese Internet. The sound of clamoring Taiwan's Taiwan has been questioned, and it is considered unrealistic and even dangerous. Under a strict review system, these remarks have not only been deleted, but also kept on the Internet. This can not help but make people associate, perhaps the Beijing authorities have acquiesced and let it spread and fermented in the Internet, so as to calm the tension atmosphere and the image of poor soldiers brought by Taiwan.</text:p>
      <text:p text:style-name="P4">
<text:span text:style-name="T4">
 Multiple fronts surrounding ring </text:span>
</text:p>
      <text:p text:style-name="P4">
"Nikkei Asia" (Nikkei ASIA) Katsujinakazawa, president of the Chinese branch, analyzed on May 11th that some anonymous writing articles that have completely denied China "Wolf Diplomacy" are reproduced on major websites. These articles Emphasizing that China may fall into the "four fronts" surrounded. Another opinion made more and more people believe that those who shouted Wu Tong Taiwan were extremely stupid.</text:p>
      <text:p text:style-name="P4">
The first front of the four fronts is in the Taiwan Strait and surrounding areas, and the Chinese army will face the US, Japan and Taiwan troops. Article 2 The front is on the Korean Peninsula, and the Chinese army will confront the US and South Korean troops. Article 3 The front is in the South China Sea and the South Pacific. The Chinese army will face the US and Australian troops. If the United States controls the Malacca Strait and counterattacks China in the South China Sea, Beijing will see that China's energy supply is interrupted and cannot maintain economic development. In the South Pacific, the Australian army has the key to geopolitical. Article 4 The front of the front is on the border between China and India. In 2020, the first conflict and casualties in the 45 years in China and India have been deadlocked.</text:p>
      <text:p text:style-name="P4">
In March last year, Chinese Foreign Minister Wang Yi explained China's strategic situation at the press conference of the two conferences and was surrounded by the "Indo -Pacific Strategy" led by the United States. He said that the United States excreted the "May 432" formation in the Asia -Pacific region, including strengthening the "Five Eye Alliance" (the United States, Britain, Canada, Australia, New Zealand), and promoted the "four -sided mechanism" (the United States, Japan, India, Australia, QUAD, QUAD ) The establishment of the "three -sided security partnership" (the United States, the United Kingdom, Australia, Aukus), and the United States tightened the bilateral military alliances with Asia -Pacific countries.</text:p>
      <text:p text:style-name="P4">
Wang Yi also said that the real purpose of the "Indo -Pacific Strategy" is to try to engage in the "NATO" of the Indo -Pacific version. The implication is to curb and block China, just like NATO to be siege in Russia.</text:p>
      <text:p text:style-name="P4">
In fact, the five -eye alliance, four -sided mechanism and three -sided security partnerships do not include military obligations. The United States and Japan, South Korea, the Philippines, and Australia bilateral military alliances are also different from NATO's common defense principles. However, China has determined that these multilateral security mechanisms are all targeted at China and also cover the relevant countries in the four "front lines". These countries have a joint intersection, both bilateral or multi -sides emphasize the importance of maintaining peace and stability of the Taiwan Strait.</text:p>
      <text:p text:style-name="P4">
<draw:frame draw:style-name="fr1" draw:name="Image129" text:anchor-type="as-char" svg:width="6.9236in" svg:height="3.890023in" draw:z-index="0">
<draw:image xlink:href="../Images/rfamandarin/2023-05-18T13-48-00-04-00/000001.png" xlink:type="simple" xlink:show="embed" xlink:actuate="onLoad" draw:mime-type="image/png"/>
</draw:frame>
Xi Jinping's criminals will be caught in many ways. (Reuters picture) [] <text:a xlink:type="simple" xlink:href="https://www.rfa.org/mandarin/zhuanlan/junshiwujinqu/mil-05182023121606.html/image.png" text:style-name="Internet_20_link" text:visited-style-name="Visited_20_Internet_20_Link">
</text:a>
<text:span text:style-name="T4">
 Live and move the whole body </text:span>
</text:p>
      <text:p text:style-name="P4">
It can be said that the Taiwan Strait Front in the "Four Front" is the core interest of China's strategic interests. For China, other fronts may be distinguished. Only the Taiwan Strait Front involves the so -called sovereignty and territorial integrity.</text:p>
      <text:p text:style-name="P4">
The "Strategy Studies" published by the Chinese military described Taiwan, which is a must -have place from the East China Sea to the South China Sea, Northeast Asia to Southeast Asia, western Pacific to the Middle East and Eurasia. It is a strategic breakthrough point in China's strategic breakthrough and coastal defense barrier that cross the Pacific Ocean's strategic breakthrough to the Pacific Ocean.</text:p>
      <text:p text:style-name="P4">
If Taiwan is split from China, China will lose its depth of strategic defense at sea, the portal of the sea is open, and the large marine land and marine resources will fall into the hands of others. The foreign trade and foreign traffic lines of China ’s opening up and economic development of the country will be under the monitoring and threat of hostile forces, and China will always be closed west of the Western Pacific No. 1 Island Chain. As a result, China's national security is not only seriously threatened, but the strategic space for national rejuvenation will also be strangled.</text:p>
      <text:p text:style-name="P4">
Conversely, if China occupies Taiwan, the geopolitical pattern of Asia -Pacific's geographical strategy has changed. The other three fronts pose a major threat to China.</text:p>
      <text:p text:style-name="P4">
The "Strategic Studies" published by the PLA states that the war that China may face in the future is to protect the unity of the motherland and defend the national territorial sovereignty and marine rights. No matter which strategic direction, it involves complex international backgrounds, and multiple forces may join forces to deal with China. In particular, the war of maintaining the unity of the motherland and the defending territorial sovereignty and rights in the direction of the ocean will be carried out in an unusually complicated international context, and the possibility of "multiple parties involved in multiple parties" will appear.</text:p>
      <text:p text:style-name="P4">
Under earlier, the PLA should put the preparation of the preparation of the war planning on the challenges that can meet the challenges of China. At the same time, make full use of the advantages of China's great powers to create favorable strategic trends from the fields of politics, diplomacy, and economy, minimize the strategic risks of external forces to deal with China's strategic risks, avoid triggering chain reactions, fall into multi -line operations, and grasp the strategic focus. In the same period, there can be only one main combat direction. Therefore, it can be understood in this way. Once multiple fronts appear, the Taiwan Strait area is the main battle direction, and the other is the secondary battle direction. The war resources are also allocated according to the primary and secondary differences.</text:p>
      <text:p text:style-name="P4">
<text:span text:style-name="T4">
 War action nature type </text:span>
</text:p>
      <text:p text:style-name="P4">
The works of the PLA National Defense University pointed out that war operations are divided into three types: prevention of military operations, urgent (or controlled) military operations, decisive (or decisive) military operations.</text:p>
      <text:p text:style-name="P4">
The so -called preventive military operations are in the strategic direction that is about to occur or has already occurred. China develops military deterrent or combat operations that prevent the crisis from exacerbating crisis and deterioration. Its nature is generally a major non -war military operations and small -scale and low -intensity operations. Including real soldiers exercises, border warning, emergency combat preparation, or setting up forbidden zones and navigation areas, implementing special operations and small -scale joint operations. In 1996, the Taiwan Strait missile crisis was a famous case. The military exercise was long and strong, and the essence was preventive. It stopped Taiwan's "Taiwan independence".In terms of decision -making (or decisive) military operations, China conducts a combat to protect the fundamental interests of the country in the main strategic direction that seriously endangers the threat of the national security war. Its nature is generally secondaryly in a comprehensive war, or a large -scale combat operation, with a decisive battle, similar to the Korean War in the early 1950s (known as the Anti -US Aid War in China), which has been fighting for 3 years. The essence is decisive, curbing the US military to the side of the Yalu River, and endangering the security and stability of the entire Northeast and even the whole country.</text:p>
      <text:p text:style-name="P4">
During the Korean War, China faced two battle directions. One on the Northeast border of China is directly facing the US military's pressure; the other is the Kuomintang Chiang Kai -shek army who wants to counterattack the mainland in the southeast. Mao Zedong finally decided to move north, using the northeast as the main battle direction, concentrated his forces to face the US military, and refused to enemy the country. The southeast direction turned into a secondary battle direction and put on the attack on Taiwan. Today's strategic environment has changed, and the southeast coast has become the focus of all strategic directions.</text:p>
      <text:p text:style-name="P4">
According to the nature of historical experience and the nature of war actions, how will China deal with multiple fronts at the same time in the future?</text:p>
      <text:p text:style-name="P4">
<text:span text:style-name="T4">
 The probability of war on Taiwan's decisive war is very low </text:span>
</text:p>
      <text:p text:style-name="P4">
A reasonable reasoning is that once multiple fronts appear in the germination stage of crisis, China will carry out preventive military operations as much as possible, and take military deterrence as the main means to avoid increasing crisis and deterioration. If the deterrent cannot be achieved, it will change the military operations of acute (or control), control the situation, and prevent the upgrading of war.</text:p>
      <text:p text:style-name="P4">
If you can solve the problem through military deterrence, you will not resort to force; if you can solve the problem with a small war, you will not develop or develop towards the medium -sized war or war. Twenty years ago, the PLA proposed a strategic guidance on the war, emphasizing the preparations for doing combat tasks in the two strategic directions: while implementing decisive operations in the main strategic direction, in another secondary strategic direction Preventive or urgent and controlled strategic operations and operations.</text:p>
      <text:p text:style-name="P4">
To this day, the important works of the PLA proposed that China may face multiple front fronts that may face multiple strategic directions, and may face the situation of multiple opponents to deal with China. The situation is more complicated than 20 years ago. in this way. The Taiwan Strait front moves and moves the whole body.</text:p>
      <text:p text:style-name="P4">
For the nature of war actions, from the three types of prevention, urgent (or control) to decisive (or decisive), are still applicable to today. It can be said that the Taiwan Strait Front is the only area that may launch a decisive war in the eyes of Beijing. Other fronts will be limited to the scope of preventive and urgent and controlled military operations.</text:p>
      <text:p text:style-name="P4">
However, it should also be seen that within 10 years, China's probability of launching a decisive war against Taiwan is very low, and it will hardly happen. Because there are many strategic deterrence methods to Taiwan or the United States to intervene in the Taiwan Strait. In addition to using joint military exercises many times, it can also use restricted military operations similar to blocking and forced isolation, as well as a small -scale warning military for a specific target of Taiwan. Strikes, there is relatively broad space for deterrence.</text:p>
      <text:p text:style-name="P4">
No signs show that Beijing will abandon more gray areas tactics and directly in place. Choose the most cost -effective decisive war war in Taiwan.</text:p>
      <text:p text:style-name="P4">
Writer///人(The host of this show is a military commentator who has long been concerned about cross -strait and Indo -Pacific military security affairs for a long time.)</text:p>
      <text:p text:style-name="P4">
News Source: <text:a xlink:type="simple" xlink:href="https://www.rfa.org/mandarin/zhuanlan/junshiwujinqu/mil-05182023121606.html" text:style-name="Internet_20_link" text:visited-style-name="Visited_20_Internet_20_Link">
https://www.rfa.org/mandarin/zhuanlan/junshiwujinqu/mil-05182023121606.html</text:a>
</text:p>
      <!--NEWS-->
      <text:h text:style-name="P10" text:outline-level="1">
<text:span text:style-name="T4">
Texas in the United States prohibit the undergoing transsexual surgery of minors through bills</text:span>
</text:h>
      <text:p text:style-name="P4">
Publisher: 法新社</text:p>
      <text:p text:style-name="P4">
Published Time: 2023-05-18T14:02:07+00:00</text:p>
      <text:p text:style-name="P4">
Modified Time: 2023-05-18T13:50:03+00:00</text:p>
      <text:p text:style-name="P4">
Description: (Agence France -Presse Houston, 17th) The State Parliament led by the Republican Party in the United States passed a bill today to prohibit degeneration surgery of minors. Texas will be the largest state in the United States so far in the United Sta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5-18T14-02-07-00-00/000000.png" xlink:type="simple" xlink:show="embed" xlink:actuate="onLoad" draw:mime-type="image/png"/>
</draw:frame>
Greg Abbott, Texas Governor, is a Republican. He has previously ordered to investigate all families that allow children to perform gender conversion surgery. It is expected that he will sign the bill as a formal law.</text:p>
      <text:p text:style-name="P4">
Florida governor Ron Desantis, the Republican, only signed the bill passed by the state parliament earlier today to prohibit the transsexual surgery of minors, and Apot also stepped on.</text:p>
      <text:p text:style-name="P4">
Texas and Florida are the second and 3rd states in the United States.</text:p>
      <text:p text:style-name="P4">
It is expected to officially announce that Dichangt, which is about to compete for the US presidential election, also signed a bill to prohibit the use of toilets and locker rooms that are different from its physiological gender in public facilities.</text:p>
      <text:p text:style-name="P4">
The SB14 Act passed in the Texas House of Representatives today and was quickly confirmed by the State Senate. The bill prohibits medical practitioners from conducting hormonal blocking agents or performed transsexual surgery for any 18 -year -old.</text:p>
      <text:p text:style-name="P4">
As for minors who have accepted hormonal blocks or related therapies, although this bill is listed as an exceptional case, they are required to "quit these prescription drugs in a safe and medical manner for a period of time."</text:p>
      <text:p text:style-name="P4">
In addition to Florida, there are nearly 12 other states dominated by the Republican Party. In recent months, a similar ban has become the main front in American cultural theory through similar ban.</text:p>
      <text:p text:style-name="P4">
Democratic leaders condemned this kind of violation of American citizens' freedom, while protesters often went to the State Parliament Building to condemn the Republican.</text:p>
      <text:p text:style-name="P4">
News Source: <text:a xlink:type="simple" xlink:href="https://www.rfi.fr/cn/%E5%9B%BD%E9%99%85%E6%8A%A5%E9%81%93/20230518-%E7%BE%8E%E5%9B%BD%E5%BE%B7%E5%B7%9E%E9%80%9A%E8%BF%87%E6%B3%95%E6%A1%88-%E7%A6%81%E6%AD%A2%E5%AF%B9%E6%9C%AA%E6%88%90%E5%B9%B4%E4%BA%BA%E5%AE%9E%E6%96%BD%E5%8F%98%E6%80%A7%E6%89%8B%E6%9C%AF" text:style-name="Internet_20_link" text:visited-style-name="Visited_20_Internet_20_Link">
https://www.rfi.fr/cn/%E5%9B%BD%E9%99%85%E6%8A%A5%E9%81%93/20230518-%E7%BE%8E%E5%9B%BD%E5%BE%B7%E5%B7%9E%E9%80%9A%E8%BF%87%E6%B3%95%E6%A1%88-%E7%A6%81%E6%AD%A2%E5%AF%B9%E6%9C%AA%E6%88%90%E5%B9%B4%E4%BA%BA%E5%AE%9E%E6%96%BD%E5%8F%98%E6%80%A7%E6%89%8B%E6%9C%AF</text:a>
</text:p>
      <!--NEWS-->
      <text:h text:style-name="P10" text:outline-level="1">
<text:span text:style-name="T4">
White House: Blinden will replace Bayon to visit Papabas New Guinea</text:span>
</text:h>
      <text:p text:style-name="P4">
Publisher: 法新社</text:p>
      <text:p text:style-name="P4">
Published Time: 2023-05-18T14:02:08+00:00</text:p>
      <text:p text:style-name="P4">
Modified Time: 2023-05-18T13:50:02+00:00</text:p>
      <text:p text:style-name="P4">
Description: (Agence France -Presse, Hiroshima, 18th) The White House announced today that US Secretary of State Brillings will replace President Biden for visiting Papua New Guinea next week. Biden announced the cancellation of plans to visit Papua New Guinea due to the US debt crisi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5-18T14-02-08-00-00/000000.png" xlink:type="simple" xlink:show="embed" xlink:actuate="onLoad" draw:mime-type="image/png"/>
</draw:frame>
On the way to Japan to participate in the seven major industrial groups (G7) summit, Biden called the Air Force No. 1 to call Prime Minister JamesMarape. Negotiations to avoid disaster defaults.</text:p>
      <text:p text:style-name="P4">
The White House issued a statement saying: "The President emphasizes that the United States has continued to strengthen the partnership with the Pacific Island country, and stated that State Secretary of State Antony Blinken will represent him to attend the United States-Pacific Island State held in Portmoresby (Papurax) in Portmoresby. Meeting of the forum (US-PACIFIC Islands Forum). "</text:p>
      <text:p text:style-name="P4">
News Source: <text:a xlink:type="simple" xlink:href="https://www.rfi.fr/cn/%E5%9B%BD%E9%99%85%E6%8A%A5%E9%81%93/20230518-%E7%99%BD%E5%AE%AB-%E5%B8%83%E6%9E%97%E8%82%AF%E5%B0%86%E4%BB%A3%E6%9B%BF%E6%8B%9C%E7%99%BB%E5%87%BA%E8%AE%BF%E5%B7%B4%E5%B8%83%E4%BA%9A%E7%BA%BD%E5%87%A0%E5%86%85%E4%BA%9A" text:style-name="Internet_20_link" text:visited-style-name="Visited_20_Internet_20_Link">
https://www.rfi.fr/cn/%E5%9B%BD%E9%99%85%E6%8A%A5%E9%81%93/20230518-%E7%99%BD%E5%AE%AB-%E5%B8%83%E6%9E%97%E8%82%AF%E5%B0%86%E4%BB%A3%E6%9B%BF%E6%8B%9C%E7%99%BB%E5%87%BA%E8%AE%BF%E5%B7%B4%E5%B8%83%E4%BA%9A%E7%BA%BD%E5%87%A0%E5%86%85%E4%BA%9A</text:a>
</text:p>
      <!--NEWS-->
      <text:h text:style-name="P10" text:outline-level="1">
<text:span text:style-name="T4">
Experts from China European think tanks talk about international relations in the "multi -pole world"</text:span>
</text:h>
      <text:p text:style-name="P4">
Author: None (Language: zh)</text:p>
      <text:p text:style-name="P4">
Publisher: None</text:p>
      <text:p text:style-name="P4">
Time: 2023-05-18T14:04:00Z</text:p>
      <text:p text:style-name="P4">
Description: A few days ago, the China International Relations Expert Group, who participated in a global think tank summit, called on global relations to be more "tolerant", saying that the West and China should "help each other". However, some Western experts participating in the conference still expressed doubts about the actual openness of China.</text:p>
      <text:p text:style-name="P4">
Videos: []</text:p>
      <text:p text:style-name="P4">
Images: ["<text:a xlink:type="simple" xlink:href="https://static.dw.com/image/17867988_303.jpg" text:style-name="Internet_20_link" text:visited-style-name="Visited_20_Internet_20_Link">
17867988_303.jpg</text:a>
", "<text:a xlink:type="simple" xlink:href="https://static.dw.com/image/62238410_401.jpg" text:style-name="Internet_20_link" text:visited-style-name="Visited_20_Internet_20_Link">
62238410_401.jpg</text:a>
", "<text:a xlink:type="simple" xlink:href="https://static.dw.com/image/65626447_401.jpg" text:style-name="Internet_20_link" text:visited-style-name="Visited_20_Internet_20_Link">
65626447_401.jpg</text:a>
"]</text:p>
      <text:p text:style-name="P4">
Subject: 时政风云</text:p>
      <text:p text:style-name="P4">
Subjects: []</text:p>
      <text:p text:style-name="P4">
Keywords: ['柏林墙', '专题报道：习近平访美', '柏林', '柏林时装周', '南希·佩洛西']</text:p>
      <text:p text:style-name="P4">
Id: 65669846</text:p>
      <!--METADATA-->
      <text:p text:style-name="P4">
<text:a xlink:type="simple" xlink:href="https://www.dw.com/zh/overlay/image/article/65669846/17867988" text:style-name="Internet_20_link" text:visited-style-name="Visited_20_Internet_20_Link">
 <draw:frame draw:style-name="fr1" draw:name="Image132" text:anchor-type="as-char" svg:width="6.9236in" svg:height="3.896998in" draw:z-index="0">
<draw:image xlink:href="../Images/dwzh/2023-05-18T14-04-00Z/17867988_303.jpg" xlink:type="simple" xlink:show="embed" xlink:actuate="onLoad" draw:mime-type="image/jpeg"/>
</draw:frame>
</text:a>
"Global Solutions" Summit Holding: School of Management and Technology, Berlin European Management and Technology</text:p>
      <text:p text:style-name="P4">
(Voice of Germany) from May 15-16, 2023, the annual Global Solutions Summit2023 was held in Berlin, Germany. Think tank experts from the world discussed with a number of issues such as global multilateral relations, environmental protection, digital construction, economic, social welfare and sustainable development.</text:p>
      <text:p text:style-name="P4">
At the two "China-WestDialogue) talks on May 16, China exchanged active exchanges with European and American scholars. The two sides strived to emphasize that China and the West should have in -depth exchanges and open mentality, and basically avoided the topic of direct relationship with the Sino -US game.</text:p>
      <text:p text:style-name="P4">
Chen Dongxiao, director of the Shanghai Institute of International Issues and a member of the CPPCC, is the most noticeable expert at this summit. In June 2022, he published a signature article in China, "The serious impact of the Russian -Ukraine conflict on Sino -US relations". In this article, Chen claimed that the Chinese side believed that the Bayeng government was suspected of using <text:a xlink:type="simple" xlink:href="https://www.dw.com/zh/zh/俄罗斯入侵乌克兰/t-60868685" text:style-name="Internet_20_link" text:visited-style-name="Visited_20_Internet_20_Link">
</text:a>
Inciting the opposition of "terrorist Russia and terrible", and unremittingly spare no effort between its Western allies to shape the "double curb" international environment of "curbing China" and "down Russia".</text:p>
      <text:h text:style-name="P12" text:outline-level="3">
<text:span text:style-name="T4">
"China is by no means against the West"</text:span>
</text:h>
      <text:p text:style-name="P4">
Colin Bradford, a senior researcher at the global economic and development project from Brookings Institution(Colin Bradford)He is the host of the talks between China and the West. He said at the beginning that at such a "cold moment", Europe should play a balanced role before the United States and China, and "no one wants to choose the side station in such a two -pole situation." This is a positive response from the Chinese and European experts present, saying that "wrong bipolar thinking" has no benefits to the international community, and the discussion consensus is set to the reconstruction exchange and promotion collaboration.</text:p>
      <text:p text:style-name="P4">
<draw:frame draw:style-name="fr1" draw:name="Image133" text:anchor-type="as-char" svg:width="6.9236in" svg:height="3.896998in" draw:z-index="0">
<draw:image xlink:href="../Images/dwzh/2023-05-18T14-04-00Z/62238410_401.jpg" xlink:type="simple" xlink:show="embed" xlink:actuate="onLoad" draw:mime-type="image/jpeg"/>
</draw:frame>
"Europe should play a balance between the United States and China"</text:p>
      <text:p text:style-name="P4">
Chen Dongxiao believes that China always adheres to the "Goldenmiddle" attitude in the "Goldenmiddle" in the face of international issues. The two most concerned problems are: First, in the current diversified world situation, many complex reality has been excessively simplified in recent years; second, China and the West exchanges are far from enough. At the same time, he also proposed that the West and China should make concessions when facing different differences. But what do you need to "concession" and cooperate? And how to achieve cooperation on issues such as climate? Experts from Chinese and Western talks have not begun.</text:p>
      <text:p text:style-name="P4">
The use of vaccines also uses traditional Chinese medicine; but "China is by no means against the West." Western has too many misunderstandings about China. The two sides must understand each other, "Because we have a common future", Wang Yili said.</text:p>
      <text:h text:style-name="P12" text:outline-level="3">
<text:span text:style-name="T4">
For the same as "value"</text:span>
</text:h>
      <text:p text:style-name="P4">
"SharedValues" is one of the focus of Chen Dongxiao. He said that countries should re -establish consensus, such as science and technology development, because the current world is a multiply (Multipola), and highly connected and interdependence ( Hypoconnectand International) World. Even if there is ideological conflict, countries should not overestimate the weight of "value difference".</text:p>
      <text:p text:style-name="P4">
The senior researcher at Yale University School of Law, Susanthornnton, agrees that countries should discuss each other's similarities with a humble attitude, instead of accusing who wrong who is wrong. "China and countries around the world are facing many similar issues. We should focus on these things, not in the difference. "</text:p>
      <text:h text:style-name="P12" text:outline-level="3">
<text:span text:style-name="T4">
Different from "organization and ideology"</text:span>
</text:h>
      <text:p text:style-name="P4">
Wang Huiyao, chairman of Chen Dongxiao and China and Globalization Research Center (CCG), has repeatedly mentioned the emphasis on German Prime Minister Shulz, at present <text:a xlink:type="simple" xlink:href="https://www.dw.com/zh/zh/肖尔茨欧盟不应成为美中之外的第三强权/a-65564276" text:style-name="Internet_20_link" text:visited-style-name="Visited_20_Internet_20_Link">
</text:a>
the concept of. Chen Dongxiao has emphasized that in modernization, China has always believed that the government's reliability, effective market, and vibrant society.</text:p>
      <text:p text:style-name="P4">
<draw:frame draw:style-name="fr1" draw:name="Image134" text:anchor-type="as-char" svg:width="6.9236in" svg:height="3.896998in" draw:z-index="0">
<draw:image xlink:href="../Images/dwzh/2023-05-18T14-04-00Z/65626447_401.jpg" xlink:type="simple" xlink:show="embed" xlink:actuate="onLoad" draw:mime-type="image/jpeg"/>
</draw:frame>
German Prime Minister Shulz also attended the summit last year</text:p>
      <text:p text:style-name="P4">
Regarding ideology, Wang Huiyao said that the international community should not only discuss the differences in "Autocracy andDemocracy", but should find a balance between each other. He said: "The West needs China and China also needs the West."</text:p>
      <text:h text:style-name="P12" text:outline-level="3">
<text:span text:style-name="T4">
Trust or tolerance first?</text:span>
</text:h>
      <text:p text:style-name="P4">
At the end of the global solution summit, Chen Dongxiao's claimed core of international relations was "tolerance". However, in the Chinese and Western talks, experts have not been able to discuss the specific matters and methods that need to be solved in addition to expressing the urgent expectations of each other's understanding of each other. Some issues such as geopolitics and people's livelihood are only mentioned slightly.</text:p>
      <text:p text:style-name="P4">
In the closed talks of the second Sino -Western relations, Wang Yili, who had written the "NATO Research" series (ten volumes), proposed that the concept of "derisk" was misunderstood. He claims, <text:a xlink:type="simple" xlink:href="https://www.dw.com/zh/zh/德语媒体脱钩与去风险/a-65647188" text:style-name="Internet_20_link" text:visited-style-name="Visited_20_Internet_20_Link">
</text:a>
(Decouple); at the same time, the experience that countries should learn from the Russian and Ukraine War are not about Russia's issues, but in Europe's security architecture.</text:p>
      <text:p text:style-name="P4">
In addition, individual experts advocate that geopolitics should not be allowed to dominate Sino -Western relations. Researcher Jonathanleher, a researcher from the Körber Stiftung from Germany, raised his objections that looking at the living crisis of various politics and battlefield people brought by the Russia -Ukraine War, geopolitics is the key to all issues of all issues. It is difficult for us not to be dominated.Keishabrown, a historical professor at the State University of Tennessee, is the only expert who proposed the "human perspective" in Sino -Western relations. She said that among the current so -called "polarization" differences, the people of China and the United States are often blurred, especially after the outbreak of the new crown, the relationship between the Chinese and American people has been severely damaged due to the situation of the game between the two countries. Brown proposed that the people's daily lives and exchanges should be distinguished from political differences to ensure that the communication between other levels such as studying abroad and non -profit organizations is operating normally.</text:p>
      <text:p text:style-name="P4">
In addition, the problem of trust between China and the West has been briefly mentioned. Researcher at the Institute of Public Policy (GPPI), a Berlin Global Public Policy Research Institute (GPPI), questioned: "If we know more about China, we will not feel threatened, but the problem is many things in China. We have no way to do it at all. to understand". Mareikeohlberg, an expert at the German Marshall Fund of the University, said that she can no longer enter China for her own experience.</text:p>
      <text:p text:style-name="P4">
News Source: <text:a xlink:type="simple" xlink:href="https://www.dw.com/zh/中欧智库专家谈-多极化世界-中的国际关系/a-65669846" text:style-name="Internet_20_link" text:visited-style-name="Visited_20_Internet_20_Link">
https://www.dw.com/zh/中欧智库专家谈-多极化世界-中的国际关系/a-65669846?maca=chi-rss-chi-all-1127-rdf</text:a>
</text:p>
      <!--NEWS-->
      <text:h text:style-name="P10" text:outline-level="1">
<text:span text:style-name="T4">
Show unity!The European Commission will establish a Ukrainian loss registration book</text:span>
</text:h>
      <text:p text:style-name="P4">
Author: None (Language: zh)</text:p>
      <text:p text:style-name="P4">
Publisher: None</text:p>
      <text:p text:style-name="P4">
Time: 2023-05-18T14:06:00Z</text:p>
      <text:p text:style-name="P4">
Description: The European Commission hopes to show unity to Ukraine at the first summit in 18 years and decide to establish a registered registered register to record Russian aggression and cause damage, as the first step in the international compensation mechanism. The European Commission currently has 46 member states, including Ukraine; Russia was excluded after the war of aggression in 2022.</text:p>
      <text:p text:style-name="P4">
Videos: []</text:p>
      <text:p text:style-name="P4">
Images: ["<text:a xlink:type="simple" xlink:href="https://static.dw.com/image/65650274_303.jpg" text:style-name="Internet_20_link" text:visited-style-name="Visited_20_Internet_20_Link">
65650274_303.jpg</text:a>
", "<text:a xlink:type="simple" xlink:href="https://static.dw.com/image/65650327_401.jpg" text:style-name="Internet_20_link" text:visited-style-name="Visited_20_Internet_20_Link">
65650327_401.jpg</text:a>
", "<text:a xlink:type="simple" xlink:href="https://static.dw.com/image/65650242_401.jpg" text:style-name="Internet_20_link" text:visited-style-name="Visited_20_Internet_20_Link">
65650242_401.jpg</text:a>
"]</text:p>
      <text:p text:style-name="P4">
Subject: 时政风云</text:p>
      <text:p text:style-name="P4">
Subjects: ['希腊债务危机', '欧债危机', '俄罗斯', '欧盟', '乌克兰', '刘晓波', '诺贝尔奖', '欧洲难民危机', '移民难民', '欧洲']</text:p>
      <text:p text:style-name="P4">
Keywords: ['欧洲委员会', '乌克兰损失登记册', '俄罗斯', '乌克兰', '战争损失', '欧盟', '民主', '人权', '法制', '战争赔偿', '战争']</text:p>
      <text:p text:style-name="P4">
Id: 65670305</text:p>
      <!--METADATA-->
      <text:p text:style-name="P4">
<text:a xlink:type="simple" xlink:href="https://www.dw.com/zh/overlay/image/article/65670305/65650274" text:style-name="Internet_20_link" text:visited-style-name="Visited_20_Internet_20_Link">
 <draw:frame draw:style-name="fr1" draw:name="Image135" text:anchor-type="as-char" svg:width="6.9236in" svg:height="3.896998in" draw:z-index="0">
<draw:image xlink:href="../Images/dwzh/2023-05-18T14-06-00Z/65650274_303.jpg" xlink:type="simple" xlink:show="embed" xlink:actuate="onLoad" draw:mime-type="image/jpeg"/>
</draw:frame>
</text:a>
The European Commission held a summit at Reykjavik, the capital of Iceland from May 16th to 17th. The picture shows the speech of Ukrainian President Zelezki on May 16 at the opening ceremony.</text:p>
      <text:p text:style-name="P4">
(Voice of Germany) in the capital of Iceland, Reykjavik, the European Commission held a summit from May 16th to 17th. This is the first summit for the organization since 18 years. <text:a xlink:type="simple" xlink:href="https://www.coe.int/de/web/portal/-/heads-of-state-and-government-agree-to-strengthen-council-of-europe-ensure-accountability-for-russia-s-war-of-aggression-against-ukraine-and-support-victims" text:style-name="Internet_20_link" text:visited-style-name="Visited_20_Internet_20_Link">
</text:a>
It was decided to establish a registered registration book on the Ukrainian war and issued a declaration calling on Russia to return all Ukrainian children who were illegally transferred and taken away.</text:p>
      <text:p text:style-name="P4">
Among the 46 member states of the European Commission, not all countries have joined the losses register mechanism. Absolutely most member states agrees to join or intentionally join the losses. Serbia, Hungary, Türkiye and other countries will not join.</text:p>
      <text:p text:style-name="P4">
In addition, Canada, Japan and the United States, Canada, Japan and the United States, which are not members of the European Commission, will also participate, and the European Union will also participate.</text:p>
      <text:h text:style-name="P12" text:outline-level="3">
<text:span text:style-name="T4">
<text:span text:style-name="T4">
 The European Commission of European Democracy, Human Rights and Legal Systems </text:span>
</text:span>
</text:h>
      <text:p text:style-name="P4">
The European Commission was established in 1949 to protect European democracy, human rights and legal systems. Its mechanism includes the European Human Rights Court, headquarters in Strasbourg, France, and its judgment is binding on member states.</text:p>
      <text:p text:style-name="P4">
Reuters reports that the European Commission regards itself as the guardian of European values and human rights, and its conventions on equal rights, refugees and other issues constitute a legal basis for European values.</text:p>
      <text:p text:style-name="P4">
The European Commission is an independent national organization that exists independently. Its member states are more than the European Union. At present, there are 46, including almost all European countries (the current number of EU member states is 27).</text:p>
      <text:p text:style-name="P4">
Ukraine has been a member of the European Commission since 1995.</text:p>
      <text:p text:style-name="P4">
Russia was excluded by the European Commission after invading Ukraine. Belarus was suspended from the qualifications of member states and only attended the summit as an observer.</text:p>
      <text:p text:style-name="P4">
<draw:frame draw:style-name="fr1" draw:name="Image136" text:anchor-type="as-char" svg:width="6.9236in" svg:height="3.896998in" draw:z-index="0">
<draw:image xlink:href="../Images/dwzh/2023-05-18T14-06-00Z/65650327_401.jpg" xlink:type="simple" xlink:show="embed" xlink:actuate="onLoad" draw:mime-type="image/jpeg"/>
</draw:frame>
The picture shows the Reykjavik Summit on May 16. The European Commission was established in 1949 to protect European democracy, human rights and legal systems. The European Commission exists independently in the European Union</text:p>
      <text:h text:style-name="P12" text:outline-level="3">
<text:span text:style-name="T4">
<text:span text:style-name="T4">
 "Historical Decision" </text:span>
</text:span>
</text:h>
      <text:p text:style-name="P4">
The Ukrainian loss registration book aims to record the damage in Ukraine attacked by Russia, collect all the damage and evidence of all damage and losses suffered by Ukraine, [] <text:a xlink:type="simple" xlink:href="https://www.dw.com/zh/zh/欧盟想迫使俄罗斯为乌克兰战后重建买单/a-63956193" text:style-name="Internet_20_link" text:visited-style-name="Visited_20_Internet_20_Link">
</text:a>
Essence The registry is considered the first step on the road that may pay compensation to Ukraine.</text:p>
      <text:p text:style-name="P4">
The loss registration office will be located in Hague, Netherlands and set up branches in Ukraine. The current period is three years. All members and observers of the European Commission will be able to participate in the registered book, and other countries that require participation and application can also be. These countries are expected to pay for the register.</text:p>
      <text:p text:style-name="P4">
The Secretary -General of the European Commission, Marija Pejcinovic Buric, described the decision of the registry as "historic".</text:p>
      <text:p text:style-name="P4">
Ukrainian President Zelezki welcomed this position in the evening video speech on Wednesday (May 17). He said that Europe is so united for a honest peace plan, which is important.</text:p>
      <text:p text:style-name="P4">
<draw:frame draw:style-name="fr1" draw:name="Image137" text:anchor-type="as-char" svg:width="6.9236in" svg:height="3.896998in" draw:z-index="0">
<draw:image xlink:href="../Images/dwzh/2023-05-18T14-06-00Z/65650242_401.jpg" xlink:type="simple" xlink:show="embed" xlink:actuate="onLoad" draw:mime-type="image/jpeg"/>
</draw:frame>
The picture shows the German Chancellor Salz at the Reyk Jacques Summit. After attending the summit, he rushed to Japan and attended the G7 summit held there</text:p>
      <text:h text:style-name="P12" text:outline-level="3">
<text:span text:style-name="T4">
<text:span text:style-name="T4">
 German donation of additional 10 million euros </text:span>
 **</text:span>
</text:h>
      <text:p text:style-name="P4">
This is the fourth summit in the history of the European Commission in more than 70 years. More than 30 heads of state and government attended the meeting. These include German Chancellor Savz, French President Macron and British Prime Minister Sonak. For Russia's relatively friendly countries and governments, for example, Serbian President Wugci and Hungarian Prime Minister Olban did not come to Iceland.</text:p>
      <text:p text:style-name="P4">
Although the European Commission has a long history and many members, in recent years, it has gradually lost its influence under the shadow of the European Union. In view of the war of aggression against Russia, the summit will focus on raising their understanding of the importance of the organization again.</text:p>
      <text:p text:style-name="P4">
In Reykjavik, German Chancellor Savz announced that Germany will donate another 10 million euros in addition to the 44 million euros of the European Commission.</text:p>
      <text:p text:style-name="P4">
(German New News Agency, Reuters, the European Commission website)</text:p>
      <text:p text:style-name="P4">
News Source: <text:a xlink:type="simple" xlink:href="https://www.dw.com/zh/展示团结！欧洲委员会将建立乌克兰损失登记册/a-65670305" text:style-name="Internet_20_link" text:visited-style-name="Visited_20_Internet_20_Link">
https://www.dw.com/zh/展示团结！欧洲委员会将建立乌克兰损失登记册/a-65670305?maca=chi-rss-chi-all-1127-rdf</text:a>
</text:p>
      <!--NEWS-->
      <text:h text:style-name="P10" text:outline-level="1">
<text:span text:style-name="T4">
The Sunak government refuses to customize the strategy of adjusting the Confucius Institute in the UK?</text:span>
</text:h>
      <text:p text:style-name="P4">
Author: None</text:p>
      <text:p text:style-name="P4">
Publisher: Radio Free Asia (Organization)</text:p>
      <text:p text:style-name="P4">
Published Time: 2023-05-18T14:20:00-04:00</text:p>
      <text:p text:style-name="P4">
Modified Time: 2023-05-18T15:37:15-04:00</text:p>
      <text:p text:style-name="P4">
Description: None</text:p>
      <text:p text:style-name="P4">
Videos: []</text:p>
      <text:p text:style-name="P4">
Audios: ["<text:a xlink:type="simple" xlink:href="https://www.rfa.org/mandarin/yataibaodao/junshiwaijiao/al-05182023125525.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38" text:anchor-type="as-char" svg:width="6.9236in" svg:height="4.57851in" draw:z-index="0">
<draw:image xlink:href="../Images/rfamandarin/2023-05-18T14-20-00-04-00/000000.png" xlink:type="simple" xlink:show="embed" xlink:actuate="onLoad" draw:mime-type="image/png"/>
</draw:frame>
Confucius Institute at the University of Lancarst University in the UK [] <text:a xlink:type="simple" xlink:href="https://www.rfa.org/mandarin/yataibaodao/junshiwaijiao/al-05182023125525.html/@@images/image" text:style-name="Internet_20_link" text:visited-style-name="Visited_20_Internet_20_Link">
</text:a>
Screenshot of South China University of Technology <text:a xlink:type="simple" xlink:href="https://www.rfa.org/mandarin/yataibaodao/junshiwaijiao/al-05182023125525.html/@@stream" text:style-name="Internet_20_link" text:visited-style-name="Visited_20_Internet_20_Link">
</text:a>
The Confucius Institute established overseas in China has been repeatedly questioned as the "Great Park" tool of the Communist Party of China in recent years and has been closed by many countries. However, British Prime Minister Rishisunak announced that its government will not close 30 Confucius Institutes in the country. This violated the election commitment made by his July last year and was bombarded by British councilors and media. What are the considerations behind Tangning Street?</text:p>
      <text:p text:style-name="P4">
<text:a xlink:type="simple" xlink:href="https://www.rfa.org/mandarin/Xinwen/2-04252023105303.html" text:style-name="Internet_20_link" text:visited-style-name="Visited_20_Internet_20_Link">
<text:span text:style-name="T4">
 Britain is expected to stop funding Chinese Mandarin teaching institutions </text:span>
</text:a>
<text:span text:style-name="T5">
<text:a xlink:type="simple" xlink:href="https://www.rfa.org/mandarin/Xinwen/6-03012023131439.html" text:style-name="Internet_20_link" text:visited-style-name="Visited_20_Internet_20_Link">
<text:span text:style-name="T4">
 Confucius Institute's hidden security concerns in the United Kingdom expects cooperation with Taiwan </text:span>
</text:a>
</text:span>
<text:a xlink:type="simple" xlink:href="https://www.rfa.org/mandarin/yataibaodao/gangtai/al-06132022121724.html" text:style-name="Internet_20_link" text:visited-style-name="Visited_20_Internet_20_Link">
<text:span text:style-name="T4">
 British government amendment to the Confucius Institute for defending speech and academic freedom </text:span>
</text:a>
Faced with the pressure of all parties, the Prime Minister's Mansion of Tangning Street finally admitted on Wednesday (17th) that they will revoke government funding for the 30 Confucius Institutes in China, but they will not be completely closed and described the practice of banning Confucius Institutes. Common. A spokesman for the Prime Minister's palace stated that he noticed that the outside world was concerned about the Confucius Institute's intervention in the higher education community and regularly evaluated risks to ensure that the Confucius Institute operated publicly and transparently under British law, and kept the British value of openness and free speech.</text:p>
      <text:p text:style-name="P4">
<text:span text:style-name="T4">
 In less than a year, Sonak twice "rapid turns" </text:span>
</text:p>
      <text:p text:style-name="P4">
When British Prime Minister Rishi Sunak was competing for the conservative party leader with Liztruss last July, he defined China as "the biggest long -term threat of Britain and the world economy and national security, and criticized Beijing uses Confucius Institute to expand soft power and penetrate British universities, threatening to close it after taking office. However, after taking office, he arrested the election commitment twice. Not only did he set China as a "threat" in the latest national defense diplomacy evaluation, but also "sharp turns" on the issue of the Confucius Institute.</text:p>
      <text:p text:style-name="P4">
Iain Duncan Smith, a former party leader and a member of China, admitted that he was disappointed and criticized Sonak's "fundamental mistakes": "This is ridiculous, Confucius Institute and Language are completely complete It doesn't matter. The fact is that they are used to monitor specific Chinese students, especially Hong Kong students, track them, monitor them, and give feedback to China. This situation has been for a long time, but the government does not take action. Now there are at least 4 China in the UK. In the illegal police station, all governments are taking action. The Netherlands and the United States are severely cracking down, but we have no action. "</text:p>
      <text:p text:style-name="P4">
Former British Prime Minister Trask's speech in Taipei on Wednesday (17th) urged his successor Sonak to list China as a "threat" and immediately close the Confucius Institute in the UK. Essence</text:p>
      <text:p text:style-name="P4">
<draw:frame draw:style-name="fr1" draw:name="Image139" text:anchor-type="as-char" svg:width="6.9236in" svg:height="4.61393in" draw:z-index="0">
<draw:image xlink:href="../Images/rfamandarin/2023-05-18T14-20-00-04-00/000001.png" xlink:type="simple" xlink:show="embed" xlink:actuate="onLoad" draw:mime-type="image/png"/>
</draw:frame>
British Prime Minister Rishisunak announced that its government will not close 30 Confucius Institutes in the country. (Associated Press picture) [] <text:a xlink:type="simple" xlink:href="https://www.rfa.org/mandarin/yataibaodao/junshiwaijiao/al-05182023125525.html/ap23136579614321.jpg" text:style-name="Internet_20_link" text:visited-style-name="Visited_20_Internet_20_Link">
</text:a>
<text:span text:style-name="T4">
 Can people in Hong Kong and Hong Kong people replace the Confucius Institute? </text:span>
</text:p>
      <text:p text:style-name="P4">
Samgoodman, the "Hong Kong Watch" policy and initiative, who has been paying attention to the topic of the Confucius Institute, analyzed to this station, relying on Taiwanese and Hong Kong people to undertake Confucius Institute's Chinese education and teacher training in Britain It is unrealistic: "There is a practical problem here, that is, after without the Confucius Institute, how can we train a whole generation of Chinese teachers? To deal with the authoritarian regime, we urgently need a Chinese teacher. So I think there is still a practical here. Demand issues. "</text:p>
      <text:p text:style-name="P4">
Earlier reports have disclosed that the British Ministry of Foreign Affairs has an average of only fourteen employees who receive training each year to use Chinese fluently. Goodman believes that retaining Confucius Institute has its advantages and disadvantages. The advantage is that more British people learn Chinese, analyze and study original materials from China to help Britain better understand China's economic, diplomatic and security issues; however, Confucius; however, Confucius The college is directly controlled by the Communist Party of China and screened by the Chinese side by China. It spreads the CCP's ideology in various countries, and has long exceeded the role of ordinary language schools.</text:p>
      <text:p text:style-name="P4">
He believes that the British government must establish a sound mechanism to keep the Confucius Institute in order to ensure that its teachers are not assigned by China, and their teaching content is monitored to avoid the history of the CCP version and the Great Pass.</text:p>
      <text:p text:style-name="P4">
<text:span text:style-name="T4">
 Behind the Confucius Institute: The UK hopes to re -contact with Beijing </text:span>
</text:p>
      <text:p text:style-name="P4">
Recently, British Foreign Minister James Cleverly emphasized in a speech on China that Britain will have a "strong and powerful and constructive" contact with China. It is expected to visit China this year.</text:p>
      <text:p text:style-name="P4">
Goodman believes that the British government's refusal to customize the Confucius Institute, in addition to the consideration of Chinese education and worrying about being retaliated with the British Culture Association in China, the background that cannot be ignored is that the British government is fully adjusted to China. In contact, I was careful everywhere, and I didn't want to make China unhappy.</text:p>
      <text:p text:style-name="P4">
<text:span text:style-name="T4">
 What is the Confucius Institute? </text:span>
</text:p>
      <text:p text:style-name="P4">
The Confucius Institute is managed by the "China International Chinese Education Foundation" and is behind the "Office of the National Chinese International Promotion Leading Group" under the jurisdiction of the Ministry of Education. Chinese officials declare that the Confucius Institute is a friendly relationship between China and foreign countries to enhance the people's understanding of Chinese language and culture. However, in recent years, many countries have begun to be alert to the CCP's use of the Confucius Institute for infiltration and successively close the Confucius Institute in the country, but there are still thirty in the United Kingdom.Reporter: Lv Xi Editor: He Ping.com Editor: Hong Wei</text:p>
      <text:p text:style-name="P4">
News Source: <text:a xlink:type="simple" xlink:href="https://www.rfa.org/mandarin/yataibaodao/junshiwaijiao/al-05182023125525.html" text:style-name="Internet_20_link" text:visited-style-name="Visited_20_Internet_20_Link">
https://www.rfa.org/mandarin/yataibaodao/junshiwaijiao/al-05182023125525.html</text:a>
</text:p>
      <!--NEWS-->
      <text:h text:style-name="P10" text:outline-level="1">
<text:span text:style-name="T4">
The World and Industry Conference calls on the Central Asian government to speak for Uighurs</text:span>
</text:h>
      <text:p text:style-name="P4">
Author: None</text:p>
      <text:p text:style-name="P4">
Publisher: Radio Free Asia (Organization)</text:p>
      <text:p text:style-name="P4">
Published Time: 2023-05-18T14:28:14-04:00</text:p>
      <text:p text:style-name="P4">
Modified Time: 2023-05-18T14:28: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897317in" draw:z-index="0">
<draw:image xlink:href="../Images/rfamandarin/2023-05-18T14-28-14-04-00/000000.png" xlink:type="simple" xlink:show="embed" xlink:actuate="onLoad" draw:mime-type="image/png"/>
</draw:frame>
When Muslims prayed in Kashi Kiyoshi in Xinjiang, there were also police from the Police Station France -Presse France -Presse Map of Police Station</text:p>
      <text:p text:style-name="P4">
The China-Central Asian Summit was held from May 18th to 19th. The World Uyghurcongress issued a statement on the 17th, which strongly condemned China ’s economic and trade relations with Central Asian countries. The ethnic extinction of carried out in order to maintain its expansion of interests in Central Asia and consolidate China's influence. China's aggression against Uighurs is still staged in the area where the Uighurs are located in the neighbor of Central Asian countries, and Uighurs and Central Asian countries have blood relationships in ethnic, cultural and religious.</text:p>
      <text:p text:style-name="P4">
The statement stated that the Chinese government's propaganda and narrative on "anti -terrorism" set the legal form of religious behavior as a crime, which led to millions of Uyghur, Kazakhs, Uzbekians, Kyrgyz and Tajiks. Systematic torture, rape and forced labor.</text:p>
      <text:p text:style-name="P4">
For example, although the Kazakhs in Xinjiang is the second largest group of racial extinction in the Xinjiang government, the Kazakhstan government said last month that "contributing to the construction of the China-Central Asian destiny community." In addition, the World Walights pointed out that the Kazakhs government refused to issue passports to Uighurs seeking asylum, making these Uighurs face imminent dangers and may face forcibly repatriated to China.</text:p>
      <text:p text:style-name="P4">
Dolkunisa, the chairman of the World and Industry Association, said in a statement: "The governments of the Central Asian governments indulged the Chinese government's brutal treatment and intimidation of Uighurs and other Turks. Uyghur, Kazakhs, Uzbekians, Kilgis and Tagiki saved from the persistent racial extinction. "</text:p>
      <text:p text:style-name="P4">
Responsible editor: Chen Pinjie</text:p>
      <text:p text:style-name="P4">
News Source: <text:a xlink:type="simple" xlink:href="https://www.rfa.org/mandarin/Xinwen/4-05182023142404.html" text:style-name="Internet_20_link" text:visited-style-name="Visited_20_Internet_20_Link">
https://www.rfa.org/mandarin/Xinwen/4-05182023142404.html</text:a>
</text:p>
      <!--NEWS-->
      <text:h text:style-name="P10" text:outline-level="1">
<text:span text:style-name="T4">
The world 14 peak is still poor, the 84 -year -old climbing home challenges the 13th loss</text:span>
</text:h>
      <text:p text:style-name="P4">
Publisher: 法新社</text:p>
      <text:p text:style-name="P4">
Published Time: 2023-05-18T14:32:08+00:00</text:p>
      <text:p text:style-name="P4">
Modified Time: 2023-05-18T14:20:03+00:00</text:p>
      <text:p text:style-name="P4">
Description: (Agence France -Presse Kathmandu, 18th) 84 -year -old Spanish mountaineering family challenged the "World 14". Recently, he climbed the 13th time of his person with leg fractures and was forced to withdraw from the base camp. Hospital received treat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617581in" draw:z-index="0">
<draw:image xlink:href="../Images/rficn/2023-05-18T14-32-08-00-00/000000.png" xlink:type="simple" xlink:show="embed" xlink:actuate="onLoad" draw:mime-type="image/png"/>
</draw:frame>
Carlos Soriafontan hopes to set the record of the oldest elderly in the "World 14". He has completed 12, only the last two. The so -called "World 14" means 14 mountains with more than 8,000 meters above Shanghai.</text:p>
      <text:p text:style-name="P4">
Fangtan's 13 -degree challenge his 13th target -8167 meters high, Dhaulagiri -none of them. This time, it stopped at less than 700 meters from the top of the mountain.</text:p>
      <text:p text:style-name="P4">
The guide service company "Seven Summit Treks" ThaishWorguragain told AFP: "He had an accident at nearly 7,500 meters above sea level, and his leg was injured."</text:p>
      <text:p text:style-name="P4">
"He was taken to Battalion 2 yesterday, and sent it to Kathmandu after the air transport today."</text:p>
      <text:p text:style-name="P4">
He yesterday's Facebook post stated that a Nepalese guide in the team fell, which caused Fangtan's leg fracture.</text:p>
      <text:p text:style-name="P4">
Today's post confirmed that Fang Tan had returned to the capital of Nepal for treatment, and "thank you for your support."</text:p>
      <text:p text:style-name="P4">
He did not disclose whether he intends to make the 15th challenge.</text:p>
      <text:p text:style-name="P4">
Fangtan challenged his first alpine -Pakistan Nangaparbat (Nangaparbat) in Pakistan, who was over 8,000 meters above sea level; he finished the 10th before the age of 72 and completed 12 before the age of 77. Essence</text:p>
      <text:p text:style-name="P4">
The top 10 peaks in the top 10 in the world are 8 in Nepal. Every spring and wind are calm, hundreds of mountaineers are always expected to explore.</text:p>
      <text:p text:style-name="P4">
The authorities have issued more than 1,000 climbing permits this year, including 37 permits to apply for rising knife Lajili Peak.</text:p>
      <text:p text:style-name="P4">
The climbing season in Nepal from March to May, after that, the climate has deteriorated, and it is not safe to stay in the mountains.</text:p>
      <text:p text:style-name="P4">
News Source: <text:a xlink:type="simple" xlink:href="https://www.rfi.fr/cn/%E5%9B%BD%E9%99%85%E6%8A%A5%E9%81%93/20230518-%E4%B8%96%E7%95%8C14%E9%A1%B6%E5%B3%B0%E8%BF%98%E5%B7%AE2%E5%BA%A7-84%E5%B2%81%E7%99%BB%E5%B1%B1%E5%AE%B6%E6%8C%91%E6%88%98%E7%AC%AC13%E5%BA%A7%E5%A4%B1%E5%88%A9" text:style-name="Internet_20_link" text:visited-style-name="Visited_20_Internet_20_Link">
https://www.rfi.fr/cn/%E5%9B%BD%E9%99%85%E6%8A%A5%E9%81%93/20230518-%E4%B8%96%E7%95%8C14%E9%A1%B6%E5%B3%B0%E8%BF%98%E5%B7%AE2%E5%BA%A7-84%E5%B2%81%E7%99%BB%E5%B1%B1%E5%AE%B6%E6%8C%91%E6%88%98%E7%AC%AC13%E5%BA%A7%E5%A4%B1%E5%88%A9</text:a>
</text:p>
      <!--NEWS-->
      <text:h text:style-name="P10" text:outline-level="1">
<text:span text:style-name="T4">
Kazakhstan denies violations of Western sanctions on Russia</text:span>
</text:h>
      <text:p text:style-name="P4">
Author: None (Language: zh)</text:p>
      <text:p text:style-name="P4">
Publisher: None</text:p>
      <text:p text:style-name="P4">
Time: 2023-05-18T14:34:00Z</text:p>
      <text:p text:style-name="P4">
Description: The Speaker of the Kazakhstan Senate pointed out that the country "did not violate Western sanctions." However, import and export data show that despite the sharp decline in exports to Russia in Western Europe, Western Europe's exports to Central Asia and Caucasus have risen, and exports of these countries have also increased to Russia.</text:p>
      <text:p text:style-name="P4">
Videos: []</text:p>
      <text:p text:style-name="P4">
Images: ["<text:a xlink:type="simple" xlink:href="https://static.dw.com/image/65649478_303.jpg" text:style-name="Internet_20_link" text:visited-style-name="Visited_20_Internet_20_Link">
65649478_303.jpg</text:a>
", "<text:a xlink:type="simple" xlink:href="https://static.dw.com/image/17179054_303.jpg" text:style-name="Internet_20_link" text:visited-style-name="Visited_20_Internet_20_Link">
17179054_303.jpg</text:a>
", "<text:a xlink:type="simple" xlink:href="https://static.dw.com/image/37291168_303.jpg" text:style-name="Internet_20_link" text:visited-style-name="Visited_20_Internet_20_Link">
37291168_303.jpg</text:a>
", "<text:a xlink:type="simple" xlink:href="https://static.dw.com/image/49136316_303.jpg" text:style-name="Internet_20_link" text:visited-style-name="Visited_20_Internet_20_Link">
49136316_303.jpg</text:a>
", "<text:a xlink:type="simple" xlink:href="https://static.dw.com/image/59026203_303.jpg" text:style-name="Internet_20_link" text:visited-style-name="Visited_20_Internet_20_Link">
59026203_303.jpg</text:a>
", "<text:a xlink:type="simple" xlink:href="https://static.dw.com/image/39066286_303.jpg" text:style-name="Internet_20_link" text:visited-style-name="Visited_20_Internet_20_Link">
39066286_303.jpg</text:a>
", "<text:a xlink:type="simple" xlink:href="https://static.dw.com/image/56072233_303.jpg" text:style-name="Internet_20_link" text:visited-style-name="Visited_20_Internet_20_Link">
56072233_303.jpg</text:a>
", "<text:a xlink:type="simple" xlink:href="https://static.dw.com/image/18314674_303.jpg" text:style-name="Internet_20_link" text:visited-style-name="Visited_20_Internet_20_Link">
18314674_303.jpg</text:a>
"]</text:p>
      <text:p text:style-name="P4">
Subject: 经济纵横</text:p>
      <text:p text:style-name="P4">
Subjects: ['希腊债务危机', '欧债危机', '俄罗斯', '欧盟', '乌克兰', '诺贝尔奖', '欧洲难民危机', '欧洲', '普京', '俄罗斯入侵乌克兰']</text:p>
      <text:p text:style-name="P4">
Keywords: ['哈萨克斯坦', '俄罗斯', '苏联', '军用物资', '制裁', '芯片', '欧洲复兴开发银行', '欧盟']</text:p>
      <text:p text:style-name="P4">
Id: 65670504</text:p>
      <!--METADATA-->
      <text:p text:style-name="P4">
<text:a xlink:type="simple" xlink:href="https://www.dw.com/zh/overlay/image/article/65670504/65649478" text:style-name="Internet_20_link" text:visited-style-name="Visited_20_Internet_20_Link">
 <draw:frame draw:style-name="fr1" draw:name="Image142" text:anchor-type="as-char" svg:width="6.9236in" svg:height="3.896998in" draw:z-index="0">
<draw:image xlink:href="../Images/dwzh/2023-05-18T14-34-00Z/65649478_303.jpg" xlink:type="simple" xlink:show="embed" xlink:actuate="onLoad" draw:mime-type="image/jpeg"/>
</draw:frame>
</text:a>
The truck team on the border between Russia and Kazakhstan</text:p>
      <text:p text:style-name="P4">
(Voice of Germany Chinese), although Kazakhstan's transfer to Russia to Russia has increased dramatically for military use, the country's official on Thursday (May 18) has denied that it violates Western sanctions. European and American officials have previously accused the largest economy in Central Asia the channel for Moscow to obtain goods. Western countries believe that this violates <text:a xlink:type="simple" xlink:href="https://www.dw.com/zh/zh/西方对俄制裁-到底谁蒙受了更大损失/a-62648994" text:style-name="Internet_20_link" text:visited-style-name="Visited_20_Internet_20_Link">
</text:a>
Essence</text:p>
      <text:p text:style-name="P4">
Kazinform, Kazakhon official media, quoted the Senate Senate Speaker, Maulenashimbayev, said: "We do not allow our territory or enterprises to avoid sanctions on Russia." Senate Speaker in the country's politics The importance is second only to the president, and Ashbayev emphasized: "We have not violated Western sanctions."</text:p>
      <text:p text:style-name="P4">
Some former Soviet countries, as well as China, Turkey and the UAE being suspected of helping Russia to obtain goods that cannot be imported directly because of Western sanctions. Companies in these countries will export them to Russia after importing goods. Even some common technology products such as refrigerators, printers, and calculators, their chips are taken out and used for weapons.</text:p>
      <text:h text:style-name="P12" text:outline-level="3">
<text:span text:style-name="T4">
Western sanctions on Russia are useful?</text:span>
</text:h>
      <text:h text:style-name="P12" text:outline-level="3">
<text:span text:style-name="T4">
Central Asia and Caucasus areas to export to Russia rose</text:span>
</text:h>
      <text:p text:style-name="P4">
BEATAJAVORCIK, chief economist at the European Renaissance Bank (EBRD), said earlier this week that the bank has observed that Western Europe's exports to Russia have been transferred to the former Soviet Union. She told AFP: "If you look at the exports of Western Europe to Russia, they have fallen by about 60%. You can also see that Western Europe's exports to Central Asia and Caucasus have suddenly risen, and the exports of these countries to the Russian market have increased. "She added that these growths are particularly obvious among completely or partial sanctions.</text:p>
      <text:p text:style-name="P4">
Kazakhstan is a close economic and military allies in Russia, with a common border with Russia 7,500 kilometers. When considering further tightening sanctions against Russia, Western countries must also avoid how to consider the secondary impact on Kazakhstan and other countries, so as not to push these countries to the embrace of Moscow.</text:p>
      <text:p text:style-name="P4">
Earlier this month, the European Commission passed the 11th round of sanctions against Russia, and for the first time, including Armenia, China, Iran, Iran, Syria, the UAE, and Uzbekistan, including it to combat sanctions.</text:p>
      <text:p text:style-name="P4">
*<draw:frame draw:style-name="fr1" draw:name="Image143" text:anchor-type="as-char" svg:width="6.9236in" svg:height="3.896998in" draw:z-index="0">
<draw:image xlink:href="../Images/dwzh/2023-05-18T14-34-00Z/17179054_303.jpg" xlink:type="simple" xlink:show="embed" xlink:actuate="onLoad" draw:mime-type="image/jpeg"/>
</draw:frame>
#</text:p>
      <text:h text:style-name="P13" text:outline-level="4">
<text:span text:style-name="T4">
What are the sanctions tools for Russia in Europe and the United States?</text:span>
</text:h>
      <text:h text:style-name="P12" text:outline-level="3">
<text:span text:style-name="T4">
SWIFT Bank Trading System</text:span>
</text:h>
      <text:p text:style-name="P4">
Cutting off Russia's connection with SWIFT's financial transfer system will be one of the strongest financial sanctions steps that Europe and the United States can take to Russia. The Swift (Global Bank Financial Telecom Association) headquarters in Belgium is connected to more than 10,000 banks, and half of the world's main cross -border transfer transmission data through it. If it is decoupled from it, Russia's international financial transactions, including oil and gas export income accounted for more than 40%of the country's total income, will be cut off, and its economy will be immediately affected by long -term. The United States has previously persuaded Swift to impose this sanctions on Iran. But this sanctions will also cause damage to the economy of the United States and its allies.</text:p>
      <text:p text:style-name="P4">
*<draw:frame draw:style-name="fr1" draw:name="Image144" text:anchor-type="as-char" svg:width="6.9236in" svg:height="3.896998in" draw:z-index="0">
<draw:image xlink:href="../Images/dwzh/2023-05-18T14-34-00Z/37291168_303.jpg" xlink:type="simple" xlink:show="embed" xlink:actuate="onLoad" draw:mime-type="image/jpeg"/>
</draw:frame>
#</text:p>
      <text:h text:style-name="P13" text:outline-level="4">
<text:span text:style-name="T4">
What are the sanctions tools for Russia in Europe and the United States?</text:span>
</text:h>
      <text:h text:style-name="P12" text:outline-level="3">
<text:span text:style-name="T4">
Over time?</text:span>
</text:h>
      <text:p text:style-name="P4">
In 2014, Russia's troops annexed the Crimean Peninsula(picture)The United States and its European allies have considered using Swift's sanctions tools. Russia said at the time that if the financial trading system was expelled, it would be regarded as declared war against Russia. Western countries subsequently put on this plan, and were later criticized for being too weak. Russia has since tried to establish its own cross -border financial trading system, but the results are limited.</text:p>
      <text:p text:style-name="P4">
*<draw:frame draw:style-name="fr1" draw:name="Image145" text:anchor-type="as-char" svg:width="6.9236in" svg:height="3.896998in" draw:z-index="0">
<draw:image xlink:href="../Images/dwzh/2023-05-18T14-34-00Z/49136316_303.jpg" xlink:type="simple" xlink:show="embed" xlink:actuate="onLoad" draw:mime-type="image/jpeg"/>
</draw:frame>
#</text:p>
      <text:h text:style-name="P13" text:outline-level="4">
<text:span text:style-name="T4">
What are the sanctions tools for Russia in Europe and the United States?</text:span>
</text:h>
      <text:h text:style-name="P12" text:outline-level="3">
<text:span text:style-name="T4">
Frozen USD settlement</text:span>
</text:h>
      <text:p text:style-name="P4">
The United States itself has one of the most powerful financial weapons against Putin, one of the most powerful financial weapons, to disconnect Russia's access to the US dollar. All transactions conducted in US dollars were finally settled through the Fed or US financial institutions. That is to say, foreign banks must complete the US dollar transactions through the US financial system. The United States has punished financial institutions that violate Iran, Sudan and other countries, and prohibit their settlement from settlement. Unlike other financial means, the United States can sacrifice this sanction separately. Biden had hinted that this was one of the options for sanctioning Russia. It cannot be settled in the US dollar, and Russian companies and individuals are hindered when conducting the most conventional transactions, such as paying or buying things.</text:p>
      <text:p text:style-name="P4">
*<draw:frame draw:style-name="fr1" draw:name="Image146" text:anchor-type="as-char" svg:width="6.9236in" svg:height="3.896998in" draw:z-index="0">
<draw:image xlink:href="../Images/dwzh/2023-05-18T14-34-00Z/59026203_303.jpg" xlink:type="simple" xlink:show="embed" xlink:actuate="onLoad" draw:mime-type="image/jpeg"/>
</draw:frame>
#</text:p>
      <text:h text:style-name="P13" text:outline-level="4">
<text:span text:style-name="T4">
What are the sanctions tools for Russia in Europe and the United States?</text:span>
</text:h>
      <text:h text:style-name="P12" text:outline-level="3">
<text:span text:style-name="T4">
Export ban</text:span>
</text:h>
      <text:p text:style-name="P4">
The White House also confirmed that export control was considered to prevent Russia from obtaining high -tech products for aircraft and smartphones, as well as software and electronic equipment required for other modern equipment. Because the US software, technology, and devices dominate the world, which means that Russia's products with integrated circuits and products containing integrated circuits may be severely restricted. This may involve aircraft aviation electronics equipment, machine tools, smartphones, gaming machines, tablet computers and TVs, and even the defense industry. The countries that are sanctions by the US export ban include Cuba, Iran, North Korea, and Syria.</text:p>
      <text:p text:style-name="P4">
*<draw:frame draw:style-name="fr1" draw:name="Image147" text:anchor-type="as-char" svg:width="6.9236in" svg:height="3.896998in" draw:z-index="0">
<draw:image xlink:href="../Images/dwzh/2023-05-18T14-34-00Z/39066286_303.jpg" xlink:type="simple" xlink:show="embed" xlink:actuate="onLoad" draw:mime-type="image/jpeg"/>
</draw:frame>
#</text:p>
      <text:h text:style-name="P13" text:outline-level="4">
<text:span text:style-name="T4">
What are the sanctions tools for Russia in Europe and the United States?</text:span>
</text:h>
      <text:h text:style-name="P12" text:outline-level="3">
<text:span text:style-name="T4">
banned national debt</text:span>
</text:h>
      <text:p text:style-name="P4">
Last year, the Biden government had banned US financial institutions from purchasing Russian government bonds from state -owned institutions to restrict Russia's loan capacity. But this measure is not aimed at the secondary market, so it may become the next step of sanctions.</text:p>
      <text:p text:style-name="P4">
*<draw:frame draw:style-name="fr1" draw:name="Image148" text:anchor-type="as-char" svg:width="6.9236in" svg:height="3.896998in" draw:z-index="0">
<draw:image xlink:href="../Images/dwzh/2023-05-18T14-34-00Z/56072233_303.jpg" xlink:type="simple" xlink:show="embed" xlink:actuate="onLoad" draw:mime-type="image/jpeg"/>
</draw:frame>
#</text:p>
      <text:h text:style-name="P13" text:outline-level="4">
<text:span text:style-name="T4">
What are the sanctions tools for Russia in Europe and the United States?</text:span>
</text:h>
      <text:h text:style-name="P12" text:outline-level="3">
<text:span text:style-name="T4">
</text:span>
</text:h>
      <ul>
        <li>
<draw:frame draw:style-name="fr1" draw:name="Image149" text:anchor-type="as-char" svg:width="6.9236in" svg:height="3.896998in" draw:z-index="0">
<draw:image xlink:href="../Images/dwzh/2023-05-18T14-34-00Z/18314674_303.jpg" xlink:type="simple" xlink:show="embed" xlink:actuate="onLoad" draw:mime-type="image/jpeg"/>
</draw:frame>
#</li>
      </ul>
      <text:h text:style-name="P13" text:outline-level="4">
<text:span text:style-name="T4">
What are the sanctions tools for Russia in Europe and the United States?</text:span>
</text:h>
      <text:h text:style-name="P12" text:outline-level="3">
<text:span text:style-name="T4">
Putin Girlfriend? Circle of friends?</text:span>
</text:h>
      <text:p text:style-name="P4">
A usual method of sanctions in the United States is to sanction relevant leaders, members of relatives, their families, and military and cultural officials. Putin and their family members and family members, banks in Russia and powerful chaebols may encounter this fate. A bill proposed by the Republican MP advocated sanctions before Russia adopted further military operations on Russia. These members also urged the sanctions on Russia's upper -level people, including Putin's family, and a woman who was said to have a scandal with Putin -the 2004 Olympic gymnastics gold medalist Arinakabaev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gence France -Presse)</text:p>
      <text:p text:style-name="P4">
News Source: <text:a xlink:type="simple" xlink:href="https://www.dw.com/zh/哈萨克斯坦否认违反西方对俄制裁/a-65670504" text:style-name="Internet_20_link" text:visited-style-name="Visited_20_Internet_20_Link">
https://www.dw.com/zh/哈萨克斯坦否认违反西方对俄制裁/a-65670504?maca=chi-rss-chi-all-1127-rdf</text:a>
</text:p>
      <!--NEWS-->
      <text:h text:style-name="P10" text:outline-level="1">
<text:span text:style-name="T4">
United Nations Human Rights Expert: Most of the Burmese Military Import One billion US dollars of weapons come from Russia</text:span>
</text:h>
      <text:p text:style-name="P4">
Author: None</text:p>
      <text:p text:style-name="P4">
Publisher: Radio Free Asia (Organization)</text:p>
      <text:p text:style-name="P4">
Published Time: 2023-05-18T14:44:00-04:00</text:p>
      <text:p text:style-name="P4">
Modified Time: 2023-05-18T14:54: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612011in" draw:z-index="0">
<draw:image xlink:href="../Images/rfamandarin/2023-05-18T14-44-00-04-00/000000.png" xlink:type="simple" xlink:show="embed" xlink:actuate="onLoad" draw:mime-type="image/png"/>
</draw:frame>
The parade holding the Burmese national flag <text:a xlink:type="simple" xlink:href="https://www.rfa.org/mandarin/Xinwen/5-05182023142852.html/@@images/image" text:style-name="Internet_20_link" text:visited-style-name="Visited_20_Internet_20_Link">
</text:a>
Militch True News Information Team Via AP</text:p>
      <text:p text:style-name="P4">
The UN Burmese Special reporter Tomandrews issued a report on May 17 that since the Myanmar military overthrew the election government in February 2021, at least $ 1 billion of weapons and weapons materials, of which Russia and China It is the main weapon supplier of Myanmar.</text:p>
      <text:p text:style-name="P4">
This report is the most detailed study of transferring weapons to the Myanmar military after the coup so far. Thailand and India. Andrews said that now he has mastered the information of the weapon and the business they are in what areas, and the member states now need to step up efforts to prevent the flow of these weapons.</text:p>
      <text:p text:style-name="P4">
Andrews pointed out that Russia and China are still the main suppliers of the advanced weapon system of the Myanmar military. Since the country's coup, they have accounted for more than $ 400 million and US $ 260 million in their transactions. Most of them have traded from state -owned entities. The third -ranked Singapore is as many as $ 250 million.</text:p>
      <text:p text:style-name="P4">
Responsible editor: Chen Pinjie</text:p>
      <text:p text:style-name="P4">
News Source: <text:a xlink:type="simple" xlink:href="https://www.rfa.org/mandarin/Xinwen/5-05182023142852.html" text:style-name="Internet_20_link" text:visited-style-name="Visited_20_Internet_20_Link">
https://www.rfa.org/mandarin/Xinwen/5-05182023142852.html</text:a>
</text:p>
      <!--NEWS-->
      <text:h text:style-name="P10" text:outline-level="1">
<text:span text:style-name="T4">
Do you have a house when you get married? Two -thirds of the light people said &amp; quot;</text:span>
</text:h>
      <text:p text:style-name="P4">
Author: None</text:p>
      <text:p text:style-name="P4">
Publisher: Radio Free Asia (Organization)</text:p>
      <text:p text:style-name="P4">
Published Time: 2023-05-18T14:53:56-04:00</text:p>
      <text:p text:style-name="P4">
Modified Time: 2023-05-18T14:53: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1" text:anchor-type="as-char" svg:width="6.9236in" svg:height="4.556175in" draw:z-index="0">
<draw:image xlink:href="../Images/rfamandarin/2023-05-18T14-53-56-04-00/000000.png" xlink:type="simple" xlink:show="embed" xlink:actuate="onLoad" draw:mime-type="image/png"/>
</draw:frame>
A pair of Chinese couples who receive a marriage certificate <text:a xlink:type="simple" xlink:href="https://www.rfa.org/mandarin/Xinwen/6-05182023144646.html/@@images/image" text:style-name="Internet_20_link" text:visited-style-name="Visited_20_Internet_20_Link">
</text:a>
Agence France -Presse information map</text:p>
      <text:p text:style-name="P4">
According to the joint questionnaire survey of the Social Investigation Center of China Youth Daily, 67.1%of young men and women under the age of 35 said that they need to have their own housing in marriage. The interviewed group of housing believes that there should be a higher percentage of houses.</text:p>
      <text:p text:style-name="P4">
According to the results of the survey, interviewees who have supported their homes most support their own houses, accounting for 78.4%; respondents in first -tier cities recognize the highest percentage of 73.0%, followed by interviewees in second -tier cities. 67.7%; in different ages, 70.4%of respondents aged 18-25 believe that Chengjia must have the highest proportion of their own housing, followed by respondents aged 30-35, accounting for 69.8%.</text:p>
      <text:p text:style-name="P4">
In addition, 67.7%of the female interviewed women insist that the proportion of houses is slightly higher than that of the interviewed men. In the proportion of self -housing, the proportion of men interviewed is higher than that of women. It can be seen from the comparison of the two sets of data that women are more self -housing when they care about their homes.</text:p>
      <text:p text:style-name="P4">
78.5%of the young people interviewed by Chinese believe that their own houses have a sense of security and belonging. 53.9%believe that buying a house can improve the quality of living and life. There are 22.9%of people who think that there is a traditional custom for marriage with a house.</text:p>
      <text:p text:style-name="P4">
Responsible editor: Chen Pinjie</text:p>
      <text:p text:style-name="P4">
News Source: <text:a xlink:type="simple" xlink:href="https://www.rfa.org/mandarin/Xinwen/6-05182023144646.html" text:style-name="Internet_20_link" text:visited-style-name="Visited_20_Internet_20_Link">
https://www.rfa.org/mandarin/Xinwen/6-05182023144646.html</text:a>
</text:p>
      <!--NEWS-->
      <text:h text:style-name="P10" text:outline-level="1">
<text:span text:style-name="T4">
Titani 3D image first opens deep -sea measurement hopes for puzzle solution</text:span>
</text:h>
      <text:p text:style-name="P4">
Publisher: 法新社</text:p>
      <text:p text:style-name="P4">
Published Time: 2023-05-18T15:02:08+00:00</text:p>
      <text:p text:style-name="P4">
Modified Time: 2023-05-18T14:35:02+00:00</text:p>
      <text:p text:style-name="P4">
Description: (AFP, 17th, 17th) The world's most well -known shipwreck "Titani" is lying quietly at the 3,800 -meter -deep Atlantic. It has been 111 years. Nowadays, 3D images made of deep -sea surveying and mapping technology finally came out, and it is expected that it will help clarify that the heavy ship in 1912 has difficul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3.617581in" draw:z-index="0">
<draw:image xlink:href="../Images/rficn/2023-05-18T15-02-08-00-00/000000.png" xlink:type="simple" xlink:show="embed" xlink:actuate="onLoad" draw:mime-type="image/png"/>
</draw:frame>
The Titanic, who was the first flight from Southampton, England, was originally scheduled to open to New York, USA, but it was suspected to hit the iceberg on the way, causing more than 1,500 people to be killed.</text:p>
      <text:p text:style-name="P4">
Titanic expert Parks Stephenson said: "There are still many questions related to this ship, some basic questions, and still to be answered."</text:p>
      <text:p text:style-name="P4">
He said that 3D images are "the first step of the story -oriented story -oriented story -oriented, rather than speculation."</text:p>
      <text:p text:style-name="P4">
The latest scanning images caught the complete wreckage and exposed the full picture of Titani. The wreckage can be divided into two parts, and the bow and stern are about 800 meters apart. There are many fragments around the damaged hull.</text:p>
      <text:p text:style-name="P4">
Magellan LTD., the Shenzhen -Sea surveying and mapping company, began this scanning work in the summer of 2022, and was produced by AtlanticProptions into a documentary.</text:p>
      <text:p text:style-name="P4">
A team remotely controlled submarine on a special ship consumed the length and width of the wreckage for more than 200 hours, and took more than 700,000 photos from various angles to rebuild the complete 3D image of Titani.</text:p>
      <text:p text:style-name="P4">
Gerhard Seifert of Magellan is responsible for leading the project. He said that this was the largest underwater scanning plan.</text:p>
      <text:p text:style-name="P4">
He explained: "The depth of the Titanic is close to 4,000 meters, which means that this will constitute a major challenge. There will be sea flow at the scene, and we cannot touch any wreckage to avoid damage."</text:p>
      <text:p text:style-name="P4">
"Another challenge is that each square meter must be surveyed, including the bland part, such as the soil of the fragments area, but we need these to fill all the gap between all the parts worthy of attention."</text:p>
      <text:p text:style-name="P4">
This scanning work can not only present the size of the hull, but also make people find tiny details, such as one of the serial numbers on the propeller propeller.</text:p>
      <text:p text:style-name="P4">
The severe rusty bow can be identified immediately even if it sinks into the bottom of the sea for hundreds of years. There is a large hole on the deck, which makes people see the original main stairs of the cruise ship no longer exist.</text:p>
      <text:p text:style-name="P4">
However, the sternum became a pile of messy metal, and this part collapsed when the ship sank into the bottom of the sea.</text:p>
      <text:p text:style-name="P4">
The surrounding fragments are scattered, including gorgeous metal products, statues from the boat, and champagne bottle that have not been opened. You can also see personal items such as dozens of pairs of shoes.</text:p>
      <text:p text:style-name="P4">
Stephenon, who studied Titani for many years, said that when he saw 3D images for the first time, he was surprised and happy.</text:p>
      <text:p text:style-name="P4">
"This shows the shipwreck scene that is absolutely impossible to see from the submarine, and you can see the entire ship, which has both details and vision. And the real state of the shipwreck is now presented in front of you."</text:p>
      <text:p text:style-name="P4">
He said that the research on scanning content may provide a new understanding of the night when the fate of Titani decided in 1912.</text:p>
      <text:p text:style-name="P4">
"We really don't understand the actual situation of hitting the iceberg, and even don't even know whether the Titanic collision occurs on the width as it is performed, it may also be stranded on the iceberg."</text:p>
      <text:p text:style-name="P4">
News Source: <text:a xlink:type="simple" xlink:href="https://www.rfi.fr/cn/%E5%9B%BD%E9%99%85%E6%8A%A5%E9%81%93/20230518-%E9%93%81%E8%BE%BE%E5%B0%BC%E5%8F%B73d%E5%BD%B1%E5%83%8F%E9%A6%96%E5%85%AC%E5%BC%80-%E6%B7%B1%E6%B5%B7%E6%B5%8B%E7%BB%98%E7%9B%BC%E8%A7%A3%E8%B0%9C%E5%9B%A2" text:style-name="Internet_20_link" text:visited-style-name="Visited_20_Internet_20_Link">
https://www.rfi.fr/cn/%E5%9B%BD%E9%99%85%E6%8A%A5%E9%81%93/20230518-%E9%93%81%E8%BE%BE%E5%B0%BC%E5%8F%B73d%E5%BD%B1%E5%83%8F%E9%A6%96%E5%85%AC%E5%BC%80-%E6%B7%B1%E6%B5%B7%E6%B5%8B%E7%BB%98%E7%9B%BC%E8%A7%A3%E8%B0%9C%E5%9B%A2</text:a>
</text:p>
      <!--NEWS-->
      <text:h text:style-name="P10" text:outline-level="1">
<text:span text:style-name="T4">
German media: "Beijing may attack Taiwan on the full moon night in January 2025"</text:span>
</text:h>
      <text:p text:style-name="P4">
Author: None (Language: zh)</text:p>
      <text:p text:style-name="P4">
Publisher: None</text:p>
      <text:p text:style-name="P4">
Time: 2023-05-18T15:05:00Z</text:p>
      <text:p text:style-name="P4">
Description: An expert at the Munich Federal University National Defense University Intelligence and Security Research Center (CISS) said in an interview with the Munich Meeting News that if Beijing leaders really decide to attack Taiwan, then January 2025 will be a possible time window. The World News reported that Lithuania opened the distance from Beijing and turned close to Taiwan to make it economically benefit.</text:p>
      <text:p text:style-name="P4">
Videos: []</text:p>
      <text:p text:style-name="P4">
Images: ["<text:a xlink:type="simple" xlink:href="https://static.dw.com/image/65275800_303.jpg" text:style-name="Internet_20_link" text:visited-style-name="Visited_20_Internet_20_Link">
65275800_303.jpg</text:a>
", "<text:a xlink:type="simple" xlink:href="https://static.dw.com/image/59893012_401.jpg" text:style-name="Internet_20_link" text:visited-style-name="Visited_20_Internet_20_Link">
59893012_401.jpg</text:a>
"]</text:p>
      <text:p text:style-name="P4">
Subject: 评论分析</text:p>
      <text:p text:style-name="P4">
Subjects: ['奥巴马', '欧债危机', '欧盟', '岛屿主权争端', '马英九', '专题报道：全景观看“习马会”', '专题报道：2016年台湾大选', '德国', '中国', '台湾']</text:p>
      <text:p text:style-name="P4">
Keywords: ['台湾', '美国', '中国', '犯台', '攻打台湾', '2025年1月', '美国大选', '台湾大选', '施美白', 'May-Britt Stumbaum', '德国', '立陶宛']</text:p>
      <text:p text:style-name="P4">
Id: 65670936</text:p>
      <!--METADATA-->
      <text:p text:style-name="P4">
<text:a xlink:type="simple" xlink:href="https://www.dw.com/zh/overlay/image/article/65670936/65275800" text:style-name="Internet_20_link" text:visited-style-name="Visited_20_Internet_20_Link">
 <draw:frame draw:style-name="fr1" draw:name="Image153" text:anchor-type="as-char" svg:width="6.9236in" svg:height="3.896998in" draw:z-index="0">
<draw:image xlink:href="../Images/dwzh/2023-05-18T15-05-00Z/65275800_303.jpg" xlink:type="simple" xlink:show="embed" xlink:actuate="onLoad" draw:mime-type="image/jpeg"/>
</draw:frame>
</text:a>
On April 9, the Chinese People's Liberation Army's Eastern theater Command conducted a patrol patrol and military exercise around Taiwan Island.</text:p>
      <text:p text:style-name="P4">
(Voice of Germany Chinese) Whether Beijing will attack Taiwan. If it really decides military attacks, when will it be? Munich Federal University National Defense University Intelligence and Security Research Center(Ciss)Scholar May-Britt Stumbaum predicts in an interview with the Munich Message that Beijing may attack Taiwan in January 2025, and the United States will interfere.</text:p>
      <text:p text:style-name="P4">
May-BrittStumbaum believes that it is crucial to Taiwan in the next two years. Chinese leaders first want to wait for the Taiwan presidential election in January next year, and hope that the Kuomintang of Beijing can win. "China will strengthen deterrence, until the Taiwanese finally said: Rather than risk the risk of war, it is better to put herself under the control of Beijing," she said. To this end, the Beijing side will erode the Taiwan system through the method of spreading false information and penetration.</text:p>
      <text:p text:style-name="P4">
In addition, Shi White believes that the US elections in early 2025 will also have a significant impact. "In recent years, we have repeatedly seen that in this case, the United States often has almost no ability to move within a few months. Many senior people have left a few months before the transfer of power, and the high -level administrative positions and ambassadors will be vacant. Long -term. The United States may be very weak in early 2025, and Xi Jinping will use this. "</text:p>
      <text:p text:style-name="P4">
Shi whitening predicts that China may attack Taiwan in January 2025. She told the Munich Ambassador, "If China really decides to attack Taiwan, then in January 2025, it provided a suitable opportunity for invasion. Taiwan Strait, the sea surface was relatively calm. In addition, the Chinese Spring Festival in 2025 was in January, hundreds of millions of people will travel across the country, and satellites can hardly find large -scale military dispatches. At that time, China only needed a month for a month. The round night and good weather. "</text:p>
      <text:p text:style-name="P4">
Shi White believes that if the military attacks Taiwan on Beijing, then a large number of troops will be sent to first try to occupy strategic places, especially the government's location and key infrastructure control center. China will also accept the cost of very high blood. She said, "In China, people are accustomed to making huge sacrifices. After canceling the new crown measures in Beijing, it is estimated that 1.6 million people will die within 4 weeks. The economic consequences of invading Taiwan will also be huge. Sanctions, China's GDP will fall 9%. But even such consequences will be accepted. "</text:p>
      <text:p text:style-name="P4">
Shi whitening predicts that if China attacks Taiwan, the United States will intervene. "If China controls Taiwan, China's submarine can sneak into the sea from (eastern Taiwan), and then reopen the water near San Francisco. This is why Americans want to intervene. They want to prevent the second Pearl Harbor from the second Pearl Harbor. . Do not let Taiwan fall into the hands of the People's Republic of China, which is in line with Americans's own strategic interests. "</text:p>
      <text:h text:style-name="P12" text:outline-level="3">
<text:span text:style-name="T4">
</text:span>
</text:h>
      <text:p text:style-name="P4">
The World Daily published an article that the Baltic Small Citia showed how to successfully keep a distance from Beijing.</text:p>
      <text:p text:style-name="P4">
<draw:frame draw:style-name="fr1" draw:name="Image154" text:anchor-type="as-char" svg:width="6.9236in" svg:height="3.896998in" draw:z-index="0">
<draw:image xlink:href="../Images/dwzh/2023-05-18T15-05-00Z/59893012_401.jpg" xlink:type="simple" xlink:show="embed" xlink:actuate="onLoad" draw:mime-type="image/jpeg"/>
</draw:frame>
In November 2021, the Taiwan representative office in Lithuania officially started operation</text:p>
      <text:p text:style-name="P4">
The article wrote that the Lithuanian government allowed Taiwan to open a real diplomatic representative agency in the capital Vilnius, which reduced the diplomatic relations with Lithuania and imposed economic pressure. "However, now, it is clear that Lithuania's proinstacper may have achieved economic victory. After a strong response in Beijing, the Taiwan government hopes to do everything to ensure that this Baltic country will not suffer any economy because of its position. Lost. Last year, the Taipei government allocated 200 million US dollars to invest in Lithuania. Although the venture capital company TAIWANIA can invest in the entire Central and Eastern European regions, so far, this money has mainly flowed to Lithuanian start -ups ..... In addition, the Taipei government has set up a $ 1 billion of financing funds. The joint economic projects of Lithuania and Taiwan companies can obtain cheap loans from this fund. "</text:p>
      <text:p text:style-name="P4">
The article pointed out that the most important thing is the transfer of knowledge. By cooperating with Taiwanese companies, <text:a xlink:type="simple" xlink:href="https://www.dw.com/zh/zh/台湾投资立陶宛逾1000万欧元启动芯片生产/a-63671292" text:style-name="Internet_20_link" text:visited-style-name="Visited_20_Internet_20_Link">
</text:a>
And develop laser technology.</text:p>
      <text:p text:style-name="P4">
<text:span text:style-name="T5">
Inding the content of other media, does not represent the position or view of the Voice of Germany. _ </text:span>
 _ 吧 _</text:p>
      <text:p text:style-name="P4">
News Source: <text:a xlink:type="simple" xlink:href="https://www.dw.com/zh/德语媒体：-北京可能在2025年1月的月圆之夜攻台/a-65670936" text:style-name="Internet_20_link" text:visited-style-name="Visited_20_Internet_20_Link">
https://www.dw.com/zh/德语媒体：-北京可能在2025年1月的月圆之夜攻台/a-65670936?maca=chi-rss-chi-all-1127-rdf</text:a>
</text:p>
      <!--NEWS-->
      <text:h text:style-name="P10" text:outline-level="1">
<text:span text:style-name="T4">
The Thai Moved Party is confident to fight for more support for the establishment of the government</text:span>
</text:h>
      <text:p text:style-name="P4">
Author: 联合早报 (Person)</text:p>
      <text:p text:style-name="P4">
Publisher: 联合早报 (Organization)</text:p>
      <text:p text:style-name="P4">
Published Time: 2023-05-18T15:06</text:p>
      <text:p text:style-name="P4">
Modified Time: 2023-05-18T16:16</text:p>
      <text:p text:style-name="P4">
Description: Thailand leader and prime minister candidate said that he has confidence to strive for more support and form a stable and balanced government. Reuters reported that on behalf of eight political party alliances on Thursday (May 18), the Puta said at a press conference that their team is fighting for support to ensure that the alliance can ...</text:p>
      <text:p text:style-name="P4">
Videos: []</text:p>
      <text:p text:style-name="P4">
Audios: []</text:p>
      <text:p text:style-name="P4">
Images: []</text:p>
      <text:p text:style-name="P4">
Type: NewsArticle</text:p>
      <text:p text:style-name="P4">
Breadcrumbs: ['即时', '国际']</text:p>
      <text:p text:style-name="P4">
Keywords: ['泰国', '泰国大选', '前进党', '为泰党', '披塔']</text:p>
      <!--METADATA-->
      <text:p text:style-name="P4">
Thailand leader and prime minister candidate said that he has confidence to strive for more support and form a stable and balanced government.</text:p>
      <text:p text:style-name="P4">
Reuters reported that on behalf of eight political party alliances on Thursday (May 18th), the Tower said at a press conference that their team is fighting for support to ensure that the alliance can get enough seats to ruling. This alliance has about 313 seats of 500 houses.</text:p>
      <text:p text:style-name="P4">
According to the Tower, the Alliance has set up a committee and a negotiating team, "to understand what I need and the seats I need to ensure stability and imbalances in governing." He said: "My ruling alliance is formed until the day when I become the Prime Minister, we have a very clear roadmap."</text:p>
      <text:p text:style-name="P4">
On Wednesday (17th), the party and the Thai party who won the second seat, as well as the Thai Sang Thai, the Thai Sang THAI, the Thai Liberal Party, and the Pen Thai Party (Pen Thai) )meet.</text:p>
      <text:p text:style-name="P4">
The pagoda and his allies said on Thursday that they were commissioned by voters to end the conservative rule supported by the army in the past ten years. This alliance has added two members and three seats.</text:p>
      <text:p text:style-name="P4">
However, if the front party wants to push the party leader's throne, it must get more than half of the 750 seats of the upper and lower houses, that is, 376 support tickets. The challenges they face were to win the votes of 250 members of the House of Shang. After the House of Shang in 2014, the military government was appointed by the military government and generally tended to support the army.</text:p>
      <text:p text:style-name="P4">
News Source: <text:a xlink:type="simple" xlink:href="https://www.zaobao.com.sg/realtime/world/story20230518-1395916" text:style-name="Internet_20_link" text:visited-style-name="Visited_20_Internet_20_Link">
https://www.zaobao.com.sg/realtime/world/story20230518-1395916</text:a>
</text:p>
      <!--NEWS-->
      <text:h text:style-name="P10" text:outline-level="1">
<text:span text:style-name="T4">
The Banrene Lama was disappeared for 28 years of the Canadian Tibetans called for the truth</text:span>
</text:h>
      <text:p text:style-name="P4">
Author: None</text:p>
      <text:p text:style-name="P4">
Publisher: Radio Free Asia (Organization)</text:p>
      <text:p text:style-name="P4">
Published Time: 2023-05-18T15:21:00-04:00</text:p>
      <text:p text:style-name="P4">
Modified Time: 2023-05-18T15:22:26-04:00</text:p>
      <text:p text:style-name="P4">
Description: None</text:p>
      <text:p text:style-name="P4">
Videos: []</text:p>
      <text:p text:style-name="P4">
Audios: ["<text:a xlink:type="simple" xlink:href="https://www.rfa.org/mandarin/yataibaodao/shaoshuminzu/lf-0518202311571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55" text:anchor-type="as-char" svg:width="6.9236in" svg:height="4.020155in" draw:z-index="0">
<draw:image xlink:href="../Images/rfamandarin/2023-05-18T15-21-00-04-00/000000.png" xlink:type="simple" xlink:show="embed" xlink:actuate="onLoad" draw:mime-type="image/png"/>
</draw:frame>
Tibetans in Canada rally in front of the Chinese consulate in Toronto called on the Chinese government to publish the truth, and was also free to be free by the missing Panchen Lama. <text:a xlink:type="simple" xlink:href="https://www.rfa.org/mandarin/yataibaodao/shaoshuminzu/lf-05182023115713.html/@@images/image" text:style-name="Internet_20_link" text:visited-style-name="Visited_20_Internet_20_Link">
</text:a>
Sonny Sonan provides <text:a xlink:type="simple" xlink:href="https://www.rfa.org/mandarin/yataibaodao/shaoshuminzu/lf-05182023115713.html/@@stream" text:style-name="Internet_20_link" text:visited-style-name="Visited_20_Internet_20_Link">
</text:a>
Wednesday is the 28th anniversary of the reincarnation of the Tibetan Lama reincarnation. The Tibetans living in Canada held a rally on the same day, urging the Chinese authorities to explain the truth and call on the international community to pay attention to the human rights issues in Tibet.</text:p>
      <text:p text:style-name="P4">
<text:span text:style-name="T4">
<text:span text:style-name="T5">
 <text:a xlink:type="simple" xlink:href="https://www.rfa.org/mandarin/yataibaodao/shaoshuminzu/lf-02142023082931.html" text:style-name="Internet_20_link" text:visited-style-name="Visited_20_Internet_20_Link">
</text:a>
 </text:span>
*  * </text:span>
<text:a xlink:type="simple" xlink:href="https://www.rfa.org/mandarin/yataibaodao/shaoshuminzu/lf-05102022130145.html" text:style-name="Internet_20_link" text:visited-style-name="Visited_20_Internet_20_Link">
 </text:a>
***<text:a xlink:type="simple" xlink:href="https://www.rfa.org/mandarin/yataibaodao/shaoshuminzu/lf-06062022133651.html" text:style-name="Internet_20_link" text:visited-style-name="Visited_20_Internet_20_Link">
<text:span text:style-name="T4">
 NBA star Kanter visited the Tibetan Tibetan in Tibet, Canada. Thank you for your enthusiasm </text:span>
</text:a>
Gedhun Choekyinyima was disappeared in China on May 17, 1995. Three days before the disappearance, Genima was confirmed to be the reincarnation spiritual child of the Panchen Lama, becoming the second highest religious leader in Tibetan Buddhism after the second highest status of the Dalai Lama.</text:p>
      <text:p text:style-name="P4">
The Tibetan Youth Club Toronto Branch and the Ontario Tibet Women's Association held rally protests in front of the Chinese consulate in Toronto at 5 pm on the 17th local time. More than thirty Tibetans took photos of the Panchen Lama at the scene, waved the Tibetan banner, and asked the Chinese government to give a statement.</text:p>
      <text:p text:style-name="P4">
Sunnysonam, chairman of the Tibetan Youth Association Toronto Branch, said that if the Panchen Lama is still alive, it should be 34 years old. No one has known his missing truth and today's situation. At the request of the United Nations, Beijing Once I mentioned that he had graduated from college and had a job. But this is the official statement. The public needs the truth: "They did not give any real videos or photos, they just spread rumors. Until now, we only have a photo of Banchen Lama as a child. No one knows how he is now. How about his family. "</text:p>
      <text:p text:style-name="P4">
At the same time, the Tibetan Youth Association also launched a one -month "Tibetan Affairs Parade" at the Indian headquarters. Participants walked from April 29 to May 23, walking from Sikkim in India to Assam.</text:p>
      <text:p text:style-name="P4">
<draw:frame draw:style-name="fr1" draw:name="Image156" text:anchor-type="as-char" svg:width="6.9236in" svg:height="3.894525in" draw:z-index="0">
<draw:image xlink:href="../Images/rfamandarin/2023-05-18T15-21-00-04-00/000001.png" xlink:type="simple" xlink:show="embed" xlink:actuate="onLoad" draw:mime-type="image/png"/>
</draw:frame>
The Tibetan Youth Association held nearly a month of hiking in India, calling on the world to pay attention to Tibet, urging world leaders to take action to oppose China's persecution of Tibetan people.(Facebook photo of Tibet Youth Club)  <text:a xlink:type="simple" xlink:href="https://www.rfa.org/mandarin/yataibaodao/shaoshuminzu/lf-05182023115713.html/tibet-2.jpg" text:style-name="Internet_20_link" text:visited-style-name="Visited_20_Internet_20_Link">
</text:a>
The Chairman of the Youth League Gentonza(Gonpo dhundup)In India's interview with reporters Yueyang, it was mentioned that on May 23, 1959, the Tibetan representatives were forced to sign the "Seventeenth Point" under intimidation. The parade ended on May 23 to highlight the dilemma of Tibet.</text:p>
      <text:p text:style-name="P4">
He said that 87 participants, 70 years old and the youngest 24 years old. Everyone hikes for more than 700 kilometers. There is only one idea: I hope the world pays attention to Tibet: "Tibetan issues are not just about Tibetan people, but they have international security. The relationship is not only a geopolitical security, but also the security of the ecological environment. The world's citizens should pay attention. "</text:p>
      <text:p text:style-name="P4">
<draw:frame draw:style-name="fr1" draw:name="Image157" text:anchor-type="as-char" svg:width="6.9236in" svg:height="3.894525in" draw:z-index="0">
<draw:image xlink:href="../Images/rfamandarin/2023-05-18T15-21-00-04-00/000002.png" xlink:type="simple" xlink:show="embed" xlink:actuate="onLoad" draw:mime-type="image/png"/>
</draw:frame>
The Tibetans launched a hiking activity of more than 700 kilometers in India. They explained the situation in Tibet to the public along the way. They especially hope that young children can understand Tibet history and problems.(Facebook photo of Tibet Youth Club)  <text:a xlink:type="simple" xlink:href="https://www.rfa.org/mandarin/yataibaodao/shaoshuminzu/lf-05182023115713.html/tibet-3.jpg" text:style-name="Internet_20_link" text:visited-style-name="Visited_20_Internet_20_Link">
</text:a>
He said that there are three major demands of this parade: First, it was urged to hold the Gemini Group Summit in India in September this year.(G20)At that time, Indian Prime Minister Shri Narendra Modiji and the world leaders could ask Chinese President Xi Jinping's Tibetan issue; second, China must immediately close the boarding schools that persecute the Tibetans and stop collecting DNA; third, seek The international community's support for solving China Tibetan issues.</text:p>
      <text:p text:style-name="P4">
Reporter: Editor Liu Fei: He Ping.com Editor: Hong Wei</text:p>
      <text:p text:style-name="P4">
News Source: <text:a xlink:type="simple" xlink:href="https://www.rfa.org/mandarin/yataibaodao/shaoshuminzu/lf-05182023115713.html" text:style-name="Internet_20_link" text:visited-style-name="Visited_20_Internet_20_Link">
https://www.rfa.org/mandarin/yataibaodao/shaoshuminzu/lf-05182023115713.html</text:a>
</text:p>
      <!--NEWS-->
      <text:h text:style-name="P10" text:outline-level="1">
<text:span text:style-name="T4">
Many European countries stated that they would not provide fighters to Ukraine</text:span>
</text:h>
      <text:p text:style-name="P4">
Author: 联合早报 (Person)</text:p>
      <text:p text:style-name="P4">
Publisher: 联合早报 (Organization)</text:p>
      <text:p text:style-name="P4">
Published Time: 2023-05-18T15:24</text:p>
      <text:p text:style-name="P4">
Modified Time: 2023-05-18T15:24</text:p>
      <text:p text:style-name="P4">
Description: The British Defense Minister Wallassee on Wednesday (May 17) denied reports that Britain was working hard to equip Ukraine with a fighter aircraft during his visit to Berlin, Germany. Wallace said that Britain would not provide fighters to Ukraine, "what we can do is to provide training and support." according to...</text:p>
      <text:p text:style-name="P4">
Videos: []</text:p>
      <text:p text:style-name="P4">
Audios: []</text:p>
      <text:p text:style-name="P4">
Images: []</text:p>
      <text:p text:style-name="P4">
Type: NewsArticle</text:p>
      <text:p text:style-name="P4">
Breadcrumbs: ['即时', '国际']</text:p>
      <text:p text:style-name="P4">
Keywords: ['乌克兰', '战斗机', '俄乌战争', 'F-16战机']</text:p>
      <!--METADATA-->
      <text:p text:style-name="P4">
The British Defense Minister Wallassee on Wednesday (May 17) denied reports that Britain was working hard to equip Ukraine with a fighter aircraft during his visit to Berlin, Germany.</text:p>
      <text:p text:style-name="P4">
Wallace said that Britain would not provide fighters to Ukraine, "what we can do is to provide training and support." According to Wallace, the purpose of the relevant training is to allow Ukrainian pilots to have the ability to drive Western fighters in the future.</text:p>
      <text:p text:style-name="P4">
After meeting with Wallace on the same day, the German Defense Minister Pestous also confirmed that the German Federal Defense Force would not transport fighters to Ukraine. He said at a joint press conference that Germany could not "play a positive role" on this issue, and "this is not a problem that Berlin will decide." Pistoliuz pointed out that the Federal Defense Force has neither related reserves nor related to the ability.</text:p>
      <text:p text:style-name="P4">
When Pistous met Wallace, the two sides focused on coordination, bilateral cooperation, and future investment in Africa in coordination, bilateral cooperation, and future investment in Africa.</text:p>
      <text:h text:style-name="P13" text:outline-level="4">
<text:span text:style-name="T4">
Polish cannot provide F-16 fighters to Ukraine</text:span>
</text:h>
      <text:p text:style-name="P4">
On the same day, Polish President Duda, who is participating in the European Commission's head of state and government summit at Iceland, said that Poland cannot provide F-16 fighters to Ukraine due to lack of sufficient number of advanced fighters, but it will continue to provide other military support.</text:p>
      <text:p text:style-name="P4">
Duda said in an interview that "the number of F-16 fighters owned by Poland is not enough to provide Ukraine." At the same time, he emphasized that Poland is ready to train Ukraine pilots.</text:p>
      <text:p text:style-name="P4">
According to Polish News Agency, there are currently about 48 F-16 fighters in Poland, but not all fighters can be put into battle at any time. At present, Poland has transferred eight MiG-29 fighters to Ukraine and is going to donate six more.</text:p>
      <text:p text:style-name="P4">
Three days ago, Sak, a consultant of Ukraine Defense, said that he hopes to obtain 40 to 50 F-16 fighters, forming three to four squadrons to defend and lead.</text:p>
      <text:p text:style-name="P4">
News Source: <text:a xlink:type="simple" xlink:href="https://www.zaobao.com.sg/realtime/world/story20230518-1395921" text:style-name="Internet_20_link" text:visited-style-name="Visited_20_Internet_20_Link">
https://www.zaobao.com.sg/realtime/world/story20230518-1395921</text:a>
</text:p>
      <!--NEWS-->
      <text:h text:style-name="P10" text:outline-level="1">
<text:span text:style-name="T4">
Biden arrived in Japan to attend the Seventh National Group Summit</text:span>
</text:h>
      <text:p text:style-name="P4">
Author: 联合早报 (Person)</text:p>
      <text:p text:style-name="P4">
Publisher: 联合早报 (Organization)</text:p>
      <text:p text:style-name="P4">
Published Time: 2023-05-18T15:30</text:p>
      <text:p text:style-name="P4">
Modified Time: 2023-05-18T15:50</text:p>
      <text:p text:style-name="P4">
Description: US President Biden arrived in Japan on Thursday (May 18) to attend the Seventh -way Group (G7) summit held in Hiroshima. Agence France -Presse reported that the U.S. Air Force No. 1 landed in the U.S. Marine Corps Base in the U.S. Marine Corps.</text:p>
      <text:p text:style-name="P4">
Videos: []</text:p>
      <text:p text:style-name="P4">
Audios: []</text:p>
      <text:p text:style-name="P4">
Images: []</text:p>
      <text:p text:style-name="P4">
Type: NewsArticle</text:p>
      <text:p text:style-name="P4">
Breadcrumbs: ['即时', '国际']</text:p>
      <text:p text:style-name="P4">
Keywords: ['七国集团', '拜登', '广岛']</text:p>
      <!--METADATA-->
      <text:p text:style-name="P4">
US President Biden arrived in Japan on Thursday (May 18) to attend the Seventh -way Group (G7) summit held in Hiroshima.</text:p>
      <text:p text:style-name="P4">
Agence France -Presse reported that the U.S. Air Force No. 1 landed in the U.S. Marine Corps Base in the US Marine Corps, and the leaders of the Seventh Kingdom Group would meet there until Sunday (21st). <text:a xlink:type="simple" xlink:href="https://www.zaobao.com/realtime/world/story20230517-1395431" text:style-name="Internet_20_link" text:visited-style-name="Visited_20_Internet_20_Link">
</text:a>
, Cancel the plan to visit Papua New Guinea and Australia to deal with the crisis of debt limit.</text:p>
      <text:p text:style-name="P4">
News Source: <text:a xlink:type="simple" xlink:href="https://www.zaobao.com.sg/realtime/world/story20230518-1395923" text:style-name="Internet_20_link" text:visited-style-name="Visited_20_Internet_20_Link">
https://www.zaobao.com.sg/realtime/world/story20230518-1395923</text:a>
</text:p>
      <!--NEWS-->
      <text:h text:style-name="P10" text:outline-level="1">
<text:span text:style-name="T4">
Xie Yang finally saw the acting lawyer Wu Yan after October and was released.</text:span>
</text:h>
      <text:p text:style-name="P4">
Author: None</text:p>
      <text:p text:style-name="P4">
Publisher: Radio Free Asia (Organization)</text:p>
      <text:p text:style-name="P4">
Published Time: 2023-05-18T15:47:00-04:00</text:p>
      <text:p text:style-name="P4">
Modified Time: 2023-05-18T17:43:36-04:00</text:p>
      <text:p text:style-name="P4">
Description: None</text:p>
      <text:p text:style-name="P4">
Videos: []</text:p>
      <text:p text:style-name="P4">
Audios: ["<text:a xlink:type="simple" xlink:href="https://www.rfa.org/mandarin/yataibaodao/renquanfazhi/tj-05182023124210.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158" text:anchor-type="as-char" svg:width="6.9236in" svg:height="3.88615in" draw:z-index="0">
<draw:image xlink:href="../Images/rfamandarin/2023-05-18T15-47-00-04-00/000000.png" xlink:type="simple" xlink:show="embed" xlink:actuate="onLoad" draw:mime-type="image/png"/>
</draw:frame>
Chinese rights protection lawyer Xie Yang <text:a xlink:type="simple" xlink:href="https://www.rfa.org/mandarin/yataibaodao/renquanfazhi/tj-05182023124210.html/@@images/image" text:style-name="Internet_20_link" text:visited-style-name="Visited_20_Internet_20_Link">
</text:a>
Twitter picture <text:a xlink:type="simple" xlink:href="https://www.rfa.org/mandarin/yataibaodao/renquanfazhi/tj-05182023124210.html/@@stream" text:style-name="Internet_20_link" text:visited-style-name="Visited_20_Internet_20_Link">
</text:a>
Xie Yang, who was detained in the "709 Capture", was secretly detained for ten months and finally met with the agent lawyer on Wednesday, and the other was re -sentenced to eight years in the "709 major arrest" for eight years. Rights protection Wu Yan was released from prison on Thursday.</text:p>
      <text:p text:style-name="P4">
<text:span text:style-name="T4">
<text:span text:style-name="T5">
 <text:a xlink:type="simple" xlink:href="https://www.rfa.org/mandarin/Xinwen/6-05312022125101.html" text:style-name="Internet_20_link" text:visited-style-name="Visited_20_Internet_20_Link">
</text:a>
 </text:span>
*  * </text:span>
<text:a xlink:type="simple" xlink:href="https://www.rfa.org/mandarin/yataibaodao/renquanfazhi/gf-02222022063911.html" text:style-name="Internet_20_link" text:visited-style-name="Visited_20_Internet_20_Link">
 </text:a>
<text:span text:style-name="T4">
<text:span text:style-name="T5">
<text:a xlink:type="simple" xlink:href="https://www.rfa.org/mandarin/Xinwen/2-02212022092512.html" text:style-name="Internet_20_link" text:visited-style-name="Visited_20_Internet_20_Link">
<text:span text:style-name="T4">
 Hunan Human Rights Lawyer Xie Yang was officially arrested for suspected "inciting subversion of the state power" </text:span>
</text:a>
  * </text:span>
*<text:a xlink:type="simple" xlink:href="https://www.rfa.org/mandarin/yataibaodao/renquanfazhi/yf2-06282015104228.html" text:style-name="Internet_20_link" text:visited-style-name="Visited_20_Internet_20_Link">
 </text:a>
</text:span>
</text:p>
      <text:p text:style-name="P4">
China Rights Protection Lawyer Xie Yang was detained by Changsha Police in early 2022 for "inciting subversion of state power" in early 2022. According to the Rights Rights Network, Xie Yang finally met with an agent lawyer after a lapse of ten months. Xie Yang said that he was tortured in prison. His food.</text:p>
      <text:p text:style-name="P4">
<draw:frame draw:style-name="fr1" draw:name="Image159" text:anchor-type="as-char" svg:width="6.9236in" svg:height="3.895916in" draw:z-index="0">
<draw:image xlink:href="../Images/rfamandarin/2023-05-18T15-47-00-04-00/000001.png" xlink:type="simple" xlink:show="embed" xlink:actuate="onLoad" draw:mime-type="image/png"/>
</draw:frame>
Data photo: Chinese rights protection lawyer Xie Yang (exclusively provided by Xie Yang) <text:a xlink:type="simple" xlink:href="https://www.rfa.org/mandarin/yataibaodao/renquanfazhi/tj-05182023124210.html/image.jpg" text:style-name="Internet_20_link" text:visited-style-name="Visited_20_Internet_20_Link">
</text:a>
<text:span text:style-name="T4">
 Ex -wife Xie Yang: Request to release Xie Yang immediately </text:span>
 **</text:p>
      <text:p text:style-name="P4">
Xie Yang’s ex -wife Chen Guiqiu said in an interview with this station that the Chinese authorities should not be illegally detained Xie Yang. She called on the Chinese authorities to release him immediately: "During his detention, he would not allow lawyers to meet for a long time, and at the same time suffered various types Tortoise, wearing a word chain to prevent him from buying things, not letting others talk to him, this is all inhumane. I am very angry. "</text:p>
      <text:p text:style-name="P4">
Chen Guiqiu thanked the outside world for their attention to Xie Yang's case. At the same time, she also expressed her dissatisfaction with the illegal governance of the Chinese authorities: "First of all, thank the outside world for paying attention to his friends and calling for him. I am very angry with the Chinese government. I hope they will release Xie Yang as soon as possible. I didn't do anything, so I just held a lawyer from January 11 last year in the detention center. It has been more than a year until now. ,law."</text:p>
      <text:p text:style-name="P4">
Human rights lawyer Wu Shaoping told the reporter that Xie Yang's acting lawyer was afraid of affecting the trial of the future and was unwilling to be interviewed by the outside world: "Xie Yang's lawyer currently does not want the outside world to know (his identity), because it will affect the case behind him. . Everyone knows that the CCP is now increasingly arrogant and completely unreasonable, so lawyers are not convenient to announce his name to the outside world now. "</text:p>
      <text:p text:style-name="P4">
A person familiar with the matter revealed that the Xie Yang case is likely to be in the Changsha Intermediate People's Court from June 19th to 24th. According to Xie Yang's prosecution, Xie Yang was prosecuted for using foreign community platforms, accepted the Voice of the United States, and Voice of Germany, and spread the statement that disrupted the state power. Based on security considerations, people familiar with the matter are unwilling to disclose personal information.</text:p>
      <text:p text:style-name="P4">
<draw:frame draw:style-name="fr1" draw:name="Image160" text:anchor-type="as-char" svg:width="6.9236in" svg:height="3.89928in" draw:z-index="0">
<draw:image xlink:href="../Images/rfamandarin/2023-05-18T15-47-00-04-00/000002.png" xlink:type="simple" xlink:show="embed" xlink:actuate="onLoad" draw:mime-type="image/png"/>
</draw:frame>
Wu Yan, a Chinese rights protection person who has been sentenced for eight years)  <text:a xlink:type="simple" xlink:href="https://www.rfa.org/mandarin/yataibaodao/renquanfazhi/tj-05182023124210.html/image-1.jpg" text:style-name="Internet_20_link" text:visited-style-name="Visited_20_Internet_20_Link">
</text:a>
<text:span text:style-name="T4">
 Rights protection person Wu Yan has sentenced eight years to prison in prison </text:span>
</text:p>
      <text:p text:style-name="P4">
At the same time, in the "709 arrest", Wu Yan, who was sentenced to eight years by the Chinese authorities with "inciting subversion of the state power", was released from prison on Thursday.</text:p>
      <text:p text:style-name="P4">
His legs are inconvenient. He said to me (the situation) is okay, and some may not dare to say, maybe the reality (real) is very good. "</text:p>
      <text:p text:style-name="P4">
<text:span text:style-name="T4">
 Wu Yan's father: Monitoring by the police station near the home </text:span>
</text:p>
      <text:p text:style-name="P4">
Xu Xiaoshun said that because Wu Yan was released from prison, his hometown had been monitored by the police at the door of his hometown, the establishment of a whistle, and increasing the patrol: "Although he dare not pretend to be monitored in my home, he installed it all the way to my home. The probe. The probe will be recorded, and the police station will show it to me, (tell me) this can be recorded. I tell him, I am a good person, no law, you should not stare at me like this. "</text:p>
      <text:p text:style-name="P4">
Wu Yan spent the years as the human rights issue of China's name "butcher" and "Super Vulgar Butcher". He has paid close attention to cases such as "Yunnan Kunming Elementary Student Prostitution Case", "Jiangxi Leping Death Penalty Case", "Qing'an Railway Station shooting incident" and other cases. However, it was also harassed and hit by the Chinese director. In the end, Wu Yan was detained by the Tianjin police in 2016, and was sentenced to 8 years in December 2017 by the Tianjin Second Intermediate Court for "inciting crime".</text:p>
      <text:p text:style-name="P4">
According to the information of the Rights Rights Network, Wu Yan was tortured in the process of serving his sentence, and was also forced to be hospitalized to receive "abuse therapy" (such as receiving various unknown examinations, forced to take unknown drugs, etc.). Published four unknown, indicating that he would never commit suicide, plead guilty, confession, and regrets of Shangguan, and accepting official lawyers.</text:p>
      <text:p text:style-name="P4">
Reporter: Tang Yuanyuan Editor: 梒 梒 网 Editor: Hong Wei</text:p>
      <text:p text:style-name="P4">
News Source: <text:a xlink:type="simple" xlink:href="https://www.rfa.org/mandarin/yataibaodao/renquanfazhi/tj-05182023124210.html" text:style-name="Internet_20_link" text:visited-style-name="Visited_20_Internet_20_Link">
https://www.rfa.org/mandarin/yataibaodao/renquanfazhi/tj-05182023124210.html</text:a>
</text:p>
      <!--NEWS-->
      <text:h text:style-name="P10" text:outline-level="1">
<text:span text:style-name="T4">
The heavy rain in northern Italy 11 people were killed 11 people</text:span>
</text:h>
      <text:p text:style-name="P4">
Author: 联合早报 (Person)</text:p>
      <text:p text:style-name="P4">
Publisher: 联合早报 (Organization)</text:p>
      <text:p text:style-name="P4">
Published Time: 2023-05-18T15:53</text:p>
      <text:p text:style-name="P4">
Modified Time: 2023-05-18T22:45</text:p>
      <text:p text:style-name="P4">
Description: In northern Italy, the Roman Nirvana has recently become a disaster, causing floods and mudslides. As of Thursday (May 18), 11 people have died. The authorities reported that nine people were killed on Wednesday (17th), and tens of thousands of residents were waiting for evacuation, and warned that the worse situation may still be ...</text:p>
      <text:p text:style-name="P4">
Videos: []</text:p>
      <text:p text:style-name="P4">
Audios: []</text:p>
      <text:p text:style-name="P4">
Images: []</text:p>
      <text:p text:style-name="P4">
Type: NewsArticle</text:p>
      <text:p text:style-name="P4">
Breadcrumbs: ['即时', '国际']</text:p>
      <text:p text:style-name="P4">
Keywords: ['意大利', '暴雨', '天气', '洪灾']</text:p>
      <!--METADATA-->
      <text:p text:style-name="P4">
In northern Italy, the Roman Nirvana has recently become a disaster, causing floods and mudslides. As of Thursday (May 18), 11 people have died.</text:p>
      <text:p text:style-name="P4">
The authorities reported that nine people were killed on Wednesday (17th), and tens of thousands of residents waited for evacuation, and warned that the worse situation may have not yet arrived.</text:p>
      <text:p text:style-name="P4">
On the same day, the world -class Formula Motor (F1) official also announced that due to the local severe floods, the F1 Imora venue racing prize will be canceled on this weekend.</text:p>
      <text:p text:style-name="P4">
The rainfall in part of the disaster area reached half of the annual average rainfall in just 36 hours. The heavy rain caused 14 rivers in the disaster area to built the embankment, flooding into towns, drowning farmland. Raverner, which is famous for the early Christian ruins, was severely affected. The local government said that about 14,000 people must evacuate as soon as possible.</text:p>
      <text:p text:style-name="P4">
The official pointed out that the flood invaded 37 towns and communities and led to about 120 mudslide accidents. At least one bridge near Bologna collapsed, some roads were destroyed by floods, and multiple railway services were suspended. Officials say that although the rain is weakening, the water level of the river is still rising.</text:p>
      <text:p text:style-name="P4">
The Italian authorities say that when the cabinet meets the relief measures on the 23rd, it will consider allocating 20 million euros (about 29.09 million yuan) to the disaster area.</text:p>
      <text:p text:style-name="P4">
This is the second time in the Emilia -Roman Nirvana area this month was severely attacked; at least two local people were killed in the storm in early May. Meteorologists said that the drought in this area had dried up the land for several months before, reducing the ability to absorb water, and exacerbated the impact of floods.</text:p>
      <text:p text:style-name="P4">
News Source: <text:a xlink:type="simple" xlink:href="https://www.zaobao.com.sg/realtime/world/story20230518-1395928" text:style-name="Internet_20_link" text:visited-style-name="Visited_20_Internet_20_Link">
https://www.zaobao.com.sg/realtime/world/story20230518-1395928</text:a>
</text:p>
      <!--NEWS-->
      <text:h text:style-name="P10" text:outline-level="1">
<text:span text:style-name="T4">
Call for the United States Trade Representative before the decourse with China: the Communist Party of China has launched an economic war against the United States for decades</text:span>
</text:h>
      <text:p text:style-name="P4">
Author: chinese@voanews.com (李逸华)</text:p>
      <text:p text:style-name="P4">
Publisher: 美国之音中文网 (Type: NewsMediaOrganization)</text:p>
      <text:p text:style-name="P4">
Published Time: 2023-05-18T15:53:51+08:00</text:p>
      <text:p text:style-name="P4">
Modified Time: 2023-05-18 07:53:51Z</text:p>
      <text:p text:style-name="P4">
Description: Former US trade representative Robert Lighthizer told Congress that the Chinese authorities have launched economic war against the United States for decades, and he has called on the US government to decompose with China economically. At the same time, the two -party members of Congress agreed that Washington needs to adjust its economic policy to Beijing, and this change must be now.</text:p>
      <text:p text:style-name="P4">
Videos: []</text:p>
      <text:p text:style-name="P4">
Images: []</text:p>
      <text:p text:style-name="P4">
Categories: ['国会报道', '美国', '经济·金融·贸易', '美中关系']</text:p>
      <text:p text:style-name="P4">
Type: None</text:p>
      <!--METADATA-->
      <text:p text:style-name="P4">
Nonenone</text:p>
      <text:p text:style-name="P4">
News Source: <text:a xlink:type="simple" xlink:href="https://www.voachinese.com/a/us-house-hearing-fomer-trade-official-lighthizer-china-strategic-decoupling-20230517/7098497.html" text:style-name="Internet_20_link" text:visited-style-name="Visited_20_Internet_20_Link">
https://www.voachinese.com/a/us-house-hearing-fomer-trade-official-lighthizer-china-strategic-decoupling-20230517/7098497.html</text:a>
</text:p>
      <!--NEWS-->
      <text:h text:style-name="P10" text:outline-level="1">
<text:span text:style-name="T4">
Column | China Perspective: Surrounding the wind and rain to the surrounded by strong enemies -the internal and external situations on the eve of the Hiroshima G7 Summit</text:span>
</text:h>
      <text:p text:style-name="P4">
Author: None</text:p>
      <text:p text:style-name="P4">
Publisher: Radio Free Asia (Organization)</text:p>
      <text:p text:style-name="P4">
Published Time: 2023-05-18T15:59:00-04:00</text:p>
      <text:p text:style-name="P4">
Modified Time: 2023-05-18T17:39:11-04:00</text:p>
      <text:p text:style-name="P4">
Description: None</text:p>
      <text:p text:style-name="P4">
Videos: []</text:p>
      <text:p text:style-name="P4">
Audios: ["<text:a xlink:type="simple" xlink:href="https://www.rfa.org/mandarin/zhuanlan/zhongguotoushi/panel-051820231525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4.612011in" draw:z-index="0">
<draw:image xlink:href="../Images/rfamandarin/2023-05-18T15-59-00-04-00/000000.png" xlink:type="simple" xlink:show="embed" xlink:actuate="onLoad" draw:mime-type="image/png"/>
</draw:frame>
The Chiefs Summit of the Seven Kingdoms will be held in Japan from May 19, 2023. The picture shows the G7 Hiroshima Summit logo. Agencence France -Presse <text:a xlink:type="simple" xlink:href="https://www.rfa.org/mandarin/zhuanlan/zhongguotoushi/panel-05182023152545.html/@@stream" text:style-name="Internet_20_link" text:visited-style-name="Visited_20_Internet_20_Link">
</text:a>
Moderator: Chen Kuide</text:p>
      <text:p text:style-name="P4">
Sympotent: Mr. Li Hengqing, economist and political critics</text:p>
      <text:p text:style-name="P4">
From May 19th to 21st, 2023, the leaders of major developed countries including the United States, France, Germany, the United Kingdom, Canada, Italy, and the European Union held the G7 Summit in Hiroshima, Japan.(Fumio Kishida)Leaders of South Korea, Australia, Brazil, Kocro, Cook Islands, India, Indonesia, Ukraine, and Vietnam attended the summit. This is the summit of the most important national forces in the world.</text:p>
      <text:p text:style-name="P4">
China, the world's second largest economy at hand, has not been invited, obviously because it is the goal of the G7 summit.</text:p>
      <text:p text:style-name="P4">
On the eve of this G7 summit, China and Russia are in the situation of the wind and rain internal and external.</text:p>
      <text:p text:style-name="P4">
<text:span text:style-name="T4">
 1. Background </text:span>
</text:p>
      <text:p text:style-name="P4">
1) The Russian and Ukraine War is striding towards Ukraine</text:p>
      <text:p text:style-name="P4">
President Zellezki recently visited the French and Britain's four top four countries, and has achieved a complete success in military and diplomacy. The four European countries-NATO resolutely support the four-point peace talks of Ukraine: <text:span text:style-name="T4">
 withdrawal, the territorial sovereignty is complete, compensation, and trial </text:span>
; thereby closing the appeasement door and eliminating the short storm brought by Macron's visit to China. Zeelianzki publicly announced that Ukraine will defeat Russia in irreversibleness this year. Britain will support Ukraine <text:span text:style-name="T4">
 cruise missiles </text:span>
, which is the first time that Ukraine has won this remote offensive weapon. Germany will give Ukraine more than US $ 2.7 billion in military aid in Ukraine in Germany.</text:p>
      <text:p text:style-name="P4">
The Ukrainian government said on May 16 that the Ukrainian air defense forces continued to shoot down the six dagger hypersonic missiles launched by the Russian army from Monday night to Tuesday morning. It has confirmed the powerful interception capacity of the Patriot's air defense system, and breaks the myth of super weapons that is difficult to intercept the super weapon. At present, only Russia and China are claimed to use high supersonic missiles for actual deployment.</text:p>
      <text:p text:style-name="P4">
2) Recently on the Taiwan issue, Xi Jinping has been subject to the enemy inside and outside</text:p>
      <text:p text:style-name="P4">
<text:span text:style-name="T4">
 i. The US House of Representatives Foreign Committee 5/16 passed the "Taiwan International Unity Act" </text:span>
</text:p>
      <text:p text:style-name="P4">
The bill will fight against China that is trying to distort in international organizations about Taiwan's matters. The bill emphasizes that the resolution of the 2758 United University of the University only handle the issue of China's representative rights and does not involve Taiwan.</text:p>
      <text:p text:style-name="P4">
The House of Representatives Overseas Committee reviewed the "Taiwan International Solidarity Act" on Tuesday. The ** Act will amend the "Taiwan AIA International Protection and Strengthening Initiative Law" (referred to as Taipei Law, TAIPEI Act), which took effect in March 2020 to fight against China to hinder Taiwan's participation in international organizations.</text:p>
      <text:p text:style-name="P4">
Michael McCaul, chairman of the Southern Court of the House of Representatives, and Gregorymeeks, chief member of the Democratic Party, have publicly supported the bill; McCawal criticized that the CCP's external mistakes proclaimed that the UN General Assembly 2758 prohibited Taiwan from having a speech in the United Nations in the United Nations. Refers to excluding Taiwan to harm the world outside.</text:p>
      <text:p text:style-name="P4">
With the support of the two parties, the bill was approved without objections, and it will be sent to the House of Representatives for consideration.</text:p>
      <text:p text:style-name="P4">
(The bill is co-chairman of the House of Representatives "Parliament Taiwan Wired" Gerry Connolly and Mario Diaz-BALART, and the Chief Member of the Democratic Party of the Outsourcing Committee of the House of Representatives AMI BERA (AMI BERA) , ** Democratic Party, Dina Titus, and the Republican Congress John Curtis, Andy Barr, Brian Fitzpatrick, and Mike Lin (Lisamcclin) was proposed together.)</text:p>
      <text:p text:style-name="P4">
Faced with the meaning of Beijing's long -term distortion of the United University of the United Nations University, and hindering Taiwan's participation in international organizations, the bill first clarified this.</text:p>
      <text:p text:style-name="P4">
The bill pointed out that the resolution acknowledged that the government of the People's Republic of China was the only legal representative in China in the United Nations. However, it did not deal with the issues of representative rights of Taiwan and the people of Taiwan in the United Nations or any relevant organizations. **, or contain any statement about Taiwan's sovereignty.</text:p>
      <text:p text:style-name="P4">
The bill emphasizes that <text:span text:style-name="T4">
 The United States opposes any initiative to change Taiwan's status without the consent of the people of Taiwan </text:span>
. In addition, the bill requires the United States to represent the expression, voting and influence of opinions through the expression, voting and influence of opinions, and call on these organizations to resist China to distort Taiwan's resolutions, text, policies, or procedures.</text:p>
      <text:p text:style-name="P4">
During this major US Congress aid legal operation, former British Prime Minister Tras visited Taiwan for five days on May 15. As a symbol of the Tableki Symbol, which echoed by Britain and the United States, has increased the psychological pressure on the Xi.</text:p>
      <text:p text:style-name="P4">
Western countries do not want Beijing to invade Taiwan, but also want to avoid war. The current approach is to speak with a sound, which is a strong aggressive strategy to achieve an agreement. Otherwise, the Chinese Communist Party may mistakenly think that it can differentiate the West, just like flickering Macron last month, and Putin mistakenly believes that the West is too weak to prevent the invasion of Ukraine. The sound is consistent, and the scolding is effective.</text:p>
      <text:p text:style-name="P4">
<text:span text:style-name="T4">
 II. Why did Xi Jinping suddenly come down on the Taiwan issue? </text:span>
</text:p>
      <text:p text:style-name="P4">
The strict network control and control in China has suddenly appeared in a number of comments that oppose Wu Tong, which can actually escape the review and not be liquidated. This means that Xi Jinping also felt that the nationalist emotions that have been mobilized for a long time are back to themselves. He pushed down the cliff or forced to enter the dilemma.</text:p>
      <text:p text:style-name="P4">
A typical network post in China: "<text:span text:style-name="T4">
 What is difficult to say, everyone is responsible, when the benefits are issued, they have not given the same treatment when they enjoy state treatment. Whoever loves to go? I won't let my children go. </text:span>
 "After forwarding, it attracted 3.27 million people to browse and tens of thousands of people.</text:p>
      <text:p text:style-name="P4">
These words against Wu Tong are well -founded and even poured. At first glance, they are known from the hands of the Gao Education. "Nikkei Asia" analyzes these remarks, summarizes three main points:</text:p>
      <text:p text:style-name="P4">
1 The aimlessly criticized and advocated by Wu Tong Taiwan is a brainless fool **, pointing out that it is not only unrealistic, but also extremely dangerous to launch a war of invasion in Taiwan. Russia's invasion of Ukraine is the lesson of the front car.</text:p>
      <text:p text:style-name="P4">
2 It is from the hands of people who have deep research on the history and status quo of both sides of the strait. They assert that once the invasion of the platform is launched, the PLA may face the dilemma of four -faced operations **, because North Korea, India and South China Philippine, Indonesia, Vietnam and other neighboring countries It may also take advantage of the situation to solve the problem of border territorial territories, not to mention that after Japan and South Korea have recently staged a big reconciliation, they all expressed their tough stances that would not sit and destroy the peaceful state of the Taiwan Strait.The above remarks cannot be made in the past. It can be circulated on the Internet at present, so it is obvious that Xi Jinping has known that his previous Wu Tong incited had approached himself, and he had to escape himself to save himself.</text:p>
      <text:p text:style-name="P4">
<text:span text:style-name="T4">
 2, G7 summit arrow on the string </text:span>
</text:p>
      <text:p text:style-name="P4">
1) <text:span text:style-name="T4">
 Sword refers to Beijing's "economic coercion" economy risky </text:span>
</text:p>
      <text:p text:style-name="P4">
Reuters revealed that the leaders of the Seven Kingdoms (G7) will mention in a joint statement that the concerns of using "Economiccoercion" in international actions in international actions (such as China ’s“ economic coercion ”on Lithuania and Australia). The statement is expected to include "a special part of China."</text:p>
      <text:p text:style-name="P4">
The G7 countries are closely linked to the Chinese economy in terms of economy. Now, in order to unanimously use the EU's "de -risk" statement instead of "decoupling", the wording is not too irritating the CCP, and the actual measures are still the same.</text:p>
      <text:p text:style-name="P4">
Nevertheless, the economic decoupling of the United States and Europe is quietly in progress. According to a report released by the Merics Institute (Merics) earlier this month, China ’s investment in Europe (EU 27 countries+Britain) has continued to decline over the years. The point is only 7.9 billion euros, a decrease of 22%compared with 2021. This drop has brought Chinese investment to the 2013 level.</text:p>
      <text:p text:style-name="P4">
If the G7 can propose some systematic economic cooperation solutions, similar to the United States' <text:span text:style-name="T4">
 Indo -Pacific Economic framework </text:span>
, etc., it will be quite effective. The G7 meeting drafted an extra details of the diversified supply chain. The finance ministers will propose a new partnership of the supply chain to open to other countries and require countries to reach the minimum standards in human rights and environmental policies to join. The planned partnership will be launched before the end of the year. In this way, these developing countries will gradually get rid of the market dependence on the CCP. In order to fall into the Western world throughout the strategy.</text:p>
      <text:p text:style-name="P4">
<text:span text:style-name="T4">
 2) Global Strategy: G7 expansion, and then group camps </text:span>
</text:p>
      <text:p text:style-name="P4">
In the era of globalization in previous years, the G20 summit focusing on the economy has greatly replaced the G7, but then the Ukrainian war and the CCP's ambition to change global order, quickly activate the core function of G7 to maintain global freedom and security. CCP's frontline international organization.</text:p>
      <text:p text:style-name="P4">
As the rotating country of the G7 summit, Prime Minister Kishida and Foreign Minister Lin Fangzheng visited Africa and Latin America in the G7. This summit was invited to 8 countries (South Korea, Australia, Brazil, Kook, Cook Islands, and Cook Islands. In India, Indonesia, Ukraine, and Vietnam), six are global southern countries. Beijing used to claim to be the spokesperson for the Southern Southern King The dependent diplomatic resources, G7's move, four or two pounds, transmitted to the CCP's sense of Chu, and made it cold.</text:p>
      <text:p text:style-name="P4">
<text:span text:style-name="T4">
 As a comprehensive strength of G7 above Beijing, the vertical and horizontal bumper is folded. In view of the existence of border disputes in India and the Chinese Communist Party, it is (China -Russia -dominated) ) Member of "</text:span>
 Sifang Group (Quad **)". India and Brazil are members of the five -nation, including China and Russia. The invitation of India and Brazil obviously has the intention of differentiation of the five countries of the BRICS. After reconciliation with South Korea, Japan invited South Korea to participate in the G7 and clearly released signals to jointly confront the CCP in East Asia.</text:p>
      <text:p text:style-name="P4">
In the current era of increasingly divided division in the world, competitors are shortlisted and expanded their own sites. In the past few months, Japan and South Korea donated old grievances. The free camp in South Korea's entry into the alliance was a global strategic incident with a great static. In this regard, China and Russia are not good at it. Except for Beijing's accident, it matched Saudi Arabia and Iran, and it was almost zero. In fact, it entered the situation of lonely people.</text:p>
      <text:p text:style-name="P4">
<text:span text:style-name="T4">
 3) Geopolitics: The core position of the United States, Japan and South Korea in the Indo -Pacific Strategy </text:span>
</text:p>
      <text:p text:style-name="P4">
The Indo -Pacific region is the place where the soldiers must compete, the focus of contemporary world geopolitics.</text:p>
      <text:p text:style-name="P4">
In view of Japan's key contribution in geopolitical reorganization, Kishida Wenxiong has appeared on the cover character of this month's magazine.</text:p>
      <text:p text:style-name="P4">
The G7 summit, the United States, Japan, and South Korea, the three countries of the United States, Japan and South Korea are in Hiroshima, which is a historic moment. After the Japanese Kishida shuttle diplomacy strengthened the US -Japan Alliance, after the Japanese and South Korea's reconciliation in Japan, after the Yin Xiyue visit to Japan, it basically built the North Delta framework after signing the Washington Declaration of the US and South Korea. Then the United States and Fei signed a joint statement to build the southern triangle. These two triangles, coupled with military cooperation between Taiwan and the United States, extended from Northeast Asia to the South China Sea region, forming a very complete Indian NATO framework of the CCP.</text:p>
      <text:p text:style-name="P4">
Indo -Pacific strategy, two poles confrontation, three -sided cooperation, Quartet mechanism, five -eye alliance: the United States and China, the two -way mechanism of the United States and China, the United States, Japan, Australia and India, and the key. Consider joining), the United States, Britain, Australia and the New Five Eye Alliance is the basic network, and now if South Korea joins the four -party mechanism, it will be expanded to the five -party mechanism.</text:p>
      <text:p text:style-name="P4">
<text:span text:style-name="T4">
 Three, China's last chance </text:span>
</text:p>
      <text:p text:style-name="P4">
Beijing has tried his best to order in the Indo -Pacific region, and its last opportunity is in Europe. Can it play a certain role in mediation of the Russian and Ukraine? Essence</text:p>
      <text:p text:style-name="P4">
<text:span text:style-name="T4">
 Li Hui participated in the mediation </text:span>
</text:p>
      <text:p text:style-name="P4">
Li Hui, a special representative of Eurasia's affairs and Zeng Moscow, who has been stationed in Moscow, set off on the 15th to visit Ukraine, Russia and Poland, France, Germany and other countries. In contrast to China on May 2nd in the United Nations, voted for resolutions that invaded Ukraine in Russia. Some countries interpreted that China may adjust its position; and finally promoted Russia and Ukraine to stop fire.</text:p>
      <text:p text:style-name="P4">
<text:span text:style-name="T4">
 International Suspicious Saves </text:span>
 **</text:p>
      <text:p text:style-name="P4">
Yes, only Xi Jinping can speak with Putin, because Pu is asking for Xi. However, the problem is that the EU and NATO have endorsed the four conditions of peace in Ukraine: withdrawal, complete territorial sovereignty, compensation, trial, would China persuade Putin to accept any of them, such as withdrawal? Now? Obviously not.</text:p>
      <text:p text:style-name="P4">
In fact, the selection of Russian Li Hui as a special envoy is a bowl of "peaceful soup" that China drinks to Russia in a sense, trying to dispel Russia's concerns. Because some people in Russia have scolded Xi. The war has not reached the point where the war defeats, and Putin is never willing to obey Xi Jinping and withdraw troops. Xi (or Li Hui) may not even export the word "withdrawal". Under the situation of today's battlefield, how many countries believe that China is a peaceful founder or mediation in except for Iran, North Korea, Syria and other countries?</text:p>
      <text:p text:style-name="P4">
Regarding China ’s appointment of Li Hui as a special representative, the Ukrainian Ministry of Foreign Affairs stated in a statement to the National Broadcasting Corporation (NBC) that Kiev hoped that Li Hui’ s deep understanding of the region would help him to have fair and effective parties with all parties. Communication.</text:p>
      <text:p text:style-name="P4">
The implication is that if it is not "justice and effective" -the four conditions of Ukraine's peace-, then don't talk about it.</text:p>
      <text:p text:style-name="P4">
And if the war has reached the point where the soldiers are defeated, what do you want Xi Jinping to do? Ukraine does not want, Putin does not need, NATO does not need him anymore.</text:p>
      <text:p text:style-name="P4">
Some observers believe that at a subtle moment in the war situation, there may be historical opportunities that need Beijing to participate to bring Russia to the negotiating table. By then, Beijing's international diplomatic status will be important.</text:p>
      <text:p text:style-name="P4">
Wait and see. My intuition is not the probability of not.</text:p>
      <text:p text:style-name="P4">
News Source: <text:a xlink:type="simple" xlink:href="https://www.rfa.org/mandarin/zhuanlan/zhongguotoushi/panel-05182023152545.html" text:style-name="Internet_20_link" text:visited-style-name="Visited_20_Internet_20_Link">
https://www.rfa.org/mandarin/zhuanlan/zhongguotoushi/panel-05182023152545.html</text:a>
</text:p>
      <!--NEWS-->
      <text:h text:style-name="P10" text:outline-level="1">
<text:span text:style-name="T4">
Nadal announced that he would not participate in the French Open in 2024</text:span>
</text:h>
      <text:p text:style-name="P4">
Publisher: 法新社</text:p>
      <text:p text:style-name="P4">
Published Time: 2023-05-18T16:02:07+00:00</text:p>
      <text:p text:style-name="P4">
Modified Time: 2023-05-18T15:35:01+00:00</text:p>
      <text:p text:style-name="P4">
Description: (Agence France -Presse, Manako, 18th) Rafa Nadal, the "King of Red Earth", who won the French Open men's singles championship 14 degrees, announced today that he was absent from the French Tennis Open this year due to hip injury, and said It may be the last year of his tennis career in 2024.</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2" text:anchor-type="as-char" svg:width="6.9236in" svg:height="3.617581in" draw:z-index="0">
<draw:image xlink:href="../Images/rficn/2023-05-18T16-02-07-00-00/000000.png" xlink:type="simple" xlink:show="embed" xlink:actuate="onLoad" draw:mime-type="image/png"/>
</draw:frame>
Nadal, 36, said, "This is not my decision, but the decision of my body." He also said that he would take a few months before starting.</text:p>
      <text:p text:style-name="P4">
Nadal mentioned at a press conference that he might end his career next year. "This may be the last year of my career, but I can't guarantee 100 % because you never know what will happen."</text:p>
      <text:p text:style-name="P4">
Nadal has won 22 Grand Slam men's singles championship. He is a record holder of men's players. After winning the first Grand Slam Gold Cup in French Open in 2005, he has participated in the French Open every year. This year's French Open will start on May 28.</text:p>
      <text:p text:style-name="P4">
News Source: <text:a xlink:type="simple" xlink:href="https://www.rfi.fr/cn/%E8%BF%90%E5%8A%A8%E5%A4%A9%E5%9C%B0/20230518-%E7%BA%B3%E8%BE%BE%E5%B0%94%E5%AE%A3%E5%B8%83%E4%B8%8D%E5%8F%82%E5%8A%A0%E6%B3%95%E7%BD%91-2024%E5%B9%B4%E6%81%90%E9%80%80%E4%BC%91" text:style-name="Internet_20_link" text:visited-style-name="Visited_20_Internet_20_Link">
https://www.rfi.fr/cn/%E8%BF%90%E5%8A%A8%E5%A4%A9%E5%9C%B0/20230518-%E7%BA%B3%E8%BE%BE%E5%B0%94%E5%AE%A3%E5%B8%83%E4%B8%8D%E5%8F%82%E5%8A%A0%E6%B3%95%E7%BD%91-2024%E5%B9%B4%E6%81%90%E9%80%80%E4%BC%91</text:a>
</text:p>
      <!--NEWS-->
      <text:h text:style-name="P10" text:outline-level="1">
<text:span text:style-name="T4">
China -Central Asian Summit debuts Chinese official media to refute China -Russia competition suspicion</text:span>
</text:h>
      <text:p text:style-name="P4">
Author: chinese@voanews.com (杨安)</text:p>
      <text:p text:style-name="P4">
Publisher: 美国之音中文网 (Type: NewsMediaOrganization)</text:p>
      <text:p text:style-name="P4">
Published Time: 2023-05-18T16:16:01+08:00</text:p>
      <text:p text:style-name="P4">
Modified Time: 2023-05-18 08:16:01Z</text:p>
      <text:p text:style-name="P4">
Description: The China -Central Asian Summit was held on Thursday (May 18) in Xi'an, a millennium ancient capital in China. Chinese President Xi Jinping personally hosted the first major home diplomatic activity this year. The first China -Central Asian Summit was grabbed the day before the seven major industrial countries (G7) summit, which was quite strong.</text:p>
      <text:p text:style-name="P4">
Videos: []</text:p>
      <text:p text:style-name="P4">
Images: []</text:p>
      <text:p text:style-name="P4">
Categories: ['中国', '亚太']</text:p>
      <text:p text:style-name="P4">
Type: None</text:p>
      <!--METADATA-->
      <text:p text:style-name="P4">
Nonenone</text:p>
      <text:p text:style-name="P4">
News Source: <text:a xlink:type="simple" xlink:href="https://www.voachinese.com/a/china-central-asia-summit-opens-20230518/7098505.html" text:style-name="Internet_20_link" text:visited-style-name="Visited_20_Internet_20_Link">
https://www.voachinese.com/a/china-central-asia-summit-opens-20230518/7098505.html</text:a>
</text:p>
      <!--NEWS-->
      <text:h text:style-name="P10" text:outline-level="1">
<text:span text:style-name="T4">
Australian Foreign Minister: It will provide drones and training to improve the ability of the Philippines</text:span>
</text:h>
      <text:p text:style-name="P4">
Author: 联合早报 (Person)</text:p>
      <text:p text:style-name="P4">
Publisher: 联合早报 (Organization)</text:p>
      <text:p text:style-name="P4">
Published Time: 2023-05-18T16:25</text:p>
      <text:p text:style-name="P4">
Modified Time: 2023-05-18T16:40</text:p>
      <text:p text:style-name="P4">
Description: Australian Foreign Minister Huang Yingxian said that in the case of increasingly tense situation in the South China seawater area, Australia will provide drone equipment and training to improve the Philippines' maritime capabilities. Bloomberg reported that Huang Yingxian met with Foreign Minister Manaro in the Philippines on Thursday (May 18), saying ...</text:p>
      <text:p text:style-name="P4">
Videos: []</text:p>
      <text:p text:style-name="P4">
Audios: []</text:p>
      <text:p text:style-name="P4">
Images: []</text:p>
      <text:p text:style-name="P4">
Type: NewsArticle</text:p>
      <text:p text:style-name="P4">
Breadcrumbs: ['即时', '国际']</text:p>
      <text:p text:style-name="P4">
Keywords: ['南中国海', '菲律宾', '澳大利亚', '无人机']</text:p>
      <!--METADATA-->
      <text:p text:style-name="P4">
Australian Foreign Minister Huang Yingxian said that in the case of increasingly tense situation in the South China seawater area, Australia will provide drone equipment and training to improve the Philippines' maritime capabilities.</text:p>
      <text:p text:style-name="P4">
Bloomberg reported that Huang Yingxian met with Foreign Minister Manaro in the Philippines on Thursday (May 18), saying that Australia would provide technology to the Philippine Coast Guard.</text:p>
      <text:p text:style-name="P4">
She said at a joint press conference: "The Philippines is an important and long -term security partner in Australia. In view of the changes in the strategic environment of our region, we are working closely."</text:p>
      <text:p text:style-name="P4">
Bloomberg reports that in the context of increasing competition between the United States and China, Australia and the Philippines are strengthening the relationship between the two countries and also seek balance between the two major powers.</text:p>
      <text:p text:style-name="P4">
Philippine President President Platt in Washington in early May <text:a xlink:type="simple" xlink:href="https://www.zaobao.com.sg/news/world/story20230501-1389580" text:style-name="Internet_20_link" text:visited-style-name="Visited_20_Internet_20_Link">
</text:a>
, Biden said the protection of the United States to the Philippines <text:a xlink:type="simple" xlink:href="https://www.zaobao.com.sg/realtime/world/story20230502-1389721" text:style-name="Internet_20_link" text:visited-style-name="Visited_20_Internet_20_Link">
</text:a>
And reaching consensus on strengthening the new standards of military cooperation with the Philippines.</text:p>
      <text:p text:style-name="P4">
Australian Foreign Minister Huang Yingxian said in April that the Indo -Pacific country <text:a xlink:type="simple" xlink:href="https://www.zaobao.com.sg/realtime/world/story20230417-1384089" text:style-name="Internet_20_link" text:visited-style-name="Visited_20_Internet_20_Link">
</text:a>
And warned that strategic competition between Washington and Beijing needs to be managed "responsible".</text:p>
      <text:p text:style-name="P4">
News Source: <text:a xlink:type="simple" xlink:href="https://www.zaobao.com.sg/realtime/world/story20230518-1395932" text:style-name="Internet_20_link" text:visited-style-name="Visited_20_Internet_20_Link">
https://www.zaobao.com.sg/realtime/world/story20230518-1395932</text:a>
</text:p>
      <!--NEWS-->
      <text:h text:style-name="P10" text:outline-level="1">
<text:span text:style-name="T4">
Fighting against Chinese economy plunder and coercion American councilor: need to establish the Indo -Pacific Alliance</text:span>
</text:h>
      <text:p text:style-name="P4">
Author: None</text:p>
      <text:p text:style-name="P4">
Publisher: Radio Free Asia (Organization)</text:p>
      <text:p text:style-name="P4">
Published Time: 2023-05-18T16:32:00-04:00</text:p>
      <text:p text:style-name="P4">
Modified Time: 2023-05-18T17:41:16-04:00</text:p>
      <text:p text:style-name="P4">
Description: None</text:p>
      <text:p text:style-name="P4">
Videos: []</text:p>
      <text:p text:style-name="P4">
Audios: ["<text:a xlink:type="simple" xlink:href="https://www.rfa.org/mandarin/yataibaodao/junshiwaijiao/kw-05182023122213.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163" text:anchor-type="as-char" svg:width="6.9236in" svg:height="3.72981in" draw:z-index="0">
<draw:image xlink:href="../Images/rfamandarin/2023-05-18T16-32-00-04-00/000000.png" xlink:type="simple" xlink:show="embed" xlink:actuate="onLoad" draw:mime-type="image/png"/>
</draw:frame>
The US Congress House of Representatives Foreign Affairs Committee on May 18, 2023 held a hearing on how to unite allies and resist China's economic coercion [] <text:a xlink:type="simple" xlink:href="https://www.rfa.org/mandarin/yataibaodao/junshiwaijiao/kw-05182023122213.html/@@images/image" text:style-name="Internet_20_link" text:visited-style-name="Visited_20_Internet_20_Link">
</text:a>
Screenshot of hearing/HFAC <text:a xlink:type="simple" xlink:href="https://www.rfa.org/mandarin/yataibaodao/junshiwaijiao/kw-05182023122213.html/@@stream" text:style-name="Internet_20_link" text:visited-style-name="Visited_20_Internet_20_Link">
</text:a>
The Seventh Kingdom Group Leadership Summit (G7) is about to be held in Hiroshima, Japan on Friday. How the United States will cooperate with allies and resist China's economic coercion has become the focus of attention from all parties. In response, members of the US House of Representatives Foreign Affairs Committee emphasized on Thursday (18th) that the United States needs to establish a national alliance with the same Indic -Pacific region.</text:p>
      <text:p text:style-name="P4">
<text:a xlink:type="simple" xlink:href="https://www.rfa.org/mandarin/yataibaodao/junshiwaijiao/kw-02282023090542.html" text:style-name="Internet_20_link" text:visited-style-name="Visited_20_Internet_20_Link">
<text:span text:style-name="T4">
 Focus on the Chairman of the Foreign Committee of the US and China Competition of the United States and the United States, the President of the US Public House of the United States and the Public Committee of the United States urged to strengthen export control to China </text:span>
</text:a>
  * <text:span text:style-name="T4">
<text:a xlink:type="simple" xlink:href="https://www.rfa.org/mandarin/yataibaodao/jingmao/kw-04142022100200.html" text:style-name="Internet_20_link" text:visited-style-name="Visited_20_Internet_20_Link">
 </text:a>
</text:span>
</text:p>
      <text:p text:style-name="P4">
Rep. Youngkim, chairman of the Indochina Group of the US House of Representatives, hosted a hearing on how to unite Chinese economic aggression and plunder on Thursday. She emphasized: "The United States needs to establish a national alliance that takes the same action, especially the national alliance in the Indo -Pacific region ... Even if only a few countries take consistent actions, we can weaken the CCP's core strategy and goals. Together, ensure that every coercion of the Communist Party of China failed. "</text:p>
      <text:p text:style-name="P4">
Jin Yingyu: Fighting the CCP's predatory practice in the United States and allies need to adopt more President Jin Yingyu in the opening word that the United States has not done enough in fighting the CCP's predatory economy practices. The United States and its allies take countermeasures, and the People's Republic of China must abide by the international regulations and norms that the international community must follow. The United States must also recognize the huge economic pressure brought by China all over the United States all over the United States.</text:p>
      <text:p text:style-name="P4">
On Friday (19th), the Leadership Summit (G7) of the Seventh Kingdom Group will be held in Hiroshima, Japan. According to the Wall Street Journal, the United States and its allies will issue a statement at the summit to jointly resist Beijing's economic coercion. It is expected that the participating leaders will discuss China's trade manipulation and investment restrictions, and how to control and sanction in China through export controls and restrictions on investment in China.</text:p>
      <text:p text:style-name="P4">
At the hearing on Thursday, the Chief Democratic Democratic Democratic Democratic Democratic Democratic Party Member of the House of Representatives AMibra said that the two -party members of the Congress of the Congress have launched a "2023 Anti -Economic Stress Act", respectively. The bill will provide the president with new tools to provide fast economic support to partners and allies facing Chinese economic coercion and make China be responsible for its behavior.</text:p>
      <text:p text:style-name="P4">
"I also hope that the Seventh Kingdom Group (G7) will also discuss economic coercion when meeting in Hiroshima. I hope we will see some statements that support rules -based order. At the same time Economy and state can also support them when facing China's economic coercion, "said Bella.</text:p>
      <text:p text:style-name="P4">
<draw:frame draw:style-name="fr1" draw:name="Image164" text:anchor-type="as-char" svg:width="6.9236in" svg:height="3.796647in" draw:z-index="0">
<draw:image xlink:href="../Images/rfamandarin/2023-05-18T16-32-00-04-00/000001.png" xlink:type="simple" xlink:show="embed" xlink:actuate="onLoad" draw:mime-type="image/png"/>
</draw:frame>
The Chief Democratic Democratic Democratic member of the US House of Representatives Foreign Committee AmiBera said at the hearing that the two -party members of the Congress of the Parliament have launched the "Anti -Economic Coercion Act 2023". Provide new tools for the president to provide fast economic support to partners and allies facing Chinese economic coercion, and to make China be responsible for its behavior. (Screenshot of hearing/HFAC) <text:a xlink:type="simple" xlink:href="https://www.rfa.org/mandarin/yataibaodao/junshiwaijiao/kw-05182023122213.html/kw0518.jpg" text:style-name="Internet_20_link" text:visited-style-name="Visited_20_Internet_20_Link">
</text:a>
** The United States needs to make up for legal vulnerabilities to limit capital to China.</text:p>
      <text:p text:style-name="P4">
Many witnesses attended on Thursday, including Alon Raphael, CEO of Femtometrix, CEO of semiconductor production equipment company Femtometrix(AlonRaphael)Essence He tells that the company's commercial secrets and intellectual property rights were stolen by internal Chinese employees, and the painful experience of "Weiyong Semiconductor" in the establishment of a cottage company in China, and reminded US Congress to further improve relevant US legislation. "Suppose FemtometRix gets actual judgments, it will not be executed in China. The permanent ban may limit the prospect of Weizhong's expansion outside China, but it is not in its country. It is designed by behavior, so it is not enough to complete the task. "Raphael emphasized that foreign -funded enterprises like Weizong have used to using the problem of slow and high costs using the American court's system. Essence</text:p>
      <text:p text:style-name="P4">
American Enterprise Institute (AAEI)Senior researcher Derek Scissors also believes that it is necessary to unite allies to curb China's predatory economy practices. The United States first needs to make up for its own loopholes, including reminding investors to invest in Chinese companies and cut off a large amount of capital to China.</text:p>
      <text:p text:style-name="P4">
"In fact, in China, if you successfully stole intellectual property rights, you will get subsidies and be more attractive to American investors." Shi Kendao said, "If we do not let Chinese people in the United States because of protection technology, we do not let Chinese people in the United States in the United States in the United States When buying (product), we should not let the United States provide funds for China's development. "</text:p>
      <text:p text:style-name="P4">
Shi Kendao also said that during the 2017 to 2020 during the trade war in China, the funds that the United States flowed to Chinese stocks and bonds increased by 780 billion US dollars. "That is not called against China."</text:p>
      <text:p text:style-name="P4">
<draw:frame draw:style-name="fr1" draw:name="Image165" text:anchor-type="as-char" svg:width="6.9236in" svg:height="4.523007in" draw:z-index="0">
<draw:image xlink:href="../Images/rfamandarin/2023-05-18T16-32-00-04-00/000002.png" xlink:type="simple" xlink:show="embed" xlink:actuate="onLoad" draw:mime-type="image/png"/>
</draw:frame>
American Enterprise Institute (AAEI)Senior researcher Derek Scissors said at the hearing that it is necessary to unite allies to curb China's predatory economic practices. The United States first needs to make up for its own loopholes, including reminding investors to invest in the risk of Chinese companies and intercepted a large amount of capital to China Essence (Screenshot of hearing/HFAC) <text:a xlink:type="simple" xlink:href="https://www.rfa.org/mandarin/yataibaodao/junshiwaijiao/kw-05182023122213.html/kw0518a.jpg" text:style-name="Internet_20_link" text:visited-style-name="Visited_20_Internet_20_Link">
</text:a>
</text:p>
      <text:p text:style-name="P4">
DavidFeith, a senior researcher at the New American Safety Center (CNAS) Indo -Pacific Security Project, pointed out that "economic coercion is the core strategy of Chinese leaders Xi Jinping. How to deal with the world. This helps him to implement racial extinction in Xinjiang without being punished. It is also part of the reason that he may have enough confidence to invade Taiwan and underestimate the risk of world war. "</text:p>
      <text:p text:style-name="P4">
Fest believes that in the next few years, China hopes to become a super -OPEC and control the main supply of the world economy as a leverage to control everyone.</text:p>
      <text:p text:style-name="P4">
For how to reduce the damage of China's coercion policy and make it a price to achieve deterrent, Fist believes that the most important thing is that the United States should first limit the risk of the United States and allies to face the risk of Chinese coercion by restricting its trade with China in the strategic field. Essence "It is important to ensure the balanced dependence of the United States and the allies to China, especially in terms of key technologies, continuing to help us (the United States)."</text:p>
      <text:p text:style-name="P4">
<draw:frame draw:style-name="fr1" draw:name="Image166" text:anchor-type="as-char" svg:width="6.9236in" svg:height="4.219069in" draw:z-index="0">
<draw:image xlink:href="../Images/rfamandarin/2023-05-18T16-32-00-04-00/000003.png" xlink:type="simple" xlink:show="embed" xlink:actuate="onLoad" draw:mime-type="image/png"/>
</draw:frame>
The New American Safety Center (CNAS) Indo -Pacific Security Project part -time senior researcher Davidfeith believes that the most important thing is that the United States should first limit the United States and allies to face China and allies by restricting trade with China in a strategic field. Risk of coercion. (Screenshot of hearing/HFAC) <text:a xlink:type="simple" xlink:href="https://www.rfa.org/mandarin/yataibaodao/junshiwaijiao/kw-05182023122213.html/kw0518b.jpg" text:style-name="Internet_20_link" text:visited-style-name="Visited_20_Internet_20_Link">
</text:a>
<text:span text:style-name="T4">
 The bullying is invalid and allows China to pay long -term strategic cost </text:span>
</text:p>
      <text:p text:style-name="P4">
Matthewreynolds, a researcher at the US Strategy and International Research Center (CSIS) economics project, introduced their latest report on anti -China economic coercion. Cases also discovered some commonality, including China more inclined to implement their measures through informal means, and more inclined to aim at projects with asymmetric advantages in the trade structure. At the same time, China hates the cost and risk caused by coercion.</text:p>
      <text:p text:style-name="P4">
"The most surprising discovery is how invalid China's economic coercion is. Generally speaking, Beijing has only achieved the result of the short -term goal of achieving its short -term goals. In fact, Beijing's bullying often allows China to bear long -term strategy. Cost. "Renaitz said that China took trade sanctions on Australia due to virus traceability and other issues, but as a result, Australia and the United States established a stronger strategic alliance.</text:p>
      <text:p text:style-name="P4">
Based on the report, Reynolds proposed to formulate a counter -control strategy to prevent China's economic coercion by enhancing toughness and providing rescue for target allies and partners. He said: "The first is to provide real market access for the signing countries through the negotiations of a free trade agreement; the second is to help identify and reduce the vulnerability of the country's economic coercion."</text:p>
      <text:p text:style-name="P4">
Renault pointed out that the United States should also seek response from multilateral allies by encouraging allies to adopt similar strategies. The United States can reduce the cost of coercion of allies and partners, further reduce the effectiveness of Chinese bullying, and prove to China that its actions are futile. Seeing that the Seventh Kingdom Group this week was discussing how to fight against China together, he was encouraged.</text:p>
      <text:p text:style-name="P4">
According to the White House press release, U.S. President Biden had a meeting with Japanese Prime Minister Kishita on the 18th, and promised to closely cooperate and respond to the stress of China's violations of international law. South Korea, Australia, and India have cooperation in the cooperation between countries such as talks about countries, as well as Southeast Asia and Pacific Island countries.</text:p>
      <text:p text:style-name="P4">
Reporter: Caddy Editor: 梒 网 网 Editor: Hong Wei</text:p>
      <text:p text:style-name="P4">
News Source: <text:a xlink:type="simple" xlink:href="https://www.rfa.org/mandarin/yataibaodao/junshiwaijiao/kw-05182023122213.html" text:style-name="Internet_20_link" text:visited-style-name="Visited_20_Internet_20_Link">
https://www.rfa.org/mandarin/yataibaodao/junshiwaijiao/kw-05182023122213.html</text:a>
</text:p>
      <!--NEWS-->
      <text:h text:style-name="P10" text:outline-level="1">
<text:span text:style-name="T4">
Crimea's grain train derailed Russian officials said it was deliberately destroyed</text:span>
</text:h>
      <text:p text:style-name="P4">
Publisher: 法新社</text:p>
      <text:p text:style-name="P4">
Published Time: 2023-05-18T17:02:08+00:00</text:p>
      <text:p text:style-name="P4">
Modified Time: 2023-05-18T16:50:04+00:00</text:p>
      <text:p text:style-name="P4">
Description: (AFC, Moscow, 18th) Russia has a row of trains carrying grain derailment in the Crimean Peninsula, which is swallowed by Ukraine. Officials appointed by the Moscow authorities today declared that this was a deliberate destruction of the incid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617581in" draw:z-index="0">
<draw:image xlink:href="../Images/rficn/2023-05-18T17-02-08-00-00/000000.png" xlink:type="simple" xlink:show="embed" xlink:actuate="onLoad" draw:mime-type="image/png"/>
</draw:frame>
Russia's chief executive chief of executives in Crimea, Sergei Aksyonov, said: "The train carriage carried grain is derailed in Simferopol."</text:p>
      <text:p text:style-name="P4">
The local railway operation authorities said that the incident was caused by "third parties involved".</text:p>
      <text:p text:style-name="P4">
Telegram channel Mash pointed out that grain train derailment is caused by explosive devices, and the explosive device also forms a large potholes. MASH Channel claims to have a news who is closely related to the Russian law enforcement department.</text:p>
      <text:p text:style-name="P4">
Another Russian Telegram media Baza, a Russian Telegram media, released a photo that was said to be after the incident. The photos showed that there were several cars over.</text:p>
      <text:p text:style-name="P4">
Earlier this month, explosives have been derailed in areas where Russia borders in Russia and Ukraine for a few days.</text:p>
      <text:p text:style-name="P4">
News Source: <text:a xlink:type="simple" xlink:href="https://www.rfi.fr/cn/%E5%9B%BD%E9%99%85%E6%8A%A5%E9%81%93/20230518-%E5%85%8B%E9%87%8C%E7%B1%B3%E4%BA%9A%E8%B0%B7%E7%89%A9%E5%88%97%E8%BD%A6%E5%87%BA%E8%BD%A8-%E4%BF%84%E5%9B%BD%E5%AE%98%E5%91%98%E7%A7%B0%E8%A2%AB%E8%93%84%E6%84%8F%E7%A0%B4%E5%9D%8F" text:style-name="Internet_20_link" text:visited-style-name="Visited_20_Internet_20_Link">
https://www.rfi.fr/cn/%E5%9B%BD%E9%99%85%E6%8A%A5%E9%81%93/20230518-%E5%85%8B%E9%87%8C%E7%B1%B3%E4%BA%9A%E8%B0%B7%E7%89%A9%E5%88%97%E8%BD%A6%E5%87%BA%E8%BD%A8-%E4%BF%84%E5%9B%BD%E5%AE%98%E5%91%98%E7%A7%B0%E8%A2%AB%E8%93%84%E6%84%8F%E7%A0%B4%E5%9D%8F</text:a>
</text:p>
      <!--NEWS-->
      <text:h text:style-name="P10" text:outline-level="1">
<text:span text:style-name="T4">
EU officials: The Seventh Kingdom Group may discuss sanctions against Russian diamond trade</text:span>
</text:h>
      <text:p text:style-name="P4">
Author: 联合早报 (Person)</text:p>
      <text:p text:style-name="P4">
Publisher: 联合早报 (Organization)</text:p>
      <text:p text:style-name="P4">
Published Time: 2023-05-18T17:11</text:p>
      <text:p text:style-name="P4">
Modified Time: 2023-05-18T17:13</text:p>
      <text:p text:style-name="P4">
Description: EU officials revealed that the Seventh -way Group (G7) summit this week may discuss restrictions on Russian diamond trade. Reuters reports that an EU officials said at a briefing at a briefing on Thursday (May 18) that G7 leaders will discuss how to chase at the Hiroshima Summit this week ...</text:p>
      <text:p text:style-name="P4">
Videos: []</text:p>
      <text:p text:style-name="P4">
Audios: []</text:p>
      <text:p text:style-name="P4">
Images: []</text:p>
      <text:p text:style-name="P4">
Type: NewsArticle</text:p>
      <text:p text:style-name="P4">
Breadcrumbs: ['即时', '国际']</text:p>
      <text:p text:style-name="P4">
Keywords: ['俄罗斯', '欧盟', '七国集团', '限制措施', '钻石', '贸易']</text:p>
      <!--METADATA-->
      <text:p text:style-name="P4">
EU officials revealed that the Seventh -way Group (G7) summit this week may discuss restrictions on Russian diamond trade.</text:p>
      <text:p text:style-name="P4">
Reuters reports that an EU officials said at a briefing at a briefing on Thursday (May 18) that G7 leaders will discuss how to track the Russian diamond trade at the Hiroshima Summit this week so that they can implement restrictions at the subsequent stage.</text:p>
      <text:p text:style-name="P4">
The official pointed out that the joint bulletin of the G7 Hiroshima Summit may cover this content.</text:p>
      <text:p text:style-name="P4">
The official also emphasized that at this stage, it will not reach an agreement on restrictions on measures, but he believes that before implementing the restrictions, he will reach an agreement on principles.</text:p>
      <text:p text:style-name="P4">
It was reported before that the European Union and G7 are discussing the way to track the direction of Russian diamond -producing diamonds in order to restrict Russian diamond trade, but no sanctions have been introduced so far.</text:p>
      <text:p text:style-name="P4">
News Source: <text:a xlink:type="simple" xlink:href="https://www.zaobao.com.sg/realtime/world/story20230518-1395941" text:style-name="Internet_20_link" text:visited-style-name="Visited_20_Internet_20_Link">
https://www.zaobao.com.sg/realtime/world/story20230518-1395941</text:a>
</text:p>
      <!--NEWS-->
      <text:h text:style-name="P10" text:outline-level="1">
<text:span text:style-name="T4">
Perverted pepper: Xinjiang car manufacturer with lack of heart and lungs</text:span>
</text:h>
      <text:p text:style-name="P4">
Author: None</text:p>
      <text:p text:style-name="P4">
Publisher: Radio Free Asia (Organization)</text:p>
      <text:p text:style-name="P4">
Published Time: 2023-05-18T17:12:21-04:00</text:p>
      <text:p text:style-name="P4">
Modified Time: 2023-05-18T17:12: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68" text:anchor-type="as-char" svg:width="6.9236in" svg:height="3.88615in" draw:z-index="0">
<draw:image xlink:href="../Images/rfamandarin/2023-05-18T17-12-21-04-00/000000.png" xlink:type="simple" xlink:show="embed" xlink:actuate="onLoad" draw:mime-type="image/png"/>
</draw:frame>
 <text:a xlink:type="simple" xlink:href="https://www.rfa.org/mandarin/biantailajiaomanhua/pepper-05182023164841.html/@@images/image" text:style-name="Internet_20_link" text:visited-style-name="Visited_20_Internet_20_Link">
</text:a>
Radio of Liberty Asia</text:p>
      <text:p text:style-name="P4">
The Uyghur Human Rights Group Shiwei Conference represents the Shanghai Automotive Group, which is an annual shareholders venue at the German Volkswagen's annual shareholders venue. At the shareholders' meeting, an activist threw a cake to a manager who was speaking by the company. China is being severely attacked internationally due to forced labor and other human rights issues. The Parliament of the German Parliament and other Western countries believes that the relevant policies of the Chinese government constituted racial extinction and anti -human crimes, but Volkswagen denied that there was a problem of forced labor.</text:p>
      <text:p text:style-name="P4">
News Source: <text:a xlink:type="simple" xlink:href="https://www.rfa.org/mandarin/biantailajiaomanhua/pepper-05182023164841.html" text:style-name="Internet_20_link" text:visited-style-name="Visited_20_Internet_20_Link">
https://www.rfa.org/mandarin/biantailajiaomanhua/pepper-05182023164841.html</text:a>
</text:p>
      <!--NEWS-->
      <text:h text:style-name="P10" text:outline-level="1">
<text:span text:style-name="T4">
Former Guangdong TV Australia anchor self -exposure was revealed that he had been lobbying and collected information in China</text:span>
</text:h>
      <text:p text:style-name="P4">
Author: None</text:p>
      <text:p text:style-name="P4">
Publisher: Radio Free Asia (Organization)</text:p>
      <text:p text:style-name="P4">
Published Time: 2023-05-18T17:16:00-04:00</text:p>
      <text:p text:style-name="P4">
Modified Time: 2023-05-18T17:24:48-04:00</text:p>
      <text:p text:style-name="P4">
Description: None</text:p>
      <text:p text:style-name="P4">
Videos: []</text:p>
      <text:p text:style-name="P4">
Audios: []</text:p>
      <text:p text:style-name="P4">
Images: []</text:p>
      <!--METADATA-->
      <text:p text:style-name="P4">
News Source: <text:a xlink:type="simple" xlink:href="https://www.rfa.org/mandarin/Xinwen/7-05182023171619.html" text:style-name="Internet_20_link" text:visited-style-name="Visited_20_Internet_20_Link">
https://www.rfa.org/mandarin/Xinwen/7-05182023171619.html</text:a>
</text:p>
      <!--NEWS-->
      <text:h text:style-name="P10" text:outline-level="1">
<text:span text:style-name="T4">
Is it difficult to make a car online? Release the risk warning in many places</text:span>
</text:h>
      <text:p text:style-name="P4">
Author: None</text:p>
      <text:p text:style-name="P4">
Publisher: Radio Free Asia (Organization)</text:p>
      <text:p text:style-name="P4">
Published Time: 2023-05-18T17:18:11-04:00</text:p>
      <text:p text:style-name="P4">
Modified Time: 2023-05-18T17:18:11-04:00</text:p>
      <text:p text:style-name="P4">
Description: None</text:p>
      <text:p text:style-name="P4">
Videos: []</text:p>
      <text:p text:style-name="P4">
Audios: []</text:p>
      <text:p text:style-name="P4">
Images: []</text:p>
      <!--METADATA-->
      <text:p text:style-name="P4">
News Source: <text:a xlink:type="simple" xlink:href="https://www.rfa.org/mandarin/Xinwen/8-05182023171707.html" text:style-name="Internet_20_link" text:visited-style-name="Visited_20_Internet_20_Link">
https://www.rfa.org/mandarin/Xinwen/8-05182023171707.html</text:a>
</text:p>
      <!--NEWS-->
      <text:h text:style-name="P10" text:outline-level="1">
<text:span text:style-name="T4">
Asian Development Bank Economist: China must create a flat environment in state -owned and private</text:span>
</text:h>
      <text:p text:style-name="P4">
Author: None</text:p>
      <text:p text:style-name="P4">
Publisher: Radio Free Asia (Organization)</text:p>
      <text:p text:style-name="P4">
Published Time: 2023-05-18T17:19:45-04:00</text:p>
      <text:p text:style-name="P4">
Modified Time: 2023-05-18T17:19:45-04:00</text:p>
      <text:p text:style-name="P4">
Description: None</text:p>
      <text:p text:style-name="P4">
Videos: []</text:p>
      <text:p text:style-name="P4">
Audios: []</text:p>
      <text:p text:style-name="P4">
Images: []</text:p>
      <!--METADATA-->
      <text:p text:style-name="P4">
News Source: <text:a xlink:type="simple" xlink:href="https://www.rfa.org/mandarin/Xinwen/9-05182023171931.html" text:style-name="Internet_20_link" text:visited-style-name="Visited_20_Internet_20_Link">
https://www.rfa.org/mandarin/Xinwen/9-05182023171931.html</text:a>
</text:p>
      <!--NEWS-->
      <text:h text:style-name="P10" text:outline-level="1">
<text:span text:style-name="T4">
Hebei Shijiazhuang Sudden Sudden Hailing</text:span>
</text:h>
      <text:p text:style-name="P4">
Author: None</text:p>
      <text:p text:style-name="P4">
Publisher: Radio Free Asia (Organization)</text:p>
      <text:p text:style-name="P4">
Published Time: 2023-05-18T17:21:02-04:00</text:p>
      <text:p text:style-name="P4">
Modified Time: 2023-05-18T17:21:02-04:00</text:p>
      <text:p text:style-name="P4">
Description: None</text:p>
      <text:p text:style-name="P4">
Videos: []</text:p>
      <text:p text:style-name="P4">
Audios: []</text:p>
      <text:p text:style-name="P4">
Images: []</text:p>
      <!--METADATA-->
      <text:p text:style-name="P4">
News Source: <text:a xlink:type="simple" xlink:href="https://www.rfa.org/mandarin/Xinwen/10-05182023172013.html" text:style-name="Internet_20_link" text:visited-style-name="Visited_20_Internet_20_Link">
https://www.rfa.org/mandarin/Xinwen/10-05182023172013.html</text:a>
</text:p>
      <!--NEWS-->
      <text:h text:style-name="P10" text:outline-level="1">
<text:span text:style-name="T4">
Chinese ambassador to Australia: I look forward to the trip to Albanis to visit China as soon as possible</text:span>
</text:h>
      <text:p text:style-name="P4">
Author: chinese@voanews.com (杨安)</text:p>
      <text:p text:style-name="P4">
Publisher: 美国之音中文网 (Type: NewsMediaOrganization)</text:p>
      <text:p text:style-name="P4">
Published Time: 2023-05-18T17:27:01+08:00</text:p>
      <text:p text:style-name="P4">
Modified Time: 2023-05-18 09:27:01Z</text:p>
      <text:p text:style-name="P4">
Description: Australian Prime Minister Anthony Albanese has worked hard to repair the relationship with China last year and is expected to visit China this year. The Chinese ambassador to Australia, Xiao Qian, said on Thursday (May 18) that the two sides were discussing this, "I hope this visit can be as soon as possible."</text:p>
      <text:p text:style-name="P4">
Videos: []</text:p>
      <text:p text:style-name="P4">
Images: []</text:p>
      <text:p text:style-name="P4">
Categories: ['亚太', '经济·金融·贸易', '中国']</text:p>
      <text:p text:style-name="P4">
Type: None</text:p>
      <!--METADATA-->
      <text:p text:style-name="P4">
Nonenone</text:p>
      <text:p text:style-name="P4">
News Source: <text:a xlink:type="simple" xlink:href="https://www.voachinese.com/a/talks-underway-for-australia-pm-visit-china-20230518/7098524.html" text:style-name="Internet_20_link" text:visited-style-name="Visited_20_Internet_20_Link">
https://www.voachinese.com/a/talks-underway-for-australia-pm-visit-china-20230518/7098524.html</text:a>
</text:p>
      <!--NEWS-->
      <text:h text:style-name="P10" text:outline-level="1">
<text:span text:style-name="T4">
Chinese young people prevail "Special Forces Tourism" for the shadow of domestic tourism recovery?</text:span>
</text:h>
      <text:p text:style-name="P4">
Author: chinese@voanews.com (金谷)</text:p>
      <text:p text:style-name="P4">
Publisher: 美国之音中文网 (Type: NewsMediaOrganization)</text:p>
      <text:p text:style-name="P4">
Published Time: 2023-05-18T17:48:53+08:00</text:p>
      <text:p text:style-name="P4">
Modified Time: 2023-05-18 09:48:53Z</text:p>
      <text:p text:style-name="P4">
Description: "Special forces tourism" has become a new trend in China, but it has become a sign of potential weakness of family consumption, and it is shadowed by the recovery of domestic tourism after the epidemic.</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domestic-travel-recovery-marred-by-anti-spending-special-forces-20230518/7098538.html" text:style-name="Internet_20_link" text:visited-style-name="Visited_20_Internet_20_Link">
https://www.voachinese.com/a/china-s-domestic-travel-recovery-marred-by-anti-spending-special-forces-20230518/7098538.html</text:a>
</text:p>
      <!--NEWS-->
      <text:h text:style-name="P10" text:outline-level="1">
<text:span text:style-name="T4">
"Asia -Pacific Report" May 18, 2023 Audio</text:span>
</text:h>
      <text:p text:style-name="P4">
Author: None</text:p>
      <text:p text:style-name="P4">
Publisher: Radio Free Asia (Organization)</text:p>
      <text:p text:style-name="P4">
Published Time: 2023-05-18T17:52:07-04:00</text:p>
      <text:p text:style-name="P4">
Modified Time: 2023-05-18T17:52:07-04:00</text:p>
      <text:p text:style-name="P4">
Description: None</text:p>
      <text:p text:style-name="P4">
Videos: []</text:p>
      <text:p text:style-name="P4">
Audios: ["<text:a xlink:type="simple" xlink:href="https://www.rfa.org/mandarin/apr-audio/yp-0518202309420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9" text:anchor-type="as-char" svg:width="6.9236in" svg:height="3.88615in" draw:z-index="0">
<draw:image xlink:href="../Images/rfamandarin/2023-05-18T17-52-07-04-00/000000.png" xlink:type="simple" xlink:show="embed" xlink:actuate="onLoad" draw:mime-type="image/png"/>
</draw:frame>
 <text:a xlink:type="simple" xlink:href="https://www.rfa.org/mandarin/apr-audio/yp-05182023094203.html/@@images/image" text:style-name="Internet_20_link" text:visited-style-name="Visited_20_Internet_20_Link">
</text:a>
Free Asia Radio Drawing <text:a xlink:type="simple" xlink:href="https://www.rfa.org/mandarin/apr-audio/yp-05182023094203.html/@@stream" text:style-name="Internet_20_link" text:visited-style-name="Visited_20_Internet_20_Link">
</text:a>
The main content of this show:</text:p>
      <text:p text:style-name="P4">
1 . Social media posted a thunderous post, and Wang Aizhong was sentenced to three years of prisoners</text:p>
      <text:p text:style-name="P4">
2 . Chinese human rights lawyer Xie Yang was secretly detained and abused</text:p>
      <text:p text:style-name="P4">
3 . "Laughing Fruit Incident" continued to ferment, and Japanese and Taiwanese artists were blocked in China</text:p>
      <text:p text:style-name="P4">
4 . Hong Kong is difficult to accommodate political comics and irony comments, and the freedom of speech continues to fall</text:p>
      <text:p text:style-name="P4">
5 . Reporters in this station interviewed participants at the scene of Beijing Liangmaqiao White Paper Movement</text:p>
      <text:p text:style-name="P4">
News Source: <text:a xlink:type="simple" xlink:href="https://www.rfa.org/mandarin/apr-audio/yp-05182023094203.html" text:style-name="Internet_20_link" text:visited-style-name="Visited_20_Internet_20_Link">
https://www.rfa.org/mandarin/apr-audio/yp-05182023094203.html</text:a>
</text:p>
      <!--NEWS-->
      <text:h text:style-name="P10" text:outline-level="1">
<text:span text:style-name="T4">
Ke Palace: Frozen Finnish Foreign Bank account to respond to the unreasonable behavior of Western collectives</text:span>
</text:h>
      <text:p text:style-name="P4">
Author: 联合早报 (Person)</text:p>
      <text:p text:style-name="P4">
Publisher: 联合早报 (Organization)</text:p>
      <text:p text:style-name="P4">
Published Time: 2023-05-18T18:07</text:p>
      <text:p text:style-name="P4">
Modified Time: 2023-05-18T18:36</text:p>
      <text:p text:style-name="P4">
Description: The Cremlin of Russia on Thursday (May 18) stated that the bank account of the frozen Finnish embassies and consulates in Russia is an unfriendly behavior in response to the "Western collective". Reuters reports that the Finnish Ministry of Foreign Affairs said on Wednesday (17th) that the Finnish Embassy in Moscow and the consulate in St. Petersburg ...</text:p>
      <text:p text:style-name="P4">
Videos: []</text:p>
      <text:p text:style-name="P4">
Audios: []</text:p>
      <text:p text:style-name="P4">
Images: []</text:p>
      <text:p text:style-name="P4">
Type: NewsArticle</text:p>
      <text:p text:style-name="P4">
Breadcrumbs: ['即时', '国际']</text:p>
      <text:p text:style-name="P4">
Keywords: ['俄罗斯', '芬兰', '外交']</text:p>
      <!--METADATA-->
      <text:p text:style-name="P4">
The Cremlin Palace of Russia on Thursday (May 18) shows that <text:a xlink:type="simple" xlink:href="https://www.zaobao.com/realtime/world/story20230517-1395606" text:style-name="Internet_20_link" text:visited-style-name="Visited_20_Internet_20_Link">
</text:a>
It is to respond to the unfriendly behavior of "Western Collective".</text:p>
      <text:p text:style-name="P4">
Reuters reported that the Finnish Ministry of Foreign Affairs said on Wednesday (17th) that the account of the Financial Embassy in Moscow and the Consulate in St. Petersburg was frozen, which allowed the embassy to pay only with cash.</text:p>
      <text:p text:style-name="P4">
Finnish Foreign Minister Pekka Haavisto pointed out on the same day that other EU countries also encountered the problem of capital exchanges in Russia, but Finland's restrictions were more serious.</text:p>
      <text:p text:style-name="P4">
Ke Palace spokesman Peskov commented that this is not a Russian move. "We responded to the situation caused by several national authorities in the Western collectives, unfortunately, including Finland."</text:p>
      <text:p text:style-name="P4">
The Russian Ministry of Foreign Affairs spokesman Zaharava pointed out late on Wednesday that frozen Finnish diplomatic bank accounts are just "peer measures" restricted by Russian diplomats in Finland.</text:p>
      <text:p text:style-name="P4">
After the outbreak of the Russian and Ukraine War, there was a problem with the bank accounts of the Embassy in Russia in Europe, and sometimes the funds were confiscated by the authorities to punish Moscow's actions in Ukraine.</text:p>
      <text:p text:style-name="P4">
News Source: <text:a xlink:type="simple" xlink:href="https://www.zaobao.com.sg/realtime/world/story20230518-1395954" text:style-name="Internet_20_link" text:visited-style-name="Visited_20_Internet_20_Link">
https://www.zaobao.com.sg/realtime/world/story20230518-1395954</text:a>
</text:p>
      <!--NEWS-->
      <text:h text:style-name="P10" text:outline-level="1">
<text:span text:style-name="T4">
The United States and Iceland are discussing the Arctic issues and the challenges of China</text:span>
</text:h>
      <text:p text:style-name="P4">
Author: chinese@voanews.com (金谷)</text:p>
      <text:p text:style-name="P4">
Publisher: 美国之音中文网 (Type: NewsMediaOrganization)</text:p>
      <text:p text:style-name="P4">
Published Time: 2023-05-18T18:11:31+08:00</text:p>
      <text:p text:style-name="P4">
Modified Time: 2023-05-18 10:11:31Z</text:p>
      <text:p text:style-name="P4">
Description: The 46 member states of the European Commission began to hold the organization's first summit for the past 18 years on Tuesday (May 16). Linda Thomas-Greenfield, the United States Ambassador to the United Nations, met on Wednesday (May 17) to meet with the Icelandic Foreign Minister Thordis Kolbrun Reykfjrd GylfadóttiR. The two discussed their continuous support for Ukraine, challenges brought by the People's Republic of China, cooperation in the Arctic Council, and other global issues.</text:p>
      <text:p text:style-name="P4">
Videos: []</text:p>
      <text:p text:style-name="P4">
Images: []</text:p>
      <text:p text:style-name="P4">
Categories: ['欧洲', '美国', '中国']</text:p>
      <text:p text:style-name="P4">
Type: None</text:p>
      <!--METADATA-->
      <text:p text:style-name="P4">
Nonenone</text:p>
      <text:p text:style-name="P4">
News Source: <text:a xlink:type="simple" xlink:href="https://www.voachinese.com/a/us-iceland-china-arctic-challenge-20230518/7098561.html" text:style-name="Internet_20_link" text:visited-style-name="Visited_20_Internet_20_Link">
https://www.voachinese.com/a/us-iceland-china-arctic-challenge-20230518/7098561.html</text:a>
</text:p>
      <!--NEWS-->
      <text:h text:style-name="P10" text:outline-level="1">
<text:span text:style-name="T4">
Syrian President will attend the Arab League Conference at Saudi President</text:span>
</text:h>
      <text:p text:style-name="P4">
Publisher: 法新社</text:p>
      <text:p text:style-name="P4">
Published Time: 2023-05-18T18:32:08+00:00</text:p>
      <text:p text:style-name="P4">
Modified Time: 2023-05-18T18:05:02+00:00</text:p>
      <text:p text:style-name="P4">
Description: (Agence France-Presse Damascus, 18th) Syrian President Bashar Al-Assad arrived in Saudi Arabia today to prepare to attend the Arab League (ARAB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5-18T18-32-08-00-00/000000.png" xlink:type="simple" xlink:show="embed" xlink:actuate="onLoad" draw:mime-type="image/png"/>
</draw:frame>
Syrian television reported that ABDulaziz InternationalAIRPORT, King Abdulaziz International, was participated in (Tomorrow) Arab League Summit.</text:p>
      <text:p text:style-name="P4">
The visit symbolized that Aseda officially returned to Acer. The Angeles suspended Syrian member states in November 2011, because the Malaysian government's bloody suppression of the protest protests caused a conflict of 500,000 people and millions of people.</text:p>
      <text:p text:style-name="P4">
At that time, Saudi Arabia and other Arab countries were either cut off the relationship with Arded or relegated bilateral relations. During the conflict, Saudi also publicly supported Asedd to drive down.</text:p>
      <text:p text:style-name="P4">
However, the Angle League welcomes the return of Syria earlier this month. The host Saudi Arabia is invited to attend tomorrow's summit regardless of other Arab countries' opposition.</text:p>
      <text:p text:style-name="P4">
According to Al-Watan, the pro-government newspaper of Syria, Adde may "meet with several leaders in bilateral meetings" tonight and tomorrow morning.</text:p>
      <text:p text:style-name="P4">
The Acer Summit, which was attended last time, was the 2010 Libyan Summit.</text:p>
      <text:p text:style-name="P4">
News Source: <text:a xlink:type="simple" xlink:href="https://www.rfi.fr/cn/%E5%9B%BD%E9%99%85%E6%8A%A5%E9%81%93/20230518-%E5%8F%99%E5%88%A9%E4%BA%9A%E6%80%BB%E7%BB%9F%E6%8A%B5%E6%B2%99%E4%B9%8C%E5%9C%B0-%E5%B0%86%E5%87%BA%E5%B8%AD%E9%98%BF%E6%8B%89%E4%BC%AF%E8%81%94%E7%9B%9F%E4%BC%9A%E8%AE%AE" text:style-name="Internet_20_link" text:visited-style-name="Visited_20_Internet_20_Link">
https://www.rfi.fr/cn/%E5%9B%BD%E9%99%85%E6%8A%A5%E9%81%93/20230518-%E5%8F%99%E5%88%A9%E4%BA%9A%E6%80%BB%E7%BB%9F%E6%8A%B5%E6%B2%99%E4%B9%8C%E5%9C%B0-%E5%B0%86%E5%87%BA%E5%B8%AD%E9%98%BF%E6%8B%89%E4%BC%AF%E8%81%94%E7%9B%9F%E4%BC%9A%E8%AE%AE</text:a>
</text:p>
      <!--NEWS-->
      <text:h text:style-name="P10" text:outline-level="1">
<text:span text:style-name="T4">
Malaysia trial no subsidy fuel policy at the border oil station</text:span>
</text:h>
      <text:p text:style-name="P4">
Author: 联合早报 (Person)</text:p>
      <text:p text:style-name="P4">
Publisher: 联合早报 (Organization)</text:p>
      <text:p text:style-name="P4">
Published Time: 2023-05-18T18:53</text:p>
      <text:p text:style-name="P4">
Modified Time: 2023-05-18T18:53</text:p>
      <text:p text:style-name="P4">
Description: The Malaysian government spends huge sums of fuel every year, and has a heavy financial pressure on the government, and related smuggling activities have been repeatedly banned. The authorities then launched a pilot plan without subsidy oil station in a specific oil station near the Malaysia country near the Thai border, so that these oil stations were sold at all without subsidies ...</text:p>
      <text:p text:style-name="P4">
Videos: []</text:p>
      <text:p text:style-name="P4">
Audios: []</text:p>
      <text:p text:style-name="P4">
Images: []</text:p>
      <text:p text:style-name="P4">
Type: NewsArticle</text:p>
      <text:p text:style-name="P4">
Breadcrumbs: ['即时', '国际']</text:p>
      <text:p text:style-name="P4">
Keywords: ['马来西亚', '阿末扎希', '泰国', '补贴']</text:p>
      <!--METADATA-->
      <text:p text:style-name="P4">
The Malaysian government spends huge sums of fuel every year, and has a heavy financial pressure on the government, and related smuggling activities have been repeatedly banned. The authorities then launched a pilot plan without subsidy oil station in a specific oil station near the Malaysia country near the Thai border, so that these oil stations were sold at Ron95 gasoline and diesel without subsidies. The results were found that the effect was good and intentionally expanded.</text:p>
      <text:p text:style-name="P4">
No subsidy oil station is a plan responsible for the Ministry of Trade and Life Cost (KPDN). The authorities first started this plan in Badong Bada in the glass market and two oil stations in Wangji. The Malaysian government banned foreign vehicles from purchasing subsidy fuel.</text:p>
      <text:p text:style-name="P4">
The authorities found that the Ron95 gasoline and diesel volume sold by the oil stations participating in the pilot plan increased. This is because the price of non -subsidized fuel in Malaysia is still lower than that of similar fuels in Thailand. Many Thai people who drive in Malaysia have added fuel to Thailand before returning to Thailand.</text:p>
      <text:p text:style-name="P4">
Deputy Prime Minister Ahmad Zahi on Thursday (May 18) at a press conference after the National Life Cost Action Council meeting, the government's pilot plan for the government promoted by the Matai border has been effective, and it has been in the country. About 5 million Ron95 gasoline and diesel subsidy funds of about RM5 million (approximately $ 1.48 million).</text:p>
      <text:p text:style-name="P4">
He said: "The report of the first two months shows that the sales of diesel and RON95 gasoline subsidized (glass market) decreased by 13.2%and 15.7%. Increase 43.27%. "</text:p>
      <text:p text:style-name="P4">
He pointed out that the price of no subsidy RON95 gasoline is RM 3.05 per liter, and diesel is RM3 per liter. "These prices are cheaper than Thailand. Thailand's RON95 gasoline is priced at RM 4.62 per liter, and diesel is RM 4.24 per liter."</text:p>
      <text:p text:style-name="P4">
He also pointed out that due to the good implementation of the implementation, the domestic trade and living cost department plans to extend the measures without subsidy oil stations to Jilandan, Jedie, Perak, Sarawak, Sabah and Johor.</text:p>
      <text:p text:style-name="P4">
News Source: <text:a xlink:type="simple" xlink:href="https://www.zaobao.com.sg/realtime/world/story20230518-1395961" text:style-name="Internet_20_link" text:visited-style-name="Visited_20_Internet_20_Link">
https://www.zaobao.com.sg/realtime/world/story20230518-1395961</text:a>
</text:p>
      <!--NEWS-->
      <text:h text:style-name="P10" text:outline-level="1">
<text:span text:style-name="T4">
The US market slightly higher before the market on Thursday, focusing on the quarterly performance of retail chain TARGET</text:span>
</text:h>
      <text:p text:style-name="P4">
Author: 李可爱 (Person)</text:p>
      <text:p text:style-name="P4">
Publisher: 联合早报 (Organization)</text:p>
      <text:p text:style-name="P4">
Published Time: 2023-05-18T19:41</text:p>
      <text:p text:style-name="P4">
Modified Time: 2023-05-18T19:41</text:p>
      <text:p text:style-name="P4">
Description: On Thursday (May 18), the focus: ● The main stock index futures of the Wall Street stock market on Thursday (May 18) rose slightly. At 7 o'clock, the standard and the Pur 500 index futures rose 8.30 points or 0.20 % to 4167.10 points; Nasdaq 1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美国股市', '美市', '财经即时', '零售']</text:p>
      <!--METADATA-->
      <text:h text:style-name="P13" text:outline-level="4">
<text:span text:style-name="T4">
Thursday (May 18): The point:</text:span>
</text:h>
      <text:p text:style-name="P4">
● The US Wall Street stock market stock index futures have risen slightly on Thursday (May 18). At 7 o'clock, the standard and the Pur 500 Index futures rose 8.30 points or 0.20 % to 4167.10 points; the Nasdaq 100 index futures set at 23.50 points or 0.17 % to 13612.80 points; 33440.10 points.</text:p>
      <text:p text:style-name="P4">
● The upper limit of the US federal debt may reach an agreement quickly, and the market sentiment has begun to be optimistic. In addition, many bank stocks have begun to rebound, driving the US stock market to rise sharply overnight (Wednesday).</text:p>
      <text:p text:style-name="P4">
● The standard and the Poole 500 index rose 48.87 points overnight, and closed the market 4158.77 points. The heavyweight Dow Jones Index also increased significantly by 408.63 points, and the closed market was 33420.77 points. The Nasdaq 100 index based on technology stocks set up 1.22 % or 163.25 points to collect the market at 13589.26 points.</text:p>
      <text:p text:style-name="P4">
● The US stock market's overnight transactions are generally. The total transaction volume of the exchange is 10.35 billion shares, which is less than the average transaction volume of 10.59 billion shares in the past 20 days.</text:p>
      <text:h text:style-name="P13" text:outline-level="4">
<text:span text:style-name="T4">
Pre -trading focus:</text:span>
</text:h>
      <text:p text:style-name="P4">
● Wal -Mart, the world's largest retailer, will release performance before the market on Thursday night. Wal -Mart's stock price rose 0.33 US dollars before the market, with a US $ 149.86.</text:p>
      <text:p text:style-name="P4">
● The market is rumored that Micron Technology Increte will receive about 200 billion yen (approximately $ 1.45 billion) fiscal allowances from the Japanese government to help Japan manufacture the next -generation memory chips. Micron Technology's stock price rose 1.46 US dollars before the market on Thursday night, with a period of $ 66.38.</text:p>
      <text:p text:style-name="P4">
● Streaming giants Netflixinc revealed at a party overnight that the company has recently launched a lower subscription fee, including the supporting facilities of commercial advertising, has already owned nearly 5 million monthly active users worldwide. The news led to Net Fei's stock price at $ 4.19 before the market on Thursday night, and the deadline was $ 344.15.</text:p>
      <text:p text:style-name="P4">
● On Thursday, let's take a look at the quarterly performance of retail chain Target. On Thursday night, the stock fell 1.25 US dollars, and the deadline was $ 159.71.</text:p>
      <text:p text:style-name="P4">
● Active stocks before the market are in order: West Pacific Bank, Tesla, Nvidia, Palantir Technologies Inc and C3.aiInc. At the time of the draft, the stock price of these five active stocks rose.</text:p>
      <text:p text:style-name="P4">
<draw:frame draw:style-name="fr1" draw:name="Image171" text:anchor-type="as-char" svg:width="6.9236in" svg:height="4.615733in" draw:z-index="0">
<draw:image xlink:href="../Images/zaobao world/2023-05-18T19-41/000000.png" xlink:type="simple" xlink:show="embed" xlink:actuate="onLoad" draw:mime-type="image/png"/>
</draw:frame>
Another challenge facing American retailers is organized retail theft. Target is estimated that due to these theft, profitability has decreased by more than $ 1 billion. (Agence France -Presse)</text:p>
      <text:h text:style-name="P13" text:outline-level="4">
<text:span text:style-name="T4">
Target Corporation (New York Stock Exchange code: TGT)</text:span>
</text:h>
      <text:p text:style-name="P4">
Although the quarterly performance released by retail chain TARGET overnight, the sales were almost the same year -on -year, and the group executives also acknowledged that consumers were more cautious about expenditure, but because consumers turned to buy more necessities, the profit performance of TARGET was still slightly a little slightly slightly slight It surpassed the average forecast of Wall Street analysts and drove the group's stock price to increase by 2.58 % overnight.</text:p>
      <text:p text:style-name="P4">
However, while released performance, the TARGET executives also predict that the overall sales of the current quarter will remain sluggish, and compaies will even decrease at a low number of individuals. Nevertheless, this large retailer still adheres to its previous outlook on the annual performance, and it is expected that the comparable sales of this fiscal year may decline in low single digits or increase in low single digits; It will be between $ 7.75 and $ 8.75.</text:p>
      <text:p text:style-name="P4">
CEO Briancornell said that even if consumers have rarely bought non -necessities, Target still has the ability to attract them to buy grocery, daily necessities and current popular products.</text:p>
      <text:p text:style-name="P4">
According to Target's first quarter performance report as of April 29, the Group's turnover was $ 25.320 million, and its net profit per share was $ 2.05. The average estimated number of analysts collected by Refinitiv is a turnover of $ 25.29 billion, and the net profit per share is $ 1.76. Compared with these two numbers, Target's quarterly performance is exceeded.</text:p>
      <text:p text:style-name="P4">
However, compared with the same period in 2022, the first quarter of Target's net profit was from US $ 1 billion or net profit per share of US $ 2.16 to $ 950 million or net profit per share of 2.05 US dollars. The turnover increased by a slight increase of 1 % from 25.17 billion US dollars a year ago.</text:p>
      <text:p text:style-name="P4">
"The group's chief growth officer, Christinahennington, said:" The sales in February this year were the strongest, and it began to weaken in March, and the overall consumption situation was further softened at the end of April. "</text:p>
      <text:p text:style-name="P4">
Among the many product categories, the sales performance of beauty products is the most powerful, and sales have increased by more than ten Pakistani. Foods and beverages increase in high single digits. With the support of health products and pet supplies, the sales of family necessities have also increased in low single digits.</text:p>
      <text:p text:style-name="P4">
At this time back to 2022, Target not only should cope with higher freight, but also faces the "hot products" of the epidemic, such as bicycles and kitchen utensils, which have gradually faded on the shelves and warehouses. Fortunately, Target's shipping costs have begun to decline, and its branches have also decreased due to the price reduction promotional activities of excess deposits, which shows its operations gradually returning to the right track. However, according to the talks published by Target executives in February, Target's operating profit margin may wait until the next fiscal year or later, which will return to the level before the epidemic.</text:p>
      <text:p text:style-name="P4">
In addition to talking about normal business, Cornell also proposed another challenge generally faced by American retailers: organized retail theft. He said: "Target has reduced profitability by more than $ 1 billion because of these theft. And unfortunately, the violence faced by our stores and the entire retail industry is still increasing."</text:p>
      <text:p text:style-name="P4">
Nonetheless, 14 of Tipranks's 24 analysts were rated "buy" to the stock, 10 rated "holding", and the average target price of the one -year period was $ 180.92.</text:p>
      <text:p text:style-name="P4">
News Source: <text:a xlink:type="simple" xlink:href="https://www.zaobao.com.sg/realtime/world/story20230518-1395968" text:style-name="Internet_20_link" text:visited-style-name="Visited_20_Internet_20_Link">
https://www.zaobao.com.sg/realtime/world/story20230518-1395968</text:a>
</text:p>
      <!--NEWS-->
      <text:h text:style-name="P10" text:outline-level="1">
<text:span text:style-name="T4">
Bayeng Kishida Hiroshima Hiroshima Meeting</text:span>
</text:h>
      <text:p text:style-name="P4">
Author: 联合早报 (Person)</text:p>
      <text:p text:style-name="P4">
Publisher: 联合早报 (Organization)</text:p>
      <text:p text:style-name="P4">
Published Time: 2023-05-18T20:04</text:p>
      <text:p text:style-name="P4">
Modified Time: 2023-05-18T22:35</text:p>
      <text:p text:style-name="P4">
Description: Japanese Prime Minister Kishida Kishida met with President Biden Bayidon on Wakashima, Japan on Thursday (May 18). Reuters reported that the US White House issued a statement on Thursday stating that Bayidon and Kishida Wenxiong discussed how the two countries further strengthened their defense and economic cooperation and determined to continue to support ...</text:p>
      <text:p text:style-name="P4">
Videos: []</text:p>
      <text:p text:style-name="P4">
Audios: []</text:p>
      <text:p text:style-name="P4">
Images: []</text:p>
      <text:p text:style-name="P4">
Type: NewsArticle</text:p>
      <text:p text:style-name="P4">
Breadcrumbs: ['即时', '国际']</text:p>
      <text:p text:style-name="P4">
Keywords: ['美日关系', '七国集团', '亚太地区', '拜登', '岸田文雄']</text:p>
      <!--METADATA-->
      <text:p text:style-name="P4">
Japanese Prime Minister Kishida Kishida met with President Biden Bayidon on Wakashima, Japan on Thursday (May 18).</text:p>
      <text:p text:style-name="P4">
Reuters reported that the White House issued a statement on Thursday stated that at the meeting, Bayidon and Kishida discussed how the two countries further strengthened their defense and economic cooperation, determined to continue to support Ukraine to resist the brutal and illegal invasion of Russia, and promised to deal with regional security challenges Expand close cooperation.</text:p>
      <text:p text:style-name="P4">
Biden called the US -Japanese Alliance as the cornerstone of regional peace and prosperity, and reiterated the promise of the United States to expand his deterrence by using its entire capabilities.</text:p>
      <text:p text:style-name="P4">
Two leaders talked about regional security issues such as North Korea ’s nuclear guidance and Chinese coercion, emphasizing that the United States and Japan opposed any attempts to change the status quo by force, and reiterated their determination to maintain the peace and stability of the Taiwan Strait.</text:p>
      <text:p text:style-name="P4">
The two sides expressed their support for the central position of Aya'an, and emphasized the importance of strengthening multilateral cooperation in the Indo -Pacific region, especially in cooperation with South Korea, Australia and India, and Southeast Asia and Pacific Island countries.</text:p>
      <text:p text:style-name="P4">
Biden and Kishida also promised to continue to deepen bilateral relations in order to promote the common vision of both parties to the Pacific of India in freedom and openness.</text:p>
      <text:p text:style-name="P4">
China's side is dissatisfied with the G7 issue of China. Yang Yu, the ambassador of the Chinese Embassy in Japan, commented on Thursday that China has expressed serious concerns about the negative trends of the summits that have recently reflected in various signs, and urged the host country to practically proper the summit factors in China.</text:p>
      <text:p text:style-name="P4">
According to Kyodo News from Japan, this is the two in January [] [] in January <text:a xlink:type="simple" xlink:href="https://www.zaobao.com.sg/news/world/story20230114-1353211" text:style-name="Internet_20_link" text:visited-style-name="Visited_20_Internet_20_Link">
</text:a>
After that, a summit was held again.</text:p>
      <text:p text:style-name="P4">
Kishida stated that he would show the will of G7 adhere to the international order at the summit, and to reach a consensus on cooperation with Bayeng's cooperation in the field of artificial intelligence (AI).</text:p>
      <text:p text:style-name="P4">
In addition, the two sides agreed that it is important to provide assistance to global southern countries facing food crisis and energy issues.</text:p>
      <text:p text:style-name="P4">
News Source: <text:a xlink:type="simple" xlink:href="https://www.zaobao.com.sg/realtime/world/story20230518-1395974" text:style-name="Internet_20_link" text:visited-style-name="Visited_20_Internet_20_Link">
https://www.zaobao.com.sg/realtime/world/story20230518-1395974</text:a>
</text:p>
      <!--NEWS-->
      <text:h text:style-name="P10" text:outline-level="1">
<text:span text:style-name="T4">
The Thai Ahead of Thailand plans to form an eight -party joint government</text:span>
</text:h>
      <text:p text:style-name="P4">
Author: 联合早报 (Person)</text:p>
      <text:p text:style-name="P4">
Publisher: 联合早报 (Organization)</text:p>
      <text:p text:style-name="P4">
Published Time: 2023-05-18T20:41</text:p>
      <text:p text:style-name="P4">
Modified Time: 2023-05-18T20:56</text:p>
      <text:p text:style-name="P4">
Description: The Thai leader of the Thai party officially announced that he would plan to form an eight -party joint government, and he will be the Prime Minister. According to a comprehensive foreign news report, the Pagoda said on Thursday (May 18) that at a press conference, the APPC has summoned 313 of the newly elected members of the House of Commons, which is in line with the formation of a new government ...</text:p>
      <text:p text:style-name="P4">
Videos: []</text:p>
      <text:p text:style-name="P4">
Audios: []</text:p>
      <text:p text:style-name="P4">
Images: []</text:p>
      <text:p text:style-name="P4">
Type: NewsArticle</text:p>
      <text:p text:style-name="P4">
Breadcrumbs: ['即时', '国际']</text:p>
      <text:p text:style-name="P4">
Keywords: ['泰国大选', '前进党', '泰国政局', '披塔']</text:p>
      <!--METADATA-->
      <text:p text:style-name="P4">
The Thai leader of the Thai party officially announced that he would plan to form an eight -party joint government, and he will be the Prime Minister.</text:p>
      <text:p text:style-name="P4">
According to a comprehensive foreign news report, the Pagoda said on Thursday (May 18) that at the press conference, the advanced party has summoned 313 of the newly elected members of the House of Commons, which is in line with the qualifications for the establishment of a new government; Unanimously agreed to support the new Prime Minister of Thailand on the basis of respecting the people's wishes.</text:p>
      <text:p text:style-name="P4">
If the Eight Party formed a ruling alliance, the advanced party will live in a leader, and the party leader has drafted a memorandum of understanding.</text:p>
      <text:p text:style-name="P4">
The content of the understanding of the understanding will include cooperation between partys to respond to crisis in response to nations, politics, economy, and people's livelihood. The final details will be announced next Monday (22nd).</text:p>
      <text:p text:style-name="P4">
News Source: <text:a xlink:type="simple" xlink:href="https://www.zaobao.com.sg/realtime/world/story20230518-1395981" text:style-name="Internet_20_link" text:visited-style-name="Visited_20_Internet_20_Link">
https://www.zaobao.com.sg/realtime/world/story20230518-1395981</text:a>
</text:p>
      <!--NEWS-->
      <text:h text:style-name="P10" text:outline-level="1">
<text:span text:style-name="T4">
Russian Foreign Minister: Six African leaders visited Russia in June or July</text:span>
</text:h>
      <text:p text:style-name="P4">
Author: 联合早报 (Person)</text:p>
      <text:p text:style-name="P4">
Publisher: 联合早报 (Organization)</text:p>
      <text:p text:style-name="P4">
Published Time: 2023-05-18T20:51</text:p>
      <text:p text:style-name="P4">
Modified Time: 2023-05-18T21:05</text:p>
      <text:p text:style-name="P4">
Description: Russian Foreign Minister Lavrov confirmed that the African leader Peace delegation composed of the Summer Summit of South Africa, Congo, Egypt, Senegal, Zambia and Uganda will visit Moscow in June or July. Comprehensive Agence France -Presse and Reuters reported that Lavrov on Thursday (May 18 ...</text:p>
      <text:p text:style-name="P4">
Videos: []</text:p>
      <text:p text:style-name="P4">
Audios: []</text:p>
      <text:p text:style-name="P4">
Images: []</text:p>
      <text:p text:style-name="P4">
Type: NewsArticle</text:p>
      <text:p text:style-name="P4">
Breadcrumbs: ['即时', '国际']</text:p>
      <text:p text:style-name="P4">
Keywords: ['乌克兰危机', '俄乌战争', '俄罗斯', '非洲', '拉夫罗夫']</text:p>
      <!--METADATA-->
      <text:p text:style-name="P4">
Russian Foreign Minister Lavrov confirmed that the African leader Peace delegation composed of the Summer Summit of South Africa, Congo, Egypt, Senegal, Zambia and Uganda will visit Moscow in June or July.</text:p>
      <text:p text:style-name="P4">
Comprehensive Agence France -Presse and Reuters reported that Lavrov met on Thursday (May 18) to meet with Uganda Foreign Minister Jejeodongo on Thursday (May 18) that the representatives of the six African leaders of Africa will visit Russia, which will promote Russia and Ukraine. Talk to Russia.</text:p>
      <text:p text:style-name="P4">
"Considering the willingness of South Africa President Rama Tosa, we may set the visit date in mid -June or at the end of June, or early July."</text:p>
      <text:p text:style-name="P4">
Lamaguza said on Tuesday (16th) that Russian President Putin and Ukrainian President Zelezzky have agreed to meet with the African peace delegation.</text:p>
      <text:p text:style-name="P4">
The Kremlin spokesman Peskov said that Russia is preparing to "listen to any suggestions that help to solve the situation in Ukraine."</text:p>
      <text:p text:style-name="P4">
Lavrov emphasized that Putin "had always been prepared to talk to the world's stable partners", and Russia expressed his expectations for the specific initiative proposed by African leaders.</text:p>
      <text:p text:style-name="P4">
News Source: <text:a xlink:type="simple" xlink:href="https://www.zaobao.com.sg/realtime/world/story20230518-1395983" text:style-name="Internet_20_link" text:visited-style-name="Visited_20_Internet_20_Link">
https://www.zaobao.com.sg/realtime/world/story20230518-1395983</text:a>
</text:p>
      <!--NEWS-->
      <text:h text:style-name="P10" text:outline-level="1">
<text:span text:style-name="T4">
The Chinese Ambassador to Australia hopes that Canberra will increase the search and rescue operation that covers the Chinese fishing vessels</text:span>
</text:h>
      <text:p text:style-name="P4">
Author: chinese@voanews.com (美国之音)</text:p>
      <text:p text:style-name="P4">
Publisher: 美国之音中文网 (Type: NewsMediaOrganization)</text:p>
      <text:p text:style-name="P4">
Published Time: 2023-05-18T21:00:24+08:00</text:p>
      <text:p text:style-name="P4">
Modified Time: 2023-05-18 13:00:24Z</text:p>
      <text:p text:style-name="P4">
Description: The Chinese ambassador to Australia, Xiao Qian, on Thursday (May 18) hopes that Canberra can increase the rescue operation and help find the whereabouts of 39 crew members who have missing on a Chinese ocean fishing boat that have been overwhelmed recently in the Indian Ocean. At the same time, there are reports that the bodies of two crew have been found.</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china-asks-australia-to-increase-search-for-missing-sailers-20230518/7098651.html" text:style-name="Internet_20_link" text:visited-style-name="Visited_20_Internet_20_Link">
https://www.voachinese.com/a/china-asks-australia-to-increase-search-for-missing-sailers-20230518/7098651.html</text:a>
</text:p>
      <!--NEWS-->
      <text:h text:style-name="P10" text:outline-level="1">
<text:span text:style-name="T4">
Biden arrived in Japan to participate in the Seventh National Group Summit</text:span>
</text:h>
      <text:p text:style-name="P4">
Author: chinese@voanews.com (美国之音)</text:p>
      <text:p text:style-name="P4">
Publisher: 美国之音中文网 (Type: NewsMediaOrganization)</text:p>
      <text:p text:style-name="P4">
Published Time: 2023-05-18T21:16:23+08:00</text:p>
      <text:p text:style-name="P4">
Modified Time: 2023-05-18 16:34:41Z</text:p>
      <text:p text:style-name="P4">
Description: U.S. President Joe Biden arrived in Japan on Thursday and attended the Leadership Summit of the Seven Kingdoms Group. It is expected that the summit will focus on fighting China's economic behavior and support Ukraine against Russia's invasion.</text:p>
      <text:p text:style-name="P4">
Videos: []</text:p>
      <text:p text:style-name="P4">
Images: []</text:p>
      <text:p text:style-name="P4">
Categories: ['美国', '中国', '台湾']</text:p>
      <text:p text:style-name="P4">
Type: None</text:p>
      <!--METADATA-->
      <text:p text:style-name="P4">
Nonenone</text:p>
      <text:p text:style-name="P4">
News Source: <text:a xlink:type="simple" xlink:href="https://www.voachinese.com/a/biden-in-japan-for-g7-talks-20230518/7098626.html" text:style-name="Internet_20_link" text:visited-style-name="Visited_20_Internet_20_Link">
https://www.voachinese.com/a/biden-in-japan-for-g7-talks-20230518/7098626.html</text:a>
</text:p>
      <!--NEWS-->
      <text:h text:style-name="P10" text:outline-level="1">
<text:span text:style-name="T4">
Malaysian companies do not love special holidays</text:span>
</text:h>
      <text:p text:style-name="P4">
Author: 联合早报 (Person)</text:p>
      <text:p text:style-name="P4">
Publisher: 联合早报 (Organization)</text:p>
      <text:p text:style-name="P4">
Published Time: 2023-05-18T21:27</text:p>
      <text:p text:style-name="P4">
Modified Time: 2023-05-18T21:40</text:p>
      <text:p text:style-name="P4">
Description: The Malaysian Federal Government and the state governments often declare a day of holidays across the country or the state because sports athletes performed well in various events, which made local private companies shout. They therefore called on the government not to declare special holidays at will. Malaysia National Chamber of Commerce (NCCI ...</text:p>
      <text:p text:style-name="P4">
Videos: []</text:p>
      <text:p text:style-name="P4">
Audios: []</text:p>
      <text:p text:style-name="P4">
Images: []</text:p>
      <text:p text:style-name="P4">
Type: NewsArticle</text:p>
      <text:p text:style-name="P4">
Breadcrumbs: ['即时', '国际']</text:p>
      <text:p text:style-name="P4">
Keywords: ['马来西亚', '企业', '公共假期']</text:p>
      <!--METADATA-->
      <text:p text:style-name="P4">
The Malaysian Federal Government and the state governments often declare a day of holidays across the country or the state because sports athletes performed well in various events, which made local private companies shout. They therefore called on the government not to declare special holidays at will.</text:p>
      <text:p text:style-name="P4">
Su Tian, president of the Malaysian National Chamber of Commerce (NCCIM), reminded the government during the speech of the "2023 National Economic Forum" on Thursday (May 18) that the company does not want the government to declare special leave because it will bring the enterprise to the enterprise. The huge influence and suffered serious losses.</text:p>
      <text:p text:style-name="P4">
He said that according to calculations, the government announced a special public holiday for a day, and national manufacturers will lose about RM3 billion (about S $ 890 million).</text:p>
      <text:p text:style-name="P4">
He pointed out that this is because the industry must pay a three -fold salary for employees who work in public holidays, and the salary cost is about RM2 billion. This does not include the loss of production and other losses of about 1 billion. "We don't want this surprise. The government's responsibility is to improve the economy and let government departments operate, not to announce a special holiday."</text:p>
      <text:p text:style-name="P4">
The Minister of Economic Minister of the forum Rafiz responded to Su Tianlai and pointed out: "Su Tian said, the government cannot make a decision at will, including the Special holiday. I will bring this matter to the cabinet meeting to discuss."</text:p>
      <text:p text:style-name="P4">
He joked that he could not speak as Su Tian Lai at the cabinet meeting. "I can't speak as I want like me before."</text:p>
      <text:p text:style-name="P4">
News Source: <text:a xlink:type="simple" xlink:href="https://www.zaobao.com.sg/realtime/world/story20230518-1395992" text:style-name="Internet_20_link" text:visited-style-name="Visited_20_Internet_20_Link">
https://www.zaobao.com.sg/realtime/world/story20230518-1395992</text:a>
</text:p>
      <!--NEWS-->
      <text:h text:style-name="P10" text:outline-level="1">
<text:span text:style-name="T4">
U.S. stock closure</text:span>
</text:h>
      <text:p text:style-name="P4">
Publisher: 法新社</text:p>
      <text:p text:style-name="P4">
Published Time: 2023-05-18T21:32:07+00:00</text:p>
      <text:p text:style-name="P4">
Modified Time: 2023-05-18T21:05:01+00:00</text:p>
      <text:p text:style-name="P4">
Description: (Agence France -Presse, New York, 18th) The main index of the US stock market has closed today, because the retail industry leader Walmart's financial report is better than expected, and OpenAI has launched the ChatGPT application app. Facility has driven rising technology stock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617581in" draw:z-index="0">
<draw:image xlink:href="../Images/rficn/2023-05-18T21-32-07-00-00/000000.png" xlink:type="simple" xlink:show="embed" xlink:actuate="onLoad" draw:mime-type="image/png"/>
</draw:frame>
The Dow Jones Industrial Index rose 115.14 points or 0.34%, which was collected at 33535.91 points.</text:p>
      <text:p text:style-name="P4">
The S &amp; P 500 index rose 39.28 points or 0.94%to close 4198.05 points.</text:p>
      <text:p text:style-name="P4">
The Nasdaq index of technology stocks raised 188.27 points or 1.51%, and closed 12688.84 points.</text:p>
      <text:p text:style-name="P4">
The Philadelphia semiconductor index rose 98.81 points or 3.16%to close 3223.49 points.</text:p>
      <text:p text:style-name="P4">
News Source: <text:a xlink:type="simple" xlink:href="https://www.rfi.fr/cn/%E8%B4%A2%E7%BB%8F%E5%BF%AB%E8%AE%AF/20230518-%E7%BE%8E%E8%82%A1%E6%94%B6%E9%AB%98" text:style-name="Internet_20_link" text:visited-style-name="Visited_20_Internet_20_Link">
https://www.rfi.fr/cn/%E8%B4%A2%E7%BB%8F%E5%BF%AB%E8%AE%AF/20230518-%E7%BE%8E%E8%82%A1%E6%94%B6%E9%AB%98</text:a>
</text:p>
      <!--NEWS-->
      <text:h text:style-name="P10" text:outline-level="1">
<text:span text:style-name="T4">
Economist: The era of rising house prices in the UK may be about to end</text:span>
</text:h>
      <text:p text:style-name="P4">
Author: 联合早报 (Person)</text:p>
      <text:p text:style-name="P4">
Publisher: 联合早报 (Organization)</text:p>
      <text:p text:style-name="P4">
Published Time: 2023-05-18T21:34</text:p>
      <text:p text:style-name="P4">
Modified Time: 2023-05-18T21:53</text:p>
      <text:p text:style-name="P4">
Description: David Miles, a senior economist at the British Budget Responsibility Office, said that under the effect of slow population growth and popularity at home office, the era of great rising house prices in the UK may be over. Bloomberg reported that when Melz made a speech in London ...</text:p>
      <text:p text:style-name="P4">
Videos: []</text:p>
      <text:p text:style-name="P4">
Audios: []</text:p>
      <text:p text:style-name="P4">
Images: []</text:p>
      <text:p text:style-name="P4">
Type: NewsArticle</text:p>
      <text:p text:style-name="P4">
Breadcrumbs: ['即时', '国际']</text:p>
      <text:p text:style-name="P4">
Keywords: ['英国', '房价', '房地产']</text:p>
      <!--METADATA-->
      <text:p text:style-name="P4">
David Miles, a senior economist at the British Budget Responsibility Office, said that under the effect of slow population growth and popularity at home office, the era of great rising house prices in the UK may be over.</text:p>
      <text:p text:style-name="P4">
Bloomberg reported that in a speech in London, Melz pointed out that the changes in work habits, the level of population growth, and the decline in the decline in loan costs in decades have no longer reduced the possibility of rising house prices.</text:p>
      <text:p text:style-name="P4">
He said: "I think the factors that promote housing prices in the next 40 years will be much weaker than in the past 40 years. The unusual era of rising house prices may be approaching."</text:p>
      <text:p text:style-name="P4">
He emphasized that British house prices rose particularly quickly compared with other countries.</text:p>
      <text:p text:style-name="P4">
Melz said that the British population has increased significantly in the past 40 years, and the problem of enough housing needs to be built is quite sharp. As the population growth slows down, the pressure of housing demand will be relieved.</text:p>
      <text:p text:style-name="P4">
The shortage of housing has recently become a major economic and political issue in the UK. The Sunak administration and the Conservative Party they are located are also under pressure to formulate housing policies.</text:p>
      <text:p text:style-name="P4">
News Source: <text:a xlink:type="simple" xlink:href="https://www.zaobao.com.sg/realtime/world/story20230518-1395995" text:style-name="Internet_20_link" text:visited-style-name="Visited_20_Internet_20_Link">
https://www.zaobao.com.sg/realtime/world/story20230518-1395995</text:a>
</text:p>
      <!--NEWS-->
      <text:h text:style-name="P10" text:outline-level="1">
<text:span text:style-name="T4">
Iran wants experts to go to Afghanistan to investigate the water crisis</text:span>
</text:h>
      <text:p text:style-name="P4">
Author: chinese@voanews.com (美国之音)</text:p>
      <text:p text:style-name="P4">
Publisher: 美国之音中文网 (Type: NewsMediaOrganization)</text:p>
      <text:p text:style-name="P4">
Published Time: 2023-05-18T21:52:57+08:00</text:p>
      <text:p text:style-name="P4">
Modified Time: 2023-05-18 17:17:22Z</text:p>
      <text:p text:style-name="P4">
Description: Iranian President Ibrahim Lais called on Afghanistan to respect Iran's water rights on Thursday.</text:p>
      <text:p text:style-name="P4">
Videos: []</text:p>
      <text:p text:style-name="P4">
Images: []</text:p>
      <text:p text:style-name="P4">
Categories: ['中东', '生态环境']</text:p>
      <text:p text:style-name="P4">
Type: None</text:p>
      <!--METADATA-->
      <text:p text:style-name="P4">
Nonenone</text:p>
      <text:p text:style-name="P4">
News Source: <text:a xlink:type="simple" xlink:href="https://www.voachinese.com/a/iran-wants-experts-to-visit-afghanistan-amid-water-dispute-20230518/7098776.html" text:style-name="Internet_20_link" text:visited-style-name="Visited_20_Internet_20_Link">
https://www.voachinese.com/a/iran-wants-experts-to-visit-afghanistan-amid-water-dispute-20230518/7098776.html</text:a>
</text:p>
      <!--NEWS-->
      <text:h text:style-name="P10" text:outline-level="1">
<text:span text:style-name="T4">
The WHO was held on weekends, and the international voices of Tingtai attended the meeting were even stronger.</text:span>
</text:h>
      <text:p text:style-name="P4">
Author: chinese@voanews.com (松仁)</text:p>
      <text:p text:style-name="P4">
Publisher: 美国之音中文网 (Type: NewsMediaOrganization)</text:p>
      <text:p text:style-name="P4">
Published Time: 2023-05-18T21:59:46+08:00</text:p>
      <text:p text:style-name="P4">
Modified Time: 2023-05-18 14:30:42Z</text:p>
      <text:p text:style-name="P4">
Description: The annual World Health Conference (WHA) will open in Geneva this Sunday (May 21), and Taiwan is still looking forward to the invitation to attend the meeting. Although Beijing, as always, is as good as ever, the voices of supporting Taiwan's participation in the World Health Conference are more loud than in previous years.</text:p>
      <text:p text:style-name="P4">
Videos: []</text:p>
      <text:p text:style-name="P4">
Images: []</text:p>
      <text:p text:style-name="P4">
Categories: ['健康', '台湾', '台海两岸关系']</text:p>
      <text:p text:style-name="P4">
Type: None</text:p>
      <!--METADATA-->
      <text:p text:style-name="P4">
Nonenone</text:p>
      <text:p text:style-name="P4">
News Source: <text:a xlink:type="simple" xlink:href="https://www.voachinese.com/a/hoping-for-invitation-to-who-meeting-taiwan-gathers-more-support-051823/7098722.html" text:style-name="Internet_20_link" text:visited-style-name="Visited_20_Internet_20_Link">
https://www.voachinese.com/a/hoping-for-invitation-to-who-meeting-taiwan-gathers-more-support-051823/7098722.html</text:a>
</text:p>
      <!--NEWS-->
      <text:h text:style-name="P10" text:outline-level="1">
<text:span text:style-name="T4">
The funeral of Elizabeth II cost 200 million pounds</text:span>
</text:h>
      <text:p text:style-name="P4">
Author: 联合早报 (Person)</text:p>
      <text:p text:style-name="P4">
Publisher: 联合早报 (Organization)</text:p>
      <text:p text:style-name="P4">
Published Time: 2023-05-18T22:09</text:p>
      <text:p text:style-name="P4">
Modified Time: 2023-05-18T22:09</text:p>
      <text:p text:style-name="P4">
Description: The British Ministry of Finance estimates that the funeral and related activities of the late British Queen Elizabeth II may cost 162 million pounds (about S $ 271 million). Reuters reported that Elizabeth II died on September 8, 2022. The British set up for 10 days and sorrowed day, and on the same month 19 ...</text:p>
      <text:p text:style-name="P4">
Videos: []</text:p>
      <text:p text:style-name="P4">
Audios: []</text:p>
      <text:p text:style-name="P4">
Images: []</text:p>
      <text:p text:style-name="P4">
Type: NewsArticle</text:p>
      <text:p text:style-name="P4">
Breadcrumbs: ['即时', '国际']</text:p>
      <text:p text:style-name="P4">
Keywords: ['英国', '英国王室', '伊丽莎白二世']</text:p>
      <!--METADATA-->
      <text:p text:style-name="P4">
The British Ministry of Finance estimates that the late British Queen <text:a xlink:type="simple" xlink:href="https://www.zaobao.com/keywords/queen-elizabeth-ii" text:style-name="Internet_20_link" text:visited-style-name="Visited_20_Internet_20_Link">
</text:a>
Funeral and related activities may cost £ 162 million (about S $ 271 million).</text:p>
      <text:p text:style-name="P4">
Reuters reported that Elizabeth II September 8, 2022 [] <text:a xlink:type="simple" xlink:href="https://www.zaobao.com/realtime/world/story20220909-1311079" text:style-name="Internet_20_link" text:visited-style-name="Visited_20_Internet_20_Link">
</text:a>
, Britain set up a 10 -day silence day and held a funeral for her on the 19th of the same month.</text:p>
      <text:p text:style-name="P4">
On the day of the funeral, about 250,000 people lined up to observe the Queen Lingyu to be parked to Westminster Hall. The London Police Department said that the funeral of Elizabeth II was dispatched <text:a xlink:type="simple" xlink:href="https://www.zaobao.com/news/world/story20220920-1314707" text:style-name="Internet_20_link" text:visited-style-name="Visited_20_Internet_20_Link">
</text:a>
Essence</text:p>
      <text:p text:style-name="P4">
The report pointed out that the British Ministry of the Interior, which is responsible for arranging security and the National Security Action, spent 73.7 million pounds, accounting for the big head of the nearly 200 million pounds.</text:p>
      <text:p text:style-name="P4">
News Source: <text:a xlink:type="simple" xlink:href="https://www.zaobao.com.sg/realtime/world/story20230518-1396001" text:style-name="Internet_20_link" text:visited-style-name="Visited_20_Internet_20_Link">
https://www.zaobao.com.sg/realtime/world/story20230518-1396001</text:a>
</text:p>
      <!--NEWS-->
      <text:h text:style-name="P10" text:outline-level="1">
<text:span text:style-name="T4">
Think tank estimation: The United States is most likely to default on June 1st and 2nd</text:span>
</text:h>
      <text:p text:style-name="P4">
Author: 联合早报 (Person)</text:p>
      <text:p text:style-name="P4">
Publisher: 联合早报 (Organization)</text:p>
      <text:p text:style-name="P4">
Published Time: 2023-05-18T22:14</text:p>
      <text:p text:style-name="P4">
Modified Time: 2023-05-18T23:28</text:p>
      <text:p text:style-name="P4">
Description: A think tank in Washington's latest cash flow on the US Treasury Department shows that if Congress fails to raise the debt limit in time, June 1 and 2 are the government's most likely to breach of contract. Bloomberg reports that the two -party policy center (BPC) is estimated on Thursday (May 18), ...</text:p>
      <text:p text:style-name="P4">
Videos: []</text:p>
      <text:p text:style-name="P4">
Audios: []</text:p>
      <text:p text:style-name="P4">
Images: []</text:p>
      <text:p text:style-name="P4">
Type: NewsArticle</text:p>
      <text:p text:style-name="P4">
Breadcrumbs: ['即时', '国际']</text:p>
      <text:p text:style-name="P4">
Keywords: ['美国', '债务违约']</text:p>
      <!--METADATA-->
      <text:p text:style-name="P4">
A think tank in Washington has a prediction of the latest cash flow of the US Ministry of Finance. If Congress fails to raise the upper limit of debt in time, the government is most likely on June 1st and 2nd.(https://www.zaobao.com/keywords/zhai-wu-wei-yue)Date.</text:p>
      <text:p text:style-name="P4">
Bloomberg reports that the two -party policy center (BPC) estimates on Thursday (May 18), [] <text:a xlink:type="simple" xlink:href="https://www.zaobao.com/realtime/world/story20230516-1395089" text:style-name="Internet_20_link" text:visited-style-name="Visited_20_Internet_20_Link">
</text:a>
The maturity payable will exceed the expected revenue of about $ 75 billion (about S $ 101 billion) on the day, and a gap of $ 22 billion will occur on June 2.</text:p>
      <text:p text:style-name="P4">
The two additional $ 97 billion will be added, which will consume more than half of the remaining resources of the Ministry of Finance. The US Treasury Department stated on Friday (12th) that as of last Wednesday (10th), the Ministry of Finance assisted special measures to pay government bills <text:a xlink:type="simple" xlink:href="https://www.zaobao.com/realtime/world/story20230513-1394164" text:style-name="Internet_20_link" text:visited-style-name="Visited_20_Internet_20_Link">
</text:a>
As of Tuesday (16th), the cash balance of the Ministry of Finance was $ 94.6 billion.</text:p>
      <text:p text:style-name="P4">
If the Ministry of Finance can pay the remaining expenses in May and overcome the obstacles in early June, it may be a few weeks.</text:p>
      <text:p text:style-name="P4">
News Source: <text:a xlink:type="simple" xlink:href="https://www.zaobao.com.sg/realtime/world/story20230518-1396003" text:style-name="Internet_20_link" text:visited-style-name="Visited_20_Internet_20_Link">
https://www.zaobao.com.sg/realtime/world/story20230518-1396003</text:a>
</text:p>
      <!--NEWS-->
      <text:h text:style-name="P10" text:outline-level="1">
<text:span text:style-name="T4">
Anwar: West Malaysia non -Muslims still disable the word "Ala"</text:span>
</text:h>
      <text:p text:style-name="P4">
Author: 联合早报 (Person)</text:p>
      <text:p text:style-name="P4">
Publisher: 联合早报 (Organization)</text:p>
      <text:p text:style-name="P4">
Published Time: 2023-05-18T22:25</text:p>
      <text:p text:style-name="P4">
Modified Time: 2023-05-18T22:25</text:p>
      <text:p text:style-name="P4">
Description: Malaysian Prime Minister Anhua emphasized that the cabinet has agreed to maintain existing policies about the topic of "Allah". Non -Muslims on the West Malaysia Peninsula can continue to ban this word, while non -Muslims of East Malaysia and Sarawak can be used conditionally. Anwar is also a member of the Parliament District Parliament ...</text:p>
      <text:p text:style-name="P4">
Videos: []</text:p>
      <text:p text:style-name="P4">
Audios: []</text:p>
      <text:p text:style-name="P4">
Images: []</text:p>
      <text:p text:style-name="P4">
Type: NewsArticle</text:p>
      <text:p text:style-name="P4">
Breadcrumbs: ['即时', '国际']</text:p>
      <text:p text:style-name="P4">
Keywords: ['安华', '基督徒', '上诉']</text:p>
      <!--METADATA-->
      <text:p text:style-name="P4">
Malaysian Prime Minister Anhua emphasized that the cabinet has agreed to maintain existing policies about the topic of "Allah". Non -Muslims on the West Malaysia Peninsula can continue to ban this word, while non -Muslims of East Malaysia and Sarawak can be used conditionally.</text:p>
      <text:p text:style-name="P4">
Anwar is also a member of the Parliament District Parliament. He said on Thursday (May 18th) at the Muslim leader of Ipoh and the Parliament Congress. He said that the Cabinet Conference on Wednesday (17th) had agreed not to change the existing policies.</text:p>
      <text:p text:style-name="P4">
He said that Sarawak has always been able to use the word "Allah". This policy is during the period of the previous Barisan Nasional government, or the INIP government and the ISIC party.</text:p>
      <text:p text:style-name="P4">
The Minister of the Internal Affairs Savin pointed out on Thursday that the cabinet will soon decide which department is responsible for the advice of the "Alla" policy policy to strengthen the implementation of the "Alla" policy.</text:p>
      <text:p text:style-name="P4">
Anhua issued a statement on Wednesday announced that the cabinet agreed to the government to revoke <text:a xlink:type="simple" xlink:href="https://www.zaobao.com/realtime/world/story20210318-1132282" text:style-name="Internet_20_link" text:visited-style-name="Visited_20_Internet_20_Link">
</text:a>
And obtained suggestions to the Malaysian Council of the head of state, Royal Prospects, to strengthen the implementation of the policy of implementing the word "Ala".</text:p>
      <text:p text:style-name="P4">
News Source: <text:a xlink:type="simple" xlink:href="https://www.zaobao.com.sg/realtime/world/story20230518-1396007" text:style-name="Internet_20_link" text:visited-style-name="Visited_20_Internet_20_Link">
https://www.zaobao.com.sg/realtime/world/story20230518-1396007</text:a>
</text:p>
      <!--NEWS-->
      <text:h text:style-name="P10" text:outline-level="1">
<text:span text:style-name="T4">
Kishida: Zelei Sky will participate in the G7 conference by phone</text:span>
</text:h>
      <text:p text:style-name="P4">
Author: 联合早报 (Person)</text:p>
      <text:p text:style-name="P4">
Publisher: 联合早报 (Organization)</text:p>
      <text:p text:style-name="P4">
Published Time: 2023-05-18T22:32</text:p>
      <text:p text:style-name="P4">
Modified Time: 2023-05-18T22:47</text:p>
      <text:p text:style-name="P4">
Description: Japanese Prime Minister Kishida announced that Ukraine President Zemilianski will participate in a meeting of the Seventh Kingdoms (G7) meeting through a telephone form. Reuters reported that Kishida Wenxiong mentioned on Thursday (May 18) to meet with US President Biden that Zelei Sky is expected to be on Sunday (21st ...</text:p>
      <text:p text:style-name="P4">
Videos: []</text:p>
      <text:p text:style-name="P4">
Audios: []</text:p>
      <text:p text:style-name="P4">
Images: []</text:p>
      <text:p text:style-name="P4">
Type: NewsArticle</text:p>
      <text:p text:style-name="P4">
Breadcrumbs: ['即时', '国际']</text:p>
      <text:p text:style-name="P4">
Keywords: ['七国集团', '乌克兰', '岸田文雄', '泽连斯基']</text:p>
      <!--METADATA-->
      <text:p text:style-name="P4">
Japanese Prime Minister Kishida announced that Ukraine President Zemilianski will participate in a meeting of the Seventh Kingdoms (G7) meeting through a telephone form.</text:p>
      <text:p text:style-name="P4">
Reuters reported that Kishida Wenxiong mentioned on Thursday (May 18) in a meeting with US President Biden that Zeleiski is expected to participate in a G7 meeting on Sunday (21st).</text:p>
      <text:p text:style-name="P4">
Kishida told reporters: "We (US -Japan leaders) agreed that they should cooperate closely with members of the G7, and we agreed to continue to impose strict sanctions on Russia and provide strong support for Ukraine."</text:p>
      <text:p text:style-name="P4">
According to the earlier statement of the White House on Thursday in the United States, Biden and Kishida also discussed how the United States and Japan strengthened defense cooperation and confrontation against China.</text:p>
      <text:p text:style-name="P4">
Kishida added, "The two sides will continue to cooperate closely on various issues in China and agree to the common challenges involving China."</text:p>
      <text:p text:style-name="P4">
News Source: <text:a xlink:type="simple" xlink:href="https://www.zaobao.com.sg/realtime/world/story20230518-1396012" text:style-name="Internet_20_link" text:visited-style-name="Visited_20_Internet_20_Link">
https://www.zaobao.com.sg/realtime/world/story20230518-1396012</text:a>
</text:p>
      <!--NEWS-->
      <text:h text:style-name="P10" text:outline-level="1">
<text:span text:style-name="T4">
When the unemployment rate is high, it is rewarded with marriage and childbirth. Chinese youth: sprinkle salt on the wounds of ordinary people</text:span>
</text:h>
      <text:p text:style-name="P4">
Author: chinese@voanews.com (陈筠)</text:p>
      <text:p text:style-name="P4">
Publisher: 美国之音中文网 (Type: NewsMediaOrganization)</text:p>
      <text:p text:style-name="P4">
Published Time: 2023-05-18T22:40:37+08:00</text:p>
      <text:p text:style-name="P4">
Modified Time: 2023-05-18 14:40:37Z</text:p>
      <text:p text:style-name="P4">
Description: In order to cope with the population crisis, China has launched the second batch of pilot work of the "New Era of Marriage and Education Culture". It is expected to promote a friendly wedding and childbirth environment in more than 20 cities including Guangzhou and Handan, Guangdong and Hebei. However, Chinese youths said to VOA that in the case of the unemployment rate of the younger generation, the burden on life was heavy. At this time, the country also encouraged marriage and childbirth.</text:p>
      <text:p text:style-name="P4">
Videos: []</text:p>
      <text:p text:style-name="P4">
Images: []</text:p>
      <text:p text:style-name="P4">
Categories: ['中国', '经济·金融·贸易', '人权', '法律']</text:p>
      <text:p text:style-name="P4">
Type: None</text:p>
      <!--METADATA-->
      <text:p text:style-name="P4">
Nonenone</text:p>
      <text:p text:style-name="P4">
News Source: <text:a xlink:type="simple" xlink:href="https://www.voachinese.com/a/7098838.html" text:style-name="Internet_20_link" text:visited-style-name="Visited_20_Internet_20_Link">
https://www.voachinese.com/a/7098838.html</text:a>
</text:p>
      <!--NEWS-->
      <text:h text:style-name="P10" text:outline-level="1">
<text:span text:style-name="T4">
South Korea: The first lady of Ukraine will provide non -lethal weapon demands</text:span>
</text:h>
      <text:p text:style-name="P4">
Author: 联合早报 (Person)</text:p>
      <text:p text:style-name="P4">
Publisher: 联合早报 (Organization)</text:p>
      <text:p text:style-name="P4">
Published Time: 2023-05-18T22:41</text:p>
      <text:p text:style-name="P4">
Modified Time: 2023-05-18T22:46</text:p>
      <text:p text:style-name="P4">
Description: The Ministry of National Defense of South Korea said that the authorities will discuss Ukraine's first lady Zellenca hoping that South Korea hopes to assist the request of non -lethal weapons. Yonhap News Agency reported that the South Korean Ministry of Defense spokesman Quan He Qikui made the above remarks at a regular press conference on Thursday (May 18), saying that as of now, Korean National Defense ...</text:p>
      <text:p text:style-name="P4">
Videos: []</text:p>
      <text:p text:style-name="P4">
Audios: []</text:p>
      <text:p text:style-name="P4">
Images: []</text:p>
      <text:p text:style-name="P4">
Type: NewsArticle</text:p>
      <text:p text:style-name="P4">
Breadcrumbs: ['即时', '国际']</text:p>
      <text:p text:style-name="P4">
Keywords: ['乌克兰危机', '俄乌战争', '乌克兰', '韩国', '武器']</text:p>
      <!--METADATA-->
      <text:p text:style-name="P4">
The Ministry of National Defense of South Korea said that the authorities will discuss Ukraine's first lady Zellenca hoping that South Korea hopes to assist the request of non -lethal weapons.</text:p>
      <text:p text:style-name="P4">
The Yonhap News Agency reported that the South Korean Ministry of Defense spokesman Quan He Qikui issued the above remarks at a regular press conference on Thursday (May 18), saying that as of now, the Ministry of South Korea's Ministry of Defense has not changed its position and is continuously providing humanitarian assistance and military supplies. Support and other support, the South Korean government has also maintained a position in Ukraine's killing weapon assistance.</text:p>
      <text:p text:style-name="P4">
Ukraine's first lady Zelei Saka met with President Yin Xiyue in South Korea on Tuesday (16th), and asked the Korean side to provide non -killing equipment such as lightning -scanning equipment and military ambulances.</text:p>
      <text:p text:style-name="P4">
Li Dunyun, a spokesman for the President ’s Office, said that Yin Xiyue said that he would cooperate closely with NATO member states and the international community to actively support Ukraine citizens.</text:p>
      <text:p text:style-name="P4">
News Source: <text:a xlink:type="simple" xlink:href="https://www.zaobao.com.sg/realtime/world/story20230518-1396014" text:style-name="Internet_20_link" text:visited-style-name="Visited_20_Internet_20_Link">
https://www.zaobao.com.sg/realtime/world/story20230518-1396014</text:a>
</text:p>
      <!--NEWS-->
      <text:h text:style-name="P10" text:outline-level="1">
<text:span text:style-name="T4">
Sunak gave up his promise and decided not to close the Confucius Institute that China's official funded</text:span>
</text:h>
      <text:p text:style-name="P4">
Author: chinese@voanews.com (松仁)</text:p>
      <text:p text:style-name="P4">
Publisher: 美国之音中文网 (Type: NewsMediaOrganization)</text:p>
      <text:p text:style-name="P4">
Published Time: 2023-05-18T23:19:33+08:00</text:p>
      <text:p text:style-name="P4">
Modified Time: 2023-05-18 15:19:33Z</text:p>
      <text:p text:style-name="P4">
Description: The British government decided to change the promise of closing the Confucius Institute in the British university at the Conservative Party leader, and no longer insisted on closing all these institutions funded by the Chinese government.</text:p>
      <text:p text:style-name="P4">
Videos: []</text:p>
      <text:p text:style-name="P4">
Images: []</text:p>
      <text:p text:style-name="P4">
Categories: ['亚太', '欧洲', '中国', '全球议题']</text:p>
      <text:p text:style-name="P4">
Type: None</text:p>
      <!--METADATA-->
      <text:p text:style-name="P4">
Nonenone</text:p>
      <text:p text:style-name="P4">
News Source: <text:a xlink:type="simple" xlink:href="https://www.voachinese.com/a/rishi-sunak-walks-away-from-leadership-pledge-to-close-china-backed-confucius-institutes-051823/7098907.html" text:style-name="Internet_20_link" text:visited-style-name="Visited_20_Internet_20_Link">
https://www.voachinese.com/a/rishi-sunak-walks-away-from-leadership-pledge-to-close-china-backed-confucius-institutes-051823/7098907.html</text:a>
</text:p>
      <!--NEWS-->
      <text:h text:style-name="P10" text:outline-level="1">
<text:span text:style-name="T4">
McCarthy: It is expected that the House of Representatives will review the debt limit agreement next week</text:span>
</text:h>
      <text:p text:style-name="P4">
Author: 联合早报 (Person)</text:p>
      <text:p text:style-name="P4">
Publisher: 联合早报 (Organization)</text:p>
      <text:p text:style-name="P4">
Published Time: 2023-05-18T23:41</text:p>
      <text:p text:style-name="P4">
Modified Time: 2023-05-18T23:52</text:p>
      <text:p text:style-name="P4">
Description: McCarthy, Speaker of the House of Representatives, said that the House of Representatives is expected to review the debt limit agreement next week. This is the most positive signal given by McCarthy on the progress of debt limit negotiations. Bloomberg reported that McCarthy told reporters on Thursday (May 18) that the negotiations are now "Okay ...</text:p>
      <text:p text:style-name="P4">
Videos: []</text:p>
      <text:p text:style-name="P4">
Audios: []</text:p>
      <text:p text:style-name="P4">
Images: []</text:p>
      <text:p text:style-name="P4">
Type: NewsArticle</text:p>
      <text:p text:style-name="P4">
Breadcrumbs: ['即时', '国际']</text:p>
      <text:p text:style-name="P4">
Keywords: ['美国', '债务违约', '麦卡锡']</text:p>
      <!--METADATA-->
      <text:p text:style-name="P4">
American House Speaker McCarthy said that the House of Representatives is expected to review it next week <text:a xlink:type="simple" xlink:href="https://www.zaobao.com/keywords/zhai-wu-wei-yue" text:style-name="Internet_20_link" text:visited-style-name="Visited_20_Internet_20_Link">
</text:a>
Upper limit protocol. This is the most positive signal given by McCarthy on the progress of debt limit negotiations.</text:p>
      <text:p text:style-name="P4">
Bloomberg reported that McCarthy told reporters on Thursday (May 18) that the negotiations are now "much better", and he has "see how to reach an agreement."</text:p>
      <text:p text:style-name="P4">
He pointed out that the five negotiated representatives are still discussing the time to reduce the scale of expenditure, as well as the upper limit of debt limits or cancel the upper limit of debt. The negotiations were held two or three times a day, and there was already a "structure".</text:p>
      <text:p text:style-name="P4">
He also explicitly stated that Shalanda Young and Steve Ricchetti were confident in the president's two chief negotiator.</text:p>
      <text:p text:style-name="P4">
The United States Republican and Democratic Party have already on the issue of debt limit this week <text:a xlink:type="simple" xlink:href="https://www.zaobao.com/realtime/world/story20230516-1395105" text:style-name="Internet_20_link" text:visited-style-name="Visited_20_Internet_20_Link">
</text:a>
, But there are still huge differences between the two sides.</text:p>
      <text:p text:style-name="P4">
McCarthy said on Tuesday (16th) that the two parties may be the latest <text:a xlink:type="simple" xlink:href="https://www.zaobao.com/realtime/world/story20230517-1395431" text:style-name="Internet_20_link" text:visited-style-name="Visited_20_Internet_20_Link">
</text:a>
 。</text:p>
      <text:p text:style-name="P4">
News Source: <text:a xlink:type="simple" xlink:href="https://www.zaobao.com.sg/realtime/world/story20230518-1396036" text:style-name="Internet_20_link" text:visited-style-name="Visited_20_Internet_20_Link">
https://www.zaobao.com.sg/realtime/world/story20230518-1396036</text:a>
</text:p>
      <!--NEWS-->
      <text:h text:style-name="P10" text:outline-level="1">
<text:span text:style-name="T4">
Biden and Pakistani Council will visit Pakistani to visit Pakistan</text:span>
</text:h>
      <text:p text:style-name="P4">
Author: 联合早报 (Person)</text:p>
      <text:p text:style-name="P4">
Publisher: 联合早报 (Organization)</text:p>
      <text:p text:style-name="P4">
Published Time: 2023-05-18T6:41</text:p>
      <text:p text:style-name="P4">
Modified Time: 2023-05-18T19:53</text:p>
      <text:p text:style-name="P4">
Description: Papua New Guinea Prime Minister Malape said the US President Biden had called him on the phone. U.S. Secretary of State Brillings will visit Baden to visit Pakistan, and the US senior delegation and Indian Prime Minister Modi will meet with the leaders of the Pacific Island country in Pacific in Pakistan next Monday (May 22). Reuters ...</text:p>
      <text:p text:style-name="P4">
Videos: []</text:p>
      <text:p text:style-name="P4">
Audios: []</text:p>
      <text:p text:style-name="P4">
Images: []</text:p>
      <text:p text:style-name="P4">
Type: NewsArticle</text:p>
      <text:p text:style-name="P4">
Breadcrumbs: ['即时', '国际']</text:p>
      <text:p text:style-name="P4">
Keywords: ['美国', '巴布亚新几内亚', '拜登', '布林肯']</text:p>
      <!--METADATA-->
      <text:p text:style-name="P4">
Papua New Guinea Prime Minister Malape said the US President Biden had called him on the phone. U.S. Secretary of State Brillings will visit Baden to visit Pakistan, and the US senior delegation and Indian Prime Minister Modi will meet with the leaders of the Pacific Island country in Pacific in Pakistan next Monday (May 22).</text:p>
      <text:p text:style-name="P4">
Reuters reported that Malape said at a press conference on Thursday (18th) that Biden directly dialed his mobile phone and expressed his sincere apology to the cancellation of the original meeting to the original meeting during the call.</text:p>
      <text:p text:style-name="P4">
Malape said that Biden said that the US Secretary of State Brillings would visit him to visit Papua New Guinea, and also invited Malape to attend the September American-Pacific Islands Leaders Summit.</text:p>
      <text:p text:style-name="P4">
Biden was scheduled to visit Papua New Guinea next Monday, but <text:a xlink:type="simple" xlink:href="https://www.zaobao.com.sg/realtime/world/story20230518-1395784" text:style-name="Internet_20_link" text:visited-style-name="Visited_20_Internet_20_Link">
</text:a>
And this year, another Pacific island leader summit was arranged.</text:p>
      <text:p text:style-name="P4">
Malape said that the US defense cooperation agreement has been reviewed by a lawyer of the Pakistani government, signed next Monday, and then submitted to parliament.</text:p>
      <text:p text:style-name="P4">
Some opposition politicians criticize the agreement may undermine the trade between Pakistan and China, but Malape said that the US agreement will not affect Pakistan's foreign policy of "being friendly with everyone and not with anyone".</text:p>
      <text:p text:style-name="P4">
The leaders of the Pacific Island countries including Pacific and Fiji will meet with Indian Prime Minister Modi in Pakistan next Monday and a senior delegation sent by the United States. And challenge "talks.</text:p>
      <text:p text:style-name="P4">
The Presidential Office of Fiji issued a statement saying that the actions on climate change, protection of marine resources and economic growth will become a priority agenda for the talks, and emphasized that "this meeting shows the deep history and people in the United States and the Pacific.</text:p>
      <text:p text:style-name="P4">
News Source: <text:a xlink:type="simple" xlink:href="https://www.zaobao.com.sg/realtime/world/story20230518-1395967" text:style-name="Internet_20_link" text:visited-style-name="Visited_20_Internet_20_Link">
https://www.zaobao.com.sg/realtime/world/story20230518-1395967</text:a>
</text:p>
      <!--NEWS-->
      <text:h text:style-name="P10" text:outline-level="1">
<text:span text:style-name="T4">
The flood in northeastern Italy increased to 11 people died</text:span>
</text:h>
      <text:p text:style-name="P4">
Publisher: 法新社</text:p>
      <text:p text:style-name="P4">
Published Time: 2023-05-18T7:02:07+00:00</text:p>
      <text:p text:style-name="P4">
Modified Time: 2023-05-18T15:50:02+00:00</text:p>
      <text:p text:style-name="P4">
Description: (AFP, Checkner, 18th) The rain in northeastern Italy has recently become a disaster. The authorities announced today that two people were killed. The deaths caused by the flood came to 11 peopl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3" text:anchor-type="as-char" svg:width="6.9236in" svg:height="3.617581in" draw:z-index="0">
<draw:image xlink:href="../Images/rficn/2023-05-18T7-02-07-00-00/000000.png" xlink:type="simple" xlink:show="embed" xlink:actuate="onLoad" draw:mime-type="image/png"/>
</draw:frame>
Emilia-Romagna, Emilia-Romagna, in northeast Italian, has recently caused more than 20 rivers to collapse, and large regions have been flooded.</text:p>
      <text:p text:style-name="P4">
The Agricultural Group "Coldiretti" pointed out today that more than 5,000 farms are soaked in the water, not only drowning many livestock, but also tens of thousands of hectares of vineyards, fruit trees, vegetables and grains.</text:p>
      <text:p text:style-name="P4">
When the big water gradually retired, the local people began to clean up their houses and streets covered with mud and garbage.</text:p>
      <text:p text:style-name="P4">
Edoardo Amadori, the resident of Cesena, told AFP yesterday: "I have lived here in 1979. I have encountered floods, but I have never seen this."</text:p>
      <text:p text:style-name="P4">
Pope Francis has prayed for the affected people and thanked all people who helped the local victims in "this shocking disaster".</text:p>
      <text:p text:style-name="P4">
News Source: <text:a xlink:type="simple" xlink:href="https://www.rfi.fr/cn/%E5%9B%BD%E9%99%85%E6%8A%A5%E9%81%93/20230518-%E4%B9%89%E5%A4%A7%E5%88%A9%E4%B8%9C%E5%8C%97%E9%83%A8%E6%B4%AA%E7%81%BE-%E5%A2%9E%E8%87%B311%E4%BA%BA%E6%AD%BB%E4%BA%A1" text:style-name="Internet_20_link" text:visited-style-name="Visited_20_Internet_20_Link">
https://www.rfi.fr/cn/%E5%9B%BD%E9%99%85%E6%8A%A5%E9%81%93/20230518-%E4%B9%89%E5%A4%A7%E5%88%A9%E4%B8%9C%E5%8C%97%E9%83%A8%E6%B4%AA%E7%81%BE-%E5%A2%9E%E8%87%B311%E4%BA%BA%E6%AD%BB%E4%BA%A1</text:a>
</text:p>
      <!--NEWS-->
      <text:h text:style-name="P10" text:outline-level="1">
<text:span text:style-name="T4">
Further restoration of China -Australia relations: Beijing resumed wood import consultation Australia to visit China during the year</text:span>
</text:h>
      <text:p text:style-name="P4">
Author: chinese@voanews.com (美国之音)</text:p>
      <text:p text:style-name="P4">
Publisher: 美国之音中文网 (Type: NewsMediaOrganization)</text:p>
      <text:p text:style-name="P4">
Published Time: 2023-05-19T00:52:05+08:00</text:p>
      <text:p text:style-name="P4">
Modified Time: 2023-05-18 16:52:05Z</text:p>
      <text:p text:style-name="P4">
Description: China has resumed imported wood from Australia on Thursday (May 18). At the same time, the Chinese ambassador to Australia, Xiao Qian, confirmed that China and Australia were negotiating on the visit of Australian Prime Minister Albanis. This is the latest signs of further restoration of damaged bilateral relations.</text:p>
      <text:p text:style-name="P4">
Videos: []</text:p>
      <text:p text:style-name="P4">
Images: []</text:p>
      <text:p text:style-name="P4">
Categories: ['亚太', '经济·金融·贸易', '中国']</text:p>
      <text:p text:style-name="P4">
Type: None</text:p>
      <!--METADATA-->
      <text:p text:style-name="P4">
Nonenone</text:p>
      <text:p text:style-name="P4">
News Source: <text:a xlink:type="simple" xlink:href="https://www.voachinese.com/a/china-to-resume-australian-timber-imports-talks-under-way-for-pm-visit-20230518/7099072.html" text:style-name="Internet_20_link" text:visited-style-name="Visited_20_Internet_20_Link">
https://www.voachinese.com/a/china-to-resume-australian-timber-imports-talks-under-way-for-pm-visit-20230518/7099072.html</text:a>
</text:p>
      <!--NEWS-->
      <text:h text:style-name="P10" text:outline-level="1">
<text:span text:style-name="T4">
Hanoi criticized China -Philippines to violate Vietnam's sovereignty in South China China Sea to strengthen negotiation to avoid maritime disputes</text:span>
</text:h>
      <text:p text:style-name="P4">
Author: chinese@voanews.com (美国之音)</text:p>
      <text:p text:style-name="P4">
Publisher: 美国之音中文网 (Type: NewsMediaOrganization)</text:p>
      <text:p text:style-name="P4">
Published Time: 2023-05-19T01:21:14+08:00</text:p>
      <text:p text:style-name="P4">
Modified Time: 2023-05-18 17:21:14Z</text:p>
      <text:p text:style-name="P4">
Description: The Vietnamese government criticized a Chinese scientific research ship and the Philippine Coast Guard in the controversial South China Sea in the Vietnamese government on Thursday (May 18), saying that the actions of these two neighboring countries violated Vietnam's sovereignty.</text:p>
      <text:p text:style-name="P4">
Videos: []</text:p>
      <text:p text:style-name="P4">
Images: []</text:p>
      <text:p text:style-name="P4">
Categories: ['南中国海争端', '亚太', '中国', '法律']</text:p>
      <text:p text:style-name="P4">
Type: None</text:p>
      <!--METADATA-->
      <text:p text:style-name="P4">
Nonenone</text:p>
      <text:p text:style-name="P4">
News Source: <text:a xlink:type="simple" xlink:href="https://www.voachinese.com/a/vietnam-rebukes-china-philippines-over-south-china-sea-conduct-20230518/7099118.html" text:style-name="Internet_20_link" text:visited-style-name="Visited_20_Internet_20_Link">
https://www.voachinese.com/a/vietnam-rebukes-china-philippines-over-south-china-sea-conduct-20230518/7099118.html</text:a>
</text:p>
      <!--NEWS-->
      <text:h text:style-name="P10" text:outline-level="1">
<text:span text:style-name="T4">
The US dollar is still strong, the Chinese economy has softened, and the RMB exchange rate has broken again</text:span>
</text:h>
      <text:p text:style-name="P4">
Author: chinese@voanews.com (松仁)</text:p>
      <text:p text:style-name="P4">
Publisher: 美国之音中文网 (Type: NewsMediaOrganization)</text:p>
      <text:p text:style-name="P4">
Published Time: 2023-05-19T01:33:43+08:00</text:p>
      <text:p text:style-name="P4">
Modified Time: 2023-05-18 17:33:43Z</text:p>
      <text:p text:style-name="P4">
Description: The exchange rate of the RMB against the US dollar broke the seven on Thursday (May 18) to reach RMB 7.02 yuan. This is also a new low of more than five months to the RMB to the US dollar. 1: 7 is the psychological barrier of the RMB to the US dollar exchange rate. The RMB exchange rate to the US dollar is the first time on the three sets of the US dollar.</text:p>
      <text:p text:style-name="P4">
Videos: []</text:p>
      <text:p text:style-name="P4">
Images: []</text:p>
      <text:p text:style-name="P4">
Categories: ['经济·金融·贸易', '中国']</text:p>
      <text:p text:style-name="P4">
Type: None</text:p>
      <!--METADATA-->
      <text:p text:style-name="P4">
Nonenone</text:p>
      <text:p text:style-name="P4">
News Source: <text:a xlink:type="simple" xlink:href="https://www.voachinese.com/a/as-china-s-yuan-drops-through-7-again-the-dollar-is-in-the-driver-s-seat-051823/7099128.html" text:style-name="Internet_20_link" text:visited-style-name="Visited_20_Internet_20_Link">
https://www.voachinese.com/a/as-china-s-yuan-drops-through-7-again-the-dollar-is-in-the-driver-s-seat-051823/7099128.html</text:a>
</text:p>
      <!--NEWS-->
      <text:h text:style-name="P10" text:outline-level="1">
<text:span text:style-name="T4">
Steras responded to doubt: The Taiwan -elected government knows what is the best help to Taiwan</text:span>
</text:h>
      <text:p text:style-name="P4">
Author: chinese@voanews.com (郑乐捷)</text:p>
      <text:p text:style-name="P4">
Publisher: 美国之音中文网 (Type: NewsMediaOrganization)</text:p>
      <text:p text:style-name="P4">
Published Time: 2023-05-19T02:57:30+08:00</text:p>
      <text:p text:style-name="P4">
Modified Time: 2023-05-18 19:08:58Z</text:p>
      <text:p text:style-name="P4">
Description: Former British Prime Minister Liz Truss (also translated Zhuo Huisi), who is visiting Taiwan, continues to high -profile against China, but people in the United Kingdom and Taiwan have questioned Telas to enhance her popularity for her, but Taiwan The official and the media still gave her an active evaluation of her access. Tellas himself said that the election government in Taiwan knows what they should do to be the best assistance to Taiwan.</text:p>
      <text:p text:style-name="P4">
Videos: []</text:p>
      <text:p text:style-name="P4">
Images: []</text:p>
      <text:p text:style-name="P4">
Categories: ['欧洲', '台湾']</text:p>
      <text:p text:style-name="P4">
Type: None</text:p>
      <!--METADATA-->
      <text:p text:style-name="P4">
Nonenone</text:p>
      <text:p text:style-name="P4">
News Source: <text:a xlink:type="simple" xlink:href="https://www.voachinese.com/a/liz-truss-taiwan-visit-branded-as-outdated-politician-seeking-exposure-uk-leader-would-not-take-her-advice-20230518/7099052.html" text:style-name="Internet_20_link" text:visited-style-name="Visited_20_Internet_20_Link">
https://www.voachinese.com/a/liz-truss-taiwan-visit-branded-as-outdated-politician-seeking-exposure-uk-leader-would-not-take-her-advice-20230518/7099052.html</text:a>
</text:p>
      <!--NEWS-->
      <text:h text:style-name="P10" text:outline-level="1">
<text:span text:style-name="T4">
Li Haoshi's joke insulted China? "The castrated" Chinese single talk show</text:span>
</text:h>
      <text:p text:style-name="P4">
Author: chinese@voanews.com (黄丽玲)</text:p>
      <text:p text:style-name="P4">
Publisher: 美国之音中文网 (Type: NewsMediaOrganization)</text:p>
      <text:p text:style-name="P4">
Published Time: 2023-05-19T02:59:31+08:00</text:p>
      <text:p text:style-name="P4">
Modified Time: 2023-05-18 21:00:21Z</text:p>
      <text:p text:style-name="P4">
Description: The Chinese talk show actor Li Haoshi was not only blocked indefinitely because of a "excellent style and can win the battle", but also was fined nearly 15 million yuan, which caused the Chinese rap entertainment circle to fall into the cloud of rectification. In this regard, people from the overseas comedy circle said that based on speech review, China's talk show scale was originally limited. Now facing the political correct style of the authorities of the authorities of the authorities, it is even more "castrated".</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the-controversy-over-stand-up-comedian-s-military-joke/7099299.html" text:style-name="Internet_20_link" text:visited-style-name="Visited_20_Internet_20_Link">
https://www.voachinese.com/a/the-controversy-over-stand-up-comedian-s-military-joke/7099299.html</text:a>
</text:p>
      <!--NEWS-->
      <text:h text:style-name="P10" text:outline-level="1">
<text:span text:style-name="T4">
Ukraine claims to shoot down six "dagger" hypersonic missiles</text:span>
</text:h>
      <text:p text:style-name="P4">
Author: chinese@voanews.com (刘恩民)</text:p>
      <text:p text:style-name="P4">
Publisher: 美国之音中文网 (Type: Organization)</text:p>
      <text:p text:style-name="P4">
Published Time: 2023-05-19T04:34:15+08:00</text:p>
      <text:p text:style-name="P4">
Modified Time: 2023-05-18 20:34:15Z</text:p>
      <text:p text:style-name="P4">
Description: The Ukrainian military said that during the missile attack launched on the 16th, 6 Russian "KH-47 Kinzhal) hypersonic missiles were destroyed over Kiev. If it is confirmed, this may marked the effectiveness of the new Western air defense system in Ukraine to fight against Russia's super weapons. Russian President Putin describes the "dagger" as the next -generation weapons that can fight for NATO, and can carry nuclear warheads or conventional warheads.</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e-downs-six-russian-kinzhal-hypersonic-missiles-20230519/7099428.html" text:style-name="Internet_20_link" text:visited-style-name="Visited_20_Internet_20_Link">
https://www.voachinese.com/a/ukraine-downs-six-russian-kinzhal-hypersonic-missiles-20230519/7099428.html</text:a>
</text:p>
      <!--NEWS-->
      <text:h text:style-name="P10" text:outline-level="1">
<text:span text:style-name="T4">
China's loan pushes the poorest country in the world to the edge of collapse</text:span>
</text:h>
      <text:p text:style-name="P4">
Author: chinese@voanews.com (美国之音)</text:p>
      <text:p text:style-name="P4">
Publisher: 美国之音中文网 (Type: NewsMediaOrganization)</text:p>
      <text:p text:style-name="P4">
Published Time: 2023-05-19T05:17:03+08:00</text:p>
      <text:p text:style-name="P4">
Modified Time: 2023-05-18 21:17:03Z</text:p>
      <text:p text:style-name="P4">
Description: More than a dozen poor countries are facing economic instability or even collapse. It is difficult for them to repay hundreds of billions of dollars in foreign loans, most of which come from the world's largest and most ruthless government lender, China.</text:p>
      <text:p text:style-name="P4">
Videos: []</text:p>
      <text:p text:style-name="P4">
Images: []</text:p>
      <text:p text:style-name="P4">
Categories: ['中国', '非洲', '亚太', '经济·金融·贸易']</text:p>
      <text:p text:style-name="P4">
Type: None</text:p>
      <!--METADATA-->
      <text:p text:style-name="P4">
Nonenone</text:p>
      <text:p text:style-name="P4">
News Source: <text:a xlink:type="simple" xlink:href="https://www.voachinese.com/a/china-s-loans-pushing-world-s-poorest-countries-to-brink-of-collapse-20230518/7099378.html" text:style-name="Internet_20_link" text:visited-style-name="Visited_20_Internet_20_Link">
https://www.voachinese.com/a/china-s-loans-pushing-world-s-poorest-countries-to-brink-of-collapse-20230518/7099378.html</text:a>
</text:p>
      <!--NEWS-->
      <text:h text:style-name="P10" text:outline-level="1">
<text:span text:style-name="T4">
Reporter's note (4): China "Route" on the US -Mexico border: Why do they leave China</text:span>
</text:h>
      <text:p text:style-name="P4">
Author: chinese@voanews.com (莫雨, 海伦, 宁路)</text:p>
      <text:p text:style-name="P4">
Publisher: 美国之音中文网 (Type: NewsMediaOrganization)</text:p>
      <text:p text:style-name="P4">
Published Time: 2023-05-19T05:18:00+08:00</text:p>
      <text:p text:style-name="P4">
Modified Time: 2023-05-18 21:24:49Z</text:p>
      <text:p text:style-name="P4">
Description: In the nearly one week of the four cities of the US -Mexico border, we encountered more than 50 Chinese "routing". On the last day we ended the interview, we also saw the Chinese who had just arrived in the border city of Mexico. Why do they go to the country to leave home and embark on the road of dangerous and low cost?</text:p>
      <text:p text:style-name="P4">
Videos: []</text:p>
      <text:p text:style-name="P4">
Images: []</text:p>
      <text:p text:style-name="P4">
Categories: ['美国移民/难民议题', '记者手记']</text:p>
      <text:p text:style-name="P4">
Type: None</text:p>
      <!--METADATA-->
      <text:p text:style-name="P4">
Nonenone</text:p>
      <text:p text:style-name="P4">
News Source: <text:a xlink:type="simple" xlink:href="https://www.voachinese.com/a/why-they-leave-china-20230518/7099425.html" text:style-name="Internet_20_link" text:visited-style-name="Visited_20_Internet_20_Link">
https://www.voachinese.com/a/why-they-leave-china-20230518/709942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